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  <style:style style:name="T4" style:family="text">
      <style:text-properties officeooo:rsid="001e9b07"/>
    </style:style>
    <style:style style:name="T5" style:family="text">
      <style:text-properties officeooo:rsid="00200672"/>
    </style:style>
    <style:style style:name="T6" style:family="text">
      <style:text-properties style:font-name="Liberation Mono" fo:font-size="10pt" officeooo:rsid="00200672" style:font-name-asian="NSimSun1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135d2" style:font-name-asian="NSimSun1" style:font-size-asian="10pt" style:font-name-complex="Liberation Mono" style:font-size-complex="10pt"/>
    </style:style>
    <style:style style:name="T8" style:family="text">
      <style:text-properties officeooo:rsid="002135d2"/>
    </style:style>
    <style:style style:name="T9" style:family="text">
      <style:text-properties officeooo:rsid="00218ec6"/>
    </style:style>
    <style:style style:name="T10" style:family="text">
      <style:text-properties officeooo:rsid="00262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<text:span text:style-name="T4">5</text:span> dice to randomly get a combination of digits between 1111 and 6666, that <text:line-break/>corresponds to a word in the list. The combination 1234<text:span text:style-name="T5">5</text:span> corresponds e.g. to the <text:line-break/>word "av<text:span text:style-name="T5">i</text:span>g" and the combination 5316<text:span text:style-name="T5">4</text:span> corresponds to the word "<text:span text:style-name="T6">samsas</text:span>". You need to get at least <text:span text:style-name="T9">6</text:span>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<text:span text:style-name="T7">5</text:span> tärningar för att slumpa fram en sifferkombination mellan 1111<text:span text:style-name="T10">1</text:span> och 6666<text:span text:style-name="T10">6</text:span>, som motsvarar ett ord i listan. Kombinationen 1234<text:span text:style-name="T8">5</text:span> motsvarar t.ex. ordet <text:line-break/>"av<text:span text:style-name="T8">i</text:span>g", medan kombinationen 5316<text:span text:style-name="T8">4</text:span> motsvarar ordet "<text:span text:style-name="T7">samsas</text:span>". Du behöver slumpa fram minst <text:span text:style-name="T9">6</text:span>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1<text:tab/>abakus</text:p>
      <text:p text:style-name="Preformatted_20_Text">11112<text:tab/>abbot</text:p>
      <text:p text:style-name="Preformatted_20_Text">11113<text:tab/>aber</text:p>
      <text:p text:style-name="Preformatted_20_Text">11114<text:tab/>abort</text:p>
      <text:p text:style-name="Preformatted_20_Text">11115<text:tab/>absens</text:p>
      <text:p text:style-name="Preformatted_20_Text">11116<text:tab/>absid</text:p>
      <text:p text:style-name="Preformatted_20_Text">11121<text:tab/>absint</text:p>
      <text:p text:style-name="Preformatted_20_Text">11122<text:tab/>accent</text:p>
      <text:p text:style-name="Preformatted_20_Text">11123<text:tab/>accept</text:p>
      <text:p text:style-name="Preformatted_20_Text">11124<text:tab/>access</text:p>
      <text:p text:style-name="Preformatted_20_Text">11125<text:tab/>accis</text:p>
      <text:p text:style-name="Preformatted_20_Text">11126<text:tab/>acetat</text:p>
      <text:p text:style-name="Preformatted_20_Text">11131<text:tab/>aceton</text:p>
      <text:p text:style-name="Preformatted_20_Text">11132<text:tab/>ackja</text:p>
      <text:p text:style-name="Preformatted_20_Text">11133<text:tab/>ackord</text:p>
      <text:p text:style-name="Preformatted_20_Text">11134<text:tab/>action</text:p>
      <text:p text:style-name="Preformatted_20_Text">11135<text:tab/>adagio</text:p>
      <text:p text:style-name="Preformatted_20_Text">11136<text:tab/>addera</text:p>
      <text:p text:style-name="Preformatted_20_Text">11141<text:tab/>adel</text:p>
      <text:p text:style-name="Preformatted_20_Text">11142<text:tab/>adenit</text:p>
      <text:p text:style-name="Preformatted_20_Text">11143<text:tab/>adept</text:p>
      <text:p text:style-name="Preformatted_20_Text">11144<text:tab/>adla</text:p>
      <text:p text:style-name="Preformatted_20_Text">11145<text:tab/>adonis</text:p>
      <text:p text:style-name="Preformatted_20_Text">11146<text:tab/>adress</text:p>
      <text:p text:style-name="Preformatted_20_Text">11151<text:tab/>advent</text:p>
      <text:p text:style-name="Preformatted_20_Text">11152<text:tab/>adverb</text:p>
      <text:p text:style-name="Preformatted_20_Text">11153<text:tab/>afasi</text:p>
      <text:p text:style-name="Preformatted_20_Text">11154<text:tab/>affekt</text:p>
      <text:p text:style-name="Preformatted_20_Text">11155<text:tab/>afton</text:p>
      <text:p text:style-name="Preformatted_20_Text">11156<text:tab/>ag</text:p>
      <text:p text:style-name="Preformatted_20_Text">11161<text:tab/>aga</text:p>
      <text:p text:style-name="Preformatted_20_Text">11162<text:tab/>agande</text:p>
      <text:p text:style-name="Preformatted_20_Text">11163<text:tab/>agat</text:p>
      <text:p text:style-name="Preformatted_20_Text">11164<text:tab/>agave</text:p>
      <text:p text:style-name="Preformatted_20_Text">11165<text:tab/>agenda</text:p>
      <text:p text:style-name="Preformatted_20_Text">11166<text:tab/>agens</text:p>
      <text:p text:style-name="Preformatted_20_Text">11211<text:tab/>agent</text:p>
      <text:p text:style-name="Preformatted_20_Text">11212<text:tab/>agera</text:p>
      <text:p text:style-name="Preformatted_20_Text">11213<text:tab/>agg</text:p>
      <text:p text:style-name="Preformatted_20_Text">11214<text:tab/>agn</text:p>
      <text:p text:style-name="Preformatted_20_Text">11215<text:tab/>agna</text:p>
      <text:p text:style-name="Preformatted_20_Text">11216<text:tab/>agnar</text:p>
      <text:p text:style-name="Preformatted_20_Text">11221<text:tab/>agnat</text:p>
      <text:p text:style-name="Preformatted_20_Text">11222<text:tab/>agoni</text:p>
      <text:p text:style-name="Preformatted_20_Text">11223<text:tab/>agrar</text:p>
      <text:p text:style-name="Preformatted_20_Text">11224<text:tab/>aikido</text:p>
      <text:p text:style-name="Preformatted_20_Text">11225<text:tab/>akacia</text:p>
      <text:p text:style-name="Preformatted_20_Text">11226<text:tab/>akleja</text:p>
      <text:p text:style-name="Preformatted_20_Text">11231<text:tab/>akribi</text:p>
      <text:p text:style-name="Preformatted_20_Text">11232<text:tab/>akryl</text:p>
      <text:p text:style-name="Preformatted_20_Text">11233<text:tab/>akt</text:p>
      <text:p text:style-name="Preformatted_20_Text">11234<text:tab/>akta</text:p>
      <text:p text:style-name="Preformatted_20_Text">11235<text:tab/>akter</text:p>
      <text:p text:style-name="Preformatted_20_Text">11236<text:tab/>aktie</text:p>
      <text:p text:style-name="Preformatted_20_Text">11241<text:tab/>aktion</text:p>
      <text:p text:style-name="Preformatted_20_Text">11242<text:tab/>aktiva</text:p>
      <text:p text:style-name="Preformatted_20_Text">11243<text:tab/>aktris</text:p>
      <text:p text:style-name="Preformatted_20_Text">11244<text:tab/>akut</text:p>
      <text:p text:style-name="Preformatted_20_Text">11245<text:tab/>al</text:p>
      <text:p text:style-name="Preformatted_20_Text">11246<text:tab/>alarm</text:p>
      <text:p text:style-name="Preformatted_20_Text">11251<text:tab/>alba</text:p>
      <text:p text:style-name="Preformatted_20_Text">11252<text:tab/>alban</text:p>
      <text:p text:style-name="Preformatted_20_Text">11253<text:tab/>albino</text:p>
      <text:p text:style-name="Preformatted_20_Text">11254<text:tab/>album</text:p>
      <text:p text:style-name="Preformatted_20_Text">11255<text:tab/>albyl</text:p>
      <text:p text:style-name="Preformatted_20_Text">11256<text:tab/>ale</text:p>
      <text:p text:style-name="Preformatted_20_Text">11261<text:tab/>alexi</text:p>
      <text:p text:style-name="Preformatted_20_Text">11262<text:tab/>alf</text:p>
      <text:p text:style-name="Preformatted_20_Text">11263<text:tab/>alfa</text:p>
      <text:p text:style-name="Preformatted_20_Text">11264<text:tab/>alg</text:p>
      <text:p text:style-name="Preformatted_20_Text">11265<text:tab/>alibi</text:p>
      <text:p text:style-name="Preformatted_20_Text">11266<text:tab/>alika</text:p>
      <text:p text:style-name="Preformatted_20_Text">11311<text:tab/>alkali</text:p>
      <text:p text:style-name="Preformatted_20_Text">11312<text:tab/>alkan</text:p>
      <text:p text:style-name="Preformatted_20_Text">11313<text:tab/>alkemi</text:p>
      <text:p text:style-name="Preformatted_20_Text">11314<text:tab/>alkov</text:p>
      <text:p text:style-name="Preformatted_20_Text">11315<text:tab/>alla</text:p>
      <text:p text:style-name="Preformatted_20_Text">11316<text:tab/>allrum</text:p>
      <text:p text:style-name="Preformatted_20_Text">11321<text:tab/>allvar</text:p>
      <text:p text:style-name="Preformatted_20_Text">11322<text:tab/>alm</text:p>
      <text:p text:style-name="Preformatted_20_Text">11323<text:tab/>almsav</text:p>
      <text:p text:style-name="Preformatted_20_Text">11324<text:tab/>aln</text:p>
      <text:p text:style-name="Preformatted_20_Text">11325<text:tab/>aloe</text:p>
      <text:p text:style-name="Preformatted_20_Text">11326<text:tab/>alp</text:p>
      <text:p text:style-name="Preformatted_20_Text">11331<text:tab/>alpget</text:p>
      <text:p text:style-name="Preformatted_20_Text">11332<text:tab/>alpros</text:p>
      <text:p text:style-name="Preformatted_20_Text">11333<text:tab/>alruna</text:p>
      <text:p text:style-name="Preformatted_20_Text">11334<text:tab/>als</text:p>
      <text:p text:style-name="Preformatted_20_Text">11335<text:tab/>alster</text:p>
      <text:p text:style-name="Preformatted_20_Text">11336<text:tab/>alstra</text:p>
      <text:p text:style-name="Preformatted_20_Text">11341<text:tab/>altan</text:p>
      <text:p text:style-name="Preformatted_20_Text">11342<text:tab/>altare</text:p>
      <text:p text:style-name="Preformatted_20_Text">11343<text:tab/>altita</text:p>
      <text:p text:style-name="Preformatted_20_Text">11344<text:tab/>alumn</text:p>
      <text:p text:style-name="Preformatted_20_Text">11345<text:tab/>alun</text:p>
      <text:p text:style-name="Preformatted_20_Text">11346<text:tab/>alunit</text:p>
      <text:p text:style-name="Preformatted_20_Text">11351<text:tab/>alv</text:p>
      <text:p text:style-name="Preformatted_20_Text">11352<text:tab/>alvar</text:p>
      <text:p text:style-name="Preformatted_20_Text">11353<text:tab/>alveol</text:p>
      <text:p text:style-name="Preformatted_20_Text">11354<text:tab/>ambra</text:p>
      <text:p text:style-name="Preformatted_20_Text">11355<text:tab/>amfora</text:p>
      <text:p text:style-name="Preformatted_20_Text">11356<text:tab/>amid</text:p>
      <text:p text:style-name="Preformatted_20_Text">11361<text:tab/>amiral</text:p>
      <text:p text:style-name="Preformatted_20_Text">11362<text:tab/>amma</text:p>
      <text:p text:style-name="Preformatted_20_Text">11363<text:tab/>amnesi</text:p>
      <text:p text:style-name="Preformatted_20_Text">11364<text:tab/>amning</text:p>
      <text:p text:style-name="Preformatted_20_Text">11365<text:tab/>amorin</text:p>
      <text:p text:style-name="Preformatted_20_Text">11366<text:tab/>ampel</text:p>
      <text:p text:style-name="Preformatted_20_Text">11411<text:tab/>ampere</text:p>
      <text:p text:style-name="Preformatted_20_Text">11412<text:tab/>ampull</text:p>
      <text:p text:style-name="Preformatted_20_Text">11413<text:tab/>amsaga</text:p>
      <text:p text:style-name="Preformatted_20_Text">11414<text:tab/>amylas</text:p>
      <text:p text:style-name="Preformatted_20_Text">11415<text:tab/>ana</text:p>
      <text:p text:style-name="Preformatted_20_Text">11416<text:tab/>anabol</text:p>
      <text:p text:style-name="Preformatted_20_Text">11421<text:tab/>anafor</text:p>
      <text:p text:style-name="Preformatted_20_Text">11422<text:tab/>anal</text:p>
      <text:p text:style-name="Preformatted_20_Text">11423<text:tab/>analys</text:p>
      <text:p text:style-name="Preformatted_20_Text">11424<text:tab/>anamma</text:p>
      <text:p text:style-name="Preformatted_20_Text">11425<text:tab/>ananas</text:p>
      <text:p text:style-name="Preformatted_20_Text">11426<text:tab/>anande</text:p>
      <text:p text:style-name="Preformatted_20_Text">11431<text:tab/>anarki</text:p>
      <text:p text:style-name="Preformatted_20_Text">11432<text:tab/>anatom</text:p>
      <text:p text:style-name="Preformatted_20_Text">11433<text:tab/>anbud</text:p>
      <text:p text:style-name="Preformatted_20_Text">11434<text:tab/>and</text:p>
      <text:p text:style-name="Preformatted_20_Text">11435<text:tab/>anda</text:p>
      <text:p text:style-name="Preformatted_20_Text">11436<text:tab/>andakt</text:p>
      <text:p text:style-name="Preformatted_20_Text">11441<text:tab/>andas</text:p>
      <text:p text:style-name="Preformatted_20_Text">11442<text:tab/>ande</text:p>
      <text:p text:style-name="Preformatted_20_Text">11443<text:tab/>andel</text:p>
      <text:p text:style-name="Preformatted_20_Text">11444<text:tab/>andmat</text:p>
      <text:p text:style-name="Preformatted_20_Text">11445<text:tab/>andra</text:p>
      <text:p text:style-name="Preformatted_20_Text">11446<text:tab/>andrum</text:p>
      <text:p text:style-name="Preformatted_20_Text">11451<text:tab/>anemi</text:p>
      <text:p text:style-name="Preformatted_20_Text">11452<text:tab/>anemon</text:p>
      <text:p text:style-name="Preformatted_20_Text">11453<text:tab/>anfall</text:p>
      <text:p text:style-name="Preformatted_20_Text">11454<text:tab/>anfang</text:p>
      <text:p text:style-name="Preformatted_20_Text">11455<text:tab/>ange</text:p>
      <text:p text:style-name="Preformatted_20_Text">11456<text:tab/>angel</text:p>
      <text:p text:style-name="Preformatted_20_Text">11461<text:tab/>angina</text:p>
      <text:p text:style-name="Preformatted_20_Text">11462<text:tab/>angla</text:p>
      <text:p text:style-name="Preformatted_20_Text">11463<text:tab/>anhalt</text:p>
      <text:p text:style-name="Preformatted_20_Text">11464<text:tab/>anhang</text:p>
      <text:p text:style-name="Preformatted_20_Text">11465<text:tab/>anhopa</text:p>
      <text:p text:style-name="Preformatted_20_Text">11466<text:tab/>anilin</text:p>
      <text:p text:style-name="Preformatted_20_Text">11511<text:tab/>aning</text:p>
      <text:p text:style-name="Preformatted_20_Text">11512<text:tab/>anis</text:p>
      <text:p text:style-name="Preformatted_20_Text">11513<text:tab/>anjon</text:p>
      <text:p text:style-name="Preformatted_20_Text">11514<text:tab/>anka</text:p>
      <text:p text:style-name="Preformatted_20_Text">11515<text:tab/>ankar</text:p>
      <text:p text:style-name="Preformatted_20_Text">11516<text:tab/>ankare</text:p>
      <text:p text:style-name="Preformatted_20_Text">11521<text:tab/>ankel</text:p>
      <text:p text:style-name="Preformatted_20_Text">11522<text:tab/>ankra</text:p>
      <text:p text:style-name="Preformatted_20_Text">11523<text:tab/>anlag</text:p>
      <text:p text:style-name="Preformatted_20_Text">11524<text:tab/>anlete</text:p>
      <text:p text:style-name="Preformatted_20_Text">11525<text:tab/>anlita</text:p>
      <text:p text:style-name="Preformatted_20_Text">11526<text:tab/>anlopp</text:p>
      <text:p text:style-name="Preformatted_20_Text">11531<text:tab/>anmana</text:p>
      <text:p text:style-name="Preformatted_20_Text">11532<text:tab/>anmoda</text:p>
      <text:p text:style-name="Preformatted_20_Text">11533<text:tab/>annex</text:p>
      <text:p text:style-name="Preformatted_20_Text">11534<text:tab/>anno</text:p>
      <text:p text:style-name="Preformatted_20_Text">11535<text:tab/>annons</text:p>
      <text:p text:style-name="Preformatted_20_Text">11536<text:tab/>anod</text:p>
      <text:p text:style-name="Preformatted_20_Text">11541<text:tab/>anomi</text:p>
      <text:p text:style-name="Preformatted_20_Text">11542<text:tab/>anor</text:p>
      <text:p text:style-name="Preformatted_20_Text">11543<text:tab/>anorak</text:p>
      <text:p text:style-name="Preformatted_20_Text">11544<text:tab/>anpart</text:p>
      <text:p text:style-name="Preformatted_20_Text">11545<text:tab/>anrika</text:p>
      <text:p text:style-name="Preformatted_20_Text">11546<text:tab/>anrop</text:p>
      <text:p text:style-name="Preformatted_20_Text"><text:soft-page-break/>11551<text:tab/>anropa</text:p>
      <text:p text:style-name="Preformatted_20_Text">11552<text:tab/>ans</text:p>
      <text:p text:style-name="Preformatted_20_Text">11553<text:tab/>ansa</text:p>
      <text:p text:style-name="Preformatted_20_Text">11554<text:tab/>ansats</text:p>
      <text:p text:style-name="Preformatted_20_Text">11555<text:tab/>anse</text:p>
      <text:p text:style-name="Preformatted_20_Text">11556<text:tab/>anskri</text:p>
      <text:p text:style-name="Preformatted_20_Text">11561<text:tab/>anslag</text:p>
      <text:p text:style-name="Preformatted_20_Text">11562<text:tab/>ansvar</text:p>
      <text:p text:style-name="Preformatted_20_Text">11563<text:tab/>anta</text:p>
      <text:p text:style-name="Preformatted_20_Text">11564<text:tab/>antal</text:p>
      <text:p text:style-name="Preformatted_20_Text">11565<text:tab/>ante</text:p>
      <text:p text:style-name="Preformatted_20_Text">11566<text:tab/>antenn</text:p>
      <text:p text:style-name="Preformatted_20_Text">11611<text:tab/>antik</text:p>
      <text:p text:style-name="Preformatted_20_Text">11612<text:tab/>antyda</text:p>
      <text:p text:style-name="Preformatted_20_Text">11613<text:tab/>anvisa</text:p>
      <text:p text:style-name="Preformatted_20_Text">11614<text:tab/>aorist</text:p>
      <text:p text:style-name="Preformatted_20_Text">11615<text:tab/>aorta</text:p>
      <text:p text:style-name="Preformatted_20_Text">11616<text:tab/>apa</text:p>
      <text:p text:style-name="Preformatted_20_Text">11621<text:tab/>apache</text:p>
      <text:p text:style-name="Preformatted_20_Text">11622<text:tab/>apart</text:p>
      <text:p text:style-name="Preformatted_20_Text">11623<text:tab/>apati</text:p>
      <text:p text:style-name="Preformatted_20_Text">11624<text:tab/>apatit</text:p>
      <text:p text:style-name="Preformatted_20_Text">11625<text:tab/>apel</text:p>
      <text:p text:style-name="Preformatted_20_Text">11626<text:tab/>apex</text:p>
      <text:p text:style-name="Preformatted_20_Text">11631<text:tab/>aplomb</text:p>
      <text:p text:style-name="Preformatted_20_Text">11632<text:tab/>apotek</text:p>
      <text:p text:style-name="Preformatted_20_Text">11633<text:tab/>app</text:p>
      <text:p text:style-name="Preformatted_20_Text">11634<text:tab/>appell</text:p>
      <text:p text:style-name="Preformatted_20_Text">11635<text:tab/>apport</text:p>
      <text:p text:style-name="Preformatted_20_Text">11636<text:tab/>april</text:p>
      <text:p text:style-name="Preformatted_20_Text">11641<text:tab/>apsort</text:p>
      <text:p text:style-name="Preformatted_20_Text">11642<text:tab/>apspel</text:p>
      <text:p text:style-name="Preformatted_20_Text">11643<text:tab/>aptera</text:p>
      <text:p text:style-name="Preformatted_20_Text">11644<text:tab/>aptit</text:p>
      <text:p text:style-name="Preformatted_20_Text">11645<text:tab/>ar</text:p>
      <text:p text:style-name="Preformatted_20_Text">11646<text:tab/>arab</text:p>
      <text:p text:style-name="Preformatted_20_Text">11651<text:tab/>aralia</text:p>
      <text:p text:style-name="Preformatted_20_Text">11652<text:tab/>aramid</text:p>
      <text:p text:style-name="Preformatted_20_Text">11653<text:tab/>arbeta</text:p>
      <text:p text:style-name="Preformatted_20_Text">11654<text:tab/>arbete</text:p>
      <text:p text:style-name="Preformatted_20_Text">11655<text:tab/>arborr</text:p>
      <text:p text:style-name="Preformatted_20_Text">11656<text:tab/>area</text:p>
      <text:p text:style-name="Preformatted_20_Text">11661<text:tab/>areal</text:p>
      <text:p text:style-name="Preformatted_20_Text">11662<text:tab/>arena</text:p>
      <text:p text:style-name="Preformatted_20_Text">11663<text:tab/>arg</text:p>
      <text:p text:style-name="Preformatted_20_Text">11664<text:tab/>argon</text:p>
      <text:p text:style-name="Preformatted_20_Text">11665<text:tab/>argot</text:p>
      <text:p text:style-name="Preformatted_20_Text">11666<text:tab/>aria</text:p>
      <text:p text:style-name="Preformatted_20_Text">12111<text:tab/>arid</text:p>
      <text:p text:style-name="Preformatted_20_Text">12112<text:tab/>arier</text:p>
      <text:p text:style-name="Preformatted_20_Text">12113<text:tab/>arioso</text:p>
      <text:p text:style-name="Preformatted_20_Text">12114<text:tab/>ark</text:p>
      <text:p text:style-name="Preformatted_20_Text">12115<text:tab/>arkad</text:p>
      <text:p text:style-name="Preformatted_20_Text">12116<text:tab/>arkiv</text:p>
      <text:p text:style-name="Preformatted_20_Text">12121<text:tab/>arm</text:p>
      <text:p text:style-name="Preformatted_20_Text">12122<text:tab/>armada</text:p>
      <text:p text:style-name="Preformatted_20_Text">12123<text:tab/>armera</text:p>
      <text:p text:style-name="Preformatted_20_Text">12124<text:tab/>armled</text:p>
      <text:p text:style-name="Preformatted_20_Text">12125<text:tab/>armod</text:p>
      <text:p text:style-name="Preformatted_20_Text">12126<text:tab/>arom</text:p>
      <text:p text:style-name="Preformatted_20_Text">12131<text:tab/>arr</text:p>
      <text:p text:style-name="Preformatted_20_Text">12132<text:tab/>arrak</text:p>
      <text:p text:style-name="Preformatted_20_Text">12133<text:tab/>arrest</text:p>
      <text:p text:style-name="Preformatted_20_Text">12134<text:tab/>art</text:p>
      <text:p text:style-name="Preformatted_20_Text">12135<text:tab/>arta</text:p>
      <text:p text:style-name="Preformatted_20_Text">12136<text:tab/>artist</text:p>
      <text:p text:style-name="Preformatted_20_Text">12141<text:tab/>artrit</text:p>
      <text:p text:style-name="Preformatted_20_Text">12142<text:tab/>artros</text:p>
      <text:p text:style-name="Preformatted_20_Text">12143<text:tab/>arv</text:p>
      <text:p text:style-name="Preformatted_20_Text">12144<text:tab/>arvode</text:p>
      <text:p text:style-name="Preformatted_20_Text">12145<text:tab/>arvord</text:p>
      <text:p text:style-name="Preformatted_20_Text">12146<text:tab/>arytmi</text:p>
      <text:p text:style-name="Preformatted_20_Text">12151<text:tab/>as</text:p>
      <text:p text:style-name="Preformatted_20_Text">12152<text:tab/>asagud</text:p>
      <text:p text:style-name="Preformatted_20_Text">12153<text:tab/>asatro</text:p>
      <text:p text:style-name="Preformatted_20_Text">12154<text:tab/>asbest</text:p>
      <text:p text:style-name="Preformatted_20_Text">12155<text:tab/>asfalt</text:p>
      <text:p text:style-name="Preformatted_20_Text">12156<text:tab/>asgam</text:p>
      <text:p text:style-name="Preformatted_20_Text">12161<text:tab/>asiat</text:p>
      <text:p text:style-name="Preformatted_20_Text">12162<text:tab/>asimut</text:p>
      <text:p text:style-name="Preformatted_20_Text">12163<text:tab/>ask</text:p>
      <text:p text:style-name="Preformatted_20_Text">12164<text:tab/>aska</text:p>
      <text:p text:style-name="Preformatted_20_Text">12165<text:tab/>aske</text:p>
      <text:p text:style-name="Preformatted_20_Text">12166<text:tab/>askes</text:p>
      <text:p text:style-name="Preformatted_20_Text">12211<text:tab/>asket</text:p>
      <text:p text:style-name="Preformatted_20_Text">12212<text:tab/>askfat</text:p>
      <text:p text:style-name="Preformatted_20_Text">12213<text:tab/>askhot</text:p>
      <text:p text:style-name="Preformatted_20_Text">12214<text:tab/>asp</text:p>
      <text:p text:style-name="Preformatted_20_Text">12215<text:tab/>aspe</text:p>
      <text:p text:style-name="Preformatted_20_Text">12216<text:tab/>aspekt</text:p>
      <text:p text:style-name="Preformatted_20_Text">12221<text:tab/>ass</text:p>
      <text:p text:style-name="Preformatted_20_Text">12222<text:tab/>assist</text:p>
      <text:p text:style-name="Preformatted_20_Text">12223<text:tab/>asteni</text:p>
      <text:p text:style-name="Preformatted_20_Text">12224<text:tab/>aster</text:p>
      <text:p text:style-name="Preformatted_20_Text">12225<text:tab/>astma</text:p>
      <text:p text:style-name="Preformatted_20_Text">12226<text:tab/>asyl</text:p>
      <text:p text:style-name="Preformatted_20_Text">12231<text:tab/>asynja</text:p>
      <text:p text:style-name="Preformatted_20_Text">12232<text:tab/>ataxi</text:p>
      <text:p text:style-name="Preformatted_20_Text">12233<text:tab/>ateism</text:p>
      <text:p text:style-name="Preformatted_20_Text">12234<text:tab/>ateist</text:p>
      <text:p text:style-name="Preformatted_20_Text">12235<text:tab/>atlas</text:p>
      <text:p text:style-name="Preformatted_20_Text">12236<text:tab/>atlet</text:p>
      <text:p text:style-name="Preformatted_20_Text">12241<text:tab/>atoll</text:p>
      <text:p text:style-name="Preformatted_20_Text">12242<text:tab/>atom</text:p>
      <text:p text:style-name="Preformatted_20_Text">12243<text:tab/>atomur</text:p>
      <text:p text:style-name="Preformatted_20_Text">12244<text:tab/>atoni</text:p>
      <text:p text:style-name="Preformatted_20_Text">12245<text:tab/>atrium</text:p>
      <text:p text:style-name="Preformatted_20_Text">12246<text:tab/>atrofi</text:p>
      <text:p text:style-name="Preformatted_20_Text">12251<text:tab/>attack</text:p>
      <text:p text:style-name="Preformatted_20_Text">12252<text:tab/>attan</text:p>
      <text:p text:style-name="Preformatted_20_Text">12253<text:tab/>attest</text:p>
      <text:p text:style-name="Preformatted_20_Text">12254<text:tab/>attika</text:p>
      <text:p text:style-name="Preformatted_20_Text">12255<text:tab/>atypi</text:p>
      <text:p text:style-name="Preformatted_20_Text">12256<text:tab/>augur</text:p>
      <text:p text:style-name="Preformatted_20_Text">12261<text:tab/>auktor</text:p>
      <text:p text:style-name="Preformatted_20_Text">12262<text:tab/>aula</text:p>
      <text:p text:style-name="Preformatted_20_Text">12263<text:tab/>aura</text:p>
      <text:p text:style-name="Preformatted_20_Text">12264<text:tab/>auteur</text:p>
      <text:p text:style-name="Preformatted_20_Text">12265<text:tab/>autism</text:p>
      <text:p text:style-name="Preformatted_20_Text">12266<text:tab/>av</text:p>
      <text:p text:style-name="Preformatted_20_Text">12311<text:tab/>ava</text:p>
      <text:p text:style-name="Preformatted_20_Text">12312<text:tab/>avans</text:p>
      <text:p text:style-name="Preformatted_20_Text">12313<text:tab/>avart</text:p>
      <text:p text:style-name="Preformatted_20_Text">12314<text:tab/>avatar</text:p>
      <text:p text:style-name="Preformatted_20_Text">12315<text:tab/>avbeta</text:p>
      <text:p text:style-name="Preformatted_20_Text">12316<text:tab/>avbild</text:p>
      <text:p text:style-name="Preformatted_20_Text">12321<text:tab/>avboka</text:p>
      <text:p text:style-name="Preformatted_20_Text">12322<text:tab/>avdela</text:p>
      <text:p text:style-name="Preformatted_20_Text">12323<text:tab/>avdrag</text:p>
      <text:p text:style-name="Preformatted_20_Text">12324<text:tab/>avec</text:p>
      <text:p text:style-name="Preformatted_20_Text">12325<text:tab/>avel</text:p>
      <text:p text:style-name="Preformatted_20_Text">12326<text:tab/>aveny</text:p>
      <text:p text:style-name="Preformatted_20_Text">12331<text:tab/>avfall</text:p>
      <text:p text:style-name="Preformatted_20_Text">12332<text:tab/>avfart</text:p>
      <text:p text:style-name="Preformatted_20_Text">12333<text:tab/>avfyra</text:p>
      <text:p text:style-name="Preformatted_20_Text">12334<text:tab/>avge</text:p>
      <text:p text:style-name="Preformatted_20_Text">12335<text:tab/>avgift</text:p>
      <text:p text:style-name="Preformatted_20_Text">12336<text:tab/>avgud</text:p>
      <text:p text:style-name="Preformatted_20_Text">12341<text:tab/>avguda</text:p>
      <text:p text:style-name="Preformatted_20_Text">12342<text:tab/>avhopp</text:p>
      <text:p text:style-name="Preformatted_20_Text">12343<text:tab/>avhysa</text:p>
      <text:p text:style-name="Preformatted_20_Text">12344<text:tab/>avi</text:p>
      <text:p text:style-name="Preformatted_20_Text">12345<text:tab/>avig</text:p>
      <text:p text:style-name="Preformatted_20_Text">12346<text:tab/>aviga</text:p>
      <text:p text:style-name="Preformatted_20_Text">12351<text:tab/>avis</text:p>
      <text:p text:style-name="Preformatted_20_Text">12352<text:tab/>avisa</text:p>
      <text:p text:style-name="Preformatted_20_Text">12353<text:tab/>avkok</text:p>
      <text:p text:style-name="Preformatted_20_Text">12354<text:tab/>avkrok</text:p>
      <text:p text:style-name="Preformatted_20_Text">12355<text:tab/>avkyla</text:p>
      <text:p text:style-name="Preformatted_20_Text">12356<text:tab/>avla</text:p>
      <text:p text:style-name="Preformatted_20_Text">12361<text:tab/>avlat</text:p>
      <text:p text:style-name="Preformatted_20_Text">12362<text:tab/>avleda</text:p>
      <text:p text:style-name="Preformatted_20_Text">12363<text:tab/>avlida</text:p>
      <text:p text:style-name="Preformatted_20_Text">12364<text:tab/>avliva</text:p>
      <text:p text:style-name="Preformatted_20_Text">12365<text:tab/>avljud</text:p>
      <text:p text:style-name="Preformatted_20_Text">12366<text:tab/>avlopp</text:p>
      <text:p text:style-name="Preformatted_20_Text">12411<text:tab/>avlusa</text:p>
      <text:p text:style-name="Preformatted_20_Text">12412<text:tab/>avluta</text:p>
      <text:p text:style-name="Preformatted_20_Text">12413<text:tab/>avlysa</text:p>
      <text:p text:style-name="Preformatted_20_Text">12414<text:tab/>avog</text:p>
      <text:p text:style-name="Preformatted_20_Text">12415<text:tab/>avresa</text:p>
      <text:p text:style-name="Preformatted_20_Text">12416<text:tab/>avrop</text:p>
      <text:p text:style-name="Preformatted_20_Text">12421<text:tab/>avsalu</text:p>
      <text:p text:style-name="Preformatted_20_Text">12422<text:tab/>avsats</text:p>
      <text:p text:style-name="Preformatted_20_Text">12423<text:tab/>avse</text:p>
      <text:p text:style-name="Preformatted_20_Text">12424<text:tab/>avsikt</text:p>
      <text:p text:style-name="Preformatted_20_Text">12425<text:tab/>avsked</text:p>
      <text:p text:style-name="Preformatted_20_Text">12426<text:tab/>avskum</text:p>
      <text:p text:style-name="Preformatted_20_Text"><text:soft-page-break/>12431<text:tab/>avsky</text:p>
      <text:p text:style-name="Preformatted_20_Text">12432<text:tab/>avslag</text:p>
      <text:p text:style-name="Preformatted_20_Text">12433<text:tab/>avslut</text:p>
      <text:p text:style-name="Preformatted_20_Text">12434<text:tab/>avsmak</text:p>
      <text:p text:style-name="Preformatted_20_Text">12435<text:tab/>avsteg</text:p>
      <text:p text:style-name="Preformatted_20_Text">12436<text:tab/>avsyna</text:p>
      <text:p text:style-name="Preformatted_20_Text">12441<text:tab/>avta</text:p>
      <text:p text:style-name="Preformatted_20_Text">12442<text:tab/>avtal</text:p>
      <text:p text:style-name="Preformatted_20_Text">12443<text:tab/>avtala</text:p>
      <text:p text:style-name="Preformatted_20_Text">12444<text:tab/>avund</text:p>
      <text:p text:style-name="Preformatted_20_Text">12445<text:tab/>avvara</text:p>
      <text:p text:style-name="Preformatted_20_Text">12446<text:tab/>avvika</text:p>
      <text:p text:style-name="Preformatted_20_Text">12451<text:tab/>avvisa</text:p>
      <text:p text:style-name="Preformatted_20_Text">12452<text:tab/>ax</text:p>
      <text:p text:style-name="Preformatted_20_Text">12453<text:tab/>axel</text:p>
      <text:p text:style-name="Preformatted_20_Text">12454<text:tab/>axiom</text:p>
      <text:p text:style-name="Preformatted_20_Text">12455<text:tab/>axla</text:p>
      <text:p text:style-name="Preformatted_20_Text">12456<text:tab/>azalea</text:p>
      <text:p text:style-name="Preformatted_20_Text">12461<text:tab/>azimut</text:p>
      <text:p text:style-name="Preformatted_20_Text">12462<text:tab/>azur</text:p>
      <text:p text:style-name="Preformatted_20_Text">12463<text:tab/>babbel</text:p>
      <text:p text:style-name="Preformatted_20_Text">12464<text:tab/>babbla</text:p>
      <text:p text:style-name="Preformatted_20_Text">12465<text:tab/>babian</text:p>
      <text:p text:style-name="Preformatted_20_Text">12466<text:tab/>babord</text:p>
      <text:p text:style-name="Preformatted_20_Text">12511<text:tab/>baby</text:p>
      <text:p text:style-name="Preformatted_20_Text">12512<text:tab/>bacill</text:p>
      <text:p text:style-name="Preformatted_20_Text">12513<text:tab/>back</text:p>
      <text:p text:style-name="Preformatted_20_Text">12514<text:tab/>backa</text:p>
      <text:p text:style-name="Preformatted_20_Text">12515<text:tab/>backe</text:p>
      <text:p text:style-name="Preformatted_20_Text">12516<text:tab/>backup</text:p>
      <text:p text:style-name="Preformatted_20_Text">12521<text:tab/>bacon</text:p>
      <text:p text:style-name="Preformatted_20_Text">12522<text:tab/>bad</text:p>
      <text:p text:style-name="Preformatted_20_Text">12523<text:tab/>bada</text:p>
      <text:p text:style-name="Preformatted_20_Text">12524<text:tab/>badare</text:p>
      <text:p text:style-name="Preformatted_20_Text">12525<text:tab/>badda</text:p>
      <text:p text:style-name="Preformatted_20_Text">12526<text:tab/>badhus</text:p>
      <text:p text:style-name="Preformatted_20_Text">12531<text:tab/>badkar</text:p>
      <text:p text:style-name="Preformatted_20_Text">12532<text:tab/>badort</text:p>
      <text:p text:style-name="Preformatted_20_Text">12533<text:tab/>badrum</text:p>
      <text:p text:style-name="Preformatted_20_Text">12534<text:tab/>badsko</text:p>
      <text:p text:style-name="Preformatted_20_Text">12535<text:tab/>bag</text:p>
      <text:p text:style-name="Preformatted_20_Text">12536<text:tab/>bagage</text:p>
      <text:p text:style-name="Preformatted_20_Text">12541<text:tab/>bagare</text:p>
      <text:p text:style-name="Preformatted_20_Text">12542<text:tab/>bagel</text:p>
      <text:p text:style-name="Preformatted_20_Text">12543<text:tab/>bageri</text:p>
      <text:p text:style-name="Preformatted_20_Text">12544<text:tab/>bagge</text:p>
      <text:p text:style-name="Preformatted_20_Text">12545<text:tab/>bagis</text:p>
      <text:p text:style-name="Preformatted_20_Text">12546<text:tab/>bahytt</text:p>
      <text:p text:style-name="Preformatted_20_Text">12551<text:tab/>baissa</text:p>
      <text:p text:style-name="Preformatted_20_Text">12552<text:tab/>baisse</text:p>
      <text:p text:style-name="Preformatted_20_Text">12553<text:tab/>bajsa</text:p>
      <text:p text:style-name="Preformatted_20_Text">12554<text:tab/>bak</text:p>
      <text:p text:style-name="Preformatted_20_Text">12555<text:tab/>baka</text:p>
      <text:p text:style-name="Preformatted_20_Text">12556<text:tab/>bakarv</text:p>
      <text:p text:style-name="Preformatted_20_Text">12561<text:tab/>bakben</text:p>
      <text:p text:style-name="Preformatted_20_Text">12562<text:tab/>bakdel</text:p>
      <text:p text:style-name="Preformatted_20_Text">12563<text:tab/>bakfot</text:p>
      <text:p text:style-name="Preformatted_20_Text">12564<text:tab/>bakhas</text:p>
      <text:p text:style-name="Preformatted_20_Text">12565<text:tab/>bakrus</text:p>
      <text:p text:style-name="Preformatted_20_Text">12566<text:tab/>baktal</text:p>
      <text:p text:style-name="Preformatted_20_Text">12611<text:tab/>bakugn</text:p>
      <text:p text:style-name="Preformatted_20_Text">12612<text:tab/>bal</text:p>
      <text:p text:style-name="Preformatted_20_Text">12613<text:tab/>bala</text:p>
      <text:p text:style-name="Preformatted_20_Text">12614<text:tab/>balans</text:p>
      <text:p text:style-name="Preformatted_20_Text">12615<text:tab/>bale</text:p>
      <text:p text:style-name="Preformatted_20_Text">12616<text:tab/>balett</text:p>
      <text:p text:style-name="Preformatted_20_Text">12621<text:tab/>balja</text:p>
      <text:p text:style-name="Preformatted_20_Text">12622<text:tab/>balk</text:p>
      <text:p text:style-name="Preformatted_20_Text">12623<text:tab/>ball</text:p>
      <text:p text:style-name="Preformatted_20_Text">12624<text:tab/>ballad</text:p>
      <text:p text:style-name="Preformatted_20_Text">12625<text:tab/>balle</text:p>
      <text:p text:style-name="Preformatted_20_Text">12626<text:tab/>balsa</text:p>
      <text:p text:style-name="Preformatted_20_Text">12631<text:tab/>balsal</text:p>
      <text:p text:style-name="Preformatted_20_Text">12632<text:tab/>balsam</text:p>
      <text:p text:style-name="Preformatted_20_Text">12633<text:tab/>baluns</text:p>
      <text:p text:style-name="Preformatted_20_Text">12634<text:tab/>bamba</text:p>
      <text:p text:style-name="Preformatted_20_Text">12635<text:tab/>bambu</text:p>
      <text:p text:style-name="Preformatted_20_Text">12636<text:tab/>bana</text:p>
      <text:p text:style-name="Preformatted_20_Text">12641<text:tab/>banan</text:p>
      <text:p text:style-name="Preformatted_20_Text">12642<text:tab/>banco</text:p>
      <text:p text:style-name="Preformatted_20_Text">12643<text:tab/>band</text:p>
      <text:p text:style-name="Preformatted_20_Text">12644<text:tab/>banda</text:p>
      <text:p text:style-name="Preformatted_20_Text">12645<text:tab/>bandit</text:p>
      <text:p text:style-name="Preformatted_20_Text">12646<text:tab/>bandy</text:p>
      <text:p text:style-name="Preformatted_20_Text">12651<text:tab/>bane</text:p>
      <text:p text:style-name="Preformatted_20_Text">12652<text:tab/>baner</text:p>
      <text:p text:style-name="Preformatted_20_Text">12653<text:tab/>bang</text:p>
      <text:p text:style-name="Preformatted_20_Text">12654<text:tab/>banjo</text:p>
      <text:p text:style-name="Preformatted_20_Text">12655<text:tab/>bank</text:p>
      <text:p text:style-name="Preformatted_20_Text">12656<text:tab/>banka</text:p>
      <text:p text:style-name="Preformatted_20_Text">12661<text:tab/>bankir</text:p>
      <text:p text:style-name="Preformatted_20_Text">12662<text:tab/>banko</text:p>
      <text:p text:style-name="Preformatted_20_Text">12663<text:tab/>bann</text:p>
      <text:p text:style-name="Preformatted_20_Text">12664<text:tab/>banna</text:p>
      <text:p text:style-name="Preformatted_20_Text">12665<text:tab/>bannor</text:p>
      <text:p text:style-name="Preformatted_20_Text">12666<text:tab/>banta</text:p>
      <text:p text:style-name="Preformatted_20_Text">13111<text:tab/>bar</text:p>
      <text:p text:style-name="Preformatted_20_Text">13112<text:tab/>barack</text:p>
      <text:p text:style-name="Preformatted_20_Text">13113<text:tab/>barbar</text:p>
      <text:p text:style-name="Preformatted_20_Text">13114<text:tab/>bard</text:p>
      <text:p text:style-name="Preformatted_20_Text">13115<text:tab/>bardun</text:p>
      <text:p text:style-name="Preformatted_20_Text">13116<text:tab/>barett</text:p>
      <text:p text:style-name="Preformatted_20_Text">13121<text:tab/>barium</text:p>
      <text:p text:style-name="Preformatted_20_Text">13122<text:tab/>bark</text:p>
      <text:p text:style-name="Preformatted_20_Text">13123<text:tab/>barka</text:p>
      <text:p text:style-name="Preformatted_20_Text">13124<text:tab/>barkis</text:p>
      <text:p text:style-name="Preformatted_20_Text">13125<text:tab/>barn</text:p>
      <text:p text:style-name="Preformatted_20_Text">13126<text:tab/>barnby</text:p>
      <text:p text:style-name="Preformatted_20_Text">13131<text:tab/>barock</text:p>
      <text:p text:style-name="Preformatted_20_Text">13132<text:tab/>baron</text:p>
      <text:p text:style-name="Preformatted_20_Text">13133<text:tab/>barr</text:p>
      <text:p text:style-name="Preformatted_20_Text">13134<text:tab/>barra</text:p>
      <text:p text:style-name="Preformatted_20_Text">13135<text:tab/>baryt</text:p>
      <text:p text:style-name="Preformatted_20_Text">13136<text:tab/>bas</text:p>
      <text:p text:style-name="Preformatted_20_Text">13141<text:tab/>basa</text:p>
      <text:p text:style-name="Preformatted_20_Text">13142<text:tab/>basalt</text:p>
      <text:p text:style-name="Preformatted_20_Text">13143<text:tab/>basar</text:p>
      <text:p text:style-name="Preformatted_20_Text">13144<text:tab/>basera</text:p>
      <text:p text:style-name="Preformatted_20_Text">13145<text:tab/>basis</text:p>
      <text:p text:style-name="Preformatted_20_Text">13146<text:tab/>basist</text:p>
      <text:p text:style-name="Preformatted_20_Text">13151<text:tab/>basker</text:p>
      <text:p text:style-name="Preformatted_20_Text">13152<text:tab/>basket</text:p>
      <text:p text:style-name="Preformatted_20_Text">13153<text:tab/>basse</text:p>
      <text:p text:style-name="Preformatted_20_Text">13154<text:tab/>basset</text:p>
      <text:p text:style-name="Preformatted_20_Text">13155<text:tab/>bast</text:p>
      <text:p text:style-name="Preformatted_20_Text">13156<text:tab/>basta</text:p>
      <text:p text:style-name="Preformatted_20_Text">13161<text:tab/>bastu</text:p>
      <text:p text:style-name="Preformatted_20_Text">13162<text:tab/>basun</text:p>
      <text:p text:style-name="Preformatted_20_Text">13163<text:tab/>basyta</text:p>
      <text:p text:style-name="Preformatted_20_Text">13164<text:tab/>batalj</text:p>
      <text:p text:style-name="Preformatted_20_Text">13165<text:tab/>batat</text:p>
      <text:p text:style-name="Preformatted_20_Text">13166<text:tab/>batik</text:p>
      <text:p text:style-name="Preformatted_20_Text">13211<text:tab/>batist</text:p>
      <text:p text:style-name="Preformatted_20_Text">13212<text:tab/>batong</text:p>
      <text:p text:style-name="Preformatted_20_Text">13213<text:tab/>baud</text:p>
      <text:p text:style-name="Preformatted_20_Text">13214<text:tab/>bauxit</text:p>
      <text:p text:style-name="Preformatted_20_Text">13215<text:tab/>baxa</text:p>
      <text:p text:style-name="Preformatted_20_Text">13216<text:tab/>baxna</text:p>
      <text:p text:style-name="Preformatted_20_Text">13221<text:tab/>be</text:p>
      <text:p text:style-name="Preformatted_20_Text">13222<text:tab/>bea</text:p>
      <text:p text:style-name="Preformatted_20_Text">13223<text:tab/>beagle</text:p>
      <text:p text:style-name="Preformatted_20_Text">13224<text:tab/>beakta</text:p>
      <text:p text:style-name="Preformatted_20_Text">13225<text:tab/>bebis</text:p>
      <text:p text:style-name="Preformatted_20_Text">13226<text:tab/>bebo</text:p>
      <text:p text:style-name="Preformatted_20_Text">13231<text:tab/>bebop</text:p>
      <text:p text:style-name="Preformatted_20_Text">13232<text:tab/>becka</text:p>
      <text:p text:style-name="Preformatted_20_Text">13233<text:tab/>bedra</text:p>
      <text:p text:style-name="Preformatted_20_Text">13234<text:tab/>beduin</text:p>
      <text:p text:style-name="Preformatted_20_Text">13235<text:tab/>bedyra</text:p>
      <text:p text:style-name="Preformatted_20_Text">13236<text:tab/>beende</text:p>
      <text:p text:style-name="Preformatted_20_Text">13241<text:tab/>befara</text:p>
      <text:p text:style-name="Preformatted_20_Text">13242<text:tab/>befria</text:p>
      <text:p text:style-name="Preformatted_20_Text">13243<text:tab/>begapa</text:p>
      <text:p text:style-name="Preformatted_20_Text">13244<text:tab/>behag</text:p>
      <text:p text:style-name="Preformatted_20_Text">13245<text:tab/>behaga</text:p>
      <text:p text:style-name="Preformatted_20_Text">13246<text:tab/>behov</text:p>
      <text:p text:style-name="Preformatted_20_Text">13251<text:tab/>beige</text:p>
      <text:p text:style-name="Preformatted_20_Text">13252<text:tab/>beivra</text:p>
      <text:p text:style-name="Preformatted_20_Text">13253<text:tab/>bej</text:p>
      <text:p text:style-name="Preformatted_20_Text">13254<text:tab/>bejaka</text:p>
      <text:p text:style-name="Preformatted_20_Text">13255<text:tab/>bekant</text:p>
      <text:p text:style-name="Preformatted_20_Text">13256<text:tab/>bekika</text:p>
      <text:p text:style-name="Preformatted_20_Text">13261<text:tab/>belag</text:p>
      <text:p text:style-name="Preformatted_20_Text">13262<text:tab/>bellis</text:p>
      <text:p text:style-name="Preformatted_20_Text">13263<text:tab/>belopp</text:p>
      <text:p text:style-name="Preformatted_20_Text">13264<text:tab/>belysa</text:p>
      <text:p text:style-name="Preformatted_20_Text">13265<text:tab/>ben</text:p>
      <text:p text:style-name="Preformatted_20_Text">13266<text:tab/>bena</text:p>
      <text:p text:style-name="Preformatted_20_Text"><text:soft-page-break/>13311<text:tab/>benget</text:p>
      <text:p text:style-name="Preformatted_20_Text">13312<text:tab/>bensen</text:p>
      <text:p text:style-name="Preformatted_20_Text">13313<text:tab/>bensin</text:p>
      <text:p text:style-name="Preformatted_20_Text">13314<text:tab/>bensoe</text:p>
      <text:p text:style-name="Preformatted_20_Text">13315<text:tab/>bensol</text:p>
      <text:p text:style-name="Preformatted_20_Text">13316<text:tab/>bentry</text:p>
      <text:p text:style-name="Preformatted_20_Text">13321<text:tab/>bentyl</text:p>
      <text:p text:style-name="Preformatted_20_Text">13322<text:tab/>benved</text:p>
      <text:p text:style-name="Preformatted_20_Text">13323<text:tab/>berber</text:p>
      <text:p text:style-name="Preformatted_20_Text">13324<text:tab/>bereda</text:p>
      <text:p text:style-name="Preformatted_20_Text">13325<text:tab/>berg</text:p>
      <text:p text:style-name="Preformatted_20_Text">13326<text:tab/>bergis</text:p>
      <text:p text:style-name="Preformatted_20_Text">13331<text:tab/>berguv</text:p>
      <text:p text:style-name="Preformatted_20_Text">13332<text:tab/>berika</text:p>
      <text:p text:style-name="Preformatted_20_Text">13333<text:tab/>bero</text:p>
      <text:p text:style-name="Preformatted_20_Text">13334<text:tab/>berusa</text:p>
      <text:p text:style-name="Preformatted_20_Text">13335<text:tab/>beryll</text:p>
      <text:p text:style-name="Preformatted_20_Text">13336<text:tab/>bese</text:p>
      <text:p text:style-name="Preformatted_20_Text">13341<text:tab/>besick</text:p>
      <text:p text:style-name="Preformatted_20_Text">13342<text:tab/>besk</text:p>
      <text:p text:style-name="Preformatted_20_Text">13343<text:tab/>beska</text:p>
      <text:p text:style-name="Preformatted_20_Text">13344<text:tab/>besked</text:p>
      <text:p text:style-name="Preformatted_20_Text">13345<text:tab/>beslag</text:p>
      <text:p text:style-name="Preformatted_20_Text">13346<text:tab/>beslut</text:p>
      <text:p text:style-name="Preformatted_20_Text">13351<text:tab/>besman</text:p>
      <text:p text:style-name="Preformatted_20_Text">13352<text:tab/>best</text:p>
      <text:p text:style-name="Preformatted_20_Text">13353<text:tab/>bestyr</text:p>
      <text:p text:style-name="Preformatted_20_Text">13354<text:tab/>bet</text:p>
      <text:p text:style-name="Preformatted_20_Text">13355<text:tab/>beta</text:p>
      <text:p text:style-name="Preformatted_20_Text">13356<text:tab/>betala</text:p>
      <text:p text:style-name="Preformatted_20_Text">13361<text:tab/>bete</text:p>
      <text:p text:style-name="Preformatted_20_Text">13362<text:tab/>betel</text:p>
      <text:p text:style-name="Preformatted_20_Text">13363<text:tab/>beting</text:p>
      <text:p text:style-name="Preformatted_20_Text">13364<text:tab/>betona</text:p>
      <text:p text:style-name="Preformatted_20_Text">13365<text:tab/>betong</text:p>
      <text:p text:style-name="Preformatted_20_Text">13366<text:tab/>betro</text:p>
      <text:p text:style-name="Preformatted_20_Text">13411<text:tab/>bets</text:p>
      <text:p text:style-name="Preformatted_20_Text">13412<text:tab/>betsa</text:p>
      <text:p text:style-name="Preformatted_20_Text">13413<text:tab/>betsel</text:p>
      <text:p text:style-name="Preformatted_20_Text">13414<text:tab/>betsla</text:p>
      <text:p text:style-name="Preformatted_20_Text">13415<text:tab/>bett</text:p>
      <text:p text:style-name="Preformatted_20_Text">13416<text:tab/>bettel</text:p>
      <text:p text:style-name="Preformatted_20_Text">13421<text:tab/>bettla</text:p>
      <text:p text:style-name="Preformatted_20_Text">13422<text:tab/>betyda</text:p>
      <text:p text:style-name="Preformatted_20_Text">13423<text:tab/>betyg</text:p>
      <text:p text:style-name="Preformatted_20_Text">13424<text:tab/>betyga</text:p>
      <text:p text:style-name="Preformatted_20_Text">13425<text:tab/>bevaka</text:p>
      <text:p text:style-name="Preformatted_20_Text">13426<text:tab/>bevara</text:p>
      <text:p text:style-name="Preformatted_20_Text">13431<text:tab/>beveka</text:p>
      <text:p text:style-name="Preformatted_20_Text">13432<text:tab/>bevis</text:p>
      <text:p text:style-name="Preformatted_20_Text">13433<text:tab/>bevisa</text:p>
      <text:p text:style-name="Preformatted_20_Text">13434<text:tab/>bh</text:p>
      <text:p text:style-name="Preformatted_20_Text">13435<text:tab/>bi</text:p>
      <text:p text:style-name="Preformatted_20_Text">13436<text:tab/>bias</text:p>
      <text:p text:style-name="Preformatted_20_Text">13441<text:tab/>biavel</text:p>
      <text:p text:style-name="Preformatted_20_Text">13442<text:tab/>bibana</text:p>
      <text:p text:style-name="Preformatted_20_Text">13443<text:tab/>bibel</text:p>
      <text:p text:style-name="Preformatted_20_Text">13444<text:tab/>biceps</text:p>
      <text:p text:style-name="Preformatted_20_Text">13445<text:tab/>bida</text:p>
      <text:p text:style-name="Preformatted_20_Text">13446<text:tab/>bidan</text:p>
      <text:p text:style-name="Preformatted_20_Text">13451<text:tab/>bidra</text:p>
      <text:p text:style-name="Preformatted_20_Text">13452<text:tab/>bidrag</text:p>
      <text:p text:style-name="Preformatted_20_Text">13453<text:tab/>bifall</text:p>
      <text:p text:style-name="Preformatted_20_Text">13454<text:tab/>biff</text:p>
      <text:p text:style-name="Preformatted_20_Text">13455<text:tab/>biffko</text:p>
      <text:p text:style-name="Preformatted_20_Text">13456<text:tab/>biflod</text:p>
      <text:p text:style-name="Preformatted_20_Text">13461<text:tab/>bifoga</text:p>
      <text:p text:style-name="Preformatted_20_Text">13462<text:tab/>bigami</text:p>
      <text:p text:style-name="Preformatted_20_Text">13463<text:tab/>bigata</text:p>
      <text:p text:style-name="Preformatted_20_Text">13464<text:tab/>bigift</text:p>
      <text:p text:style-name="Preformatted_20_Text">13465<text:tab/>bihang</text:p>
      <text:p text:style-name="Preformatted_20_Text">13466<text:tab/>bikini</text:p>
      <text:p text:style-name="Preformatted_20_Text">13511<text:tab/>bikt</text:p>
      <text:p text:style-name="Preformatted_20_Text">13512<text:tab/>bikta</text:p>
      <text:p text:style-name="Preformatted_20_Text">13513<text:tab/>bikupa</text:p>
      <text:p text:style-name="Preformatted_20_Text">13514<text:tab/>bil</text:p>
      <text:p text:style-name="Preformatted_20_Text">13515<text:tab/>bila</text:p>
      <text:p text:style-name="Preformatted_20_Text">13516<text:tab/>bilaga</text:p>
      <text:p text:style-name="Preformatted_20_Text">13521<text:tab/>bild</text:p>
      <text:p text:style-name="Preformatted_20_Text">13522<text:tab/>bilda</text:p>
      <text:p text:style-name="Preformatted_20_Text">13523<text:tab/>bilism</text:p>
      <text:p text:style-name="Preformatted_20_Text">13524<text:tab/>bilist</text:p>
      <text:p text:style-name="Preformatted_20_Text">13525<text:tab/>biljon</text:p>
      <text:p text:style-name="Preformatted_20_Text">13526<text:tab/>biljud</text:p>
      <text:p text:style-name="Preformatted_20_Text">13531<text:tab/>bill</text:p>
      <text:p text:style-name="Preformatted_20_Text">13532<text:tab/>biltak</text:p>
      <text:p text:style-name="Preformatted_20_Text">13533<text:tab/>biltur</text:p>
      <text:p text:style-name="Preformatted_20_Text">13534<text:tab/>bilvax</text:p>
      <text:p text:style-name="Preformatted_20_Text">13535<text:tab/>bilyxa</text:p>
      <text:p text:style-name="Preformatted_20_Text">13536<text:tab/>binamn</text:p>
      <text:p text:style-name="Preformatted_20_Text">13541<text:tab/>bind</text:p>
      <text:p text:style-name="Preformatted_20_Text">13542<text:tab/>binda</text:p>
      <text:p text:style-name="Preformatted_20_Text">13543<text:tab/>bindel</text:p>
      <text:p text:style-name="Preformatted_20_Text">13544<text:tab/>binge</text:p>
      <text:p text:style-name="Preformatted_20_Text">13545<text:tab/>bingel</text:p>
      <text:p text:style-name="Preformatted_20_Text">13546<text:tab/>bingo</text:p>
      <text:p text:style-name="Preformatted_20_Text">13551<text:tab/>binka</text:p>
      <text:p text:style-name="Preformatted_20_Text">13552<text:tab/>binom</text:p>
      <text:p text:style-name="Preformatted_20_Text">13553<text:tab/>bio</text:p>
      <text:p text:style-name="Preformatted_20_Text">13554<text:tab/>biocid</text:p>
      <text:p text:style-name="Preformatted_20_Text">13555<text:tab/>bioduk</text:p>
      <text:p text:style-name="Preformatted_20_Text">13556<text:tab/>biolog</text:p>
      <text:p text:style-name="Preformatted_20_Text">13561<text:tab/>biotop</text:p>
      <text:p text:style-name="Preformatted_20_Text">13562<text:tab/>biotyp</text:p>
      <text:p text:style-name="Preformatted_20_Text">13563<text:tab/>biplan</text:p>
      <text:p text:style-name="Preformatted_20_Text">13564<text:tab/>bira</text:p>
      <text:p text:style-name="Preformatted_20_Text">13565<text:tab/>birem</text:p>
      <text:p text:style-name="Preformatted_20_Text">13566<text:tab/>biroll</text:p>
      <text:p text:style-name="Preformatted_20_Text">13611<text:tab/>bisak</text:p>
      <text:p text:style-name="Preformatted_20_Text">13612<text:tab/>bisam</text:p>
      <text:p text:style-name="Preformatted_20_Text">13613<text:tab/>bisats</text:p>
      <text:p text:style-name="Preformatted_20_Text">13614<text:tab/>biskop</text:p>
      <text:p text:style-name="Preformatted_20_Text">13615<text:tab/>biskvi</text:p>
      <text:p text:style-name="Preformatted_20_Text">13616<text:tab/>bismak</text:p>
      <text:p text:style-name="Preformatted_20_Text">13621<text:tab/>bison</text:p>
      <text:p text:style-name="Preformatted_20_Text">13622<text:tab/>bisp</text:p>
      <text:p text:style-name="Preformatted_20_Text">13623<text:tab/>bistro</text:p>
      <text:p text:style-name="Preformatted_20_Text">13624<text:tab/>bit</text:p>
      <text:p text:style-name="Preformatted_20_Text">13625<text:tab/>bita</text:p>
      <text:p text:style-name="Preformatted_20_Text">13626<text:tab/>bitas</text:p>
      <text:p text:style-name="Preformatted_20_Text">13631<text:tab/>biton</text:p>
      <text:p text:style-name="Preformatted_20_Text">13632<text:tab/>bits</text:p>
      <text:p text:style-name="Preformatted_20_Text">13633<text:tab/>bitsk</text:p>
      <text:p text:style-name="Preformatted_20_Text">13634<text:tab/>bivack</text:p>
      <text:p text:style-name="Preformatted_20_Text">13635<text:tab/>bivax</text:p>
      <text:p text:style-name="Preformatted_20_Text">13636<text:tab/>bjuda</text:p>
      <text:p text:style-name="Preformatted_20_Text">13641<text:tab/>bjussa</text:p>
      <text:p text:style-name="Preformatted_20_Text">13642<text:tab/>black</text:p>
      <text:p text:style-name="Preformatted_20_Text">13643<text:tab/>blad</text:p>
      <text:p text:style-name="Preformatted_20_Text">13644<text:tab/>blada</text:p>
      <text:p text:style-name="Preformatted_20_Text">13645<text:tab/>blaffa</text:p>
      <text:p text:style-name="Preformatted_20_Text">13646<text:tab/>blaj</text:p>
      <text:p text:style-name="Preformatted_20_Text">13651<text:tab/>blaja</text:p>
      <text:p text:style-name="Preformatted_20_Text">13652<text:tab/>blanda</text:p>
      <text:p text:style-name="Preformatted_20_Text">13653<text:tab/>blanka</text:p>
      <text:p text:style-name="Preformatted_20_Text">13654<text:tab/>blarr</text:p>
      <text:p text:style-name="Preformatted_20_Text">13655<text:tab/>blarra</text:p>
      <text:p text:style-name="Preformatted_20_Text">13656<text:tab/>blask</text:p>
      <text:p text:style-name="Preformatted_20_Text">13661<text:tab/>blaska</text:p>
      <text:p text:style-name="Preformatted_20_Text">13662<text:tab/>blast</text:p>
      <text:p text:style-name="Preformatted_20_Text">13663<text:tab/>blazer</text:p>
      <text:p text:style-name="Preformatted_20_Text">13664<text:tab/>blek</text:p>
      <text:p text:style-name="Preformatted_20_Text">13665<text:tab/>bleka</text:p>
      <text:p text:style-name="Preformatted_20_Text">13666<text:tab/>bleke</text:p>
      <text:p text:style-name="Preformatted_20_Text">14111<text:tab/>blekna</text:p>
      <text:p text:style-name="Preformatted_20_Text">14112<text:tab/>blemma</text:p>
      <text:p text:style-name="Preformatted_20_Text">14113<text:tab/>bli</text:p>
      <text:p text:style-name="Preformatted_20_Text">14114<text:tab/>blick</text:p>
      <text:p text:style-name="Preformatted_20_Text">14115<text:tab/>blicka</text:p>
      <text:p text:style-name="Preformatted_20_Text">14116<text:tab/>blid</text:p>
      <text:p text:style-name="Preformatted_20_Text">14121<text:tab/>blida</text:p>
      <text:p text:style-name="Preformatted_20_Text">14122<text:tab/>blidka</text:p>
      <text:p text:style-name="Preformatted_20_Text">14123<text:tab/>blig</text:p>
      <text:p text:style-name="Preformatted_20_Text">14124<text:tab/>bliga</text:p>
      <text:p text:style-name="Preformatted_20_Text">14125<text:tab/>blinda</text:p>
      <text:p text:style-name="Preformatted_20_Text">14126<text:tab/>blini</text:p>
      <text:p text:style-name="Preformatted_20_Text">14131<text:tab/>blink</text:p>
      <text:p text:style-name="Preformatted_20_Text">14132<text:tab/>blinka</text:p>
      <text:p text:style-name="Preformatted_20_Text">14133<text:tab/>blip</text:p>
      <text:p text:style-name="Preformatted_20_Text">14134<text:tab/>blipp</text:p>
      <text:p text:style-name="Preformatted_20_Text">14135<text:tab/>blixt</text:p>
      <text:p text:style-name="Preformatted_20_Text">14136<text:tab/>block</text:p>
      <text:p text:style-name="Preformatted_20_Text">14141<text:tab/>blocka</text:p>
      <text:p text:style-name="Preformatted_20_Text">14142<text:tab/>blod</text:p>
      <text:p text:style-name="Preformatted_20_Text">14143<text:tab/>bloda</text:p>
      <text:p text:style-name="Preformatted_20_Text">14144<text:tab/>blogg</text:p>
      <text:p text:style-name="Preformatted_20_Text">14145<text:tab/>blogga</text:p>
      <text:p text:style-name="Preformatted_20_Text">14146<text:tab/>blom</text:p>
      <text:p text:style-name="Preformatted_20_Text"><text:soft-page-break/>14151<text:tab/>blomma</text:p>
      <text:p text:style-name="Preformatted_20_Text">14152<text:tab/>blond</text:p>
      <text:p text:style-name="Preformatted_20_Text">14153<text:tab/>bloss</text:p>
      <text:p text:style-name="Preformatted_20_Text">14154<text:tab/>blossa</text:p>
      <text:p text:style-name="Preformatted_20_Text">14155<text:tab/>blot</text:p>
      <text:p text:style-name="Preformatted_20_Text">14156<text:tab/>blota</text:p>
      <text:p text:style-name="Preformatted_20_Text">14161<text:tab/>blotta</text:p>
      <text:p text:style-name="Preformatted_20_Text">14162<text:tab/>blues</text:p>
      <text:p text:style-name="Preformatted_20_Text">14163<text:tab/>bluff</text:p>
      <text:p text:style-name="Preformatted_20_Text">14164<text:tab/>bluffa</text:p>
      <text:p text:style-name="Preformatted_20_Text">14165<text:tab/>blund</text:p>
      <text:p text:style-name="Preformatted_20_Text">14166<text:tab/>blunda</text:p>
      <text:p text:style-name="Preformatted_20_Text">14211<text:tab/>blus</text:p>
      <text:p text:style-name="Preformatted_20_Text">14212<text:tab/>bly</text:p>
      <text:p text:style-name="Preformatted_20_Text">14213<text:tab/>blya</text:p>
      <text:p text:style-name="Preformatted_20_Text">14214<text:tab/>blyg</text:p>
      <text:p text:style-name="Preformatted_20_Text">14215<text:tab/>blygas</text:p>
      <text:p text:style-name="Preformatted_20_Text">14216<text:tab/>blylod</text:p>
      <text:p text:style-name="Preformatted_20_Text">14221<text:tab/>bo</text:p>
      <text:p text:style-name="Preformatted_20_Text">14222<text:tab/>boa</text:p>
      <text:p text:style-name="Preformatted_20_Text">14223<text:tab/>boaorm</text:p>
      <text:p text:style-name="Preformatted_20_Text">14224<text:tab/>board</text:p>
      <text:p text:style-name="Preformatted_20_Text">14225<text:tab/>bob</text:p>
      <text:p text:style-name="Preformatted_20_Text">14226<text:tab/>bobb</text:p>
      <text:p text:style-name="Preformatted_20_Text">14231<text:tab/>bobba</text:p>
      <text:p text:style-name="Preformatted_20_Text">14232<text:tab/>bobin</text:p>
      <text:p text:style-name="Preformatted_20_Text">14233<text:tab/>boboll</text:p>
      <text:p text:style-name="Preformatted_20_Text">14234<text:tab/>boccia</text:p>
      <text:p text:style-name="Preformatted_20_Text">14235<text:tab/>bock</text:p>
      <text:p text:style-name="Preformatted_20_Text">14236<text:tab/>bocka</text:p>
      <text:p text:style-name="Preformatted_20_Text">14241<text:tab/>bod</text:p>
      <text:p text:style-name="Preformatted_20_Text">14242<text:tab/>bodega</text:p>
      <text:p text:style-name="Preformatted_20_Text">14243<text:tab/>boende</text:p>
      <text:p text:style-name="Preformatted_20_Text">14244<text:tab/>boett</text:p>
      <text:p text:style-name="Preformatted_20_Text">14245<text:tab/>bofink</text:p>
      <text:p text:style-name="Preformatted_20_Text">14246<text:tab/>bog</text:p>
      <text:p text:style-name="Preformatted_20_Text">14251<text:tab/>boggi</text:p>
      <text:p text:style-name="Preformatted_20_Text">14252<text:tab/>bohag</text:p>
      <text:p text:style-name="Preformatted_20_Text">14253<text:tab/>bohem</text:p>
      <text:p text:style-name="Preformatted_20_Text">14254<text:tab/>boj</text:p>
      <text:p text:style-name="Preformatted_20_Text">14255<text:tab/>boja</text:p>
      <text:p text:style-name="Preformatted_20_Text">14256<text:tab/>bojar</text:p>
      <text:p text:style-name="Preformatted_20_Text">14261<text:tab/>bok</text:p>
      <text:p text:style-name="Preformatted_20_Text">14262<text:tab/>boka</text:p>
      <text:p text:style-name="Preformatted_20_Text">14263<text:tab/>bokmal</text:p>
      <text:p text:style-name="Preformatted_20_Text">14264<text:tab/>bokna</text:p>
      <text:p text:style-name="Preformatted_20_Text">14265<text:tab/>bokrad</text:p>
      <text:p text:style-name="Preformatted_20_Text">14266<text:tab/>bokval</text:p>
      <text:p text:style-name="Preformatted_20_Text">14311<text:tab/>bolag</text:p>
      <text:p text:style-name="Preformatted_20_Text">14312<text:tab/>bolero</text:p>
      <text:p text:style-name="Preformatted_20_Text">14313<text:tab/>bolin</text:p>
      <text:p text:style-name="Preformatted_20_Text">14314<text:tab/>boll</text:p>
      <text:p text:style-name="Preformatted_20_Text">14315<text:tab/>bolla</text:p>
      <text:p text:style-name="Preformatted_20_Text">14316<text:tab/>bolma</text:p>
      <text:p text:style-name="Preformatted_20_Text">14321<text:tab/>bom</text:p>
      <text:p text:style-name="Preformatted_20_Text">14322<text:tab/>bomb</text:p>
      <text:p text:style-name="Preformatted_20_Text">14323<text:tab/>bomba</text:p>
      <text:p text:style-name="Preformatted_20_Text">14324<text:tab/>bomber</text:p>
      <text:p text:style-name="Preformatted_20_Text">14325<text:tab/>bomma</text:p>
      <text:p text:style-name="Preformatted_20_Text">14326<text:tab/>bomull</text:p>
      <text:p text:style-name="Preformatted_20_Text">14331<text:tab/>bona</text:p>
      <text:p text:style-name="Preformatted_20_Text">14332<text:tab/>bonad</text:p>
      <text:p text:style-name="Preformatted_20_Text">14333<text:tab/>bonde</text:p>
      <text:p text:style-name="Preformatted_20_Text">14334<text:tab/>bong</text:p>
      <text:p text:style-name="Preformatted_20_Text">14335<text:tab/>bonga</text:p>
      <text:p text:style-name="Preformatted_20_Text">14336<text:tab/>boning</text:p>
      <text:p text:style-name="Preformatted_20_Text">14341<text:tab/>bonmot</text:p>
      <text:p text:style-name="Preformatted_20_Text">14342<text:tab/>bonus</text:p>
      <text:p text:style-name="Preformatted_20_Text">14343<text:tab/>bonvax</text:p>
      <text:p text:style-name="Preformatted_20_Text">14344<text:tab/>boom</text:p>
      <text:p text:style-name="Preformatted_20_Text">14345<text:tab/>booma</text:p>
      <text:p text:style-name="Preformatted_20_Text">14346<text:tab/>boota</text:p>
      <text:p text:style-name="Preformatted_20_Text">14351<text:tab/>boots</text:p>
      <text:p text:style-name="Preformatted_20_Text">14352<text:tab/>bopris</text:p>
      <text:p text:style-name="Preformatted_20_Text">14353<text:tab/>borax</text:p>
      <text:p text:style-name="Preformatted_20_Text">14354<text:tab/>bord</text:p>
      <text:p text:style-name="Preformatted_20_Text">14355<text:tab/>borda</text:p>
      <text:p text:style-name="Preformatted_20_Text">14356<text:tab/>borg</text:p>
      <text:p text:style-name="Preformatted_20_Text">14361<text:tab/>borga</text:p>
      <text:p text:style-name="Preformatted_20_Text">14362<text:tab/>borgen</text:p>
      <text:p text:style-name="Preformatted_20_Text">14363<text:tab/>bornyr</text:p>
      <text:p text:style-name="Preformatted_20_Text">14364<text:tab/>borr</text:p>
      <text:p text:style-name="Preformatted_20_Text">14365<text:tab/>borra</text:p>
      <text:p text:style-name="Preformatted_20_Text">14366<text:tab/>borst</text:p>
      <text:p text:style-name="Preformatted_20_Text">14411<text:tab/>borsta</text:p>
      <text:p text:style-name="Preformatted_20_Text">14412<text:tab/>borste</text:p>
      <text:p text:style-name="Preformatted_20_Text">14413<text:tab/>bortse</text:p>
      <text:p text:style-name="Preformatted_20_Text">14414<text:tab/>bortta</text:p>
      <text:p text:style-name="Preformatted_20_Text">14415<text:tab/>boskap</text:p>
      <text:p text:style-name="Preformatted_20_Text">14416<text:tab/>boss</text:p>
      <text:p text:style-name="Preformatted_20_Text">14421<text:tab/>bostad</text:p>
      <text:p text:style-name="Preformatted_20_Text">14422<text:tab/>bot</text:p>
      <text:p text:style-name="Preformatted_20_Text">14423<text:tab/>bota</text:p>
      <text:p text:style-name="Preformatted_20_Text">14424<text:tab/>botox</text:p>
      <text:p text:style-name="Preformatted_20_Text">14425<text:tab/>botten</text:p>
      <text:p text:style-name="Preformatted_20_Text">14426<text:tab/>bottin</text:p>
      <text:p text:style-name="Preformatted_20_Text">14431<text:tab/>bottna</text:p>
      <text:p text:style-name="Preformatted_20_Text">14432<text:tab/>bov</text:p>
      <text:p text:style-name="Preformatted_20_Text">14433<text:tab/>bovete</text:p>
      <text:p text:style-name="Preformatted_20_Text">14434<text:tab/>bowla</text:p>
      <text:p text:style-name="Preformatted_20_Text">14435<text:tab/>box</text:p>
      <text:p text:style-name="Preformatted_20_Text">14436<text:tab/>boxa</text:p>
      <text:p text:style-name="Preformatted_20_Text">14441<text:tab/>boxare</text:p>
      <text:p text:style-name="Preformatted_20_Text">14442<text:tab/>boxas</text:p>
      <text:p text:style-name="Preformatted_20_Text">14443<text:tab/>boxer</text:p>
      <text:p text:style-name="Preformatted_20_Text">14444<text:tab/>bra</text:p>
      <text:p text:style-name="Preformatted_20_Text">14445<text:tab/>bracka</text:p>
      <text:p text:style-name="Preformatted_20_Text">14446<text:tab/>bragd</text:p>
      <text:p text:style-name="Preformatted_20_Text">14451<text:tab/>brak</text:p>
      <text:p text:style-name="Preformatted_20_Text">14452<text:tab/>braka</text:p>
      <text:p text:style-name="Preformatted_20_Text">14453<text:tab/>bralla</text:p>
      <text:p text:style-name="Preformatted_20_Text">14454<text:tab/>brand</text:p>
      <text:p text:style-name="Preformatted_20_Text">14455<text:tab/>brandy</text:p>
      <text:p text:style-name="Preformatted_20_Text">14456<text:tab/>brant</text:p>
      <text:p text:style-name="Preformatted_20_Text">14461<text:tab/>brasa</text:p>
      <text:p text:style-name="Preformatted_20_Text">14462<text:tab/>braska</text:p>
      <text:p text:style-name="Preformatted_20_Text">14463<text:tab/>brass</text:p>
      <text:p text:style-name="Preformatted_20_Text">14464<text:tab/>brassa</text:p>
      <text:p text:style-name="Preformatted_20_Text">14465<text:tab/>bravad</text:p>
      <text:p text:style-name="Preformatted_20_Text">14466<text:tab/>bravur</text:p>
      <text:p text:style-name="Preformatted_20_Text">14511<text:tab/>braxen</text:p>
      <text:p text:style-name="Preformatted_20_Text">14512<text:tab/>break</text:p>
      <text:p text:style-name="Preformatted_20_Text">14513<text:tab/>bred</text:p>
      <text:p text:style-name="Preformatted_20_Text">14514<text:tab/>bredd</text:p>
      <text:p text:style-name="Preformatted_20_Text">14515<text:tab/>bredda</text:p>
      <text:p text:style-name="Preformatted_20_Text">14516<text:tab/>brev</text:p>
      <text:p text:style-name="Preformatted_20_Text">14521<text:tab/>bricka</text:p>
      <text:p text:style-name="Preformatted_20_Text">14522<text:tab/>bridge</text:p>
      <text:p text:style-name="Preformatted_20_Text">14523<text:tab/>briefa</text:p>
      <text:p text:style-name="Preformatted_20_Text">14524<text:tab/>brigad</text:p>
      <text:p text:style-name="Preformatted_20_Text">14525<text:tab/>brigg</text:p>
      <text:p text:style-name="Preformatted_20_Text">14526<text:tab/>bringa</text:p>
      <text:p text:style-name="Preformatted_20_Text">14531<text:tab/>brink</text:p>
      <text:p text:style-name="Preformatted_20_Text">14532<text:tab/>brinna</text:p>
      <text:p text:style-name="Preformatted_20_Text">14533<text:tab/>brio</text:p>
      <text:p text:style-name="Preformatted_20_Text">14534<text:tab/>bris</text:p>
      <text:p text:style-name="Preformatted_20_Text">14535<text:tab/>brisad</text:p>
      <text:p text:style-name="Preformatted_20_Text">14536<text:tab/>brist</text:p>
      <text:p text:style-name="Preformatted_20_Text">14541<text:tab/>brista</text:p>
      <text:p text:style-name="Preformatted_20_Text">14542<text:tab/>brits</text:p>
      <text:p text:style-name="Preformatted_20_Text">14543<text:tab/>bro</text:p>
      <text:p text:style-name="Preformatted_20_Text">14544<text:tab/>brodd</text:p>
      <text:p text:style-name="Preformatted_20_Text">14545<text:tab/>brodda</text:p>
      <text:p text:style-name="Preformatted_20_Text">14546<text:tab/>broder</text:p>
      <text:p text:style-name="Preformatted_20_Text">14551<text:tab/>brodyr</text:p>
      <text:p text:style-name="Preformatted_20_Text">14552<text:tab/>brohus</text:p>
      <text:p text:style-name="Preformatted_20_Text">14553<text:tab/>brokad</text:p>
      <text:p text:style-name="Preformatted_20_Text">14554<text:tab/>brom</text:p>
      <text:p text:style-name="Preformatted_20_Text">14555<text:tab/>bromid</text:p>
      <text:p text:style-name="Preformatted_20_Text">14556<text:tab/>broms</text:p>
      <text:p text:style-name="Preformatted_20_Text">14561<text:tab/>bromsa</text:p>
      <text:p text:style-name="Preformatted_20_Text">14562<text:tab/>brons</text:p>
      <text:p text:style-name="Preformatted_20_Text">14563<text:tab/>bror</text:p>
      <text:p text:style-name="Preformatted_20_Text">14564<text:tab/>brorsa</text:p>
      <text:p text:style-name="Preformatted_20_Text">14565<text:tab/>brosch</text:p>
      <text:p text:style-name="Preformatted_20_Text">14566<text:tab/>brosk</text:p>
      <text:p text:style-name="Preformatted_20_Text">14611<text:tab/>brott</text:p>
      <text:p text:style-name="Preformatted_20_Text">14612<text:tab/>brud</text:p>
      <text:p text:style-name="Preformatted_20_Text">14613<text:tab/>brugd</text:p>
      <text:p text:style-name="Preformatted_20_Text">14614<text:tab/>bruk</text:p>
      <text:p text:style-name="Preformatted_20_Text">14615<text:tab/>bruka</text:p>
      <text:p text:style-name="Preformatted_20_Text">14616<text:tab/>brum</text:p>
      <text:p text:style-name="Preformatted_20_Text">14621<text:tab/>brumma</text:p>
      <text:p text:style-name="Preformatted_20_Text">14622<text:tab/>brun</text:p>
      <text:p text:style-name="Preformatted_20_Text">14623<text:tab/>brunch</text:p>
      <text:p text:style-name="Preformatted_20_Text">14624<text:tab/>brunn</text:p>
      <text:p text:style-name="Preformatted_20_Text">14625<text:tab/>brunst</text:p>
      <text:p text:style-name="Preformatted_20_Text">14626<text:tab/>brus</text:p>
      <text:p text:style-name="Preformatted_20_Text"><text:soft-page-break/>14631<text:tab/>brusa</text:p>
      <text:p text:style-name="Preformatted_20_Text">14632<text:tab/>brutta</text:p>
      <text:p text:style-name="Preformatted_20_Text">14633<text:tab/>brutto</text:p>
      <text:p text:style-name="Preformatted_20_Text">14634<text:tab/>bry</text:p>
      <text:p text:style-name="Preformatted_20_Text">14635<text:tab/>brygd</text:p>
      <text:p text:style-name="Preformatted_20_Text">14636<text:tab/>brygga</text:p>
      <text:p text:style-name="Preformatted_20_Text">14641<text:tab/>bryn</text:p>
      <text:p text:style-name="Preformatted_20_Text">14642<text:tab/>bryna</text:p>
      <text:p text:style-name="Preformatted_20_Text">14643<text:tab/>bryne</text:p>
      <text:p text:style-name="Preformatted_20_Text">14644<text:tab/>brynja</text:p>
      <text:p text:style-name="Preformatted_20_Text">14645<text:tab/>bryta</text:p>
      <text:p text:style-name="Preformatted_20_Text">14646<text:tab/>bua</text:p>
      <text:p text:style-name="Preformatted_20_Text">14651<text:tab/>buande</text:p>
      <text:p text:style-name="Preformatted_20_Text">14652<text:tab/>bubbel</text:p>
      <text:p text:style-name="Preformatted_20_Text">14653<text:tab/>bubbla</text:p>
      <text:p text:style-name="Preformatted_20_Text">14654<text:tab/>buckla</text:p>
      <text:p text:style-name="Preformatted_20_Text">14655<text:tab/>bud</text:p>
      <text:p text:style-name="Preformatted_20_Text">14656<text:tab/>buda</text:p>
      <text:p text:style-name="Preformatted_20_Text">14661<text:tab/>budget</text:p>
      <text:p text:style-name="Preformatted_20_Text">14662<text:tab/>budo</text:p>
      <text:p text:style-name="Preformatted_20_Text">14663<text:tab/>budoar</text:p>
      <text:p text:style-name="Preformatted_20_Text">14664<text:tab/>budord</text:p>
      <text:p text:style-name="Preformatted_20_Text">14665<text:tab/>buff</text:p>
      <text:p text:style-name="Preformatted_20_Text">14666<text:tab/>buffa</text:p>
      <text:p text:style-name="Preformatted_20_Text">15111<text:tab/>buffel</text:p>
      <text:p text:style-name="Preformatted_20_Text">15112<text:tab/>buffra</text:p>
      <text:p text:style-name="Preformatted_20_Text">15113<text:tab/>buga</text:p>
      <text:p text:style-name="Preformatted_20_Text">15114<text:tab/>bugg</text:p>
      <text:p text:style-name="Preformatted_20_Text">15115<text:tab/>bugga</text:p>
      <text:p text:style-name="Preformatted_20_Text">15116<text:tab/>buk</text:p>
      <text:p text:style-name="Preformatted_20_Text">15121<text:tab/>bukett</text:p>
      <text:p text:style-name="Preformatted_20_Text">15122<text:tab/>bukt</text:p>
      <text:p text:style-name="Preformatted_20_Text">15123<text:tab/>bukta</text:p>
      <text:p text:style-name="Preformatted_20_Text">15124<text:tab/>bula</text:p>
      <text:p text:style-name="Preformatted_20_Text">15125<text:tab/>bulb</text:p>
      <text:p text:style-name="Preformatted_20_Text">15126<text:tab/>bulgur</text:p>
      <text:p text:style-name="Preformatted_20_Text">15131<text:tab/>bulimi</text:p>
      <text:p text:style-name="Preformatted_20_Text">15132<text:tab/>bulk</text:p>
      <text:p text:style-name="Preformatted_20_Text">15133<text:tab/>bulla</text:p>
      <text:p text:style-name="Preformatted_20_Text">15134<text:tab/>bulle</text:p>
      <text:p text:style-name="Preformatted_20_Text">15135<text:tab/>buller</text:p>
      <text:p text:style-name="Preformatted_20_Text">15136<text:tab/>bullra</text:p>
      <text:p text:style-name="Preformatted_20_Text">15141<text:tab/>bulna</text:p>
      <text:p text:style-name="Preformatted_20_Text">15142<text:tab/>bulnad</text:p>
      <text:p text:style-name="Preformatted_20_Text">15143<text:tab/>bult</text:p>
      <text:p text:style-name="Preformatted_20_Text">15144<text:tab/>bulta</text:p>
      <text:p text:style-name="Preformatted_20_Text">15145<text:tab/>bulvan</text:p>
      <text:p text:style-name="Preformatted_20_Text">15146<text:tab/>bunke</text:p>
      <text:p text:style-name="Preformatted_20_Text">15151<text:tab/>bunker</text:p>
      <text:p text:style-name="Preformatted_20_Text">15152<text:tab/>bunkra</text:p>
      <text:p text:style-name="Preformatted_20_Text">15153<text:tab/>bunt</text:p>
      <text:p text:style-name="Preformatted_20_Text">15154<text:tab/>bunta</text:p>
      <text:p text:style-name="Preformatted_20_Text">15155<text:tab/>bur</text:p>
      <text:p text:style-name="Preformatted_20_Text">15156<text:tab/>burk</text:p>
      <text:p text:style-name="Preformatted_20_Text">15161<text:tab/>burka</text:p>
      <text:p text:style-name="Preformatted_20_Text">15162<text:tab/>burnus</text:p>
      <text:p text:style-name="Preformatted_20_Text">15163<text:tab/>burr</text:p>
      <text:p text:style-name="Preformatted_20_Text">15164<text:tab/>bus</text:p>
      <text:p text:style-name="Preformatted_20_Text">15165<text:tab/>busa</text:p>
      <text:p text:style-name="Preformatted_20_Text">15166<text:tab/>buse</text:p>
      <text:p text:style-name="Preformatted_20_Text">15211<text:tab/>bush</text:p>
      <text:p text:style-name="Preformatted_20_Text">15212<text:tab/>buska</text:p>
      <text:p text:style-name="Preformatted_20_Text">15213<text:tab/>buske</text:p>
      <text:p text:style-name="Preformatted_20_Text">15214<text:tab/>buskis</text:p>
      <text:p text:style-name="Preformatted_20_Text">15215<text:tab/>busliv</text:p>
      <text:p text:style-name="Preformatted_20_Text">15216<text:tab/>buss</text:p>
      <text:p text:style-name="Preformatted_20_Text">15221<text:tab/>bussa</text:p>
      <text:p text:style-name="Preformatted_20_Text">15222<text:tab/>butan</text:p>
      <text:p text:style-name="Preformatted_20_Text">15223<text:tab/>butelj</text:p>
      <text:p text:style-name="Preformatted_20_Text">15224<text:tab/>butik</text:p>
      <text:p text:style-name="Preformatted_20_Text">15225<text:tab/>butler</text:p>
      <text:p text:style-name="Preformatted_20_Text">15226<text:tab/>butyl</text:p>
      <text:p text:style-name="Preformatted_20_Text">15231<text:tab/>buxbom</text:p>
      <text:p text:style-name="Preformatted_20_Text">15232<text:tab/>by</text:p>
      <text:p text:style-name="Preformatted_20_Text">15233<text:tab/>byalag</text:p>
      <text:p text:style-name="Preformatted_20_Text">15234<text:tab/>bygata</text:p>
      <text:p text:style-name="Preformatted_20_Text">15235<text:tab/>bygd</text:p>
      <text:p text:style-name="Preformatted_20_Text">15236<text:tab/>bygel</text:p>
      <text:p text:style-name="Preformatted_20_Text">15241<text:tab/>bygga</text:p>
      <text:p text:style-name="Preformatted_20_Text">15242<text:tab/>bygge</text:p>
      <text:p text:style-name="Preformatted_20_Text">15243<text:tab/>byig</text:p>
      <text:p text:style-name="Preformatted_20_Text">15244<text:tab/>byk</text:p>
      <text:p text:style-name="Preformatted_20_Text">15245<text:tab/>byka</text:p>
      <text:p text:style-name="Preformatted_20_Text">15246<text:tab/>byke</text:p>
      <text:p text:style-name="Preformatted_20_Text">15251<text:tab/>bylte</text:p>
      <text:p text:style-name="Preformatted_20_Text">15252<text:tab/>bymoln</text:p>
      <text:p text:style-name="Preformatted_20_Text">15253<text:tab/>byrett</text:p>
      <text:p text:style-name="Preformatted_20_Text">15254<text:tab/>byssja</text:p>
      <text:p text:style-name="Preformatted_20_Text">15255<text:tab/>bystan</text:p>
      <text:p text:style-name="Preformatted_20_Text">15256<text:tab/>byta</text:p>
      <text:p text:style-name="Preformatted_20_Text">15261<text:tab/>byte</text:p>
      <text:p text:style-name="Preformatted_20_Text">15262<text:tab/>byting</text:p>
      <text:p text:style-name="Preformatted_20_Text">15263<text:tab/>bytta</text:p>
      <text:p text:style-name="Preformatted_20_Text">15264<text:tab/>byxa</text:p>
      <text:p text:style-name="Preformatted_20_Text">15265<text:tab/>byxbak</text:p>
      <text:p text:style-name="Preformatted_20_Text">15266<text:tab/>byxben</text:p>
      <text:p text:style-name="Preformatted_20_Text">15311<text:tab/>caddie</text:p>
      <text:p text:style-name="Preformatted_20_Text">15312<text:tab/>campa</text:p>
      <text:p text:style-name="Preformatted_20_Text">15313<text:tab/>campus</text:p>
      <text:p text:style-name="Preformatted_20_Text">15314<text:tab/>cancan</text:p>
      <text:p text:style-name="Preformatted_20_Text">15315<text:tab/>cape</text:p>
      <text:p text:style-name="Preformatted_20_Text">15316<text:tab/>cash</text:p>
      <text:p text:style-name="Preformatted_20_Text">15321<text:tab/>catgut</text:p>
      <text:p text:style-name="Preformatted_20_Text">15322<text:tab/>cd</text:p>
      <text:p text:style-name="Preformatted_20_Text">15323<text:tab/>ceder</text:p>
      <text:p text:style-name="Preformatted_20_Text">15324<text:tab/>cedera</text:p>
      <text:p text:style-name="Preformatted_20_Text">15325<text:tab/>cedilj</text:p>
      <text:p text:style-name="Preformatted_20_Text">15326<text:tab/>cell</text:p>
      <text:p text:style-name="Preformatted_20_Text">15331<text:tab/>cello</text:p>
      <text:p text:style-name="Preformatted_20_Text">15332<text:tab/>cement</text:p>
      <text:p text:style-name="Preformatted_20_Text">15333<text:tab/>censur</text:p>
      <text:p text:style-name="Preformatted_20_Text">15334<text:tab/>census</text:p>
      <text:p text:style-name="Preformatted_20_Text">15335<text:tab/>cent</text:p>
      <text:p text:style-name="Preformatted_20_Text">15336<text:tab/>center</text:p>
      <text:p text:style-name="Preformatted_20_Text">15341<text:tab/>centra</text:p>
      <text:p text:style-name="Preformatted_20_Text">15342<text:tab/>cerat</text:p>
      <text:p text:style-name="Preformatted_20_Text">15343<text:tab/>cerise</text:p>
      <text:p text:style-name="Preformatted_20_Text">15344<text:tab/>cerium</text:p>
      <text:p text:style-name="Preformatted_20_Text">15345<text:tab/>cert</text:p>
      <text:p text:style-name="Preformatted_20_Text">15346<text:tab/>cesium</text:p>
      <text:p text:style-name="Preformatted_20_Text">15351<text:tab/>cesur</text:p>
      <text:p text:style-name="Preformatted_20_Text">15352<text:tab/>chans</text:p>
      <text:p text:style-name="Preformatted_20_Text">15353<text:tab/>chansa</text:p>
      <text:p text:style-name="Preformatted_20_Text">15354<text:tab/>char</text:p>
      <text:p text:style-name="Preformatted_20_Text">15355<text:tab/>charad</text:p>
      <text:p text:style-name="Preformatted_20_Text">15356<text:tab/>charge</text:p>
      <text:p text:style-name="Preformatted_20_Text">15361<text:tab/>chark</text:p>
      <text:p text:style-name="Preformatted_20_Text">15362<text:tab/>charm</text:p>
      <text:p text:style-name="Preformatted_20_Text">15363<text:tab/>charma</text:p>
      <text:p text:style-name="Preformatted_20_Text">15364<text:tab/>charpi</text:p>
      <text:p text:style-name="Preformatted_20_Text">15365<text:tab/>charta</text:p>
      <text:p text:style-name="Preformatted_20_Text">15366<text:tab/>chassi</text:p>
      <text:p text:style-name="Preformatted_20_Text">15411<text:tab/>chatta</text:p>
      <text:p text:style-name="Preformatted_20_Text">15412<text:tab/>checka</text:p>
      <text:p text:style-name="Preformatted_20_Text">15413<text:tab/>chef</text:p>
      <text:p text:style-name="Preformatted_20_Text">15414<text:tab/>chefa</text:p>
      <text:p text:style-name="Preformatted_20_Text">15415<text:tab/>chi</text:p>
      <text:p text:style-name="Preformatted_20_Text">15416<text:tab/>chic</text:p>
      <text:p text:style-name="Preformatted_20_Text">15421<text:tab/>chikan</text:p>
      <text:p text:style-name="Preformatted_20_Text">15422<text:tab/>chilen</text:p>
      <text:p text:style-name="Preformatted_20_Text">15423<text:tab/>chintz</text:p>
      <text:p text:style-name="Preformatted_20_Text">15424<text:tab/>chock</text:p>
      <text:p text:style-name="Preformatted_20_Text">15425<text:tab/>chocka</text:p>
      <text:p text:style-name="Preformatted_20_Text">15426<text:tab/>choka</text:p>
      <text:p text:style-name="Preformatted_20_Text">15431<text:tab/>choke</text:p>
      <text:p text:style-name="Preformatted_20_Text">15432<text:tab/>choser</text:p>
      <text:p text:style-name="Preformatted_20_Text">15433<text:tab/>chuck</text:p>
      <text:p text:style-name="Preformatted_20_Text">15434<text:tab/>cicero</text:p>
      <text:p text:style-name="Preformatted_20_Text">15435<text:tab/>cider</text:p>
      <text:p text:style-name="Preformatted_20_Text">15436<text:tab/>cigarr</text:p>
      <text:p text:style-name="Preformatted_20_Text">15441<text:tab/>cigg</text:p>
      <text:p text:style-name="Preformatted_20_Text">15442<text:tab/>cikada</text:p>
      <text:p text:style-name="Preformatted_20_Text">15443<text:tab/>cilie</text:p>
      <text:p text:style-name="Preformatted_20_Text">15444<text:tab/>cirkel</text:p>
      <text:p text:style-name="Preformatted_20_Text">15445<text:tab/>cirkla</text:p>
      <text:p text:style-name="Preformatted_20_Text">15446<text:tab/>cirkus</text:p>
      <text:p text:style-name="Preformatted_20_Text">15451<text:tab/>ciss</text:p>
      <text:p text:style-name="Preformatted_20_Text">15452<text:tab/>cissus</text:p>
      <text:p text:style-name="Preformatted_20_Text">15453<text:tab/>citat</text:p>
      <text:p text:style-name="Preformatted_20_Text">15454<text:tab/>citera</text:p>
      <text:p text:style-name="Preformatted_20_Text">15455<text:tab/>citrat</text:p>
      <text:p text:style-name="Preformatted_20_Text">15456<text:tab/>citrin</text:p>
      <text:p text:style-name="Preformatted_20_Text">15461<text:tab/>citron</text:p>
      <text:p text:style-name="Preformatted_20_Text">15462<text:tab/>citrus</text:p>
      <text:p text:style-name="Preformatted_20_Text">15463<text:tab/>cittra</text:p>
      <text:p text:style-name="Preformatted_20_Text">15464<text:tab/>city</text:p>
      <text:p text:style-name="Preformatted_20_Text">15465<text:tab/>cleara</text:p>
      <text:p text:style-name="Preformatted_20_Text">15466<text:tab/>clinch</text:p>
      <text:p text:style-name="Preformatted_20_Text"><text:soft-page-break/>15511<text:tab/>clips</text:p>
      <text:p text:style-name="Preformatted_20_Text">15512<text:tab/>clou</text:p>
      <text:p text:style-name="Preformatted_20_Text">15513<text:tab/>clown</text:p>
      <text:p text:style-name="Preformatted_20_Text">15514<text:tab/>cm</text:p>
      <text:p text:style-name="Preformatted_20_Text">15515<text:tab/>coach</text:p>
      <text:p text:style-name="Preformatted_20_Text">15516<text:tab/>coca</text:p>
      <text:p text:style-name="Preformatted_20_Text">15521<text:tab/>codex</text:p>
      <text:p text:style-name="Preformatted_20_Text">15522<text:tab/>collie</text:p>
      <text:p text:style-name="Preformatted_20_Text">15523<text:tab/>combi</text:p>
      <text:p text:style-name="Preformatted_20_Text">15524<text:tab/>cool</text:p>
      <text:p text:style-name="Preformatted_20_Text">15525<text:tab/>corpus</text:p>
      <text:p text:style-name="Preformatted_20_Text">15526<text:tab/>coupe</text:p>
      <text:p text:style-name="Preformatted_20_Text">15531<text:tab/>cover</text:p>
      <text:p text:style-name="Preformatted_20_Text">15532<text:tab/>cowboy</text:p>
      <text:p text:style-name="Preformatted_20_Text">15533<text:tab/>coyote</text:p>
      <text:p text:style-name="Preformatted_20_Text">15534<text:tab/>crawl</text:p>
      <text:p text:style-name="Preformatted_20_Text">15535<text:tab/>crawla</text:p>
      <text:p text:style-name="Preformatted_20_Text">15536<text:tab/>credo</text:p>
      <text:p text:style-name="Preformatted_20_Text">15541<text:tab/>crepe</text:p>
      <text:p text:style-name="Preformatted_20_Text">15542<text:tab/>cup</text:p>
      <text:p text:style-name="Preformatted_20_Text">15543<text:tab/>curia</text:p>
      <text:p text:style-name="Preformatted_20_Text">15544<text:tab/>curie</text:p>
      <text:p text:style-name="Preformatted_20_Text">15545<text:tab/>curium</text:p>
      <text:p text:style-name="Preformatted_20_Text">15546<text:tab/>cyan</text:p>
      <text:p text:style-name="Preformatted_20_Text">15551<text:tab/>cyanid</text:p>
      <text:p text:style-name="Preformatted_20_Text">15552<text:tab/>cyanos</text:p>
      <text:p text:style-name="Preformatted_20_Text">15553<text:tab/>cykel</text:p>
      <text:p text:style-name="Preformatted_20_Text">15554<text:tab/>cykla</text:p>
      <text:p text:style-name="Preformatted_20_Text">15555<text:tab/>cyklon</text:p>
      <text:p text:style-name="Preformatted_20_Text">15556<text:tab/>cyklop</text:p>
      <text:p text:style-name="Preformatted_20_Text">15561<text:tab/>cymbal</text:p>
      <text:p text:style-name="Preformatted_20_Text">15562<text:tab/>cynism</text:p>
      <text:p text:style-name="Preformatted_20_Text">15563<text:tab/>cysta</text:p>
      <text:p text:style-name="Preformatted_20_Text">15564<text:tab/>dadda</text:p>
      <text:p text:style-name="Preformatted_20_Text">15565<text:tab/>dadel</text:p>
      <text:p text:style-name="Preformatted_20_Text">15566<text:tab/>dag</text:p>
      <text:p text:style-name="Preformatted_20_Text">15611<text:tab/>dagas</text:p>
      <text:p text:style-name="Preformatted_20_Text">15612<text:tab/>dagbok</text:p>
      <text:p text:style-name="Preformatted_20_Text">15613<text:tab/>dagens</text:p>
      <text:p text:style-name="Preformatted_20_Text">15614<text:tab/>dager</text:p>
      <text:p text:style-name="Preformatted_20_Text">15615<text:tab/>dagg</text:p>
      <text:p text:style-name="Preformatted_20_Text">15616<text:tab/>dagga</text:p>
      <text:p text:style-name="Preformatted_20_Text">15621<text:tab/>daghem</text:p>
      <text:p text:style-name="Preformatted_20_Text">15622<text:tab/>dagis</text:p>
      <text:p text:style-name="Preformatted_20_Text">15623<text:tab/>dagort</text:p>
      <text:p text:style-name="Preformatted_20_Text">15624<text:tab/>dagrum</text:p>
      <text:p text:style-name="Preformatted_20_Text">15625<text:tab/>dagtid</text:p>
      <text:p text:style-name="Preformatted_20_Text">15626<text:tab/>dahlia</text:p>
      <text:p text:style-name="Preformatted_20_Text">15631<text:tab/>dakapo</text:p>
      <text:p text:style-name="Preformatted_20_Text">15632<text:tab/>daktyl</text:p>
      <text:p text:style-name="Preformatted_20_Text">15633<text:tab/>dal</text:p>
      <text:p text:style-name="Preformatted_20_Text">15634<text:tab/>dala</text:p>
      <text:p text:style-name="Preformatted_20_Text">15635<text:tab/>dalbo</text:p>
      <text:p text:style-name="Preformatted_20_Text">15636<text:tab/>daler</text:p>
      <text:p text:style-name="Preformatted_20_Text">15641<text:tab/>dalj</text:p>
      <text:p text:style-name="Preformatted_20_Text">15642<text:tab/>daller</text:p>
      <text:p text:style-name="Preformatted_20_Text">15643<text:tab/>dallra</text:p>
      <text:p text:style-name="Preformatted_20_Text">15644<text:tab/>dalmas</text:p>
      <text:p text:style-name="Preformatted_20_Text">15645<text:tab/>dalt</text:p>
      <text:p text:style-name="Preformatted_20_Text">15646<text:tab/>dalta</text:p>
      <text:p text:style-name="Preformatted_20_Text">15651<text:tab/>dam</text:p>
      <text:p text:style-name="Preformatted_20_Text">15652<text:tab/>damask</text:p>
      <text:p text:style-name="Preformatted_20_Text">15653<text:tab/>damast</text:p>
      <text:p text:style-name="Preformatted_20_Text">15654<text:tab/>damm</text:p>
      <text:p text:style-name="Preformatted_20_Text">15655<text:tab/>damma</text:p>
      <text:p text:style-name="Preformatted_20_Text">15656<text:tab/>dampa</text:p>
      <text:p text:style-name="Preformatted_20_Text">15661<text:tab/>damrum</text:p>
      <text:p text:style-name="Preformatted_20_Text">15662<text:tab/>damsko</text:p>
      <text:p text:style-name="Preformatted_20_Text">15663<text:tab/>dana</text:p>
      <text:p text:style-name="Preformatted_20_Text">15664<text:tab/>dandy</text:p>
      <text:p text:style-name="Preformatted_20_Text">15665<text:tab/>danism</text:p>
      <text:p text:style-name="Preformatted_20_Text">15666<text:tab/>dank</text:p>
      <text:p text:style-name="Preformatted_20_Text">16111<text:tab/>dans</text:p>
      <text:p text:style-name="Preformatted_20_Text">16112<text:tab/>dansa</text:p>
      <text:p text:style-name="Preformatted_20_Text">16113<text:tab/>darr</text:p>
      <text:p text:style-name="Preformatted_20_Text">16114<text:tab/>darra</text:p>
      <text:p text:style-name="Preformatted_20_Text">16115<text:tab/>dart</text:p>
      <text:p text:style-name="Preformatted_20_Text">16116<text:tab/>dask</text:p>
      <text:p text:style-name="Preformatted_20_Text">16121<text:tab/>daska</text:p>
      <text:p text:style-name="Preformatted_20_Text">16122<text:tab/>dass</text:p>
      <text:p text:style-name="Preformatted_20_Text">16123<text:tab/>dat</text:p>
      <text:p text:style-name="Preformatted_20_Text">16124<text:tab/>data</text:p>
      <text:p text:style-name="Preformatted_20_Text">16125<text:tab/>datera</text:p>
      <text:p text:style-name="Preformatted_20_Text">16126<text:tab/>dativ</text:p>
      <text:p text:style-name="Preformatted_20_Text">16131<text:tab/>dato</text:p>
      <text:p text:style-name="Preformatted_20_Text">16132<text:tab/>dator</text:p>
      <text:p text:style-name="Preformatted_20_Text">16133<text:tab/>datten</text:p>
      <text:p text:style-name="Preformatted_20_Text">16134<text:tab/>datum</text:p>
      <text:p text:style-name="Preformatted_20_Text">16135<text:tab/>debatt</text:p>
      <text:p text:style-name="Preformatted_20_Text">16136<text:tab/>debet</text:p>
      <text:p text:style-name="Preformatted_20_Text">16141<text:tab/>debit</text:p>
      <text:p text:style-name="Preformatted_20_Text">16142<text:tab/>debut</text:p>
      <text:p text:style-name="Preformatted_20_Text">16143<text:tab/>defekt</text:p>
      <text:p text:style-name="Preformatted_20_Text">16144<text:tab/>deg</text:p>
      <text:p text:style-name="Preformatted_20_Text">16145<text:tab/>dega</text:p>
      <text:p text:style-name="Preformatted_20_Text">16146<text:tab/>degel</text:p>
      <text:p text:style-name="Preformatted_20_Text">16151<text:tab/>deism</text:p>
      <text:p text:style-name="Preformatted_20_Text">16152<text:tab/>deist</text:p>
      <text:p text:style-name="Preformatted_20_Text">16153<text:tab/>deja</text:p>
      <text:p text:style-name="Preformatted_20_Text">16154<text:tab/>dejta</text:p>
      <text:p text:style-name="Preformatted_20_Text">16155<text:tab/>dekad</text:p>
      <text:p text:style-name="Preformatted_20_Text">16156<text:tab/>dekal</text:p>
      <text:p text:style-name="Preformatted_20_Text">16161<text:tab/>dekan</text:p>
      <text:p text:style-name="Preformatted_20_Text">16162<text:tab/>dekokt</text:p>
      <text:p text:style-name="Preformatted_20_Text">16163<text:tab/>dekor</text:p>
      <text:p text:style-name="Preformatted_20_Text">16164<text:tab/>dekret</text:p>
      <text:p text:style-name="Preformatted_20_Text">16165<text:tab/>del</text:p>
      <text:p text:style-name="Preformatted_20_Text">16166<text:tab/>dela</text:p>
      <text:p text:style-name="Preformatted_20_Text">16211<text:tab/>delfin</text:p>
      <text:p text:style-name="Preformatted_20_Text">16212<text:tab/>delge</text:p>
      <text:p text:style-name="Preformatted_20_Text">16213<text:tab/>delikt</text:p>
      <text:p text:style-name="Preformatted_20_Text">16214<text:tab/>delta</text:p>
      <text:p text:style-name="Preformatted_20_Text">16215<text:tab/>deltid</text:p>
      <text:p text:style-name="Preformatted_20_Text">16216<text:tab/>demens</text:p>
      <text:p text:style-name="Preformatted_20_Text">16221<text:tab/>demo</text:p>
      <text:p text:style-name="Preformatted_20_Text">16222<text:tab/>demon</text:p>
      <text:p text:style-name="Preformatted_20_Text">16223<text:tab/>demoni</text:p>
      <text:p text:style-name="Preformatted_20_Text">16224<text:tab/>denier</text:p>
      <text:p text:style-name="Preformatted_20_Text">16225<text:tab/>denim</text:p>
      <text:p text:style-name="Preformatted_20_Text">16226<text:tab/>dental</text:p>
      <text:p text:style-name="Preformatted_20_Text">16231<text:tab/>depens</text:p>
      <text:p text:style-name="Preformatted_20_Text">16232<text:tab/>deponi</text:p>
      <text:p text:style-name="Preformatted_20_Text">16233<text:tab/>deppa</text:p>
      <text:p text:style-name="Preformatted_20_Text">16234<text:tab/>derby</text:p>
      <text:p text:style-name="Preformatted_20_Text">16235<text:tab/>design</text:p>
      <text:p text:style-name="Preformatted_20_Text">16236<text:tab/>despot</text:p>
      <text:p text:style-name="Preformatted_20_Text">16241<text:tab/>detalj</text:p>
      <text:p text:style-name="Preformatted_20_Text">16242<text:tab/>devis</text:p>
      <text:p text:style-name="Preformatted_20_Text">16243<text:tab/>devon</text:p>
      <text:p text:style-name="Preformatted_20_Text">16244<text:tab/>di</text:p>
      <text:p text:style-name="Preformatted_20_Text">16245<text:tab/>dia</text:p>
      <text:p text:style-name="Preformatted_20_Text">16246<text:tab/>diabas</text:p>
      <text:p text:style-name="Preformatted_20_Text">16251<text:tab/>diadem</text:p>
      <text:p text:style-name="Preformatted_20_Text">16252<text:tab/>diakon</text:p>
      <text:p text:style-name="Preformatted_20_Text">16253<text:tab/>dialog</text:p>
      <text:p text:style-name="Preformatted_20_Text">16254<text:tab/>dialys</text:p>
      <text:p text:style-name="Preformatted_20_Text">16255<text:tab/>diande</text:p>
      <text:p text:style-name="Preformatted_20_Text">16256<text:tab/>dibarn</text:p>
      <text:p text:style-name="Preformatted_20_Text">16261<text:tab/>diesel</text:p>
      <text:p text:style-name="Preformatted_20_Text">16262<text:tab/>diet</text:p>
      <text:p text:style-name="Preformatted_20_Text">16263<text:tab/>dietik</text:p>
      <text:p text:style-name="Preformatted_20_Text">16264<text:tab/>digga</text:p>
      <text:p text:style-name="Preformatted_20_Text">16265<text:tab/>digna</text:p>
      <text:p text:style-name="Preformatted_20_Text">16266<text:tab/>dika</text:p>
      <text:p text:style-name="Preformatted_20_Text">16311<text:tab/>dike</text:p>
      <text:p text:style-name="Preformatted_20_Text">16312<text:tab/>dikt</text:p>
      <text:p text:style-name="Preformatted_20_Text">16313<text:tab/>dikta</text:p>
      <text:p text:style-name="Preformatted_20_Text">16314<text:tab/>diktat</text:p>
      <text:p text:style-name="Preformatted_20_Text">16315<text:tab/>dildo</text:p>
      <text:p text:style-name="Preformatted_20_Text">16316<text:tab/>dill</text:p>
      <text:p text:style-name="Preformatted_20_Text">16321<text:tab/>dilla</text:p>
      <text:p text:style-name="Preformatted_20_Text">16322<text:tab/>dille</text:p>
      <text:p text:style-name="Preformatted_20_Text">16323<text:tab/>dimma</text:p>
      <text:p text:style-name="Preformatted_20_Text">16324<text:tab/>dimpa</text:p>
      <text:p text:style-name="Preformatted_20_Text">16325<text:tab/>dinar</text:p>
      <text:p text:style-name="Preformatted_20_Text">16326<text:tab/>dinera</text:p>
      <text:p text:style-name="Preformatted_20_Text">16331<text:tab/>ding</text:p>
      <text:p text:style-name="Preformatted_20_Text">16332<text:tab/>dinge</text:p>
      <text:p text:style-name="Preformatted_20_Text">16333<text:tab/>dingla</text:p>
      <text:p text:style-name="Preformatted_20_Text">16334<text:tab/>dingo</text:p>
      <text:p text:style-name="Preformatted_20_Text">16335<text:tab/>dinkel</text:p>
      <text:p text:style-name="Preformatted_20_Text">16336<text:tab/>diod</text:p>
      <text:p text:style-name="Preformatted_20_Text">16341<text:tab/>diorit</text:p>
      <text:p text:style-name="Preformatted_20_Text">16342<text:tab/>dioxin</text:p>
      <text:p text:style-name="Preformatted_20_Text">16343<text:tab/>diplom</text:p>
      <text:p text:style-name="Preformatted_20_Text">16344<text:tab/>dipmix</text:p>
      <text:p text:style-name="Preformatted_20_Text">16345<text:tab/>dipol</text:p>
      <text:p text:style-name="Preformatted_20_Text">16346<text:tab/>dippa</text:p>
      <text:p text:style-name="Preformatted_20_Text"><text:soft-page-break/>16351<text:tab/>diptyk</text:p>
      <text:p text:style-name="Preformatted_20_Text">16352<text:tab/>dirk</text:p>
      <text:p text:style-name="Preformatted_20_Text">16353<text:tab/>dirka</text:p>
      <text:p text:style-name="Preformatted_20_Text">16354<text:tab/>dirra</text:p>
      <text:p text:style-name="Preformatted_20_Text">16355<text:tab/>dis</text:p>
      <text:p text:style-name="Preformatted_20_Text">16356<text:tab/>disco</text:p>
      <text:p text:style-name="Preformatted_20_Text">16361<text:tab/>disk</text:p>
      <text:p text:style-name="Preformatted_20_Text">16362<text:tab/>diska</text:p>
      <text:p text:style-name="Preformatted_20_Text">16363<text:tab/>diskho</text:p>
      <text:p text:style-name="Preformatted_20_Text">16364<text:tab/>disko</text:p>
      <text:p text:style-name="Preformatted_20_Text">16365<text:tab/>diskus</text:p>
      <text:p text:style-name="Preformatted_20_Text">16366<text:tab/>dispyt</text:p>
      <text:p text:style-name="Preformatted_20_Text">16411<text:tab/>dissa</text:p>
      <text:p text:style-name="Preformatted_20_Text">16412<text:tab/>dito</text:p>
      <text:p text:style-name="Preformatted_20_Text">16413<text:tab/>diva</text:p>
      <text:p text:style-name="Preformatted_20_Text">16414<text:tab/>divan</text:p>
      <text:p text:style-name="Preformatted_20_Text">16415<text:tab/>divis</text:p>
      <text:p text:style-name="Preformatted_20_Text">16416<text:tab/>djonk</text:p>
      <text:p text:style-name="Preformatted_20_Text">16421<text:tab/>djup</text:p>
      <text:p text:style-name="Preformatted_20_Text">16422<text:tab/>djupna</text:p>
      <text:p text:style-name="Preformatted_20_Text">16423<text:tab/>djur</text:p>
      <text:p text:style-name="Preformatted_20_Text">16424<text:tab/>dna</text:p>
      <text:p text:style-name="Preformatted_20_Text">16425<text:tab/>doa</text:p>
      <text:p text:style-name="Preformatted_20_Text">16426<text:tab/>doande</text:p>
      <text:p text:style-name="Preformatted_20_Text">16431<text:tab/>dobbel</text:p>
      <text:p text:style-name="Preformatted_20_Text">16432<text:tab/>dobbla</text:p>
      <text:p text:style-name="Preformatted_20_Text">16433<text:tab/>docent</text:p>
      <text:p text:style-name="Preformatted_20_Text">16434<text:tab/>docera</text:p>
      <text:p text:style-name="Preformatted_20_Text">16435<text:tab/>docka</text:p>
      <text:p text:style-name="Preformatted_20_Text">16436<text:tab/>doft</text:p>
      <text:p text:style-name="Preformatted_20_Text">16441<text:tab/>dofta</text:p>
      <text:p text:style-name="Preformatted_20_Text">16442<text:tab/>doge</text:p>
      <text:p text:style-name="Preformatted_20_Text">16443<text:tab/>dogg</text:p>
      <text:p text:style-name="Preformatted_20_Text">16444<text:tab/>dogm</text:p>
      <text:p text:style-name="Preformatted_20_Text">16445<text:tab/>doja</text:p>
      <text:p text:style-name="Preformatted_20_Text">16446<text:tab/>dok</text:p>
      <text:p text:style-name="Preformatted_20_Text">16451<text:tab/>doktor</text:p>
      <text:p text:style-name="Preformatted_20_Text">16452<text:tab/>dold</text:p>
      <text:p text:style-name="Preformatted_20_Text">16453<text:tab/>doldis</text:p>
      <text:p text:style-name="Preformatted_20_Text">16454<text:tab/>dolk</text:p>
      <text:p text:style-name="Preformatted_20_Text">16455<text:tab/>dollar</text:p>
      <text:p text:style-name="Preformatted_20_Text">16456<text:tab/>dolma</text:p>
      <text:p text:style-name="Preformatted_20_Text">16461<text:tab/>dom</text:p>
      <text:p text:style-name="Preformatted_20_Text">16462<text:tab/>domare</text:p>
      <text:p text:style-name="Preformatted_20_Text">16463<text:tab/>dombok</text:p>
      <text:p text:style-name="Preformatted_20_Text">16464<text:tab/>domino</text:p>
      <text:p text:style-name="Preformatted_20_Text">16465<text:tab/>domna</text:p>
      <text:p text:style-name="Preformatted_20_Text">16466<text:tab/>don</text:p>
      <text:p text:style-name="Preformatted_20_Text">16511<text:tab/>dona</text:p>
      <text:p text:style-name="Preformatted_20_Text">16512<text:tab/>donera</text:p>
      <text:p text:style-name="Preformatted_20_Text">16513<text:tab/>doning</text:p>
      <text:p text:style-name="Preformatted_20_Text">16514<text:tab/>donna</text:p>
      <text:p text:style-name="Preformatted_20_Text">16515<text:tab/>dop</text:p>
      <text:p text:style-name="Preformatted_20_Text">16516<text:tab/>dopa</text:p>
      <text:p text:style-name="Preformatted_20_Text">16521<text:tab/>doping</text:p>
      <text:p text:style-name="Preformatted_20_Text">16522<text:tab/>dopp</text:p>
      <text:p text:style-name="Preformatted_20_Text">16523<text:tab/>doppa</text:p>
      <text:p text:style-name="Preformatted_20_Text">16524<text:tab/>dorn</text:p>
      <text:p text:style-name="Preformatted_20_Text">16525<text:tab/>dorsal</text:p>
      <text:p text:style-name="Preformatted_20_Text">16526<text:tab/>dos</text:p>
      <text:p text:style-name="Preformatted_20_Text">16531<text:tab/>dosa</text:p>
      <text:p text:style-name="Preformatted_20_Text">16532<text:tab/>dosera</text:p>
      <text:p text:style-name="Preformatted_20_Text">16533<text:tab/>dotera</text:p>
      <text:p text:style-name="Preformatted_20_Text">16534<text:tab/>dotter</text:p>
      <text:p text:style-name="Preformatted_20_Text">16535<text:tab/>dov</text:p>
      <text:p text:style-name="Preformatted_20_Text">16536<text:tab/>doyen</text:p>
      <text:p text:style-name="Preformatted_20_Text">16541<text:tab/>dr</text:p>
      <text:p text:style-name="Preformatted_20_Text">16542<text:tab/>dra</text:p>
      <text:p text:style-name="Preformatted_20_Text">16543<text:tab/>drabba</text:p>
      <text:p text:style-name="Preformatted_20_Text">16544<text:tab/>drag</text:p>
      <text:p text:style-name="Preformatted_20_Text">16545<text:tab/>dragg</text:p>
      <text:p text:style-name="Preformatted_20_Text">16546<text:tab/>dragga</text:p>
      <text:p text:style-name="Preformatted_20_Text">16551<text:tab/>dragon</text:p>
      <text:p text:style-name="Preformatted_20_Text">16552<text:tab/>drake</text:p>
      <text:p text:style-name="Preformatted_20_Text">16553<text:tab/>dram</text:p>
      <text:p text:style-name="Preformatted_20_Text">16554<text:tab/>drama</text:p>
      <text:p text:style-name="Preformatted_20_Text">16555<text:tab/>drank</text:p>
      <text:p text:style-name="Preformatted_20_Text">16556<text:tab/>drapa</text:p>
      <text:p text:style-name="Preformatted_20_Text">16561<text:tab/>dras</text:p>
      <text:p text:style-name="Preformatted_20_Text">16562<text:tab/>drasut</text:p>
      <text:p text:style-name="Preformatted_20_Text">16563<text:tab/>dratta</text:p>
      <text:p text:style-name="Preformatted_20_Text">16564<text:tab/>dravel</text:p>
      <text:p text:style-name="Preformatted_20_Text">16565<text:tab/>dravla</text:p>
      <text:p text:style-name="Preformatted_20_Text">16566<text:tab/>dregel</text:p>
      <text:p text:style-name="Preformatted_20_Text">16611<text:tab/>dregla</text:p>
      <text:p text:style-name="Preformatted_20_Text">16612<text:tab/>dreja</text:p>
      <text:p text:style-name="Preformatted_20_Text">16613<text:tab/>dress</text:p>
      <text:p text:style-name="Preformatted_20_Text">16614<text:tab/>drev</text:p>
      <text:p text:style-name="Preformatted_20_Text">16615<text:tab/>dreva</text:p>
      <text:p text:style-name="Preformatted_20_Text">16616<text:tab/>drever</text:p>
      <text:p text:style-name="Preformatted_20_Text">16621<text:tab/>dricka</text:p>
      <text:p text:style-name="Preformatted_20_Text">16622<text:tab/>dricks</text:p>
      <text:p text:style-name="Preformatted_20_Text">16623<text:tab/>drift</text:p>
      <text:p text:style-name="Preformatted_20_Text">16624<text:tab/>drill</text:p>
      <text:p text:style-name="Preformatted_20_Text">16625<text:tab/>drilla</text:p>
      <text:p text:style-name="Preformatted_20_Text">16626<text:tab/>drink</text:p>
      <text:p text:style-name="Preformatted_20_Text">16631<text:tab/>driv</text:p>
      <text:p text:style-name="Preformatted_20_Text">16632<text:tab/>driva</text:p>
      <text:p text:style-name="Preformatted_20_Text">16633<text:tab/>drive</text:p>
      <text:p text:style-name="Preformatted_20_Text">16634<text:tab/>drivis</text:p>
      <text:p text:style-name="Preformatted_20_Text">16635<text:tab/>drog</text:p>
      <text:p text:style-name="Preformatted_20_Text">16636<text:tab/>droga</text:p>
      <text:p text:style-name="Preformatted_20_Text">16641<text:tab/>dront</text:p>
      <text:p text:style-name="Preformatted_20_Text">16642<text:tab/>dropp</text:p>
      <text:p text:style-name="Preformatted_20_Text">16643<text:tab/>droppa</text:p>
      <text:p text:style-name="Preformatted_20_Text">16644<text:tab/>droppe</text:p>
      <text:p text:style-name="Preformatted_20_Text">16645<text:tab/>droska</text:p>
      <text:p text:style-name="Preformatted_20_Text">16646<text:tab/>drots</text:p>
      <text:p text:style-name="Preformatted_20_Text">16651<text:tab/>drott</text:p>
      <text:p text:style-name="Preformatted_20_Text">16652<text:tab/>druid</text:p>
      <text:p text:style-name="Preformatted_20_Text">16653<text:tab/>drul</text:p>
      <text:p text:style-name="Preformatted_20_Text">16654<text:tab/>drulla</text:p>
      <text:p text:style-name="Preformatted_20_Text">16655<text:tab/>drulle</text:p>
      <text:p text:style-name="Preformatted_20_Text">16656<text:tab/>drumla</text:p>
      <text:p text:style-name="Preformatted_20_Text">16661<text:tab/>druva</text:p>
      <text:p text:style-name="Preformatted_20_Text">16662<text:tab/>dryad</text:p>
      <text:p text:style-name="Preformatted_20_Text">16663<text:tab/>dryck</text:p>
      <text:p text:style-name="Preformatted_20_Text">16664<text:tab/>dryfta</text:p>
      <text:p text:style-name="Preformatted_20_Text">16665<text:tab/>dryg</text:p>
      <text:p text:style-name="Preformatted_20_Text">16666<text:tab/>drypa</text:p>
      <text:p text:style-name="Preformatted_20_Text">21111<text:tab/>dua</text:p>
      <text:p text:style-name="Preformatted_20_Text">21112<text:tab/>duande</text:p>
      <text:p text:style-name="Preformatted_20_Text">21113<text:tab/>dubb</text:p>
      <text:p text:style-name="Preformatted_20_Text">21114<text:tab/>dubba</text:p>
      <text:p text:style-name="Preformatted_20_Text">21115<text:tab/>dubbel</text:p>
      <text:p text:style-name="Preformatted_20_Text">21116<text:tab/>dubbla</text:p>
      <text:p text:style-name="Preformatted_20_Text">21121<text:tab/>dubier</text:p>
      <text:p text:style-name="Preformatted_20_Text">21122<text:tab/>ducka</text:p>
      <text:p text:style-name="Preformatted_20_Text">21123<text:tab/>duell</text:p>
      <text:p text:style-name="Preformatted_20_Text">21124<text:tab/>duenna</text:p>
      <text:p text:style-name="Preformatted_20_Text">21125<text:tab/>duett</text:p>
      <text:p text:style-name="Preformatted_20_Text">21126<text:tab/>duffel</text:p>
      <text:p text:style-name="Preformatted_20_Text">21131<text:tab/>duga</text:p>
      <text:p text:style-name="Preformatted_20_Text">21132<text:tab/>dugga</text:p>
      <text:p text:style-name="Preformatted_20_Text">21133<text:tab/>duk</text:p>
      <text:p text:style-name="Preformatted_20_Text">21134<text:tab/>duka</text:p>
      <text:p text:style-name="Preformatted_20_Text">21135<text:tab/>dukat</text:p>
      <text:p text:style-name="Preformatted_20_Text">21136<text:tab/>dukt</text:p>
      <text:p text:style-name="Preformatted_20_Text">21141<text:tab/>dum</text:p>
      <text:p text:style-name="Preformatted_20_Text">21142<text:tab/>dumbom</text:p>
      <text:p text:style-name="Preformatted_20_Text">21143<text:tab/>dumhet</text:p>
      <text:p text:style-name="Preformatted_20_Text">21144<text:tab/>dummer</text:p>
      <text:p text:style-name="Preformatted_20_Text">21145<text:tab/>dummy</text:p>
      <text:p text:style-name="Preformatted_20_Text">21146<text:tab/>dumpa</text:p>
      <text:p text:style-name="Preformatted_20_Text">21151<text:tab/>dumper</text:p>
      <text:p text:style-name="Preformatted_20_Text">21152<text:tab/>dun</text:p>
      <text:p text:style-name="Preformatted_20_Text">21153<text:tab/>dunder</text:p>
      <text:p text:style-name="Preformatted_20_Text">21154<text:tab/>dundra</text:p>
      <text:p text:style-name="Preformatted_20_Text">21155<text:tab/>dunge</text:p>
      <text:p text:style-name="Preformatted_20_Text">21156<text:tab/>dunk</text:p>
      <text:p text:style-name="Preformatted_20_Text">21161<text:tab/>dunka</text:p>
      <text:p text:style-name="Preformatted_20_Text">21162<text:tab/>dunkel</text:p>
      <text:p text:style-name="Preformatted_20_Text">21163<text:tab/>duns</text:p>
      <text:p text:style-name="Preformatted_20_Text">21164<text:tab/>dunsa</text:p>
      <text:p text:style-name="Preformatted_20_Text">21165<text:tab/>dunst</text:p>
      <text:p text:style-name="Preformatted_20_Text">21166<text:tab/>dunsta</text:p>
      <text:p text:style-name="Preformatted_20_Text">21211<text:tab/>duo</text:p>
      <text:p text:style-name="Preformatted_20_Text">21212<text:tab/>duodes</text:p>
      <text:p text:style-name="Preformatted_20_Text">21213<text:tab/>dupera</text:p>
      <text:p text:style-name="Preformatted_20_Text">21214<text:tab/>dur</text:p>
      <text:p text:style-name="Preformatted_20_Text">21215<text:tab/>durk</text:p>
      <text:p text:style-name="Preformatted_20_Text">21216<text:tab/>durra</text:p>
      <text:p text:style-name="Preformatted_20_Text">21221<text:tab/>dus</text:p>
      <text:p text:style-name="Preformatted_20_Text">21222<text:tab/>dusch</text:p>
      <text:p text:style-name="Preformatted_20_Text">21223<text:tab/>duscha</text:p>
      <text:p text:style-name="Preformatted_20_Text">21224<text:tab/>dusk</text:p>
      <text:p text:style-name="Preformatted_20_Text">21225<text:tab/>dussin</text:p>
      <text:p text:style-name="Preformatted_20_Text">21226<text:tab/>dust</text:p>
      <text:p text:style-name="Preformatted_20_Text"><text:soft-page-break/>21231<text:tab/>duva</text:p>
      <text:p text:style-name="Preformatted_20_Text">21232<text:tab/>dvala</text:p>
      <text:p text:style-name="Preformatted_20_Text">21233<text:tab/>dvd</text:p>
      <text:p text:style-name="Preformatted_20_Text">21234<text:tab/>dy</text:p>
      <text:p text:style-name="Preformatted_20_Text">21235<text:tab/>dyblad</text:p>
      <text:p text:style-name="Preformatted_20_Text">21236<text:tab/>dygd</text:p>
      <text:p text:style-name="Preformatted_20_Text">21241<text:tab/>dygn</text:p>
      <text:p text:style-name="Preformatted_20_Text">21242<text:tab/>dyig</text:p>
      <text:p text:style-name="Preformatted_20_Text">21243<text:tab/>dyka</text:p>
      <text:p text:style-name="Preformatted_20_Text">21244<text:tab/>dykand</text:p>
      <text:p text:style-name="Preformatted_20_Text">21245<text:tab/>dykare</text:p>
      <text:p text:style-name="Preformatted_20_Text">21246<text:tab/>dykeri</text:p>
      <text:p text:style-name="Preformatted_20_Text">21251<text:tab/>dyn</text:p>
      <text:p text:style-name="Preformatted_20_Text">21252<text:tab/>dyna</text:p>
      <text:p text:style-name="Preformatted_20_Text">21253<text:tab/>dynamo</text:p>
      <text:p text:style-name="Preformatted_20_Text">21254<text:tab/>dynga</text:p>
      <text:p text:style-name="Preformatted_20_Text">21255<text:tab/>dyning</text:p>
      <text:p text:style-name="Preformatted_20_Text">21256<text:tab/>dynt</text:p>
      <text:p text:style-name="Preformatted_20_Text">21261<text:tab/>dyr</text:p>
      <text:p text:style-name="Preformatted_20_Text">21262<text:tab/>dyrk</text:p>
      <text:p text:style-name="Preformatted_20_Text">21263<text:tab/>dyrka</text:p>
      <text:p text:style-name="Preformatted_20_Text">21264<text:tab/>dyrkan</text:p>
      <text:p text:style-name="Preformatted_20_Text">21265<text:tab/>dyrort</text:p>
      <text:p text:style-name="Preformatted_20_Text">21266<text:tab/>dyrtid</text:p>
      <text:p text:style-name="Preformatted_20_Text">21311<text:tab/>dys</text:p>
      <text:p text:style-name="Preformatted_20_Text">21312<text:tab/>dysa</text:p>
      <text:p text:style-name="Preformatted_20_Text">21313<text:tab/>dyscha</text:p>
      <text:p text:style-name="Preformatted_20_Text">21314<text:tab/>e-bok</text:p>
      <text:p text:style-name="Preformatted_20_Text">21315<text:tab/>ebb</text:p>
      <text:p text:style-name="Preformatted_20_Text">21316<text:tab/>ebba</text:p>
      <text:p text:style-name="Preformatted_20_Text">21321<text:tab/>ebonit</text:p>
      <text:p text:style-name="Preformatted_20_Text">21322<text:tab/>ed</text:p>
      <text:p text:style-name="Preformatted_20_Text">21323<text:tab/>eda</text:p>
      <text:p text:style-name="Preformatted_20_Text">21324<text:tab/>edda</text:p>
      <text:p text:style-name="Preformatted_20_Text">21325<text:tab/>edera</text:p>
      <text:p text:style-name="Preformatted_20_Text">21326<text:tab/>edikt</text:p>
      <text:p text:style-name="Preformatted_20_Text">21331<text:tab/>edil</text:p>
      <text:p text:style-name="Preformatted_20_Text">21332<text:tab/>effekt</text:p>
      <text:p text:style-name="Preformatted_20_Text">21333<text:tab/>efor</text:p>
      <text:p text:style-name="Preformatted_20_Text">21334<text:tab/>egal</text:p>
      <text:p text:style-name="Preformatted_20_Text">21335<text:tab/>egen</text:p>
      <text:p text:style-name="Preformatted_20_Text">21336<text:tab/>egga</text:p>
      <text:p text:style-name="Preformatted_20_Text">21341<text:tab/>egid</text:p>
      <text:p text:style-name="Preformatted_20_Text">21342<text:tab/>ego</text:p>
      <text:p text:style-name="Preformatted_20_Text">21343<text:tab/>egoism</text:p>
      <text:p text:style-name="Preformatted_20_Text">21344<text:tab/>egoist</text:p>
      <text:p text:style-name="Preformatted_20_Text">21345<text:tab/>ejder</text:p>
      <text:p text:style-name="Preformatted_20_Text">21346<text:tab/>ek</text:p>
      <text:p text:style-name="Preformatted_20_Text">21351<text:tab/>eka</text:p>
      <text:p text:style-name="Preformatted_20_Text">21352<text:tab/>ekande</text:p>
      <text:p text:style-name="Preformatted_20_Text">21353<text:tab/>ekbock</text:p>
      <text:p text:style-name="Preformatted_20_Text">21354<text:tab/>eke</text:p>
      <text:p text:style-name="Preformatted_20_Text">21355<text:tab/>eker</text:p>
      <text:p text:style-name="Preformatted_20_Text">21356<text:tab/>ekfat</text:p>
      <text:p text:style-name="Preformatted_20_Text">21361<text:tab/>eklips</text:p>
      <text:p text:style-name="Preformatted_20_Text">21362<text:tab/>eklog</text:p>
      <text:p text:style-name="Preformatted_20_Text">21363<text:tab/>eklut</text:p>
      <text:p text:style-name="Preformatted_20_Text">21364<text:tab/>eko</text:p>
      <text:p text:style-name="Preformatted_20_Text">21365<text:tab/>ekolod</text:p>
      <text:p text:style-name="Preformatted_20_Text">21366<text:tab/>ekolog</text:p>
      <text:p text:style-name="Preformatted_20_Text">21411<text:tab/>ekonom</text:p>
      <text:p text:style-name="Preformatted_20_Text">21412<text:tab/>ekorre</text:p>
      <text:p text:style-name="Preformatted_20_Text">21413<text:tab/>ekotyp</text:p>
      <text:p text:style-name="Preformatted_20_Text">21414<text:tab/>ekoxe</text:p>
      <text:p text:style-name="Preformatted_20_Text">21415<text:tab/>eksem</text:p>
      <text:p text:style-name="Preformatted_20_Text">21416<text:tab/>ekskog</text:p>
      <text:p text:style-name="Preformatted_20_Text">21421<text:tab/>ektomi</text:p>
      <text:p text:style-name="Preformatted_20_Text">21422<text:tab/>el</text:p>
      <text:p text:style-name="Preformatted_20_Text">21423<text:tab/>elak</text:p>
      <text:p text:style-name="Preformatted_20_Text">21424<text:tab/>eland</text:p>
      <text:p text:style-name="Preformatted_20_Text">21425<text:tab/>elbil</text:p>
      <text:p text:style-name="Preformatted_20_Text">21426<text:tab/>eld</text:p>
      <text:p text:style-name="Preformatted_20_Text">21431<text:tab/>elda</text:p>
      <text:p text:style-name="Preformatted_20_Text">21432<text:tab/>eldare</text:p>
      <text:p text:style-name="Preformatted_20_Text">21433<text:tab/>elddon</text:p>
      <text:p text:style-name="Preformatted_20_Text">21434<text:tab/>elddop</text:p>
      <text:p text:style-name="Preformatted_20_Text">21435<text:tab/>eldhav</text:p>
      <text:p text:style-name="Preformatted_20_Text">21436<text:tab/>eldhus</text:p>
      <text:p text:style-name="Preformatted_20_Text">21441<text:tab/>eldyta</text:p>
      <text:p text:style-name="Preformatted_20_Text">21442<text:tab/>elegi</text:p>
      <text:p text:style-name="Preformatted_20_Text">21443<text:tab/>elev</text:p>
      <text:p text:style-name="Preformatted_20_Text">21444<text:tab/>elit</text:p>
      <text:p text:style-name="Preformatted_20_Text">21445<text:tab/>elixir</text:p>
      <text:p text:style-name="Preformatted_20_Text">21446<text:tab/>ellips</text:p>
      <text:p text:style-name="Preformatted_20_Text">21451<text:tab/>elljus</text:p>
      <text:p text:style-name="Preformatted_20_Text">21452<text:tab/>ellok</text:p>
      <text:p text:style-name="Preformatted_20_Text">21453<text:tab/>eloge</text:p>
      <text:p text:style-name="Preformatted_20_Text">21454<text:tab/>elspis</text:p>
      <text:p text:style-name="Preformatted_20_Text">21455<text:tab/>eltejp</text:p>
      <text:p text:style-name="Preformatted_20_Text">21456<text:tab/>eluera</text:p>
      <text:p text:style-name="Preformatted_20_Text">21461<text:tab/>elverk</text:p>
      <text:p text:style-name="Preformatted_20_Text">21462<text:tab/>elvisp</text:p>
      <text:p text:style-name="Preformatted_20_Text">21463<text:tab/>emalj</text:p>
      <text:p text:style-name="Preformatted_20_Text">21464<text:tab/>emblem</text:p>
      <text:p text:style-name="Preformatted_20_Text">21465<text:tab/>emboli</text:p>
      <text:p text:style-name="Preformatted_20_Text">21466<text:tab/>embryo</text:p>
      <text:p text:style-name="Preformatted_20_Text">21511<text:tab/>emfas</text:p>
      <text:p text:style-name="Preformatted_20_Text">21512<text:tab/>emir</text:p>
      <text:p text:style-name="Preformatted_20_Text">21513<text:tab/>emma</text:p>
      <text:p text:style-name="Preformatted_20_Text">21514<text:tab/>emotse</text:p>
      <text:p text:style-name="Preformatted_20_Text">21515<text:tab/>emotta</text:p>
      <text:p text:style-name="Preformatted_20_Text">21516<text:tab/>empati</text:p>
      <text:p text:style-name="Preformatted_20_Text">21521<text:tab/>empir</text:p>
      <text:p text:style-name="Preformatted_20_Text">21522<text:tab/>empire</text:p>
      <text:p text:style-name="Preformatted_20_Text">21523<text:tab/>empiri</text:p>
      <text:p text:style-name="Preformatted_20_Text">21524<text:tab/>empyem</text:p>
      <text:p text:style-name="Preformatted_20_Text">21525<text:tab/>emu</text:p>
      <text:p text:style-name="Preformatted_20_Text">21526<text:tab/>en</text:p>
      <text:p text:style-name="Preformatted_20_Text">21531<text:tab/>ena</text:p>
      <text:p text:style-name="Preformatted_20_Text">21532<text:tab/>enande</text:p>
      <text:p text:style-name="Preformatted_20_Text">21533<text:tab/>enas</text:p>
      <text:p text:style-name="Preformatted_20_Text">21534<text:tab/>endemi</text:p>
      <text:p text:style-name="Preformatted_20_Text">21535<text:tab/>endiv</text:p>
      <text:p text:style-name="Preformatted_20_Text">21536<text:tab/>ene</text:p>
      <text:p text:style-name="Preformatted_20_Text">21541<text:tab/>energi</text:p>
      <text:p text:style-name="Preformatted_20_Text">21542<text:tab/>enfald</text:p>
      <text:p text:style-name="Preformatted_20_Text">21543<text:tab/>engram</text:p>
      <text:p text:style-name="Preformatted_20_Text">21544<text:tab/>enhet</text:p>
      <text:p text:style-name="Preformatted_20_Text">21545<text:tab/>enig</text:p>
      <text:p text:style-name="Preformatted_20_Text">21546<text:tab/>enkla</text:p>
      <text:p text:style-name="Preformatted_20_Text">21551<text:tab/>enklav</text:p>
      <text:p text:style-name="Preformatted_20_Text">21552<text:tab/>enris</text:p>
      <text:p text:style-name="Preformatted_20_Text">21553<text:tab/>ens</text:p>
      <text:p text:style-name="Preformatted_20_Text">21554<text:tab/>ensa</text:p>
      <text:p text:style-name="Preformatted_20_Text">21555<text:tab/>ensak</text:p>
      <text:p text:style-name="Preformatted_20_Text">21556<text:tab/>ense</text:p>
      <text:p text:style-name="Preformatted_20_Text">21561<text:tab/>ensfyr</text:p>
      <text:p text:style-name="Preformatted_20_Text">21562<text:tab/>ental</text:p>
      <text:p text:style-name="Preformatted_20_Text">21563<text:tab/>entita</text:p>
      <text:p text:style-name="Preformatted_20_Text">21564<text:tab/>envig</text:p>
      <text:p text:style-name="Preformatted_20_Text">21565<text:tab/>enzym</text:p>
      <text:p text:style-name="Preformatted_20_Text">21566<text:tab/>eocen</text:p>
      <text:p text:style-name="Preformatted_20_Text">21611<text:tab/>eon</text:p>
      <text:p text:style-name="Preformatted_20_Text">21612<text:tab/>epifys</text:p>
      <text:p text:style-name="Preformatted_20_Text">21613<text:tab/>epifyt</text:p>
      <text:p text:style-name="Preformatted_20_Text">21614<text:tab/>epigon</text:p>
      <text:p text:style-name="Preformatted_20_Text">21615<text:tab/>epik</text:p>
      <text:p text:style-name="Preformatted_20_Text">21616<text:tab/>epiker</text:p>
      <text:p text:style-name="Preformatted_20_Text">21621<text:tab/>epilog</text:p>
      <text:p text:style-name="Preformatted_20_Text">21622<text:tab/>episod</text:p>
      <text:p text:style-name="Preformatted_20_Text">21623<text:tab/>epitaf</text:p>
      <text:p text:style-name="Preformatted_20_Text">21624<text:tab/>epitel</text:p>
      <text:p text:style-name="Preformatted_20_Text">21625<text:tab/>epitet</text:p>
      <text:p text:style-name="Preformatted_20_Text">21626<text:tab/>epok</text:p>
      <text:p text:style-name="Preformatted_20_Text">21631<text:tab/>epos</text:p>
      <text:p text:style-name="Preformatted_20_Text">21632<text:tab/>epoxi</text:p>
      <text:p text:style-name="Preformatted_20_Text">21633<text:tab/>era</text:p>
      <text:p text:style-name="Preformatted_20_Text">21634<text:tab/>erbium</text:p>
      <text:p text:style-name="Preformatted_20_Text">21635<text:tab/>eremit</text:p>
      <text:p text:style-name="Preformatted_20_Text">21636<text:tab/>erfara</text:p>
      <text:p text:style-name="Preformatted_20_Text">21641<text:tab/>erinra</text:p>
      <text:p text:style-name="Preformatted_20_Text">21642<text:tab/>erotik</text:p>
      <text:p text:style-name="Preformatted_20_Text">21643<text:tab/>errata</text:p>
      <text:p text:style-name="Preformatted_20_Text">21644<text:tab/>eskarp</text:p>
      <text:p text:style-name="Preformatted_20_Text">21645<text:tab/>eskort</text:p>
      <text:p text:style-name="Preformatted_20_Text">21646<text:tab/>espri</text:p>
      <text:p text:style-name="Preformatted_20_Text">21651<text:tab/>esprit</text:p>
      <text:p text:style-name="Preformatted_20_Text">21652<text:tab/>ess</text:p>
      <text:p text:style-name="Preformatted_20_Text">21653<text:tab/>essay</text:p>
      <text:p text:style-name="Preformatted_20_Text">21654<text:tab/>essens</text:p>
      <text:p text:style-name="Preformatted_20_Text">21655<text:tab/>ester</text:p>
      <text:p text:style-name="Preformatted_20_Text">21656<text:tab/>estet</text:p>
      <text:p text:style-name="Preformatted_20_Text">21661<text:tab/>estrad</text:p>
      <text:p text:style-name="Preformatted_20_Text">21662<text:tab/>etage</text:p>
      <text:p text:style-name="Preformatted_20_Text">21663<text:tab/>etan</text:p>
      <text:p text:style-name="Preformatted_20_Text">21664<text:tab/>etanol</text:p>
      <text:p text:style-name="Preformatted_20_Text">21665<text:tab/>etapp</text:p>
      <text:p text:style-name="Preformatted_20_Text">21666<text:tab/>eten</text:p>
      <text:p text:style-name="Preformatted_20_Text"><text:soft-page-break/>22111<text:tab/>eter</text:p>
      <text:p text:style-name="Preformatted_20_Text">22112<text:tab/>etik</text:p>
      <text:p text:style-name="Preformatted_20_Text">22113<text:tab/>etiker</text:p>
      <text:p text:style-name="Preformatted_20_Text">22114<text:tab/>etolog</text:p>
      <text:p text:style-name="Preformatted_20_Text">22115<text:tab/>etsa</text:p>
      <text:p text:style-name="Preformatted_20_Text">22116<text:tab/>etta</text:p>
      <text:p text:style-name="Preformatted_20_Text">22121<text:tab/>etter</text:p>
      <text:p text:style-name="Preformatted_20_Text">22122<text:tab/>etui</text:p>
      <text:p text:style-name="Preformatted_20_Text">22123<text:tab/>etyd</text:p>
      <text:p text:style-name="Preformatted_20_Text">22124<text:tab/>etyl</text:p>
      <text:p text:style-name="Preformatted_20_Text">22125<text:tab/>etylen</text:p>
      <text:p text:style-name="Preformatted_20_Text">22126<text:tab/>etyn</text:p>
      <text:p text:style-name="Preformatted_20_Text">22131<text:tab/>eufoni</text:p>
      <text:p text:style-name="Preformatted_20_Text">22132<text:tab/>eufori</text:p>
      <text:p text:style-name="Preformatted_20_Text">22133<text:tab/>euro</text:p>
      <text:p text:style-name="Preformatted_20_Text">22134<text:tab/>evig</text:p>
      <text:p text:style-name="Preformatted_20_Text">22135<text:tab/>examen</text:p>
      <text:p text:style-name="Preformatted_20_Text">22136<text:tab/>excess</text:p>
      <text:p text:style-name="Preformatted_20_Text">22141<text:tab/>exeges</text:p>
      <text:p text:style-name="Preformatted_20_Text">22142<text:tab/>exeget</text:p>
      <text:p text:style-name="Preformatted_20_Text">22143<text:tab/>exfru</text:p>
      <text:p text:style-name="Preformatted_20_Text">22144<text:tab/>exil</text:p>
      <text:p text:style-name="Preformatted_20_Text">22145<text:tab/>exkret</text:p>
      <text:p text:style-name="Preformatted_20_Text">22146<text:tab/>exkung</text:p>
      <text:p text:style-name="Preformatted_20_Text">22151<text:tab/>exkurs</text:p>
      <text:p text:style-name="Preformatted_20_Text">22152<text:tab/>exodus</text:p>
      <text:p text:style-name="Preformatted_20_Text">22153<text:tab/>expert</text:p>
      <text:p text:style-name="Preformatted_20_Text">22154<text:tab/>expo</text:p>
      <text:p text:style-name="Preformatted_20_Text">22155<text:tab/>export</text:p>
      <text:p text:style-name="Preformatted_20_Text">22156<text:tab/>extas</text:p>
      <text:p text:style-name="Preformatted_20_Text">22161<text:tab/>extern</text:p>
      <text:p text:style-name="Preformatted_20_Text">22162<text:tab/>extrem</text:p>
      <text:p text:style-name="Preformatted_20_Text">22163<text:tab/>fabel</text:p>
      <text:p text:style-name="Preformatted_20_Text">22164<text:tab/>fabla</text:p>
      <text:p text:style-name="Preformatted_20_Text">22165<text:tab/>fabrik</text:p>
      <text:p text:style-name="Preformatted_20_Text">22166<text:tab/>facett</text:p>
      <text:p text:style-name="Preformatted_20_Text">22211<text:tab/>facit</text:p>
      <text:p text:style-name="Preformatted_20_Text">22212<text:tab/>fack</text:p>
      <text:p text:style-name="Preformatted_20_Text">22213<text:tab/>fackla</text:p>
      <text:p text:style-name="Preformatted_20_Text">22214<text:tab/>fadd</text:p>
      <text:p text:style-name="Preformatted_20_Text">22215<text:tab/>fadder</text:p>
      <text:p text:style-name="Preformatted_20_Text">22216<text:tab/>fader</text:p>
      <text:p text:style-name="Preformatted_20_Text">22221<text:tab/>fagott</text:p>
      <text:p text:style-name="Preformatted_20_Text">22222<text:tab/>fajans</text:p>
      <text:p text:style-name="Preformatted_20_Text">22223<text:tab/>fajt</text:p>
      <text:p text:style-name="Preformatted_20_Text">22224<text:tab/>fajtas</text:p>
      <text:p text:style-name="Preformatted_20_Text">22225<text:tab/>fajter</text:p>
      <text:p text:style-name="Preformatted_20_Text">22226<text:tab/>fakir</text:p>
      <text:p text:style-name="Preformatted_20_Text">22231<text:tab/>fakta</text:p>
      <text:p text:style-name="Preformatted_20_Text">22232<text:tab/>faktor</text:p>
      <text:p text:style-name="Preformatted_20_Text">22233<text:tab/>faktum</text:p>
      <text:p text:style-name="Preformatted_20_Text">22234<text:tab/>faktur</text:p>
      <text:p text:style-name="Preformatted_20_Text">22235<text:tab/>falang</text:p>
      <text:p text:style-name="Preformatted_20_Text">22236<text:tab/>falk</text:p>
      <text:p text:style-name="Preformatted_20_Text">22241<text:tab/>falka</text:p>
      <text:p text:style-name="Preformatted_20_Text">22242<text:tab/>fall</text:p>
      <text:p text:style-name="Preformatted_20_Text">22243<text:tab/>falla</text:p>
      <text:p text:style-name="Preformatted_20_Text">22244<text:tab/>falna</text:p>
      <text:p text:style-name="Preformatted_20_Text">22245<text:tab/>fals</text:p>
      <text:p text:style-name="Preformatted_20_Text">22246<text:tab/>falsa</text:p>
      <text:p text:style-name="Preformatted_20_Text">22251<text:tab/>familj</text:p>
      <text:p text:style-name="Preformatted_20_Text">22252<text:tab/>famla</text:p>
      <text:p text:style-name="Preformatted_20_Text">22253<text:tab/>famn</text:p>
      <text:p text:style-name="Preformatted_20_Text">22254<text:tab/>famna</text:p>
      <text:p text:style-name="Preformatted_20_Text">22255<text:tab/>fana</text:p>
      <text:p text:style-name="Preformatted_20_Text">22256<text:tab/>faner</text:p>
      <text:p text:style-name="Preformatted_20_Text">22261<text:tab/>fanfar</text:p>
      <text:p text:style-name="Preformatted_20_Text">22262<text:tab/>fanken</text:p>
      <text:p text:style-name="Preformatted_20_Text">22263<text:tab/>fantom</text:p>
      <text:p text:style-name="Preformatted_20_Text">22264<text:tab/>far</text:p>
      <text:p text:style-name="Preformatted_20_Text">22265<text:tab/>fara</text:p>
      <text:p text:style-name="Preformatted_20_Text">22266<text:tab/>farad</text:p>
      <text:p text:style-name="Preformatted_20_Text">22311<text:tab/>farao</text:p>
      <text:p text:style-name="Preformatted_20_Text">22312<text:tab/>fardag</text:p>
      <text:p text:style-name="Preformatted_20_Text">22313<text:tab/>farfar</text:p>
      <text:p text:style-name="Preformatted_20_Text">22314<text:tab/>farin</text:p>
      <text:p text:style-name="Preformatted_20_Text">22315<text:tab/>farled</text:p>
      <text:p text:style-name="Preformatted_20_Text">22316<text:tab/>farm</text:p>
      <text:p text:style-name="Preformatted_20_Text">22321<text:tab/>farmor</text:p>
      <text:p text:style-name="Preformatted_20_Text">22322<text:tab/>fars</text:p>
      <text:p text:style-name="Preformatted_20_Text">22323<text:tab/>farsa</text:p>
      <text:p text:style-name="Preformatted_20_Text">22324<text:tab/>farsot</text:p>
      <text:p text:style-name="Preformatted_20_Text">22325<text:tab/>farstu</text:p>
      <text:p text:style-name="Preformatted_20_Text">22326<text:tab/>fart</text:p>
      <text:p text:style-name="Preformatted_20_Text">22331<text:tab/>fartyg</text:p>
      <text:p text:style-name="Preformatted_20_Text">22332<text:tab/>fas</text:p>
      <text:p text:style-name="Preformatted_20_Text">22333<text:tab/>fasa</text:p>
      <text:p text:style-name="Preformatted_20_Text">22334<text:tab/>fasad</text:p>
      <text:p text:style-name="Preformatted_20_Text">22335<text:tab/>fasan</text:p>
      <text:p text:style-name="Preformatted_20_Text">22336<text:tab/>fasen</text:p>
      <text:p text:style-name="Preformatted_20_Text">22341<text:tab/>fasett</text:p>
      <text:p text:style-name="Preformatted_20_Text">22342<text:tab/>faskin</text:p>
      <text:p text:style-name="Preformatted_20_Text">22343<text:tab/>fason</text:p>
      <text:p text:style-name="Preformatted_20_Text">22344<text:tab/>fast</text:p>
      <text:p text:style-name="Preformatted_20_Text">22345<text:tab/>fasta</text:p>
      <text:p text:style-name="Preformatted_20_Text">22346<text:tab/>fastan</text:p>
      <text:p text:style-name="Preformatted_20_Text">22351<text:tab/>faster</text:p>
      <text:p text:style-name="Preformatted_20_Text">22352<text:tab/>fastna</text:p>
      <text:p text:style-name="Preformatted_20_Text">22353<text:tab/>fat</text:p>
      <text:p text:style-name="Preformatted_20_Text">22354<text:tab/>fatbur</text:p>
      <text:p text:style-name="Preformatted_20_Text">22355<text:tab/>fatt</text:p>
      <text:p text:style-name="Preformatted_20_Text">22356<text:tab/>fatta</text:p>
      <text:p text:style-name="Preformatted_20_Text">22361<text:tab/>fattas</text:p>
      <text:p text:style-name="Preformatted_20_Text">22362<text:tab/>fatwa</text:p>
      <text:p text:style-name="Preformatted_20_Text">22363<text:tab/>faun</text:p>
      <text:p text:style-name="Preformatted_20_Text">22364<text:tab/>fauna</text:p>
      <text:p text:style-name="Preformatted_20_Text">22365<text:tab/>fax</text:p>
      <text:p text:style-name="Preformatted_20_Text">22366<text:tab/>faxa</text:p>
      <text:p text:style-name="Preformatted_20_Text">22411<text:tab/>fe</text:p>
      <text:p text:style-name="Preformatted_20_Text">22412<text:tab/>feber</text:p>
      <text:p text:style-name="Preformatted_20_Text">22413<text:tab/>feeri</text:p>
      <text:p text:style-name="Preformatted_20_Text">22414<text:tab/>feg</text:p>
      <text:p text:style-name="Preformatted_20_Text">22415<text:tab/>feghet</text:p>
      <text:p text:style-name="Preformatted_20_Text">22416<text:tab/>fegis</text:p>
      <text:p text:style-name="Preformatted_20_Text">22421<text:tab/>feja</text:p>
      <text:p text:style-name="Preformatted_20_Text">22422<text:tab/>fejd</text:p>
      <text:p text:style-name="Preformatted_20_Text">22423<text:tab/>fejka</text:p>
      <text:p text:style-name="Preformatted_20_Text">22424<text:tab/>fel</text:p>
      <text:p text:style-name="Preformatted_20_Text">22425<text:tab/>fela</text:p>
      <text:p text:style-name="Preformatted_20_Text">22426<text:tab/>felas</text:p>
      <text:p text:style-name="Preformatted_20_Text">22431<text:tab/>felsyn</text:p>
      <text:p text:style-name="Preformatted_20_Text">22432<text:tab/>felval</text:p>
      <text:p text:style-name="Preformatted_20_Text">22433<text:tab/>femma</text:p>
      <text:p text:style-name="Preformatted_20_Text">22434<text:tab/>femmil</text:p>
      <text:p text:style-name="Preformatted_20_Text">22435<text:tab/>fena</text:p>
      <text:p text:style-name="Preformatted_20_Text">22436<text:tab/>fender</text:p>
      <text:p text:style-name="Preformatted_20_Text">22441<text:tab/>fenol</text:p>
      <text:p text:style-name="Preformatted_20_Text">22442<text:tab/>fenval</text:p>
      <text:p text:style-name="Preformatted_20_Text">22443<text:tab/>ferie</text:p>
      <text:p text:style-name="Preformatted_20_Text">22444<text:tab/>fermat</text:p>
      <text:p text:style-name="Preformatted_20_Text">22445<text:tab/>ferrit</text:p>
      <text:p text:style-name="Preformatted_20_Text">22446<text:tab/>ferrum</text:p>
      <text:p text:style-name="Preformatted_20_Text">22451<text:tab/>fest</text:p>
      <text:p text:style-name="Preformatted_20_Text">22452<text:tab/>festa</text:p>
      <text:p text:style-name="Preformatted_20_Text">22453<text:tab/>fet</text:p>
      <text:p text:style-name="Preformatted_20_Text">22454<text:tab/>fetera</text:p>
      <text:p text:style-name="Preformatted_20_Text">22455<text:tab/>fetma</text:p>
      <text:p text:style-name="Preformatted_20_Text">22456<text:tab/>fett</text:p>
      <text:p text:style-name="Preformatted_20_Text">22461<text:tab/>fetto</text:p>
      <text:p text:style-name="Preformatted_20_Text">22462<text:tab/>fez</text:p>
      <text:p text:style-name="Preformatted_20_Text">22463<text:tab/>fi</text:p>
      <text:p text:style-name="Preformatted_20_Text">22464<text:tab/>fia</text:p>
      <text:p text:style-name="Preformatted_20_Text">22465<text:tab/>fiasko</text:p>
      <text:p text:style-name="Preformatted_20_Text">22466<text:tab/>fibbla</text:p>
      <text:p text:style-name="Preformatted_20_Text">22511<text:tab/>fiber</text:p>
      <text:p text:style-name="Preformatted_20_Text">22512<text:tab/>fibrin</text:p>
      <text:p text:style-name="Preformatted_20_Text">22513<text:tab/>fibula</text:p>
      <text:p text:style-name="Preformatted_20_Text">22514<text:tab/>ficka</text:p>
      <text:p text:style-name="Preformatted_20_Text">22515<text:tab/>fickur</text:p>
      <text:p text:style-name="Preformatted_20_Text">22516<text:tab/>fiende</text:p>
      <text:p text:style-name="Preformatted_20_Text">22521<text:tab/>fiffel</text:p>
      <text:p text:style-name="Preformatted_20_Text">22522<text:tab/>fiffla</text:p>
      <text:p text:style-name="Preformatted_20_Text">22523<text:tab/>fight</text:p>
      <text:p text:style-name="Preformatted_20_Text">22524<text:tab/>figur</text:p>
      <text:p text:style-name="Preformatted_20_Text">22525<text:tab/>fik</text:p>
      <text:p text:style-name="Preformatted_20_Text">22526<text:tab/>fika</text:p>
      <text:p text:style-name="Preformatted_20_Text">22531<text:tab/>fikon</text:p>
      <text:p text:style-name="Preformatted_20_Text">22532<text:tab/>fil</text:p>
      <text:p text:style-name="Preformatted_20_Text">22533<text:tab/>fila</text:p>
      <text:p text:style-name="Preformatted_20_Text">22534<text:tab/>filea</text:p>
      <text:p text:style-name="Preformatted_20_Text">22535<text:tab/>filial</text:p>
      <text:p text:style-name="Preformatted_20_Text">22536<text:tab/>filler</text:p>
      <text:p text:style-name="Preformatted_20_Text">22541<text:tab/>film</text:p>
      <text:p text:style-name="Preformatted_20_Text">22542<text:tab/>filma</text:p>
      <text:p text:style-name="Preformatted_20_Text">22543<text:tab/>filt</text:p>
      <text:p text:style-name="Preformatted_20_Text">22544<text:tab/>filta</text:p>
      <text:p text:style-name="Preformatted_20_Text">22545<text:tab/>filter</text:p>
      <text:p text:style-name="Preformatted_20_Text">22546<text:tab/>filur</text:p>
      <text:p text:style-name="Preformatted_20_Text"><text:soft-page-break/>22551<text:tab/>fimp</text:p>
      <text:p text:style-name="Preformatted_20_Text">22552<text:tab/>fimpa</text:p>
      <text:p text:style-name="Preformatted_20_Text">22553<text:tab/>fin</text:p>
      <text:p text:style-name="Preformatted_20_Text">22554<text:tab/>final</text:p>
      <text:p text:style-name="Preformatted_20_Text">22555<text:tab/>finess</text:p>
      <text:p text:style-name="Preformatted_20_Text">22556<text:tab/>finger</text:p>
      <text:p text:style-name="Preformatted_20_Text">22561<text:tab/>fingra</text:p>
      <text:p text:style-name="Preformatted_20_Text">22562<text:tab/>finish</text:p>
      <text:p text:style-name="Preformatted_20_Text">22563<text:tab/>fink</text:p>
      <text:p text:style-name="Preformatted_20_Text">22564<text:tab/>finka</text:p>
      <text:p text:style-name="Preformatted_20_Text">22565<text:tab/>finkel</text:p>
      <text:p text:style-name="Preformatted_20_Text">22566<text:tab/>finlek</text:p>
      <text:p text:style-name="Preformatted_20_Text">22611<text:tab/>finlir</text:p>
      <text:p text:style-name="Preformatted_20_Text">22612<text:tab/>finmat</text:p>
      <text:p text:style-name="Preformatted_20_Text">22613<text:tab/>finna</text:p>
      <text:p text:style-name="Preformatted_20_Text">22614<text:tab/>finnas</text:p>
      <text:p text:style-name="Preformatted_20_Text">22615<text:tab/>finrum</text:p>
      <text:p text:style-name="Preformatted_20_Text">22616<text:tab/>finsko</text:p>
      <text:p text:style-name="Preformatted_20_Text">22621<text:tab/>fint</text:p>
      <text:p text:style-name="Preformatted_20_Text">22622<text:tab/>finta</text:p>
      <text:p text:style-name="Preformatted_20_Text">22623<text:tab/>fiol</text:p>
      <text:p text:style-name="Preformatted_20_Text">22624<text:tab/>fippla</text:p>
      <text:p text:style-name="Preformatted_20_Text">22625<text:tab/>fira</text:p>
      <text:p text:style-name="Preformatted_20_Text">22626<text:tab/>firma</text:p>
      <text:p text:style-name="Preformatted_20_Text">22631<text:tab/>firn</text:p>
      <text:p text:style-name="Preformatted_20_Text">22632<text:tab/>firre</text:p>
      <text:p text:style-name="Preformatted_20_Text">22633<text:tab/>fis</text:p>
      <text:p text:style-name="Preformatted_20_Text">22634<text:tab/>fisa</text:p>
      <text:p text:style-name="Preformatted_20_Text">22635<text:tab/>fischy</text:p>
      <text:p text:style-name="Preformatted_20_Text">22636<text:tab/>fisk</text:p>
      <text:p text:style-name="Preformatted_20_Text">22641<text:tab/>fiska</text:p>
      <text:p text:style-name="Preformatted_20_Text">22642<text:tab/>fiske</text:p>
      <text:p text:style-name="Preformatted_20_Text">22643<text:tab/>fissur</text:p>
      <text:p text:style-name="Preformatted_20_Text">22644<text:tab/>fistel</text:p>
      <text:p text:style-name="Preformatted_20_Text">22645<text:tab/>fix</text:p>
      <text:p text:style-name="Preformatted_20_Text">22646<text:tab/>fixa</text:p>
      <text:p text:style-name="Preformatted_20_Text">22651<text:tab/>fixare</text:p>
      <text:p text:style-name="Preformatted_20_Text">22652<text:tab/>fixera</text:p>
      <text:p text:style-name="Preformatted_20_Text">22653<text:tab/>fixtur</text:p>
      <text:p text:style-name="Preformatted_20_Text">22654<text:tab/>fjant</text:p>
      <text:p text:style-name="Preformatted_20_Text">22655<text:tab/>fjanta</text:p>
      <text:p text:style-name="Preformatted_20_Text">22656<text:tab/>fjolla</text:p>
      <text:p text:style-name="Preformatted_20_Text">22661<text:tab/>fjong</text:p>
      <text:p text:style-name="Preformatted_20_Text">22662<text:tab/>fjord</text:p>
      <text:p text:style-name="Preformatted_20_Text">22663<text:tab/>fjun</text:p>
      <text:p text:style-name="Preformatted_20_Text">22664<text:tab/>flabb</text:p>
      <text:p text:style-name="Preformatted_20_Text">22665<text:tab/>flabba</text:p>
      <text:p text:style-name="Preformatted_20_Text">22666<text:tab/>flacka</text:p>
      <text:p text:style-name="Preformatted_20_Text">23111<text:tab/>flaga</text:p>
      <text:p text:style-name="Preformatted_20_Text">23112<text:tab/>flagg</text:p>
      <text:p text:style-name="Preformatted_20_Text">23113<text:tab/>flagga</text:p>
      <text:p text:style-name="Preformatted_20_Text">23114<text:tab/>flagna</text:p>
      <text:p text:style-name="Preformatted_20_Text">23115<text:tab/>flak</text:p>
      <text:p text:style-name="Preformatted_20_Text">23116<text:tab/>flamma</text:p>
      <text:p text:style-name="Preformatted_20_Text">23121<text:tab/>flams</text:p>
      <text:p text:style-name="Preformatted_20_Text">23122<text:tab/>flamsa</text:p>
      <text:p text:style-name="Preformatted_20_Text">23123<text:tab/>flank</text:p>
      <text:p text:style-name="Preformatted_20_Text">23124<text:tab/>flarn</text:p>
      <text:p text:style-name="Preformatted_20_Text">23125<text:tab/>flaska</text:p>
      <text:p text:style-name="Preformatted_20_Text">23126<text:tab/>flat</text:p>
      <text:p text:style-name="Preformatted_20_Text">23131<text:tab/>flax</text:p>
      <text:p text:style-name="Preformatted_20_Text">23132<text:tab/>flaxa</text:p>
      <text:p text:style-name="Preformatted_20_Text">23133<text:tab/>fleece</text:p>
      <text:p text:style-name="Preformatted_20_Text">23134<text:tab/>flegma</text:p>
      <text:p text:style-name="Preformatted_20_Text">23135<text:tab/>flexa</text:p>
      <text:p text:style-name="Preformatted_20_Text">23136<text:tab/>flexur</text:p>
      <text:p text:style-name="Preformatted_20_Text">23141<text:tab/>flicka</text:p>
      <text:p text:style-name="Preformatted_20_Text">23142<text:tab/>flight</text:p>
      <text:p text:style-name="Preformatted_20_Text">23143<text:tab/>flik</text:p>
      <text:p text:style-name="Preformatted_20_Text">23144<text:tab/>flimra</text:p>
      <text:p text:style-name="Preformatted_20_Text">23145<text:tab/>flin</text:p>
      <text:p text:style-name="Preformatted_20_Text">23146<text:tab/>flina</text:p>
      <text:p text:style-name="Preformatted_20_Text">23151<text:tab/>flinga</text:p>
      <text:p text:style-name="Preformatted_20_Text">23152<text:tab/>flint</text:p>
      <text:p text:style-name="Preformatted_20_Text">23153<text:tab/>flinta</text:p>
      <text:p text:style-name="Preformatted_20_Text">23154<text:tab/>flirt</text:p>
      <text:p text:style-name="Preformatted_20_Text">23155<text:tab/>flirta</text:p>
      <text:p text:style-name="Preformatted_20_Text">23156<text:tab/>flis</text:p>
      <text:p text:style-name="Preformatted_20_Text">23161<text:tab/>flisa</text:p>
      <text:p text:style-name="Preformatted_20_Text">23162<text:tab/>flit</text:p>
      <text:p text:style-name="Preformatted_20_Text">23163<text:tab/>flock</text:p>
      <text:p text:style-name="Preformatted_20_Text">23164<text:tab/>flod</text:p>
      <text:p text:style-name="Preformatted_20_Text">23165<text:tab/>flor</text:p>
      <text:p text:style-name="Preformatted_20_Text">23166<text:tab/>flora</text:p>
      <text:p text:style-name="Preformatted_20_Text">23211<text:tab/>florin</text:p>
      <text:p text:style-name="Preformatted_20_Text">23212<text:tab/>flossa</text:p>
      <text:p text:style-name="Preformatted_20_Text">23213<text:tab/>flott</text:p>
      <text:p text:style-name="Preformatted_20_Text">23214<text:tab/>flotta</text:p>
      <text:p text:style-name="Preformatted_20_Text">23215<text:tab/>flotte</text:p>
      <text:p text:style-name="Preformatted_20_Text">23216<text:tab/>flox</text:p>
      <text:p text:style-name="Preformatted_20_Text">23221<text:tab/>fluga</text:p>
      <text:p text:style-name="Preformatted_20_Text">23222<text:tab/>fluid</text:p>
      <text:p text:style-name="Preformatted_20_Text">23223<text:tab/>flukt</text:p>
      <text:p text:style-name="Preformatted_20_Text">23224<text:tab/>flukta</text:p>
      <text:p text:style-name="Preformatted_20_Text">23225<text:tab/>flum</text:p>
      <text:p text:style-name="Preformatted_20_Text">23226<text:tab/>flumma</text:p>
      <text:p text:style-name="Preformatted_20_Text">23231<text:tab/>flunsa</text:p>
      <text:p text:style-name="Preformatted_20_Text">23232<text:tab/>fluor</text:p>
      <text:p text:style-name="Preformatted_20_Text">23233<text:tab/>fluss</text:p>
      <text:p text:style-name="Preformatted_20_Text">23234<text:tab/>fly</text:p>
      <text:p text:style-name="Preformatted_20_Text">23235<text:tab/>flyg</text:p>
      <text:p text:style-name="Preformatted_20_Text">23236<text:tab/>flyga</text:p>
      <text:p text:style-name="Preformatted_20_Text">23241<text:tab/>flygel</text:p>
      <text:p text:style-name="Preformatted_20_Text">23242<text:tab/>flykt</text:p>
      <text:p text:style-name="Preformatted_20_Text">23243<text:tab/>flykta</text:p>
      <text:p text:style-name="Preformatted_20_Text">23244<text:tab/>flyt</text:p>
      <text:p text:style-name="Preformatted_20_Text">23245<text:tab/>flyta</text:p>
      <text:p text:style-name="Preformatted_20_Text">23246<text:tab/>flytt</text:p>
      <text:p text:style-name="Preformatted_20_Text">23251<text:tab/>flytta</text:p>
      <text:p text:style-name="Preformatted_20_Text">23252<text:tab/>fnas</text:p>
      <text:p text:style-name="Preformatted_20_Text">23253<text:tab/>fnatt</text:p>
      <text:p text:style-name="Preformatted_20_Text">23254<text:tab/>fnatta</text:p>
      <text:p text:style-name="Preformatted_20_Text">23255<text:tab/>fniss</text:p>
      <text:p text:style-name="Preformatted_20_Text">23256<text:tab/>fnissa</text:p>
      <text:p text:style-name="Preformatted_20_Text">23261<text:tab/>fnysa</text:p>
      <text:p text:style-name="Preformatted_20_Text">23262<text:tab/>fobi</text:p>
      <text:p text:style-name="Preformatted_20_Text">23263<text:tab/>fock</text:p>
      <text:p text:style-name="Preformatted_20_Text">23264<text:tab/>focka</text:p>
      <text:p text:style-name="Preformatted_20_Text">23265<text:tab/>foder</text:p>
      <text:p text:style-name="Preformatted_20_Text">23266<text:tab/>fodra</text:p>
      <text:p text:style-name="Preformatted_20_Text">23311<text:tab/>fodral</text:p>
      <text:p text:style-name="Preformatted_20_Text">23312<text:tab/>fog</text:p>
      <text:p text:style-name="Preformatted_20_Text">23313<text:tab/>foga</text:p>
      <text:p text:style-name="Preformatted_20_Text">23314<text:tab/>fogde</text:p>
      <text:p text:style-name="Preformatted_20_Text">23315<text:tab/>folder</text:p>
      <text:p text:style-name="Preformatted_20_Text">23316<text:tab/>folie</text:p>
      <text:p text:style-name="Preformatted_20_Text">23321<text:tab/>folio</text:p>
      <text:p text:style-name="Preformatted_20_Text">23322<text:tab/>folk</text:p>
      <text:p text:style-name="Preformatted_20_Text">23323<text:tab/>fon</text:p>
      <text:p text:style-name="Preformatted_20_Text">23324<text:tab/>fond</text:p>
      <text:p text:style-name="Preformatted_20_Text">23325<text:tab/>fonem</text:p>
      <text:p text:style-name="Preformatted_20_Text">23326<text:tab/>font</text:p>
      <text:p text:style-name="Preformatted_20_Text">23331<text:tab/>fora</text:p>
      <text:p text:style-name="Preformatted_20_Text">23332<text:tab/>fordon</text:p>
      <text:p text:style-name="Preformatted_20_Text">23333<text:tab/>fordra</text:p>
      <text:p text:style-name="Preformatted_20_Text">23334<text:tab/>forell</text:p>
      <text:p text:style-name="Preformatted_20_Text">23335<text:tab/>form</text:p>
      <text:p text:style-name="Preformatted_20_Text">23336<text:tab/>forma</text:p>
      <text:p text:style-name="Preformatted_20_Text">23341<text:tab/>format</text:p>
      <text:p text:style-name="Preformatted_20_Text">23342<text:tab/>formel</text:p>
      <text:p text:style-name="Preformatted_20_Text">23343<text:tab/>formge</text:p>
      <text:p text:style-name="Preformatted_20_Text">23344<text:tab/>fors</text:p>
      <text:p text:style-name="Preformatted_20_Text">23345<text:tab/>forsa</text:p>
      <text:p text:style-name="Preformatted_20_Text">23346<text:tab/>forska</text:p>
      <text:p text:style-name="Preformatted_20_Text">23351<text:tab/>forsla</text:p>
      <text:p text:style-name="Preformatted_20_Text">23352<text:tab/>fort</text:p>
      <text:p text:style-name="Preformatted_20_Text">23353<text:tab/>forte</text:p>
      <text:p text:style-name="Preformatted_20_Text">23354<text:tab/>forum</text:p>
      <text:p text:style-name="Preformatted_20_Text">23355<text:tab/>fosfat</text:p>
      <text:p text:style-name="Preformatted_20_Text">23356<text:tab/>fosfor</text:p>
      <text:p text:style-name="Preformatted_20_Text">23361<text:tab/>fosgen</text:p>
      <text:p text:style-name="Preformatted_20_Text">23362<text:tab/>fossil</text:p>
      <text:p text:style-name="Preformatted_20_Text">23363<text:tab/>foster</text:p>
      <text:p text:style-name="Preformatted_20_Text">23364<text:tab/>fostra</text:p>
      <text:p text:style-name="Preformatted_20_Text">23365<text:tab/>fot</text:p>
      <text:p text:style-name="Preformatted_20_Text">23366<text:tab/>fota</text:p>
      <text:p text:style-name="Preformatted_20_Text">23411<text:tab/>fotbad</text:p>
      <text:p text:style-name="Preformatted_20_Text">23412<text:tab/>fotfel</text:p>
      <text:p text:style-name="Preformatted_20_Text">23413<text:tab/>fotled</text:p>
      <text:p text:style-name="Preformatted_20_Text">23414<text:tab/>fotnot</text:p>
      <text:p text:style-name="Preformatted_20_Text">23415<text:tab/>foto</text:p>
      <text:p text:style-name="Preformatted_20_Text">23416<text:tab/>foton</text:p>
      <text:p text:style-name="Preformatted_20_Text">23421<text:tab/>frack</text:p>
      <text:p text:style-name="Preformatted_20_Text">23422<text:tab/>fradga</text:p>
      <text:p text:style-name="Preformatted_20_Text">23423<text:tab/>frakt</text:p>
      <text:p text:style-name="Preformatted_20_Text">23424<text:tab/>frakta</text:p>
      <text:p text:style-name="Preformatted_20_Text">23425<text:tab/>fralla</text:p>
      <text:p text:style-name="Preformatted_20_Text">23426<text:tab/>frank</text:p>
      <text:p text:style-name="Preformatted_20_Text"><text:soft-page-break/>23431<text:tab/>frans</text:p>
      <text:p text:style-name="Preformatted_20_Text">23432<text:tab/>fransa</text:p>
      <text:p text:style-name="Preformatted_20_Text">23433<text:tab/>fras</text:p>
      <text:p text:style-name="Preformatted_20_Text">23434<text:tab/>frasa</text:p>
      <text:p text:style-name="Preformatted_20_Text">23435<text:tab/>freak</text:p>
      <text:p text:style-name="Preformatted_20_Text">23436<text:tab/>fred</text:p>
      <text:p text:style-name="Preformatted_20_Text">23441<text:tab/>freda</text:p>
      <text:p text:style-name="Preformatted_20_Text">23442<text:tab/>fredag</text:p>
      <text:p text:style-name="Preformatted_20_Text">23443<text:tab/>freon</text:p>
      <text:p text:style-name="Preformatted_20_Text">23444<text:tab/>fresia</text:p>
      <text:p text:style-name="Preformatted_20_Text">23445<text:tab/>fresk</text:p>
      <text:p text:style-name="Preformatted_20_Text">23446<text:tab/>fresta</text:p>
      <text:p text:style-name="Preformatted_20_Text">23451<text:tab/>fri</text:p>
      <text:p text:style-name="Preformatted_20_Text">23452<text:tab/>fria</text:p>
      <text:p text:style-name="Preformatted_20_Text">23453<text:tab/>friare</text:p>
      <text:p text:style-name="Preformatted_20_Text">23454<text:tab/>frid</text:p>
      <text:p text:style-name="Preformatted_20_Text">23455<text:tab/>fridag</text:p>
      <text:p text:style-name="Preformatted_20_Text">23456<text:tab/>frieri</text:p>
      <text:p text:style-name="Preformatted_20_Text">23461<text:tab/>frige</text:p>
      <text:p text:style-name="Preformatted_20_Text">23462<text:tab/>frihet</text:p>
      <text:p text:style-name="Preformatted_20_Text">23463<text:tab/>frilla</text:p>
      <text:p text:style-name="Preformatted_20_Text">23464<text:tab/>fris</text:p>
      <text:p text:style-name="Preformatted_20_Text">23465<text:tab/>frisim</text:p>
      <text:p text:style-name="Preformatted_20_Text">23466<text:tab/>friska</text:p>
      <text:p text:style-name="Preformatted_20_Text">23511<text:tab/>frissa</text:p>
      <text:p text:style-name="Preformatted_20_Text">23512<text:tab/>frist</text:p>
      <text:p text:style-name="Preformatted_20_Text">23513<text:tab/>frisyr</text:p>
      <text:p text:style-name="Preformatted_20_Text">23514<text:tab/>frita</text:p>
      <text:p text:style-name="Preformatted_20_Text">23515<text:tab/>fritid</text:p>
      <text:p text:style-name="Preformatted_20_Text">23516<text:tab/>fritis</text:p>
      <text:p text:style-name="Preformatted_20_Text">23521<text:tab/>frityr</text:p>
      <text:p text:style-name="Preformatted_20_Text">23522<text:tab/>frizon</text:p>
      <text:p text:style-name="Preformatted_20_Text">23523<text:tab/>frodas</text:p>
      <text:p text:style-name="Preformatted_20_Text">23524<text:tab/>from</text:p>
      <text:p text:style-name="Preformatted_20_Text">23525<text:tab/>front</text:p>
      <text:p text:style-name="Preformatted_20_Text">23526<text:tab/>fronta</text:p>
      <text:p text:style-name="Preformatted_20_Text">23531<text:tab/>frosch</text:p>
      <text:p text:style-name="Preformatted_20_Text">23532<text:tab/>frossa</text:p>
      <text:p text:style-name="Preformatted_20_Text">23533<text:tab/>frost</text:p>
      <text:p text:style-name="Preformatted_20_Text">23534<text:tab/>fru</text:p>
      <text:p text:style-name="Preformatted_20_Text">23535<text:tab/>fruga</text:p>
      <text:p text:style-name="Preformatted_20_Text">23536<text:tab/>frukt</text:p>
      <text:p text:style-name="Preformatted_20_Text">23541<text:tab/>frukta</text:p>
      <text:p text:style-name="Preformatted_20_Text">23542<text:tab/>frusa</text:p>
      <text:p text:style-name="Preformatted_20_Text">23543<text:tab/>frusta</text:p>
      <text:p text:style-name="Preformatted_20_Text">23544<text:tab/>fryna</text:p>
      <text:p text:style-name="Preformatted_20_Text">23545<text:tab/>frys</text:p>
      <text:p text:style-name="Preformatted_20_Text">23546<text:tab/>frysa</text:p>
      <text:p text:style-name="Preformatted_20_Text">23551<text:tab/>fubb</text:p>
      <text:p text:style-name="Preformatted_20_Text">23552<text:tab/>fuga</text:p>
      <text:p text:style-name="Preformatted_20_Text">23553<text:tab/>fugu</text:p>
      <text:p text:style-name="Preformatted_20_Text">23554<text:tab/>fukt</text:p>
      <text:p text:style-name="Preformatted_20_Text">23555<text:tab/>fukta</text:p>
      <text:p text:style-name="Preformatted_20_Text">23556<text:tab/>ful</text:p>
      <text:p text:style-name="Preformatted_20_Text">23561<text:tab/>fuling</text:p>
      <text:p text:style-name="Preformatted_20_Text">23562<text:tab/>full</text:p>
      <text:p text:style-name="Preformatted_20_Text">23563<text:tab/>fumla</text:p>
      <text:p text:style-name="Preformatted_20_Text">23564<text:tab/>funk</text:p>
      <text:p text:style-name="Preformatted_20_Text">23565<text:tab/>funka</text:p>
      <text:p text:style-name="Preformatted_20_Text">23566<text:tab/>funkis</text:p>
      <text:p text:style-name="Preformatted_20_Text">23611<text:tab/>fur</text:p>
      <text:p text:style-name="Preformatted_20_Text">23612<text:tab/>fura</text:p>
      <text:p text:style-name="Preformatted_20_Text">23613<text:tab/>furage</text:p>
      <text:p text:style-name="Preformatted_20_Text">23614<text:tab/>furan</text:p>
      <text:p text:style-name="Preformatted_20_Text">23615<text:tab/>furie</text:p>
      <text:p text:style-name="Preformatted_20_Text">23616<text:tab/>furir</text:p>
      <text:p text:style-name="Preformatted_20_Text">23621<text:tab/>furor</text:p>
      <text:p text:style-name="Preformatted_20_Text">23622<text:tab/>furst</text:p>
      <text:p text:style-name="Preformatted_20_Text">23623<text:tab/>furste</text:p>
      <text:p text:style-name="Preformatted_20_Text">23624<text:tab/>furu</text:p>
      <text:p text:style-name="Preformatted_20_Text">23625<text:tab/>fusion</text:p>
      <text:p text:style-name="Preformatted_20_Text">23626<text:tab/>fusk</text:p>
      <text:p text:style-name="Preformatted_20_Text">23631<text:tab/>fuska</text:p>
      <text:p text:style-name="Preformatted_20_Text">23632<text:tab/>futt</text:p>
      <text:p text:style-name="Preformatted_20_Text">23633<text:tab/>futta</text:p>
      <text:p text:style-name="Preformatted_20_Text">23634<text:tab/>fux</text:p>
      <text:p text:style-name="Preformatted_20_Text">23635<text:tab/>fylgia</text:p>
      <text:p text:style-name="Preformatted_20_Text">23636<text:tab/>fylgja</text:p>
      <text:p text:style-name="Preformatted_20_Text">23641<text:tab/>fylka</text:p>
      <text:p text:style-name="Preformatted_20_Text">23642<text:tab/>fylkas</text:p>
      <text:p text:style-name="Preformatted_20_Text">23643<text:tab/>fylke</text:p>
      <text:p text:style-name="Preformatted_20_Text">23644<text:tab/>fylla</text:p>
      <text:p text:style-name="Preformatted_20_Text">23645<text:tab/>fyllna</text:p>
      <text:p text:style-name="Preformatted_20_Text">23646<text:tab/>fyllo</text:p>
      <text:p text:style-name="Preformatted_20_Text">23651<text:tab/>fynd</text:p>
      <text:p text:style-name="Preformatted_20_Text">23652<text:tab/>fynda</text:p>
      <text:p text:style-name="Preformatted_20_Text">23653<text:tab/>fyr</text:p>
      <text:p text:style-name="Preformatted_20_Text">23654<text:tab/>fyra</text:p>
      <text:p text:style-name="Preformatted_20_Text">23655<text:tab/>fyrk</text:p>
      <text:p text:style-name="Preformatted_20_Text">23656<text:tab/>fyrop</text:p>
      <text:p text:style-name="Preformatted_20_Text">23661<text:tab/>fyrtal</text:p>
      <text:p text:style-name="Preformatted_20_Text">23662<text:tab/>fysik</text:p>
      <text:p text:style-name="Preformatted_20_Text">23663<text:tab/>g-klav</text:p>
      <text:p text:style-name="Preformatted_20_Text">23664<text:tab/>gabbro</text:p>
      <text:p text:style-name="Preformatted_20_Text">23665<text:tab/>gadd</text:p>
      <text:p text:style-name="Preformatted_20_Text">23666<text:tab/>gaff</text:p>
      <text:p text:style-name="Preformatted_20_Text">24111<text:tab/>gaffel</text:p>
      <text:p text:style-name="Preformatted_20_Text">24112<text:tab/>gaffla</text:p>
      <text:p text:style-name="Preformatted_20_Text">24113<text:tab/>gagat</text:p>
      <text:p text:style-name="Preformatted_20_Text">24114<text:tab/>gage</text:p>
      <text:p text:style-name="Preformatted_20_Text">24115<text:tab/>gagg</text:p>
      <text:p text:style-name="Preformatted_20_Text">24116<text:tab/>gagga</text:p>
      <text:p text:style-name="Preformatted_20_Text">24121<text:tab/>gagn</text:p>
      <text:p text:style-name="Preformatted_20_Text">24122<text:tab/>gagna</text:p>
      <text:p text:style-name="Preformatted_20_Text">24123<text:tab/>gaj</text:p>
      <text:p text:style-name="Preformatted_20_Text">24124<text:tab/>gala</text:p>
      <text:p text:style-name="Preformatted_20_Text">24125<text:tab/>galax</text:p>
      <text:p text:style-name="Preformatted_20_Text">24126<text:tab/>galder</text:p>
      <text:p text:style-name="Preformatted_20_Text">24131<text:tab/>galeas</text:p>
      <text:p text:style-name="Preformatted_20_Text">24132<text:tab/>galej</text:p>
      <text:p text:style-name="Preformatted_20_Text">24133<text:tab/>galeja</text:p>
      <text:p text:style-name="Preformatted_20_Text">24134<text:tab/>galen</text:p>
      <text:p text:style-name="Preformatted_20_Text">24135<text:tab/>galge</text:p>
      <text:p text:style-name="Preformatted_20_Text">24136<text:tab/>galjon</text:p>
      <text:p text:style-name="Preformatted_20_Text">24141<text:tab/>gall</text:p>
      <text:p text:style-name="Preformatted_20_Text">24142<text:tab/>galla</text:p>
      <text:p text:style-name="Preformatted_20_Text">24143<text:tab/>galler</text:p>
      <text:p text:style-name="Preformatted_20_Text">24144<text:tab/>gallko</text:p>
      <text:p text:style-name="Preformatted_20_Text">24145<text:tab/>gallon</text:p>
      <text:p text:style-name="Preformatted_20_Text">24146<text:tab/>gallra</text:p>
      <text:p text:style-name="Preformatted_20_Text">24151<text:tab/>gallup</text:p>
      <text:p text:style-name="Preformatted_20_Text">24152<text:tab/>galon</text:p>
      <text:p text:style-name="Preformatted_20_Text">24153<text:tab/>galopp</text:p>
      <text:p text:style-name="Preformatted_20_Text">24154<text:tab/>galt</text:p>
      <text:p text:style-name="Preformatted_20_Text">24155<text:tab/>galva</text:p>
      <text:p text:style-name="Preformatted_20_Text">24156<text:tab/>gam</text:p>
      <text:p text:style-name="Preformatted_20_Text">24161<text:tab/>gambit</text:p>
      <text:p text:style-name="Preformatted_20_Text">24162<text:tab/>game</text:p>
      <text:p text:style-name="Preformatted_20_Text">24163<text:tab/>gamet</text:p>
      <text:p text:style-name="Preformatted_20_Text">24164<text:tab/>gamma</text:p>
      <text:p text:style-name="Preformatted_20_Text">24165<text:tab/>gamman</text:p>
      <text:p text:style-name="Preformatted_20_Text">24166<text:tab/>gans</text:p>
      <text:p text:style-name="Preformatted_20_Text">24211<text:tab/>gap</text:p>
      <text:p text:style-name="Preformatted_20_Text">24212<text:tab/>gapa</text:p>
      <text:p text:style-name="Preformatted_20_Text">24213<text:tab/>garage</text:p>
      <text:p text:style-name="Preformatted_20_Text">24214<text:tab/>garant</text:p>
      <text:p text:style-name="Preformatted_20_Text">24215<text:tab/>gard</text:p>
      <text:p text:style-name="Preformatted_20_Text">24216<text:tab/>garde</text:p>
      <text:p text:style-name="Preformatted_20_Text">24221<text:tab/>gardin</text:p>
      <text:p text:style-name="Preformatted_20_Text">24222<text:tab/>garn</text:p>
      <text:p text:style-name="Preformatted_20_Text">24223<text:tab/>garv</text:p>
      <text:p text:style-name="Preformatted_20_Text">24224<text:tab/>garva</text:p>
      <text:p text:style-name="Preformatted_20_Text">24225<text:tab/>gas</text:p>
      <text:p text:style-name="Preformatted_20_Text">24226<text:tab/>gasa</text:p>
      <text:p text:style-name="Preformatted_20_Text">24231<text:tab/>gasell</text:p>
      <text:p text:style-name="Preformatted_20_Text">24232<text:tab/>gask</text:p>
      <text:p text:style-name="Preformatted_20_Text">24233<text:tab/>gasol</text:p>
      <text:p text:style-name="Preformatted_20_Text">24234<text:tab/>gass</text:p>
      <text:p text:style-name="Preformatted_20_Text">24235<text:tab/>gassa</text:p>
      <text:p text:style-name="Preformatted_20_Text">24236<text:tab/>gast</text:p>
      <text:p text:style-name="Preformatted_20_Text">24241<text:tab/>gasta</text:p>
      <text:p text:style-name="Preformatted_20_Text">24242<text:tab/>gata</text:p>
      <text:p text:style-name="Preformatted_20_Text">24243<text:tab/>gathus</text:p>
      <text:p text:style-name="Preformatted_20_Text">24244<text:tab/>gatt</text:p>
      <text:p text:style-name="Preformatted_20_Text">24245<text:tab/>gaucho</text:p>
      <text:p text:style-name="Preformatted_20_Text">24246<text:tab/>gaur</text:p>
      <text:p text:style-name="Preformatted_20_Text">24251<text:tab/>gauss</text:p>
      <text:p text:style-name="Preformatted_20_Text">24252<text:tab/>gavel</text:p>
      <text:p text:style-name="Preformatted_20_Text">24253<text:tab/>gavial</text:p>
      <text:p text:style-name="Preformatted_20_Text">24254<text:tab/>gavott</text:p>
      <text:p text:style-name="Preformatted_20_Text">24255<text:tab/>ge</text:p>
      <text:p text:style-name="Preformatted_20_Text">24256<text:tab/>gebit</text:p>
      <text:p text:style-name="Preformatted_20_Text">24261<text:tab/>gecko</text:p>
      <text:p text:style-name="Preformatted_20_Text">24262<text:tab/>gegga</text:p>
      <text:p text:style-name="Preformatted_20_Text">24263<text:tab/>geisha</text:p>
      <text:p text:style-name="Preformatted_20_Text">24264<text:tab/>gejd</text:p>
      <text:p text:style-name="Preformatted_20_Text">24265<text:tab/>gejser</text:p>
      <text:p text:style-name="Preformatted_20_Text">24266<text:tab/>gel</text:p>
      <text:p text:style-name="Preformatted_20_Text"><text:soft-page-break/>24311<text:tab/>gelea</text:p>
      <text:p text:style-name="Preformatted_20_Text">24312<text:tab/>gelike</text:p>
      <text:p text:style-name="Preformatted_20_Text">24313<text:tab/>gem</text:p>
      <text:p text:style-name="Preformatted_20_Text">24314<text:tab/>gemak</text:p>
      <text:p text:style-name="Preformatted_20_Text">24315<text:tab/>gems</text:p>
      <text:p text:style-name="Preformatted_20_Text">24316<text:tab/>gemyt</text:p>
      <text:p text:style-name="Preformatted_20_Text">24321<text:tab/>gen</text:p>
      <text:p text:style-name="Preformatted_20_Text">24322<text:tab/>gena</text:p>
      <text:p text:style-name="Preformatted_20_Text">24323<text:tab/>genans</text:p>
      <text:p text:style-name="Preformatted_20_Text">24324<text:tab/>genera</text:p>
      <text:p text:style-name="Preformatted_20_Text">24325<text:tab/>genes</text:p>
      <text:p text:style-name="Preformatted_20_Text">24326<text:tab/>genett</text:p>
      <text:p text:style-name="Preformatted_20_Text">24331<text:tab/>gengas</text:p>
      <text:p text:style-name="Preformatted_20_Text">24332<text:tab/>geni</text:p>
      <text:p text:style-name="Preformatted_20_Text">24333<text:tab/>genie</text:p>
      <text:p text:style-name="Preformatted_20_Text">24334<text:tab/>genius</text:p>
      <text:p text:style-name="Preformatted_20_Text">24335<text:tab/>genom</text:p>
      <text:p text:style-name="Preformatted_20_Text">24336<text:tab/>genre</text:p>
      <text:p text:style-name="Preformatted_20_Text">24341<text:tab/>genrep</text:p>
      <text:p text:style-name="Preformatted_20_Text">24342<text:tab/>genta</text:p>
      <text:p text:style-name="Preformatted_20_Text">24343<text:tab/>genua</text:p>
      <text:p text:style-name="Preformatted_20_Text">24344<text:tab/>genus</text:p>
      <text:p text:style-name="Preformatted_20_Text">24345<text:tab/>geodet</text:p>
      <text:p text:style-name="Preformatted_20_Text">24346<text:tab/>geolog</text:p>
      <text:p text:style-name="Preformatted_20_Text">24351<text:tab/>gepard</text:p>
      <text:p text:style-name="Preformatted_20_Text">24352<text:tab/>gering</text:p>
      <text:p text:style-name="Preformatted_20_Text">24353<text:tab/>gesims</text:p>
      <text:p text:style-name="Preformatted_20_Text">24354<text:tab/>gest</text:p>
      <text:p text:style-name="Preformatted_20_Text">24355<text:tab/>gestik</text:p>
      <text:p text:style-name="Preformatted_20_Text">24356<text:tab/>get</text:p>
      <text:p text:style-name="Preformatted_20_Text">24361<text:tab/>getfot</text:p>
      <text:p text:style-name="Preformatted_20_Text">24362<text:tab/>geting</text:p>
      <text:p text:style-name="Preformatted_20_Text">24363<text:tab/>getost</text:p>
      <text:p text:style-name="Preformatted_20_Text">24364<text:tab/>getto</text:p>
      <text:p text:style-name="Preformatted_20_Text">24365<text:tab/>ghasel</text:p>
      <text:p text:style-name="Preformatted_20_Text">24366<text:tab/>ghetto</text:p>
      <text:p text:style-name="Preformatted_20_Text">24411<text:tab/>gibbon</text:p>
      <text:p text:style-name="Preformatted_20_Text">24412<text:tab/>giffel</text:p>
      <text:p text:style-name="Preformatted_20_Text">24413<text:tab/>gift</text:p>
      <text:p text:style-name="Preformatted_20_Text">24414<text:tab/>gifta</text:p>
      <text:p text:style-name="Preformatted_20_Text">24415<text:tab/>giftas</text:p>
      <text:p text:style-name="Preformatted_20_Text">24416<text:tab/>gifte</text:p>
      <text:p text:style-name="Preformatted_20_Text">24421<text:tab/>gigant</text:p>
      <text:p text:style-name="Preformatted_20_Text">24422<text:tab/>gikt</text:p>
      <text:p text:style-name="Preformatted_20_Text">24423<text:tab/>gill</text:p>
      <text:p text:style-name="Preformatted_20_Text">24424<text:tab/>gilla</text:p>
      <text:p text:style-name="Preformatted_20_Text">24425<text:tab/>gillas</text:p>
      <text:p text:style-name="Preformatted_20_Text">24426<text:tab/>gille</text:p>
      <text:p text:style-name="Preformatted_20_Text">24431<text:tab/>giller</text:p>
      <text:p text:style-name="Preformatted_20_Text">24432<text:tab/>gillra</text:p>
      <text:p text:style-name="Preformatted_20_Text">24433<text:tab/>ginst</text:p>
      <text:p text:style-name="Preformatted_20_Text">24434<text:tab/>gips</text:p>
      <text:p text:style-name="Preformatted_20_Text">24435<text:tab/>gipsa</text:p>
      <text:p text:style-name="Preformatted_20_Text">24436<text:tab/>gipyr</text:p>
      <text:p text:style-name="Preformatted_20_Text">24441<text:tab/>gir</text:p>
      <text:p text:style-name="Preformatted_20_Text">24442<text:tab/>gira</text:p>
      <text:p text:style-name="Preformatted_20_Text">24443<text:tab/>giraff</text:p>
      <text:p text:style-name="Preformatted_20_Text">24444<text:tab/>girera</text:p>
      <text:p text:style-name="Preformatted_20_Text">24445<text:tab/>giro</text:p>
      <text:p text:style-name="Preformatted_20_Text">24446<text:tab/>gissa</text:p>
      <text:p text:style-name="Preformatted_20_Text">24451<text:tab/>gissel</text:p>
      <text:p text:style-name="Preformatted_20_Text">24452<text:tab/>gissla</text:p>
      <text:p text:style-name="Preformatted_20_Text">24453<text:tab/>gistna</text:p>
      <text:p text:style-name="Preformatted_20_Text">24454<text:tab/>gitarr</text:p>
      <text:p text:style-name="Preformatted_20_Text">24455<text:tab/>gitta</text:p>
      <text:p text:style-name="Preformatted_20_Text">24456<text:tab/>gitter</text:p>
      <text:p text:style-name="Preformatted_20_Text">24461<text:tab/>giv</text:p>
      <text:p text:style-name="Preformatted_20_Text">24462<text:tab/>givakt</text:p>
      <text:p text:style-name="Preformatted_20_Text">24463<text:tab/>givare</text:p>
      <text:p text:style-name="Preformatted_20_Text">24464<text:tab/>gjord</text:p>
      <text:p text:style-name="Preformatted_20_Text">24465<text:tab/>gjorda</text:p>
      <text:p text:style-name="Preformatted_20_Text">24466<text:tab/>gjuse</text:p>
      <text:p text:style-name="Preformatted_20_Text">24511<text:tab/>gjuta</text:p>
      <text:p text:style-name="Preformatted_20_Text">24512<text:tab/>glad</text:p>
      <text:p text:style-name="Preformatted_20_Text">24513<text:tab/>glada</text:p>
      <text:p text:style-name="Preformatted_20_Text">24514<text:tab/>glam</text:p>
      <text:p text:style-name="Preformatted_20_Text">24515<text:tab/>glamma</text:p>
      <text:p text:style-name="Preformatted_20_Text">24516<text:tab/>glana</text:p>
      <text:p text:style-name="Preformatted_20_Text">24521<text:tab/>glans</text:p>
      <text:p text:style-name="Preformatted_20_Text">24522<text:tab/>glapp</text:p>
      <text:p text:style-name="Preformatted_20_Text">24523<text:tab/>glappa</text:p>
      <text:p text:style-name="Preformatted_20_Text">24524<text:tab/>glas</text:p>
      <text:p text:style-name="Preformatted_20_Text">24525<text:tab/>glasa</text:p>
      <text:p text:style-name="Preformatted_20_Text">24526<text:tab/>glass</text:p>
      <text:p text:style-name="Preformatted_20_Text">24531<text:tab/>glasyr</text:p>
      <text:p text:style-name="Preformatted_20_Text">24532<text:tab/>glatta</text:p>
      <text:p text:style-name="Preformatted_20_Text">24533<text:tab/>glav</text:p>
      <text:p text:style-name="Preformatted_20_Text">24534<text:tab/>gles</text:p>
      <text:p text:style-name="Preformatted_20_Text">24535<text:tab/>glesa</text:p>
      <text:p text:style-name="Preformatted_20_Text">24536<text:tab/>glesna</text:p>
      <text:p text:style-name="Preformatted_20_Text">24541<text:tab/>gli</text:p>
      <text:p text:style-name="Preformatted_20_Text">24542<text:tab/>glia</text:p>
      <text:p text:style-name="Preformatted_20_Text">24543<text:tab/>glid</text:p>
      <text:p text:style-name="Preformatted_20_Text">24544<text:tab/>glida</text:p>
      <text:p text:style-name="Preformatted_20_Text">24545<text:tab/>glim</text:p>
      <text:p text:style-name="Preformatted_20_Text">24546<text:tab/>glima</text:p>
      <text:p text:style-name="Preformatted_20_Text">24551<text:tab/>glimma</text:p>
      <text:p text:style-name="Preformatted_20_Text">24552<text:tab/>glimra</text:p>
      <text:p text:style-name="Preformatted_20_Text">24553<text:tab/>glimt</text:p>
      <text:p text:style-name="Preformatted_20_Text">24554<text:tab/>glimta</text:p>
      <text:p text:style-name="Preformatted_20_Text">24555<text:tab/>gliom</text:p>
      <text:p text:style-name="Preformatted_20_Text">24556<text:tab/>glipa</text:p>
      <text:p text:style-name="Preformatted_20_Text">24561<text:tab/>glo</text:p>
      <text:p text:style-name="Preformatted_20_Text">24562<text:tab/>glob</text:p>
      <text:p text:style-name="Preformatted_20_Text">24563<text:tab/>glop</text:p>
      <text:p text:style-name="Preformatted_20_Text">24564<text:tab/>glopp</text:p>
      <text:p text:style-name="Preformatted_20_Text">24565<text:tab/>gloria</text:p>
      <text:p text:style-name="Preformatted_20_Text">24566<text:tab/>glosa</text:p>
      <text:p text:style-name="Preformatted_20_Text">24611<text:tab/>glossa</text:p>
      <text:p text:style-name="Preformatted_20_Text">24612<text:tab/>glugg</text:p>
      <text:p text:style-name="Preformatted_20_Text">24613<text:tab/>glukos</text:p>
      <text:p text:style-name="Preformatted_20_Text">24614<text:tab/>glunt</text:p>
      <text:p text:style-name="Preformatted_20_Text">24615<text:tab/>gluten</text:p>
      <text:p text:style-name="Preformatted_20_Text">24616<text:tab/>glutta</text:p>
      <text:p text:style-name="Preformatted_20_Text">24621<text:tab/>glycin</text:p>
      <text:p text:style-name="Preformatted_20_Text">24622<text:tab/>glykol</text:p>
      <text:p text:style-name="Preformatted_20_Text">24623<text:tab/>glykos</text:p>
      <text:p text:style-name="Preformatted_20_Text">24624<text:tab/>glytt</text:p>
      <text:p text:style-name="Preformatted_20_Text">24625<text:tab/>gnabb</text:p>
      <text:p text:style-name="Preformatted_20_Text">24626<text:tab/>gnag</text:p>
      <text:p text:style-name="Preformatted_20_Text">24631<text:tab/>gnaga</text:p>
      <text:p text:style-name="Preformatted_20_Text">24632<text:tab/>gnat</text:p>
      <text:p text:style-name="Preformatted_20_Text">24633<text:tab/>gnata</text:p>
      <text:p text:style-name="Preformatted_20_Text">24634<text:tab/>gnejs</text:p>
      <text:p text:style-name="Preformatted_20_Text">24635<text:tab/>gnet</text:p>
      <text:p text:style-name="Preformatted_20_Text">24636<text:tab/>gneta</text:p>
      <text:p text:style-name="Preformatted_20_Text">24641<text:tab/>gnida</text:p>
      <text:p text:style-name="Preformatted_20_Text">24642<text:tab/>gnista</text:p>
      <text:p text:style-name="Preformatted_20_Text">24643<text:tab/>gno</text:p>
      <text:p text:style-name="Preformatted_20_Text">24644<text:tab/>gnola</text:p>
      <text:p text:style-name="Preformatted_20_Text">24645<text:tab/>gnom</text:p>
      <text:p text:style-name="Preformatted_20_Text">24646<text:tab/>gnosis</text:p>
      <text:p text:style-name="Preformatted_20_Text">24651<text:tab/>gnu</text:p>
      <text:p text:style-name="Preformatted_20_Text">24652<text:tab/>gnugga</text:p>
      <text:p text:style-name="Preformatted_20_Text">24653<text:tab/>gnutta</text:p>
      <text:p text:style-name="Preformatted_20_Text">24654<text:tab/>gny</text:p>
      <text:p text:style-name="Preformatted_20_Text">24655<text:tab/>go</text:p>
      <text:p text:style-name="Preformatted_20_Text">24656<text:tab/>god</text:p>
      <text:p text:style-name="Preformatted_20_Text">24661<text:tab/>godbit</text:p>
      <text:p text:style-name="Preformatted_20_Text">24662<text:tab/>gode</text:p>
      <text:p text:style-name="Preformatted_20_Text">24663<text:tab/>godhet</text:p>
      <text:p text:style-name="Preformatted_20_Text">24664<text:tab/>goding</text:p>
      <text:p text:style-name="Preformatted_20_Text">24665<text:tab/>godis</text:p>
      <text:p text:style-name="Preformatted_20_Text">24666<text:tab/>gods</text:p>
      <text:p text:style-name="Preformatted_20_Text">25111<text:tab/>godsak</text:p>
      <text:p text:style-name="Preformatted_20_Text">25112<text:tab/>godta</text:p>
      <text:p text:style-name="Preformatted_20_Text">25113<text:tab/>goja</text:p>
      <text:p text:style-name="Preformatted_20_Text">25114<text:tab/>golf</text:p>
      <text:p text:style-name="Preformatted_20_Text">25115<text:tab/>golfa</text:p>
      <text:p text:style-name="Preformatted_20_Text">25116<text:tab/>golv</text:p>
      <text:p text:style-name="Preformatted_20_Text">25121<text:tab/>golva</text:p>
      <text:p text:style-name="Preformatted_20_Text">25122<text:tab/>golvur</text:p>
      <text:p text:style-name="Preformatted_20_Text">25123<text:tab/>gom</text:p>
      <text:p text:style-name="Preformatted_20_Text">25124<text:tab/>gomben</text:p>
      <text:p text:style-name="Preformatted_20_Text">25125<text:tab/>gon</text:p>
      <text:p text:style-name="Preformatted_20_Text">25126<text:tab/>gonad</text:p>
      <text:p text:style-name="Preformatted_20_Text">25131<text:tab/>gondol</text:p>
      <text:p text:style-name="Preformatted_20_Text">25132<text:tab/>googla</text:p>
      <text:p text:style-name="Preformatted_20_Text">25133<text:tab/>gorgon</text:p>
      <text:p text:style-name="Preformatted_20_Text">25134<text:tab/>gorma</text:p>
      <text:p text:style-name="Preformatted_20_Text">25135<text:tab/>gosa</text:p>
      <text:p text:style-name="Preformatted_20_Text">25136<text:tab/>gosig</text:p>
      <text:p text:style-name="Preformatted_20_Text">25141<text:tab/>gospel</text:p>
      <text:p text:style-name="Preformatted_20_Text">25142<text:tab/>gosse</text:p>
      <text:p text:style-name="Preformatted_20_Text">25143<text:tab/>gotik</text:p>
      <text:p text:style-name="Preformatted_20_Text">25144<text:tab/>gotter</text:p>
      <text:p text:style-name="Preformatted_20_Text">25145<text:tab/>gottis</text:p>
      <text:p text:style-name="Preformatted_20_Text">25146<text:tab/>gps</text:p>
      <text:p text:style-name="Preformatted_20_Text"><text:soft-page-break/>25151<text:tab/>grabb</text:p>
      <text:p text:style-name="Preformatted_20_Text">25152<text:tab/>grabba</text:p>
      <text:p text:style-name="Preformatted_20_Text">25153<text:tab/>grace</text:p>
      <text:p text:style-name="Preformatted_20_Text">25154<text:tab/>gracer</text:p>
      <text:p text:style-name="Preformatted_20_Text">25155<text:tab/>grad</text:p>
      <text:p text:style-name="Preformatted_20_Text">25156<text:tab/>graf</text:p>
      <text:p text:style-name="Preformatted_20_Text">25161<text:tab/>grafem</text:p>
      <text:p text:style-name="Preformatted_20_Text">25162<text:tab/>grafen</text:p>
      <text:p text:style-name="Preformatted_20_Text">25163<text:tab/>grafik</text:p>
      <text:p text:style-name="Preformatted_20_Text">25164<text:tab/>grafit</text:p>
      <text:p text:style-name="Preformatted_20_Text">25165<text:tab/>gram</text:p>
      <text:p text:style-name="Preformatted_20_Text">25166<text:tab/>gran</text:p>
      <text:p text:style-name="Preformatted_20_Text">25211<text:tab/>granat</text:p>
      <text:p text:style-name="Preformatted_20_Text">25212<text:tab/>grand</text:p>
      <text:p text:style-name="Preformatted_20_Text">25213<text:tab/>granit</text:p>
      <text:p text:style-name="Preformatted_20_Text">25214<text:tab/>grann</text:p>
      <text:p text:style-name="Preformatted_20_Text">25215<text:tab/>granne</text:p>
      <text:p text:style-name="Preformatted_20_Text">25216<text:tab/>gratie</text:p>
      <text:p text:style-name="Preformatted_20_Text">25221<text:tab/>gratta</text:p>
      <text:p text:style-name="Preformatted_20_Text">25222<text:tab/>grav</text:p>
      <text:p text:style-name="Preformatted_20_Text">25223<text:tab/>grava</text:p>
      <text:p text:style-name="Preformatted_20_Text">25224<text:tab/>gravyr</text:p>
      <text:p text:style-name="Preformatted_20_Text">25225<text:tab/>gray</text:p>
      <text:p text:style-name="Preformatted_20_Text">25226<text:tab/>green</text:p>
      <text:p text:style-name="Preformatted_20_Text">25231<text:tab/>grej</text:p>
      <text:p text:style-name="Preformatted_20_Text">25232<text:tab/>greja</text:p>
      <text:p text:style-name="Preformatted_20_Text">25233<text:tab/>grejs</text:p>
      <text:p text:style-name="Preformatted_20_Text">25234<text:tab/>gren</text:p>
      <text:p text:style-name="Preformatted_20_Text">25235<text:tab/>grepe</text:p>
      <text:p text:style-name="Preformatted_20_Text">25236<text:tab/>grepp</text:p>
      <text:p text:style-name="Preformatted_20_Text">25241<text:tab/>greppa</text:p>
      <text:p text:style-name="Preformatted_20_Text">25242<text:tab/>grevar</text:p>
      <text:p text:style-name="Preformatted_20_Text">25243<text:tab/>greve</text:p>
      <text:p text:style-name="Preformatted_20_Text">25244<text:tab/>grift</text:p>
      <text:p text:style-name="Preformatted_20_Text">25245<text:tab/>grill</text:p>
      <text:p text:style-name="Preformatted_20_Text">25246<text:tab/>grilla</text:p>
      <text:p text:style-name="Preformatted_20_Text">25251<text:tab/>grimas</text:p>
      <text:p text:style-name="Preformatted_20_Text">25252<text:tab/>grimma</text:p>
      <text:p text:style-name="Preformatted_20_Text">25253<text:tab/>grin</text:p>
      <text:p text:style-name="Preformatted_20_Text">25254<text:tab/>grina</text:p>
      <text:p text:style-name="Preformatted_20_Text">25255<text:tab/>grind</text:p>
      <text:p text:style-name="Preformatted_20_Text">25256<text:tab/>grip</text:p>
      <text:p text:style-name="Preformatted_20_Text">25261<text:tab/>gripa</text:p>
      <text:p text:style-name="Preformatted_20_Text">25262<text:tab/>gris</text:p>
      <text:p text:style-name="Preformatted_20_Text">25263<text:tab/>grisa</text:p>
      <text:p text:style-name="Preformatted_20_Text">25264<text:tab/>gro</text:p>
      <text:p text:style-name="Preformatted_20_Text">25265<text:tab/>groda</text:p>
      <text:p text:style-name="Preformatted_20_Text">25266<text:tab/>grodd</text:p>
      <text:p text:style-name="Preformatted_20_Text">25311<text:tab/>grodda</text:p>
      <text:p text:style-name="Preformatted_20_Text">25312<text:tab/>grogg</text:p>
      <text:p text:style-name="Preformatted_20_Text">25313<text:tab/>grogga</text:p>
      <text:p text:style-name="Preformatted_20_Text">25314<text:tab/>groll</text:p>
      <text:p text:style-name="Preformatted_20_Text">25315<text:tab/>grop</text:p>
      <text:p text:style-name="Preformatted_20_Text">25316<text:tab/>gross</text:p>
      <text:p text:style-name="Preformatted_20_Text">25321<text:tab/>grotta</text:p>
      <text:p text:style-name="Preformatted_20_Text">25322<text:tab/>grov</text:p>
      <text:p text:style-name="Preformatted_20_Text">25323<text:tab/>grovna</text:p>
      <text:p text:style-name="Preformatted_20_Text">25324<text:tab/>gruff</text:p>
      <text:p text:style-name="Preformatted_20_Text">25325<text:tab/>gruffa</text:p>
      <text:p text:style-name="Preformatted_20_Text">25326<text:tab/>grumla</text:p>
      <text:p text:style-name="Preformatted_20_Text">25331<text:tab/>grums</text:p>
      <text:p text:style-name="Preformatted_20_Text">25332<text:tab/>grumsa</text:p>
      <text:p text:style-name="Preformatted_20_Text">25333<text:tab/>grund</text:p>
      <text:p text:style-name="Preformatted_20_Text">25334<text:tab/>grunda</text:p>
      <text:p text:style-name="Preformatted_20_Text">25335<text:tab/>grunka</text:p>
      <text:p text:style-name="Preformatted_20_Text">25336<text:tab/>grunna</text:p>
      <text:p text:style-name="Preformatted_20_Text">25341<text:tab/>grupp</text:p>
      <text:p text:style-name="Preformatted_20_Text">25342<text:tab/>grus</text:p>
      <text:p text:style-name="Preformatted_20_Text">25343<text:tab/>grusa</text:p>
      <text:p text:style-name="Preformatted_20_Text">25344<text:tab/>gruva</text:p>
      <text:p text:style-name="Preformatted_20_Text">25345<text:tab/>gry</text:p>
      <text:p text:style-name="Preformatted_20_Text">25346<text:tab/>grym</text:p>
      <text:p text:style-name="Preformatted_20_Text">25351<text:tab/>grymt</text:p>
      <text:p text:style-name="Preformatted_20_Text">25352<text:tab/>grymta</text:p>
      <text:p text:style-name="Preformatted_20_Text">25353<text:tab/>gryn</text:p>
      <text:p text:style-name="Preformatted_20_Text">25354<text:tab/>gryna</text:p>
      <text:p text:style-name="Preformatted_20_Text">25355<text:tab/>grynna</text:p>
      <text:p text:style-name="Preformatted_20_Text">25356<text:tab/>gryt</text:p>
      <text:p text:style-name="Preformatted_20_Text">25361<text:tab/>gryta</text:p>
      <text:p text:style-name="Preformatted_20_Text">25362<text:tab/>guanin</text:p>
      <text:p text:style-name="Preformatted_20_Text">25363<text:tab/>guano</text:p>
      <text:p text:style-name="Preformatted_20_Text">25364<text:tab/>gubbe</text:p>
      <text:p text:style-name="Preformatted_20_Text">25365<text:tab/>gubbs</text:p>
      <text:p text:style-name="Preformatted_20_Text">25366<text:tab/>gud</text:p>
      <text:p text:style-name="Preformatted_20_Text">25411<text:tab/>gudfar</text:p>
      <text:p text:style-name="Preformatted_20_Text">25412<text:tab/>guding</text:p>
      <text:p text:style-name="Preformatted_20_Text">25413<text:tab/>gudom</text:p>
      <text:p text:style-name="Preformatted_20_Text">25414<text:tab/>gudson</text:p>
      <text:p text:style-name="Preformatted_20_Text">25415<text:tab/>guida</text:p>
      <text:p text:style-name="Preformatted_20_Text">25416<text:tab/>guide</text:p>
      <text:p text:style-name="Preformatted_20_Text">25421<text:tab/>gul</text:p>
      <text:p text:style-name="Preformatted_20_Text">25422<text:tab/>gula</text:p>
      <text:p text:style-name="Preformatted_20_Text">25423<text:tab/>guld</text:p>
      <text:p text:style-name="Preformatted_20_Text">25424<text:tab/>gulden</text:p>
      <text:p text:style-name="Preformatted_20_Text">25425<text:tab/>gull</text:p>
      <text:p text:style-name="Preformatted_20_Text">25426<text:tab/>gulla</text:p>
      <text:p text:style-name="Preformatted_20_Text">25431<text:tab/>gulna</text:p>
      <text:p text:style-name="Preformatted_20_Text">25432<text:tab/>gulnad</text:p>
      <text:p text:style-name="Preformatted_20_Text">25433<text:tab/>gulsot</text:p>
      <text:p text:style-name="Preformatted_20_Text">25434<text:tab/>gumma</text:p>
      <text:p text:style-name="Preformatted_20_Text">25435<text:tab/>gummi</text:p>
      <text:p text:style-name="Preformatted_20_Text">25436<text:tab/>gump</text:p>
      <text:p text:style-name="Preformatted_20_Text">25441<text:tab/>gumse</text:p>
      <text:p text:style-name="Preformatted_20_Text">25442<text:tab/>gunga</text:p>
      <text:p text:style-name="Preformatted_20_Text">25443<text:tab/>gunrum</text:p>
      <text:p text:style-name="Preformatted_20_Text">25444<text:tab/>gunst</text:p>
      <text:p text:style-name="Preformatted_20_Text">25445<text:tab/>gupp</text:p>
      <text:p text:style-name="Preformatted_20_Text">25446<text:tab/>guppa</text:p>
      <text:p text:style-name="Preformatted_20_Text">25451<text:tab/>guppy</text:p>
      <text:p text:style-name="Preformatted_20_Text">25452<text:tab/>gurami</text:p>
      <text:p text:style-name="Preformatted_20_Text">25453<text:tab/>gurgel</text:p>
      <text:p text:style-name="Preformatted_20_Text">25454<text:tab/>gurgla</text:p>
      <text:p text:style-name="Preformatted_20_Text">25455<text:tab/>gurka</text:p>
      <text:p text:style-name="Preformatted_20_Text">25456<text:tab/>gurkha</text:p>
      <text:p text:style-name="Preformatted_20_Text">25461<text:tab/>guru</text:p>
      <text:p text:style-name="Preformatted_20_Text">25462<text:tab/>gyckel</text:p>
      <text:p text:style-name="Preformatted_20_Text">25463<text:tab/>gyckla</text:p>
      <text:p text:style-name="Preformatted_20_Text">25464<text:tab/>gylf</text:p>
      <text:p text:style-name="Preformatted_20_Text">25465<text:tab/>gylta</text:p>
      <text:p text:style-name="Preformatted_20_Text">25466<text:tab/>gym</text:p>
      <text:p text:style-name="Preformatted_20_Text">25511<text:tab/>gympa</text:p>
      <text:p text:style-name="Preformatted_20_Text">25512<text:tab/>gynna</text:p>
      <text:p text:style-name="Preformatted_20_Text">25513<text:tab/>gyro</text:p>
      <text:p text:style-name="Preformatted_20_Text">25514<text:tab/>gytter</text:p>
      <text:p text:style-name="Preformatted_20_Text">25515<text:tab/>gyttja</text:p>
      <text:p text:style-name="Preformatted_20_Text">25516<text:tab/>gyttra</text:p>
      <text:p text:style-name="Preformatted_20_Text">25521<text:tab/>ha</text:p>
      <text:p text:style-name="Preformatted_20_Text">25522<text:tab/>habit</text:p>
      <text:p text:style-name="Preformatted_20_Text">25523<text:tab/>hack</text:p>
      <text:p text:style-name="Preformatted_20_Text">25524<text:tab/>hacka</text:p>
      <text:p text:style-name="Preformatted_20_Text">25525<text:tab/>hacker</text:p>
      <text:p text:style-name="Preformatted_20_Text">25526<text:tab/>haffa</text:p>
      <text:p text:style-name="Preformatted_20_Text">25531<text:tab/>hafsa</text:p>
      <text:p text:style-name="Preformatted_20_Text">25532<text:tab/>hage</text:p>
      <text:p text:style-name="Preformatted_20_Text">25533<text:tab/>hagel</text:p>
      <text:p text:style-name="Preformatted_20_Text">25534<text:tab/>hagga</text:p>
      <text:p text:style-name="Preformatted_20_Text">25535<text:tab/>hagla</text:p>
      <text:p text:style-name="Preformatted_20_Text">25536<text:tab/>haiku</text:p>
      <text:p text:style-name="Preformatted_20_Text">25541<text:tab/>haj</text:p>
      <text:p text:style-name="Preformatted_20_Text">25542<text:tab/>haja</text:p>
      <text:p text:style-name="Preformatted_20_Text">25543<text:tab/>hajk</text:p>
      <text:p text:style-name="Preformatted_20_Text">25544<text:tab/>hajka</text:p>
      <text:p text:style-name="Preformatted_20_Text">25545<text:tab/>hak</text:p>
      <text:p text:style-name="Preformatted_20_Text">25546<text:tab/>haka</text:p>
      <text:p text:style-name="Preformatted_20_Text">25551<text:tab/>hake</text:p>
      <text:p text:style-name="Preformatted_20_Text">25552<text:tab/>hal</text:p>
      <text:p text:style-name="Preformatted_20_Text">25553<text:tab/>hala</text:p>
      <text:p text:style-name="Preformatted_20_Text">25554<text:tab/>halka</text:p>
      <text:p text:style-name="Preformatted_20_Text">25555<text:tab/>hall</text:p>
      <text:p text:style-name="Preformatted_20_Text">25556<text:tab/>hallon</text:p>
      <text:p text:style-name="Preformatted_20_Text">25561<text:tab/>halm</text:p>
      <text:p text:style-name="Preformatted_20_Text">25562<text:tab/>halma</text:p>
      <text:p text:style-name="Preformatted_20_Text">25563<text:tab/>halo</text:p>
      <text:p text:style-name="Preformatted_20_Text">25564<text:tab/>hals</text:p>
      <text:p text:style-name="Preformatted_20_Text">25565<text:tab/>halsa</text:p>
      <text:p text:style-name="Preformatted_20_Text">25566<text:tab/>halt</text:p>
      <text:p text:style-name="Preformatted_20_Text">25611<text:tab/>halta</text:p>
      <text:p text:style-name="Preformatted_20_Text">25612<text:tab/>halv</text:p>
      <text:p text:style-name="Preformatted_20_Text">25613<text:tab/>halva</text:p>
      <text:p text:style-name="Preformatted_20_Text">25614<text:tab/>hambo</text:p>
      <text:p text:style-name="Preformatted_20_Text">25615<text:tab/>hamla</text:p>
      <text:p text:style-name="Preformatted_20_Text">25616<text:tab/>hammel</text:p>
      <text:p text:style-name="Preformatted_20_Text">25621<text:tab/>hamn</text:p>
      <text:p text:style-name="Preformatted_20_Text">25622<text:tab/>hamna</text:p>
      <text:p text:style-name="Preformatted_20_Text">25623<text:tab/>hampa</text:p>
      <text:p text:style-name="Preformatted_20_Text">25624<text:tab/>hamra</text:p>
      <text:p text:style-name="Preformatted_20_Text">25625<text:tab/>hand</text:p>
      <text:p text:style-name="Preformatted_20_Text">25626<text:tab/>handel</text:p>
      <text:p text:style-name="Preformatted_20_Text"><text:soft-page-break/>25631<text:tab/>handha</text:p>
      <text:p text:style-name="Preformatted_20_Text">25632<text:tab/>handla</text:p>
      <text:p text:style-name="Preformatted_20_Text">25633<text:tab/>hands</text:p>
      <text:p text:style-name="Preformatted_20_Text">25634<text:tab/>hane</text:p>
      <text:p text:style-name="Preformatted_20_Text">25635<text:tab/>hanfot</text:p>
      <text:p text:style-name="Preformatted_20_Text">25636<text:tab/>hang</text:p>
      <text:p text:style-name="Preformatted_20_Text">25641<text:tab/>hangar</text:p>
      <text:p text:style-name="Preformatted_20_Text">25642<text:tab/>hank</text:p>
      <text:p text:style-name="Preformatted_20_Text">25643<text:tab/>hanka</text:p>
      <text:p text:style-name="Preformatted_20_Text">25644<text:tab/>hanne</text:p>
      <text:p text:style-name="Preformatted_20_Text">25645<text:tab/>hanrej</text:p>
      <text:p text:style-name="Preformatted_20_Text">25646<text:tab/>hantel</text:p>
      <text:p text:style-name="Preformatted_20_Text">25651<text:tab/>harang</text:p>
      <text:p text:style-name="Preformatted_20_Text">25652<text:tab/>hare</text:p>
      <text:p text:style-name="Preformatted_20_Text">25653<text:tab/>harem</text:p>
      <text:p text:style-name="Preformatted_20_Text">25654<text:tab/>harkla</text:p>
      <text:p text:style-name="Preformatted_20_Text">25655<text:tab/>harm</text:p>
      <text:p text:style-name="Preformatted_20_Text">25656<text:tab/>harma</text:p>
      <text:p text:style-name="Preformatted_20_Text">25661<text:tab/>harmas</text:p>
      <text:p text:style-name="Preformatted_20_Text">25662<text:tab/>harpa</text:p>
      <text:p text:style-name="Preformatted_20_Text">25663<text:tab/>harpun</text:p>
      <text:p text:style-name="Preformatted_20_Text">25664<text:tab/>harpya</text:p>
      <text:p text:style-name="Preformatted_20_Text">25665<text:tab/>harr</text:p>
      <text:p text:style-name="Preformatted_20_Text">25666<text:tab/>harts</text:p>
      <text:p text:style-name="Preformatted_20_Text">26111<text:tab/>hartsa</text:p>
      <text:p text:style-name="Preformatted_20_Text">26112<text:tab/>harv</text:p>
      <text:p text:style-name="Preformatted_20_Text">26113<text:tab/>harva</text:p>
      <text:p text:style-name="Preformatted_20_Text">26114<text:tab/>has</text:p>
      <text:p text:style-name="Preformatted_20_Text">26115<text:tab/>hasa</text:p>
      <text:p text:style-name="Preformatted_20_Text">26116<text:tab/>hasard</text:p>
      <text:p text:style-name="Preformatted_20_Text">26121<text:tab/>hasch</text:p>
      <text:p text:style-name="Preformatted_20_Text">26122<text:tab/>hasp</text:p>
      <text:p text:style-name="Preformatted_20_Text">26123<text:tab/>haspa</text:p>
      <text:p text:style-name="Preformatted_20_Text">26124<text:tab/>haspel</text:p>
      <text:p text:style-name="Preformatted_20_Text">26125<text:tab/>haspla</text:p>
      <text:p text:style-name="Preformatted_20_Text">26126<text:tab/>hassel</text:p>
      <text:p text:style-name="Preformatted_20_Text">26131<text:tab/>hast</text:p>
      <text:p text:style-name="Preformatted_20_Text">26132<text:tab/>hasta</text:p>
      <text:p text:style-name="Preformatted_20_Text">26133<text:tab/>hat</text:p>
      <text:p text:style-name="Preformatted_20_Text">26134<text:tab/>hata</text:p>
      <text:p text:style-name="Preformatted_20_Text">26135<text:tab/>hatt</text:p>
      <text:p text:style-name="Preformatted_20_Text">26136<text:tab/>hatta</text:p>
      <text:p text:style-name="Preformatted_20_Text">26141<text:tab/>haussa</text:p>
      <text:p text:style-name="Preformatted_20_Text">26142<text:tab/>hausse</text:p>
      <text:p text:style-name="Preformatted_20_Text">26143<text:tab/>hav</text:p>
      <text:p text:style-name="Preformatted_20_Text">26144<text:tab/>haveri</text:p>
      <text:p text:style-name="Preformatted_20_Text">26145<text:tab/>havre</text:p>
      <text:p text:style-name="Preformatted_20_Text">26146<text:tab/>havsis</text:p>
      <text:p text:style-name="Preformatted_20_Text">26151<text:tab/>heat</text:p>
      <text:p text:style-name="Preformatted_20_Text">26152<text:tab/>hed</text:p>
      <text:p text:style-name="Preformatted_20_Text">26153<text:tab/>heder</text:p>
      <text:p text:style-name="Preformatted_20_Text">26154<text:tab/>hedra</text:p>
      <text:p text:style-name="Preformatted_20_Text">26155<text:tab/>heja</text:p>
      <text:p text:style-name="Preformatted_20_Text">26156<text:tab/>hejare</text:p>
      <text:p text:style-name="Preformatted_20_Text">26161<text:tab/>hejd</text:p>
      <text:p text:style-name="Preformatted_20_Text">26162<text:tab/>hejda</text:p>
      <text:p text:style-name="Preformatted_20_Text">26163<text:tab/>hejduk</text:p>
      <text:p text:style-name="Preformatted_20_Text">26164<text:tab/>hektar</text:p>
      <text:p text:style-name="Preformatted_20_Text">26165<text:tab/>hekto</text:p>
      <text:p text:style-name="Preformatted_20_Text">26166<text:tab/>hel</text:p>
      <text:p text:style-name="Preformatted_20_Text">26211<text:tab/>hela</text:p>
      <text:p text:style-name="Preformatted_20_Text">26212<text:tab/>heldag</text:p>
      <text:p text:style-name="Preformatted_20_Text">26213<text:tab/>helg</text:p>
      <text:p text:style-name="Preformatted_20_Text">26214<text:tab/>helga</text:p>
      <text:p text:style-name="Preformatted_20_Text">26215<text:tab/>helgd</text:p>
      <text:p text:style-name="Preformatted_20_Text">26216<text:tab/>helgon</text:p>
      <text:p text:style-name="Preformatted_20_Text">26221<text:tab/>helhet</text:p>
      <text:p text:style-name="Preformatted_20_Text">26222<text:tab/>helium</text:p>
      <text:p text:style-name="Preformatted_20_Text">26223<text:tab/>helnot</text:p>
      <text:p text:style-name="Preformatted_20_Text">26224<text:tab/>heltal</text:p>
      <text:p text:style-name="Preformatted_20_Text">26225<text:tab/>heltid</text:p>
      <text:p text:style-name="Preformatted_20_Text">26226<text:tab/>helton</text:p>
      <text:p text:style-name="Preformatted_20_Text">26231<text:tab/>hem</text:p>
      <text:p text:style-name="Preformatted_20_Text">26232<text:tab/>hembud</text:p>
      <text:p text:style-name="Preformatted_20_Text">26233<text:tab/>hemman</text:p>
      <text:p text:style-name="Preformatted_20_Text">26234<text:tab/>hemort</text:p>
      <text:p text:style-name="Preformatted_20_Text">26235<text:tab/>hemul</text:p>
      <text:p text:style-name="Preformatted_20_Text">26236<text:tab/>hen</text:p>
      <text:p text:style-name="Preformatted_20_Text">26241<text:tab/>henna</text:p>
      <text:p text:style-name="Preformatted_20_Text">26242<text:tab/>henry</text:p>
      <text:p text:style-name="Preformatted_20_Text">26243<text:tab/>herde</text:p>
      <text:p text:style-name="Preformatted_20_Text">26244<text:tab/>heresi</text:p>
      <text:p text:style-name="Preformatted_20_Text">26245<text:tab/>herm</text:p>
      <text:p text:style-name="Preformatted_20_Text">26246<text:tab/>heroin</text:p>
      <text:p text:style-name="Preformatted_20_Text">26251<text:tab/>herpes</text:p>
      <text:p text:style-name="Preformatted_20_Text">26252<text:tab/>herr</text:p>
      <text:p text:style-name="Preformatted_20_Text">26253<text:tab/>herre</text:p>
      <text:p text:style-name="Preformatted_20_Text">26254<text:tab/>hertig</text:p>
      <text:p text:style-name="Preformatted_20_Text">26255<text:tab/>hertz</text:p>
      <text:p text:style-name="Preformatted_20_Text">26256<text:tab/>hes</text:p>
      <text:p text:style-name="Preformatted_20_Text">26261<text:tab/>heshet</text:p>
      <text:p text:style-name="Preformatted_20_Text">26262<text:tab/>het</text:p>
      <text:p text:style-name="Preformatted_20_Text">26263<text:tab/>heta</text:p>
      <text:p text:style-name="Preformatted_20_Text">26264<text:tab/>hetman</text:p>
      <text:p text:style-name="Preformatted_20_Text">26265<text:tab/>hets</text:p>
      <text:p text:style-name="Preformatted_20_Text">26266<text:tab/>hetsa</text:p>
      <text:p text:style-name="Preformatted_20_Text">26311<text:tab/>hetta</text:p>
      <text:p text:style-name="Preformatted_20_Text">26312<text:tab/>hettit</text:p>
      <text:p text:style-name="Preformatted_20_Text">26313<text:tab/>hetvin</text:p>
      <text:p text:style-name="Preformatted_20_Text">26314<text:tab/>hicka</text:p>
      <text:p text:style-name="Preformatted_20_Text">26315<text:tab/>himla</text:p>
      <text:p text:style-name="Preformatted_20_Text">26316<text:tab/>himmel</text:p>
      <text:p text:style-name="Preformatted_20_Text">26321<text:tab/>hin</text:p>
      <text:p text:style-name="Preformatted_20_Text">26322<text:tab/>hind</text:p>
      <text:p text:style-name="Preformatted_20_Text">26323<text:tab/>hinder</text:p>
      <text:p text:style-name="Preformatted_20_Text">26324<text:tab/>hindi</text:p>
      <text:p text:style-name="Preformatted_20_Text">26325<text:tab/>hindra</text:p>
      <text:p text:style-name="Preformatted_20_Text">26326<text:tab/>hingst</text:p>
      <text:p text:style-name="Preformatted_20_Text">26331<text:tab/>hink</text:p>
      <text:p text:style-name="Preformatted_20_Text">26332<text:tab/>hinka</text:p>
      <text:p text:style-name="Preformatted_20_Text">26333<text:tab/>hinna</text:p>
      <text:p text:style-name="Preformatted_20_Text">26334<text:tab/>hipp</text:p>
      <text:p text:style-name="Preformatted_20_Text">26335<text:tab/>hippa</text:p>
      <text:p text:style-name="Preformatted_20_Text">26336<text:tab/>hippie</text:p>
      <text:p text:style-name="Preformatted_20_Text">26341<text:tab/>hird</text:p>
      <text:p text:style-name="Preformatted_20_Text">26342<text:tab/>hirs</text:p>
      <text:p text:style-name="Preformatted_20_Text">26343<text:tab/>hisna</text:p>
      <text:p text:style-name="Preformatted_20_Text">26344<text:tab/>hispa</text:p>
      <text:p text:style-name="Preformatted_20_Text">26345<text:tab/>hiss</text:p>
      <text:p text:style-name="Preformatted_20_Text">26346<text:tab/>hissa</text:p>
      <text:p text:style-name="Preformatted_20_Text">26351<text:tab/>hissna</text:p>
      <text:p text:style-name="Preformatted_20_Text">26352<text:tab/>hit</text:p>
      <text:p text:style-name="Preformatted_20_Text">26353<text:tab/>hitta</text:p>
      <text:p text:style-name="Preformatted_20_Text">26354<text:tab/>hiva</text:p>
      <text:p text:style-name="Preformatted_20_Text">26355<text:tab/>hjon</text:p>
      <text:p text:style-name="Preformatted_20_Text">26356<text:tab/>hjort</text:p>
      <text:p text:style-name="Preformatted_20_Text">26361<text:tab/>ho</text:p>
      <text:p text:style-name="Preformatted_20_Text">26362<text:tab/>hoa</text:p>
      <text:p text:style-name="Preformatted_20_Text">26363<text:tab/>hoande</text:p>
      <text:p text:style-name="Preformatted_20_Text">26364<text:tab/>hobby</text:p>
      <text:p text:style-name="Preformatted_20_Text">26365<text:tab/>hockey</text:p>
      <text:p text:style-name="Preformatted_20_Text">26366<text:tab/>hoj</text:p>
      <text:p text:style-name="Preformatted_20_Text">26411<text:tab/>hoja</text:p>
      <text:p text:style-name="Preformatted_20_Text">26412<text:tab/>hojta</text:p>
      <text:p text:style-name="Preformatted_20_Text">26413<text:tab/>holism</text:p>
      <text:p text:style-name="Preformatted_20_Text">26414<text:tab/>holk</text:p>
      <text:p text:style-name="Preformatted_20_Text">26415<text:tab/>holme</text:p>
      <text:p text:style-name="Preformatted_20_Text">26416<text:tab/>homma</text:p>
      <text:p text:style-name="Preformatted_20_Text">26421<text:tab/>hona</text:p>
      <text:p text:style-name="Preformatted_20_Text">26422<text:tab/>honung</text:p>
      <text:p text:style-name="Preformatted_20_Text">26423<text:tab/>hop</text:p>
      <text:p text:style-name="Preformatted_20_Text">26424<text:tab/>hopa</text:p>
      <text:p text:style-name="Preformatted_20_Text">26425<text:tab/>hoper</text:p>
      <text:p text:style-name="Preformatted_20_Text">26426<text:tab/>hopkok</text:p>
      <text:p text:style-name="Preformatted_20_Text">26431<text:tab/>hoplit</text:p>
      <text:p text:style-name="Preformatted_20_Text">26432<text:tab/>hopp</text:p>
      <text:p text:style-name="Preformatted_20_Text">26433<text:tab/>hoppa</text:p>
      <text:p text:style-name="Preformatted_20_Text">26434<text:tab/>hoppas</text:p>
      <text:p text:style-name="Preformatted_20_Text">26435<text:tab/>hord</text:p>
      <text:p text:style-name="Preformatted_20_Text">26436<text:tab/>hormon</text:p>
      <text:p text:style-name="Preformatted_20_Text">26441<text:tab/>horn</text:p>
      <text:p text:style-name="Preformatted_20_Text">26442<text:tab/>horst</text:p>
      <text:p text:style-name="Preformatted_20_Text">26443<text:tab/>hospis</text:p>
      <text:p text:style-name="Preformatted_20_Text">26444<text:tab/>hosta</text:p>
      <text:p text:style-name="Preformatted_20_Text">26445<text:tab/>hostia</text:p>
      <text:p text:style-name="Preformatted_20_Text">26446<text:tab/>hot</text:p>
      <text:p text:style-name="Preformatted_20_Text">26451<text:tab/>hota</text:p>
      <text:p text:style-name="Preformatted_20_Text">26452<text:tab/>hotell</text:p>
      <text:p text:style-name="Preformatted_20_Text">26453<text:tab/>hotta</text:p>
      <text:p text:style-name="Preformatted_20_Text">26454<text:tab/>hovdam</text:p>
      <text:p text:style-name="Preformatted_20_Text">26455<text:tab/>hovman</text:p>
      <text:p text:style-name="Preformatted_20_Text">26456<text:tab/>hovra</text:p>
      <text:p text:style-name="Preformatted_20_Text">26461<text:tab/>huckle</text:p>
      <text:p text:style-name="Preformatted_20_Text">26462<text:tab/>hud</text:p>
      <text:p text:style-name="Preformatted_20_Text">26463<text:tab/>hug</text:p>
      <text:p text:style-name="Preformatted_20_Text">26464<text:tab/>hugg</text:p>
      <text:p text:style-name="Preformatted_20_Text">26465<text:tab/>hugga</text:p>
      <text:p text:style-name="Preformatted_20_Text">26466<text:tab/>hugnad</text:p>
      <text:p text:style-name="Preformatted_20_Text"><text:soft-page-break/>26511<text:tab/>huld</text:p>
      <text:p text:style-name="Preformatted_20_Text">26512<text:tab/>huldra</text:p>
      <text:p text:style-name="Preformatted_20_Text">26513<text:tab/>hulk</text:p>
      <text:p text:style-name="Preformatted_20_Text">26514<text:tab/>hulka</text:p>
      <text:p text:style-name="Preformatted_20_Text">26515<text:tab/>hult</text:p>
      <text:p text:style-name="Preformatted_20_Text">26516<text:tab/>hum</text:p>
      <text:p text:style-name="Preformatted_20_Text">26521<text:tab/>humbug</text:p>
      <text:p text:style-name="Preformatted_20_Text">26522<text:tab/>humla</text:p>
      <text:p text:style-name="Preformatted_20_Text">26523<text:tab/>humle</text:p>
      <text:p text:style-name="Preformatted_20_Text">26524<text:tab/>humma</text:p>
      <text:p text:style-name="Preformatted_20_Text">26525<text:tab/>hummer</text:p>
      <text:p text:style-name="Preformatted_20_Text">26526<text:tab/>hummus</text:p>
      <text:p text:style-name="Preformatted_20_Text">26531<text:tab/>humor</text:p>
      <text:p text:style-name="Preformatted_20_Text">26532<text:tab/>humus</text:p>
      <text:p text:style-name="Preformatted_20_Text">26533<text:tab/>hund</text:p>
      <text:p text:style-name="Preformatted_20_Text">26534<text:tab/>hunger</text:p>
      <text:p text:style-name="Preformatted_20_Text">26535<text:tab/>hungra</text:p>
      <text:p text:style-name="Preformatted_20_Text">26536<text:tab/>hunk</text:p>
      <text:p text:style-name="Preformatted_20_Text">26541<text:tab/>hunner</text:p>
      <text:p text:style-name="Preformatted_20_Text">26542<text:tab/>hunsa</text:p>
      <text:p text:style-name="Preformatted_20_Text">26543<text:tab/>hurra</text:p>
      <text:p text:style-name="Preformatted_20_Text">26544<text:tab/>hurril</text:p>
      <text:p text:style-name="Preformatted_20_Text">26545<text:tab/>hus</text:p>
      <text:p text:style-name="Preformatted_20_Text">26546<text:tab/>husa</text:p>
      <text:p text:style-name="Preformatted_20_Text">26551<text:tab/>husar</text:p>
      <text:p text:style-name="Preformatted_20_Text">26552<text:tab/>husbil</text:p>
      <text:p text:style-name="Preformatted_20_Text">26553<text:tab/>husera</text:p>
      <text:p text:style-name="Preformatted_20_Text">26554<text:tab/>husfar</text:p>
      <text:p text:style-name="Preformatted_20_Text">26555<text:tab/>husfru</text:p>
      <text:p text:style-name="Preformatted_20_Text">26556<text:tab/>husgud</text:p>
      <text:p text:style-name="Preformatted_20_Text">26561<text:tab/>huskur</text:p>
      <text:p text:style-name="Preformatted_20_Text">26562<text:tab/>husmor</text:p>
      <text:p text:style-name="Preformatted_20_Text">26563<text:tab/>husrum</text:p>
      <text:p text:style-name="Preformatted_20_Text">26564<text:tab/>husse</text:p>
      <text:p text:style-name="Preformatted_20_Text">26565<text:tab/>hustru</text:p>
      <text:p text:style-name="Preformatted_20_Text">26566<text:tab/>hut</text:p>
      <text:p text:style-name="Preformatted_20_Text">26611<text:tab/>huta</text:p>
      <text:p text:style-name="Preformatted_20_Text">26612<text:tab/>hutt</text:p>
      <text:p text:style-name="Preformatted_20_Text">26613<text:tab/>huttla</text:p>
      <text:p text:style-name="Preformatted_20_Text">26614<text:tab/>huttra</text:p>
      <text:p text:style-name="Preformatted_20_Text">26615<text:tab/>huv</text:p>
      <text:p text:style-name="Preformatted_20_Text">26616<text:tab/>huva</text:p>
      <text:p text:style-name="Preformatted_20_Text">26621<text:tab/>huvud</text:p>
      <text:p text:style-name="Preformatted_20_Text">26622<text:tab/>hy</text:p>
      <text:p text:style-name="Preformatted_20_Text">26623<text:tab/>hybble</text:p>
      <text:p text:style-name="Preformatted_20_Text">26624<text:tab/>hybrid</text:p>
      <text:p text:style-name="Preformatted_20_Text">26625<text:tab/>hybris</text:p>
      <text:p text:style-name="Preformatted_20_Text">26626<text:tab/>hyckel</text:p>
      <text:p text:style-name="Preformatted_20_Text">26631<text:tab/>hyckla</text:p>
      <text:p text:style-name="Preformatted_20_Text">26632<text:tab/>hydda</text:p>
      <text:p text:style-name="Preformatted_20_Text">26633<text:tab/>hydra</text:p>
      <text:p text:style-name="Preformatted_20_Text">26634<text:tab/>hydrat</text:p>
      <text:p text:style-name="Preformatted_20_Text">26635<text:tab/>hyena</text:p>
      <text:p text:style-name="Preformatted_20_Text">26636<text:tab/>hyende</text:p>
      <text:p text:style-name="Preformatted_20_Text">26641<text:tab/>hyf</text:p>
      <text:p text:style-name="Preformatted_20_Text">26642<text:tab/>hyfs</text:p>
      <text:p text:style-name="Preformatted_20_Text">26643<text:tab/>hyfsa</text:p>
      <text:p text:style-name="Preformatted_20_Text">26644<text:tab/>hygge</text:p>
      <text:p text:style-name="Preformatted_20_Text">26645<text:tab/>hygglo</text:p>
      <text:p text:style-name="Preformatted_20_Text">26646<text:tab/>hygien</text:p>
      <text:p text:style-name="Preformatted_20_Text">26651<text:tab/>hylla</text:p>
      <text:p text:style-name="Preformatted_20_Text">26652<text:tab/>hylle</text:p>
      <text:p text:style-name="Preformatted_20_Text">26653<text:tab/>hylsa</text:p>
      <text:p text:style-name="Preformatted_20_Text">26654<text:tab/>hymen</text:p>
      <text:p text:style-name="Preformatted_20_Text">26655<text:tab/>hymla</text:p>
      <text:p text:style-name="Preformatted_20_Text">26656<text:tab/>hymn</text:p>
      <text:p text:style-name="Preformatted_20_Text">26661<text:tab/>hynda</text:p>
      <text:p text:style-name="Preformatted_20_Text">26662<text:tab/>hypnos</text:p>
      <text:p text:style-name="Preformatted_20_Text">26663<text:tab/>hyra</text:p>
      <text:p text:style-name="Preformatted_20_Text">26664<text:tab/>hysa</text:p>
      <text:p text:style-name="Preformatted_20_Text">26665<text:tab/>hyska</text:p>
      <text:p text:style-name="Preformatted_20_Text">26666<text:tab/>hyss</text:p>
      <text:p text:style-name="Preformatted_20_Text">31111<text:tab/>hyssja</text:p>
      <text:p text:style-name="Preformatted_20_Text">31112<text:tab/>hysta</text:p>
      <text:p text:style-name="Preformatted_20_Text">31113<text:tab/>hytt</text:p>
      <text:p text:style-name="Preformatted_20_Text">31114<text:tab/>hytta</text:p>
      <text:p text:style-name="Preformatted_20_Text">31115<text:tab/>hyvel</text:p>
      <text:p text:style-name="Preformatted_20_Text">31116<text:tab/>hyvla</text:p>
      <text:p text:style-name="Preformatted_20_Text">31121<text:tab/>i-land</text:p>
      <text:p text:style-name="Preformatted_20_Text">31122<text:tab/>iPhone</text:p>
      <text:p text:style-name="Preformatted_20_Text">31123<text:tab/>iaktta</text:p>
      <text:p text:style-name="Preformatted_20_Text">31124<text:tab/>ibis</text:p>
      <text:p text:style-name="Preformatted_20_Text">31125<text:tab/>icing</text:p>
      <text:p text:style-name="Preformatted_20_Text">31126<text:tab/>id</text:p>
      <text:p text:style-name="Preformatted_20_Text">31131<text:tab/>idas</text:p>
      <text:p text:style-name="Preformatted_20_Text">31132<text:tab/>ide</text:p>
      <text:p text:style-name="Preformatted_20_Text">31133<text:tab/>ideal</text:p>
      <text:p text:style-name="Preformatted_20_Text">31134<text:tab/>idiom</text:p>
      <text:p text:style-name="Preformatted_20_Text">31135<text:tab/>idiot</text:p>
      <text:p text:style-name="Preformatted_20_Text">31136<text:tab/>idioti</text:p>
      <text:p text:style-name="Preformatted_20_Text">31141<text:tab/>idka</text:p>
      <text:p text:style-name="Preformatted_20_Text">31142<text:tab/>idkare</text:p>
      <text:p text:style-name="Preformatted_20_Text">31143<text:tab/>ido</text:p>
      <text:p text:style-name="Preformatted_20_Text">31144<text:tab/>idog</text:p>
      <text:p text:style-name="Preformatted_20_Text">31145<text:tab/>idol</text:p>
      <text:p text:style-name="Preformatted_20_Text">31146<text:tab/>idrott</text:p>
      <text:p text:style-name="Preformatted_20_Text">31151<text:tab/>idyll</text:p>
      <text:p text:style-name="Preformatted_20_Text">31152<text:tab/>igel</text:p>
      <text:p text:style-name="Preformatted_20_Text">31153<text:tab/>iglo</text:p>
      <text:p text:style-name="Preformatted_20_Text">31154<text:tab/>igloo</text:p>
      <text:p text:style-name="Preformatted_20_Text">31155<text:tab/>ikon</text:p>
      <text:p text:style-name="Preformatted_20_Text">31156<text:tab/>il</text:p>
      <text:p text:style-name="Preformatted_20_Text">31161<text:tab/>ila</text:p>
      <text:p text:style-name="Preformatted_20_Text">31162<text:tab/>ilande</text:p>
      <text:p text:style-name="Preformatted_20_Text">31163<text:tab/>ilbud</text:p>
      <text:p text:style-name="Preformatted_20_Text">31164<text:tab/>ilex</text:p>
      <text:p text:style-name="Preformatted_20_Text">31165<text:tab/>ilgods</text:p>
      <text:p text:style-name="Preformatted_20_Text">31166<text:tab/>iller</text:p>
      <text:p text:style-name="Preformatted_20_Text">31211<text:tab/>ilning</text:p>
      <text:p text:style-name="Preformatted_20_Text">31212<text:tab/>ilsk</text:p>
      <text:p text:style-name="Preformatted_20_Text">31213<text:tab/>ilska</text:p>
      <text:p text:style-name="Preformatted_20_Text">31214<text:tab/>image</text:p>
      <text:p text:style-name="Preformatted_20_Text">31215<text:tab/>imma</text:p>
      <text:p text:style-name="Preformatted_20_Text">31216<text:tab/>impa</text:p>
      <text:p text:style-name="Preformatted_20_Text">31221<text:tab/>import</text:p>
      <text:p text:style-name="Preformatted_20_Text">31222<text:tab/>impuls</text:p>
      <text:p text:style-name="Preformatted_20_Text">31223<text:tab/>inavel</text:p>
      <text:p text:style-name="Preformatted_20_Text">31224<text:tab/>inbaka</text:p>
      <text:p text:style-name="Preformatted_20_Text">31225<text:tab/>inbyte</text:p>
      <text:p text:style-name="Preformatted_20_Text">31226<text:tab/>incest</text:p>
      <text:p text:style-name="Preformatted_20_Text">31231<text:tab/>indela</text:p>
      <text:p text:style-name="Preformatted_20_Text">31232<text:tab/>index</text:p>
      <text:p text:style-name="Preformatted_20_Text">31233<text:tab/>indigo</text:p>
      <text:p text:style-name="Preformatted_20_Text">31234<text:tab/>indium</text:p>
      <text:p text:style-name="Preformatted_20_Text">31235<text:tab/>indrag</text:p>
      <text:p text:style-name="Preformatted_20_Text">31236<text:tab/>infall</text:p>
      <text:p text:style-name="Preformatted_20_Text">31241<text:tab/>infami</text:p>
      <text:p text:style-name="Preformatted_20_Text">31242<text:tab/>infant</text:p>
      <text:p text:style-name="Preformatted_20_Text">31243<text:tab/>infart</text:p>
      <text:p text:style-name="Preformatted_20_Text">31244<text:tab/>infix</text:p>
      <text:p text:style-name="Preformatted_20_Text">31245<text:tab/>infoga</text:p>
      <text:p text:style-name="Preformatted_20_Text">31246<text:tab/>infria</text:p>
      <text:p text:style-name="Preformatted_20_Text">31251<text:tab/>inge</text:p>
      <text:p text:style-name="Preformatted_20_Text">31252<text:tab/>ingeny</text:p>
      <text:p text:style-name="Preformatted_20_Text">31253<text:tab/>inhamn</text:p>
      <text:p text:style-name="Preformatted_20_Text">31254<text:tab/>inhav</text:p>
      <text:p text:style-name="Preformatted_20_Text">31255<text:tab/>inhopp</text:p>
      <text:p text:style-name="Preformatted_20_Text">31256<text:tab/>inhysa</text:p>
      <text:p text:style-name="Preformatted_20_Text">31261<text:tab/>injaga</text:p>
      <text:p text:style-name="Preformatted_20_Text">31262<text:tab/>inka</text:p>
      <text:p text:style-name="Preformatted_20_Text">31263<text:tab/>inkast</text:p>
      <text:p text:style-name="Preformatted_20_Text">31264<text:tab/>inkoka</text:p>
      <text:p text:style-name="Preformatted_20_Text">31265<text:tab/>inlaga</text:p>
      <text:p text:style-name="Preformatted_20_Text">31266<text:tab/>inland</text:p>
      <text:p text:style-name="Preformatted_20_Text">31311<text:tab/>inleda</text:p>
      <text:p text:style-name="Preformatted_20_Text">31312<text:tab/>inljud</text:p>
      <text:p text:style-name="Preformatted_20_Text">31313<text:tab/>inlopp</text:p>
      <text:p text:style-name="Preformatted_20_Text">31314<text:tab/>inmata</text:p>
      <text:p text:style-name="Preformatted_20_Text">31315<text:tab/>inmuta</text:p>
      <text:p text:style-name="Preformatted_20_Text">31316<text:tab/>inne</text:p>
      <text:p text:style-name="Preformatted_20_Text">31321<text:tab/>inneha</text:p>
      <text:p text:style-name="Preformatted_20_Text">31322<text:tab/>inner</text:p>
      <text:p text:style-name="Preformatted_20_Text">31323<text:tab/>inolja</text:p>
      <text:p text:style-name="Preformatted_20_Text">31324<text:tab/>inpass</text:p>
      <text:p text:style-name="Preformatted_20_Text">31325<text:tab/>input</text:p>
      <text:p text:style-name="Preformatted_20_Text">31326<text:tab/>inrama</text:p>
      <text:p text:style-name="Preformatted_20_Text">31331<text:tab/>inre</text:p>
      <text:p text:style-name="Preformatted_20_Text">31332<text:tab/>inreda</text:p>
      <text:p text:style-name="Preformatted_20_Text">31333<text:tab/>inresa</text:p>
      <text:p text:style-name="Preformatted_20_Text">31334<text:tab/>inrim</text:p>
      <text:p text:style-name="Preformatted_20_Text">31335<text:tab/>inrop</text:p>
      <text:p text:style-name="Preformatted_20_Text">31336<text:tab/>inropa</text:p>
      <text:p text:style-name="Preformatted_20_Text">31341<text:tab/>insats</text:p>
      <text:p text:style-name="Preformatted_20_Text">31342<text:tab/>inse</text:p>
      <text:p text:style-name="Preformatted_20_Text">31343<text:tab/>insekt</text:p>
      <text:p text:style-name="Preformatted_20_Text">31344<text:tab/>insida</text:p>
      <text:p text:style-name="Preformatted_20_Text">31345<text:tab/>insikt</text:p>
      <text:p text:style-name="Preformatted_20_Text">31346<text:tab/>inslag</text:p>
      <text:p text:style-name="Preformatted_20_Text"><text:soft-page-break/>31351<text:tab/>insteg</text:p>
      <text:p text:style-name="Preformatted_20_Text">31352<text:tab/>insuga</text:p>
      <text:p text:style-name="Preformatted_20_Text">31353<text:tab/>insupa</text:p>
      <text:p text:style-name="Preformatted_20_Text">31354<text:tab/>insyn</text:p>
      <text:p text:style-name="Preformatted_20_Text">31355<text:tab/>inta</text:p>
      <text:p text:style-name="Preformatted_20_Text">31356<text:tab/>intag</text:p>
      <text:p text:style-name="Preformatted_20_Text">31361<text:tab/>intala</text:p>
      <text:p text:style-name="Preformatted_20_Text">31362<text:tab/>intern</text:p>
      <text:p text:style-name="Preformatted_20_Text">31363<text:tab/>intrig</text:p>
      <text:p text:style-name="Preformatted_20_Text">31364<text:tab/>intyg</text:p>
      <text:p text:style-name="Preformatted_20_Text">31365<text:tab/>intyga</text:p>
      <text:p text:style-name="Preformatted_20_Text">31366<text:tab/>inuit</text:p>
      <text:p text:style-name="Preformatted_20_Text">31411<text:tab/>inval</text:p>
      <text:p text:style-name="Preformatted_20_Text">31412<text:tab/>invers</text:p>
      <text:p text:style-name="Preformatted_20_Text">31413<text:tab/>inviga</text:p>
      <text:p text:style-name="Preformatted_20_Text">31414<text:tab/>invit</text:p>
      <text:p text:style-name="Preformatted_20_Text">31415<text:tab/>inympa</text:p>
      <text:p text:style-name="Preformatted_20_Text">31416<text:tab/>iris</text:p>
      <text:p text:style-name="Preformatted_20_Text">31421<text:tab/>iriska</text:p>
      <text:p text:style-name="Preformatted_20_Text">31422<text:tab/>ironi</text:p>
      <text:p text:style-name="Preformatted_20_Text">31423<text:tab/>irra</text:p>
      <text:p text:style-name="Preformatted_20_Text">31424<text:tab/>is</text:p>
      <text:p text:style-name="Preformatted_20_Text">31425<text:tab/>isa</text:p>
      <text:p text:style-name="Preformatted_20_Text">31426<text:tab/>isande</text:p>
      <text:p text:style-name="Preformatted_20_Text">31431<text:tab/>isbana</text:p>
      <text:p text:style-name="Preformatted_20_Text">31432<text:tab/>isbark</text:p>
      <text:p text:style-name="Preformatted_20_Text">31433<text:tab/>isberg</text:p>
      <text:p text:style-name="Preformatted_20_Text">31434<text:tab/>isbill</text:p>
      <text:p text:style-name="Preformatted_20_Text">31435<text:tab/>isbit</text:p>
      <text:p text:style-name="Preformatted_20_Text">31436<text:tab/>isdans</text:p>
      <text:p text:style-name="Preformatted_20_Text">31441<text:tab/>isdubb</text:p>
      <text:p text:style-name="Preformatted_20_Text">31442<text:tab/>isflak</text:p>
      <text:p text:style-name="Preformatted_20_Text">31443<text:tab/>ishall</text:p>
      <text:p text:style-name="Preformatted_20_Text">31444<text:tab/>ishav</text:p>
      <text:p text:style-name="Preformatted_20_Text">31445<text:tab/>isig</text:p>
      <text:p text:style-name="Preformatted_20_Text">31446<text:tab/>isjakt</text:p>
      <text:p text:style-name="Preformatted_20_Text">31451<text:tab/>iskant</text:p>
      <text:p text:style-name="Preformatted_20_Text">31452<text:tab/>iskorn</text:p>
      <text:p text:style-name="Preformatted_20_Text">31453<text:tab/>iskyla</text:p>
      <text:p text:style-name="Preformatted_20_Text">31454<text:tab/>islam</text:p>
      <text:p text:style-name="Preformatted_20_Text">31455<text:tab/>ism</text:p>
      <text:p text:style-name="Preformatted_20_Text">31456<text:tab/>isobar</text:p>
      <text:p text:style-name="Preformatted_20_Text">31461<text:tab/>isogon</text:p>
      <text:p text:style-name="Preformatted_20_Text">31462<text:tab/>isolat</text:p>
      <text:p text:style-name="Preformatted_20_Text">31463<text:tab/>isomer</text:p>
      <text:p text:style-name="Preformatted_20_Text">31464<text:tab/>isop</text:p>
      <text:p text:style-name="Preformatted_20_Text">31465<text:tab/>isotop</text:p>
      <text:p text:style-name="Preformatted_20_Text">31466<text:tab/>ispik</text:p>
      <text:p text:style-name="Preformatted_20_Text">31511<text:tab/>israel</text:p>
      <text:p text:style-name="Preformatted_20_Text">31512<text:tab/>isrand</text:p>
      <text:p text:style-name="Preformatted_20_Text">31513<text:tab/>istapp</text:p>
      <text:p text:style-name="Preformatted_20_Text">31514<text:tab/>ister</text:p>
      <text:p text:style-name="Preformatted_20_Text">31515<text:tab/>istid</text:p>
      <text:p text:style-name="Preformatted_20_Text">31516<text:tab/>isvak</text:p>
      <text:p text:style-name="Preformatted_20_Text">31521<text:tab/>isyxa</text:p>
      <text:p text:style-name="Preformatted_20_Text">31522<text:tab/>it</text:p>
      <text:p text:style-name="Preformatted_20_Text">31523<text:tab/>ituta</text:p>
      <text:p text:style-name="Preformatted_20_Text">31524<text:tab/>iver</text:p>
      <text:p text:style-name="Preformatted_20_Text">31525<text:tab/>ivra</text:p>
      <text:p text:style-name="Preformatted_20_Text">31526<text:tab/>ivrare</text:p>
      <text:p text:style-name="Preformatted_20_Text">31531<text:tab/>ja</text:p>
      <text:p text:style-name="Preformatted_20_Text">31532<text:tab/>jabba</text:p>
      <text:p text:style-name="Preformatted_20_Text">31533<text:tab/>jabot</text:p>
      <text:p text:style-name="Preformatted_20_Text">31534<text:tab/>jack</text:p>
      <text:p text:style-name="Preformatted_20_Text">31535<text:tab/>jacka</text:p>
      <text:p text:style-name="Preformatted_20_Text">31536<text:tab/>jade</text:p>
      <text:p text:style-name="Preformatted_20_Text">31541<text:tab/>jag</text:p>
      <text:p text:style-name="Preformatted_20_Text">31542<text:tab/>jaga</text:p>
      <text:p text:style-name="Preformatted_20_Text">31543<text:tab/>jagare</text:p>
      <text:p text:style-name="Preformatted_20_Text">31544<text:tab/>jaguar</text:p>
      <text:p text:style-name="Preformatted_20_Text">31545<text:tab/>jak</text:p>
      <text:p text:style-name="Preformatted_20_Text">31546<text:tab/>jaka</text:p>
      <text:p text:style-name="Preformatted_20_Text">31551<text:tab/>jakt</text:p>
      <text:p text:style-name="Preformatted_20_Text">31552<text:tab/>jalu</text:p>
      <text:p text:style-name="Preformatted_20_Text">31553<text:tab/>jalusi</text:p>
      <text:p text:style-name="Preformatted_20_Text">31554<text:tab/>jam</text:p>
      <text:p text:style-name="Preformatted_20_Text">31555<text:tab/>jama</text:p>
      <text:p text:style-name="Preformatted_20_Text">31556<text:tab/>jamare</text:p>
      <text:p text:style-name="Preformatted_20_Text">31561<text:tab/>jamb</text:p>
      <text:p text:style-name="Preformatted_20_Text">31562<text:tab/>jamma</text:p>
      <text:p text:style-name="Preformatted_20_Text">31563<text:tab/>jams</text:p>
      <text:p text:style-name="Preformatted_20_Text">31564<text:tab/>jamsa</text:p>
      <text:p text:style-name="Preformatted_20_Text">31565<text:tab/>japan</text:p>
      <text:p text:style-name="Preformatted_20_Text">31566<text:tab/>jarl</text:p>
      <text:p text:style-name="Preformatted_20_Text">31611<text:tab/>jarop</text:p>
      <text:p text:style-name="Preformatted_20_Text">31612<text:tab/>jasmin</text:p>
      <text:p text:style-name="Preformatted_20_Text">31613<text:tab/>jaspis</text:p>
      <text:p text:style-name="Preformatted_20_Text">31614<text:tab/>java</text:p>
      <text:p text:style-name="Preformatted_20_Text">31615<text:tab/>jazz</text:p>
      <text:p text:style-name="Preformatted_20_Text">31616<text:tab/>jazza</text:p>
      <text:p text:style-name="Preformatted_20_Text">31621<text:tab/>jeans</text:p>
      <text:p text:style-name="Preformatted_20_Text">31622<text:tab/>jeep</text:p>
      <text:p text:style-name="Preformatted_20_Text">31623<text:tab/>jenka</text:p>
      <text:p text:style-name="Preformatted_20_Text">31624<text:tab/>jeppe</text:p>
      <text:p text:style-name="Preformatted_20_Text">31625<text:tab/>jersey</text:p>
      <text:p text:style-name="Preformatted_20_Text">31626<text:tab/>jesuit</text:p>
      <text:p text:style-name="Preformatted_20_Text">31631<text:tab/>jet</text:p>
      <text:p text:style-name="Preformatted_20_Text">31632<text:tab/>jetlag</text:p>
      <text:p text:style-name="Preformatted_20_Text">31633<text:tab/>jetong</text:p>
      <text:p text:style-name="Preformatted_20_Text">31634<text:tab/>jetset</text:p>
      <text:p text:style-name="Preformatted_20_Text">31635<text:tab/>jfr</text:p>
      <text:p text:style-name="Preformatted_20_Text">31636<text:tab/>jidder</text:p>
      <text:p text:style-name="Preformatted_20_Text">31641<text:tab/>jiddra</text:p>
      <text:p text:style-name="Preformatted_20_Text">31642<text:tab/>jippo</text:p>
      <text:p text:style-name="Preformatted_20_Text">31643<text:tab/>jobb</text:p>
      <text:p text:style-name="Preformatted_20_Text">31644<text:tab/>jobba</text:p>
      <text:p text:style-name="Preformatted_20_Text">31645<text:tab/>jod</text:p>
      <text:p text:style-name="Preformatted_20_Text">31646<text:tab/>joddel</text:p>
      <text:p text:style-name="Preformatted_20_Text">31651<text:tab/>joddla</text:p>
      <text:p text:style-name="Preformatted_20_Text">31652<text:tab/>jodera</text:p>
      <text:p text:style-name="Preformatted_20_Text">31653<text:tab/>jogga</text:p>
      <text:p text:style-name="Preformatted_20_Text">31654<text:tab/>joint</text:p>
      <text:p text:style-name="Preformatted_20_Text">31655<text:tab/>jojk</text:p>
      <text:p text:style-name="Preformatted_20_Text">31656<text:tab/>jojka</text:p>
      <text:p text:style-name="Preformatted_20_Text">31661<text:tab/>jojo</text:p>
      <text:p text:style-name="Preformatted_20_Text">31662<text:tab/>joker</text:p>
      <text:p text:style-name="Preformatted_20_Text">31663<text:tab/>jokk</text:p>
      <text:p text:style-name="Preformatted_20_Text">31664<text:tab/>joller</text:p>
      <text:p text:style-name="Preformatted_20_Text">31665<text:tab/>jollra</text:p>
      <text:p text:style-name="Preformatted_20_Text">31666<text:tab/>jolta</text:p>
      <text:p text:style-name="Preformatted_20_Text">32111<text:tab/>jon</text:p>
      <text:p text:style-name="Preformatted_20_Text">32112<text:tab/>jorda</text:p>
      <text:p text:style-name="Preformatted_20_Text">32113<text:tab/>jordbi</text:p>
      <text:p text:style-name="Preformatted_20_Text">32114<text:tab/>joule</text:p>
      <text:p text:style-name="Preformatted_20_Text">32115<text:tab/>jour</text:p>
      <text:p text:style-name="Preformatted_20_Text">32116<text:tab/>jox</text:p>
      <text:p text:style-name="Preformatted_20_Text">32121<text:tab/>joxa</text:p>
      <text:p text:style-name="Preformatted_20_Text">32122<text:tab/>jubel</text:p>
      <text:p text:style-name="Preformatted_20_Text">32123<text:tab/>jubla</text:p>
      <text:p text:style-name="Preformatted_20_Text">32124<text:tab/>judo</text:p>
      <text:p text:style-name="Preformatted_20_Text">32125<text:tab/>juft</text:p>
      <text:p text:style-name="Preformatted_20_Text">32126<text:tab/>jugend</text:p>
      <text:p text:style-name="Preformatted_20_Text">32131<text:tab/>juldag</text:p>
      <text:p text:style-name="Preformatted_20_Text">32132<text:tab/>juli</text:p>
      <text:p text:style-name="Preformatted_20_Text">32133<text:tab/>jullov</text:p>
      <text:p text:style-name="Preformatted_20_Text">32134<text:tab/>julros</text:p>
      <text:p text:style-name="Preformatted_20_Text">32135<text:tab/>jumbo</text:p>
      <text:p text:style-name="Preformatted_20_Text">32136<text:tab/>jumpa</text:p>
      <text:p text:style-name="Preformatted_20_Text">32141<text:tab/>jumper</text:p>
      <text:p text:style-name="Preformatted_20_Text">32142<text:tab/>juni</text:p>
      <text:p text:style-name="Preformatted_20_Text">32143<text:tab/>junior</text:p>
      <text:p text:style-name="Preformatted_20_Text">32144<text:tab/>junker</text:p>
      <text:p text:style-name="Preformatted_20_Text">32145<text:tab/>junta</text:p>
      <text:p text:style-name="Preformatted_20_Text">32146<text:tab/>jura</text:p>
      <text:p text:style-name="Preformatted_20_Text">32151<text:tab/>jurist</text:p>
      <text:p text:style-name="Preformatted_20_Text">32152<text:tab/>jury</text:p>
      <text:p text:style-name="Preformatted_20_Text">32153<text:tab/>just</text:p>
      <text:p text:style-name="Preformatted_20_Text">32154<text:tab/>justis</text:p>
      <text:p text:style-name="Preformatted_20_Text">32155<text:tab/>jute</text:p>
      <text:p text:style-name="Preformatted_20_Text">32156<text:tab/>juvel</text:p>
      <text:p text:style-name="Preformatted_20_Text">32161<text:tab/>juver</text:p>
      <text:p text:style-name="Preformatted_20_Text">32162<text:tab/>jycke</text:p>
      <text:p text:style-name="Preformatted_20_Text">32163<text:tab/>jympa</text:p>
      <text:p text:style-name="Preformatted_20_Text">32164<text:tab/>k-pist</text:p>
      <text:p text:style-name="Preformatted_20_Text">32165<text:tab/>kabal</text:p>
      <text:p text:style-name="Preformatted_20_Text">32166<text:tab/>kabel</text:p>
      <text:p text:style-name="Preformatted_20_Text">32211<text:tab/>kabin</text:p>
      <text:p text:style-name="Preformatted_20_Text">32212<text:tab/>kabla</text:p>
      <text:p text:style-name="Preformatted_20_Text">32213<text:tab/>kabyss</text:p>
      <text:p text:style-name="Preformatted_20_Text">32214<text:tab/>kacka</text:p>
      <text:p text:style-name="Preformatted_20_Text">32215<text:tab/>kackel</text:p>
      <text:p text:style-name="Preformatted_20_Text">32216<text:tab/>kackla</text:p>
      <text:p text:style-name="Preformatted_20_Text">32221<text:tab/>kadens</text:p>
      <text:p text:style-name="Preformatted_20_Text">32222<text:tab/>kader</text:p>
      <text:p text:style-name="Preformatted_20_Text">32223<text:tab/>kadett</text:p>
      <text:p text:style-name="Preformatted_20_Text">32224<text:tab/>kadi</text:p>
      <text:p text:style-name="Preformatted_20_Text">32225<text:tab/>kaffe</text:p>
      <text:p text:style-name="Preformatted_20_Text">32226<text:tab/>kaffer</text:p>
      <text:p text:style-name="Preformatted_20_Text"><text:soft-page-break/>32231<text:tab/>kaftan</text:p>
      <text:p text:style-name="Preformatted_20_Text">32232<text:tab/>kagge</text:p>
      <text:p text:style-name="Preformatted_20_Text">32233<text:tab/>kaj</text:p>
      <text:p text:style-name="Preformatted_20_Text">32234<text:tab/>kaja</text:p>
      <text:p text:style-name="Preformatted_20_Text">32235<text:tab/>kajak</text:p>
      <text:p text:style-name="Preformatted_20_Text">32236<text:tab/>kajal</text:p>
      <text:p text:style-name="Preformatted_20_Text">32241<text:tab/>kajka</text:p>
      <text:p text:style-name="Preformatted_20_Text">32242<text:tab/>kajman</text:p>
      <text:p text:style-name="Preformatted_20_Text">32243<text:tab/>kajuta</text:p>
      <text:p text:style-name="Preformatted_20_Text">32244<text:tab/>kaka</text:p>
      <text:p text:style-name="Preformatted_20_Text">32245<text:tab/>kakao</text:p>
      <text:p text:style-name="Preformatted_20_Text">32246<text:tab/>kakbak</text:p>
      <text:p text:style-name="Preformatted_20_Text">32251<text:tab/>kakel</text:p>
      <text:p text:style-name="Preformatted_20_Text">32252<text:tab/>kakfat</text:p>
      <text:p text:style-name="Preformatted_20_Text">32253<text:tab/>kakla</text:p>
      <text:p text:style-name="Preformatted_20_Text">32254<text:tab/>kakmix</text:p>
      <text:p text:style-name="Preformatted_20_Text">32255<text:tab/>kaktus</text:p>
      <text:p text:style-name="Preformatted_20_Text">32256<text:tab/>kalas</text:p>
      <text:p text:style-name="Preformatted_20_Text">32261<text:tab/>kalasa</text:p>
      <text:p text:style-name="Preformatted_20_Text">32262<text:tab/>kalif</text:p>
      <text:p text:style-name="Preformatted_20_Text">32263<text:tab/>kalium</text:p>
      <text:p text:style-name="Preformatted_20_Text">32264<text:tab/>kalk</text:p>
      <text:p text:style-name="Preformatted_20_Text">32265<text:tab/>kalka</text:p>
      <text:p text:style-name="Preformatted_20_Text">32266<text:tab/>kalkon</text:p>
      <text:p text:style-name="Preformatted_20_Text">32311<text:tab/>kalkyl</text:p>
      <text:p text:style-name="Preformatted_20_Text">32312<text:tab/>kall</text:p>
      <text:p text:style-name="Preformatted_20_Text">32313<text:tab/>kalla</text:p>
      <text:p text:style-name="Preformatted_20_Text">32314<text:tab/>kallna</text:p>
      <text:p text:style-name="Preformatted_20_Text">32315<text:tab/>kalna</text:p>
      <text:p text:style-name="Preformatted_20_Text">32316<text:tab/>kalops</text:p>
      <text:p text:style-name="Preformatted_20_Text">32321<text:tab/>kalori</text:p>
      <text:p text:style-name="Preformatted_20_Text">32322<text:tab/>kalott</text:p>
      <text:p text:style-name="Preformatted_20_Text">32323<text:tab/>kalufs</text:p>
      <text:p text:style-name="Preformatted_20_Text">32324<text:tab/>kaluv</text:p>
      <text:p text:style-name="Preformatted_20_Text">32325<text:tab/>kalv</text:p>
      <text:p text:style-name="Preformatted_20_Text">32326<text:tab/>kalva</text:p>
      <text:p text:style-name="Preformatted_20_Text">32331<text:tab/>kalvko</text:p>
      <text:p text:style-name="Preformatted_20_Text">32332<text:tab/>kam</text:p>
      <text:p text:style-name="Preformatted_20_Text">32333<text:tab/>kamel</text:p>
      <text:p text:style-name="Preformatted_20_Text">32334<text:tab/>kamera</text:p>
      <text:p text:style-name="Preformatted_20_Text">32335<text:tab/>kamfer</text:p>
      <text:p text:style-name="Preformatted_20_Text">32336<text:tab/>kamin</text:p>
      <text:p text:style-name="Preformatted_20_Text">32341<text:tab/>kamma</text:p>
      <text:p text:style-name="Preformatted_20_Text">32342<text:tab/>kamp</text:p>
      <text:p text:style-name="Preformatted_20_Text">32343<text:tab/>kamrat</text:p>
      <text:p text:style-name="Preformatted_20_Text">32344<text:tab/>kamrer</text:p>
      <text:p text:style-name="Preformatted_20_Text">32345<text:tab/>kams</text:p>
      <text:p text:style-name="Preformatted_20_Text">32346<text:tab/>kana</text:p>
      <text:p text:style-name="Preformatted_20_Text">32351<text:tab/>kanal</text:p>
      <text:p text:style-name="Preformatted_20_Text">32352<text:tab/>kandar</text:p>
      <text:p text:style-name="Preformatted_20_Text">32353<text:tab/>kanel</text:p>
      <text:p text:style-name="Preformatted_20_Text">32354<text:tab/>kangas</text:p>
      <text:p text:style-name="Preformatted_20_Text">32355<text:tab/>kanik</text:p>
      <text:p text:style-name="Preformatted_20_Text">32356<text:tab/>kanin</text:p>
      <text:p text:style-name="Preformatted_20_Text">32361<text:tab/>kanjon</text:p>
      <text:p text:style-name="Preformatted_20_Text">32362<text:tab/>kanna</text:p>
      <text:p text:style-name="Preformatted_20_Text">32363<text:tab/>kanon</text:p>
      <text:p text:style-name="Preformatted_20_Text">32364<text:tab/>kanot</text:p>
      <text:p text:style-name="Preformatted_20_Text">32365<text:tab/>kanota</text:p>
      <text:p text:style-name="Preformatted_20_Text">32366<text:tab/>kansli</text:p>
      <text:p text:style-name="Preformatted_20_Text">32411<text:tab/>kant</text:p>
      <text:p text:style-name="Preformatted_20_Text">32412<text:tab/>kanta</text:p>
      <text:p text:style-name="Preformatted_20_Text">32413<text:tab/>kantat</text:p>
      <text:p text:style-name="Preformatted_20_Text">32414<text:tab/>kantin</text:p>
      <text:p text:style-name="Preformatted_20_Text">32415<text:tab/>kanton</text:p>
      <text:p text:style-name="Preformatted_20_Text">32416<text:tab/>kantor</text:p>
      <text:p text:style-name="Preformatted_20_Text">32421<text:tab/>kantra</text:p>
      <text:p text:style-name="Preformatted_20_Text">32422<text:tab/>kanyl</text:p>
      <text:p text:style-name="Preformatted_20_Text">32423<text:tab/>kaolin</text:p>
      <text:p text:style-name="Preformatted_20_Text">32424<text:tab/>kaos</text:p>
      <text:p text:style-name="Preformatted_20_Text">32425<text:tab/>kap</text:p>
      <text:p text:style-name="Preformatted_20_Text">32426<text:tab/>kapa</text:p>
      <text:p text:style-name="Preformatted_20_Text">32431<text:tab/>kapare</text:p>
      <text:p text:style-name="Preformatted_20_Text">32432<text:tab/>kapell</text:p>
      <text:p text:style-name="Preformatted_20_Text">32433<text:tab/>kaperi</text:p>
      <text:p text:style-name="Preformatted_20_Text">32434<text:tab/>kaplan</text:p>
      <text:p text:style-name="Preformatted_20_Text">32435<text:tab/>kapock</text:p>
      <text:p text:style-name="Preformatted_20_Text">32436<text:tab/>kapott</text:p>
      <text:p text:style-name="Preformatted_20_Text">32441<text:tab/>kapp</text:p>
      <text:p text:style-name="Preformatted_20_Text">32442<text:tab/>kappa</text:p>
      <text:p text:style-name="Preformatted_20_Text">32443<text:tab/>kappas</text:p>
      <text:p text:style-name="Preformatted_20_Text">32444<text:tab/>kappe</text:p>
      <text:p text:style-name="Preformatted_20_Text">32445<text:tab/>kapris</text:p>
      <text:p text:style-name="Preformatted_20_Text">32446<text:tab/>kapsel</text:p>
      <text:p text:style-name="Preformatted_20_Text">32451<text:tab/>kapsla</text:p>
      <text:p text:style-name="Preformatted_20_Text">32452<text:tab/>kapson</text:p>
      <text:p text:style-name="Preformatted_20_Text">32453<text:tab/>kapsyl</text:p>
      <text:p text:style-name="Preformatted_20_Text">32454<text:tab/>kapten</text:p>
      <text:p text:style-name="Preformatted_20_Text">32455<text:tab/>kapun</text:p>
      <text:p text:style-name="Preformatted_20_Text">32456<text:tab/>karaff</text:p>
      <text:p text:style-name="Preformatted_20_Text">32461<text:tab/>karat</text:p>
      <text:p text:style-name="Preformatted_20_Text">32462<text:tab/>karate</text:p>
      <text:p text:style-name="Preformatted_20_Text">32463<text:tab/>karbad</text:p>
      <text:p text:style-name="Preformatted_20_Text">32464<text:tab/>karbas</text:p>
      <text:p text:style-name="Preformatted_20_Text">32465<text:tab/>karbid</text:p>
      <text:p text:style-name="Preformatted_20_Text">32466<text:tab/>karbin</text:p>
      <text:p text:style-name="Preformatted_20_Text">32511<text:tab/>karbol</text:p>
      <text:p text:style-name="Preformatted_20_Text">32512<text:tab/>karbon</text:p>
      <text:p text:style-name="Preformatted_20_Text">32513<text:tab/>karda</text:p>
      <text:p text:style-name="Preformatted_20_Text">32514<text:tab/>kardan</text:p>
      <text:p text:style-name="Preformatted_20_Text">32515<text:tab/>kardel</text:p>
      <text:p text:style-name="Preformatted_20_Text">32516<text:tab/>kardus</text:p>
      <text:p text:style-name="Preformatted_20_Text">32521<text:tab/>karens</text:p>
      <text:p text:style-name="Preformatted_20_Text">32522<text:tab/>karess</text:p>
      <text:p text:style-name="Preformatted_20_Text">32523<text:tab/>karet</text:p>
      <text:p text:style-name="Preformatted_20_Text">32524<text:tab/>kareta</text:p>
      <text:p text:style-name="Preformatted_20_Text">32525<text:tab/>karg</text:p>
      <text:p text:style-name="Preformatted_20_Text">32526<text:tab/>karies</text:p>
      <text:p text:style-name="Preformatted_20_Text">32531<text:tab/>karkas</text:p>
      <text:p text:style-name="Preformatted_20_Text">32532<text:tab/>karled</text:p>
      <text:p text:style-name="Preformatted_20_Text">32533<text:tab/>karm</text:p>
      <text:p text:style-name="Preformatted_20_Text">32534<text:tab/>karmin</text:p>
      <text:p text:style-name="Preformatted_20_Text">32535<text:tab/>karnis</text:p>
      <text:p text:style-name="Preformatted_20_Text">32536<text:tab/>kaross</text:p>
      <text:p text:style-name="Preformatted_20_Text">32541<text:tab/>karott</text:p>
      <text:p text:style-name="Preformatted_20_Text">32542<text:tab/>karp</text:p>
      <text:p text:style-name="Preformatted_20_Text">32543<text:tab/>karst</text:p>
      <text:p text:style-name="Preformatted_20_Text">32544<text:tab/>kart</text:p>
      <text:p text:style-name="Preformatted_20_Text">32545<text:tab/>karta</text:p>
      <text:p text:style-name="Preformatted_20_Text">32546<text:tab/>karva</text:p>
      <text:p text:style-name="Preformatted_20_Text">32551<text:tab/>kasa</text:p>
      <text:p text:style-name="Preformatted_20_Text">32552<text:tab/>kase</text:p>
      <text:p text:style-name="Preformatted_20_Text">32553<text:tab/>kasein</text:p>
      <text:p text:style-name="Preformatted_20_Text">32554<text:tab/>kasern</text:p>
      <text:p text:style-name="Preformatted_20_Text">32555<text:tab/>kasino</text:p>
      <text:p text:style-name="Preformatted_20_Text">32556<text:tab/>kask</text:p>
      <text:p text:style-name="Preformatted_20_Text">32561<text:tab/>kaskad</text:p>
      <text:p text:style-name="Preformatted_20_Text">32562<text:tab/>kasper</text:p>
      <text:p text:style-name="Preformatted_20_Text">32563<text:tab/>kass</text:p>
      <text:p text:style-name="Preformatted_20_Text">32564<text:tab/>kassa</text:p>
      <text:p text:style-name="Preformatted_20_Text">32565<text:tab/>kasse</text:p>
      <text:p text:style-name="Preformatted_20_Text">32566<text:tab/>kassun</text:p>
      <text:p text:style-name="Preformatted_20_Text">32611<text:tab/>kast</text:p>
      <text:p text:style-name="Preformatted_20_Text">32612<text:tab/>kasta</text:p>
      <text:p text:style-name="Preformatted_20_Text">32613<text:tab/>kastal</text:p>
      <text:p text:style-name="Preformatted_20_Text">32614<text:tab/>kastby</text:p>
      <text:p text:style-name="Preformatted_20_Text">32615<text:tab/>kastor</text:p>
      <text:p text:style-name="Preformatted_20_Text">32616<text:tab/>kasuar</text:p>
      <text:p text:style-name="Preformatted_20_Text">32621<text:tab/>kasun</text:p>
      <text:p text:style-name="Preformatted_20_Text">32622<text:tab/>kasus</text:p>
      <text:p text:style-name="Preformatted_20_Text">32623<text:tab/>katarr</text:p>
      <text:p text:style-name="Preformatted_20_Text">32624<text:tab/>katet</text:p>
      <text:p text:style-name="Preformatted_20_Text">32625<text:tab/>katgut</text:p>
      <text:p text:style-name="Preformatted_20_Text">32626<text:tab/>katjon</text:p>
      <text:p text:style-name="Preformatted_20_Text">32631<text:tab/>katod</text:p>
      <text:p text:style-name="Preformatted_20_Text">32632<text:tab/>katta</text:p>
      <text:p text:style-name="Preformatted_20_Text">32633<text:tab/>katten</text:p>
      <text:p text:style-name="Preformatted_20_Text">32634<text:tab/>kattun</text:p>
      <text:p text:style-name="Preformatted_20_Text">32635<text:tab/>kauri</text:p>
      <text:p text:style-name="Preformatted_20_Text">32636<text:tab/>kaus</text:p>
      <text:p text:style-name="Preformatted_20_Text">32641<text:tab/>kava</text:p>
      <text:p text:style-name="Preformatted_20_Text">32642<text:tab/>kavaj</text:p>
      <text:p text:style-name="Preformatted_20_Text">32643<text:tab/>kavall</text:p>
      <text:p text:style-name="Preformatted_20_Text">32644<text:tab/>kavel</text:p>
      <text:p text:style-name="Preformatted_20_Text">32645<text:tab/>kavern</text:p>
      <text:p text:style-name="Preformatted_20_Text">32646<text:tab/>kaviar</text:p>
      <text:p text:style-name="Preformatted_20_Text">32651<text:tab/>kavla</text:p>
      <text:p text:style-name="Preformatted_20_Text">32652<text:tab/>kavle</text:p>
      <text:p text:style-name="Preformatted_20_Text">32653<text:tab/>kaxe</text:p>
      <text:p text:style-name="Preformatted_20_Text">32654<text:tab/>kazoo</text:p>
      <text:p text:style-name="Preformatted_20_Text">32655<text:tab/>kebab</text:p>
      <text:p text:style-name="Preformatted_20_Text">32656<text:tab/>kediv</text:p>
      <text:p text:style-name="Preformatted_20_Text">32661<text:tab/>kedja</text:p>
      <text:p text:style-name="Preformatted_20_Text">32662<text:tab/>kefir</text:p>
      <text:p text:style-name="Preformatted_20_Text">32663<text:tab/>kejsar</text:p>
      <text:p text:style-name="Preformatted_20_Text">32664<text:tab/>kel</text:p>
      <text:p text:style-name="Preformatted_20_Text">32665<text:tab/>kela</text:p>
      <text:p text:style-name="Preformatted_20_Text">32666<text:tab/>kelim</text:p>
      <text:p text:style-name="Preformatted_20_Text"><text:soft-page-break/>33111<text:tab/>kelp</text:p>
      <text:p text:style-name="Preformatted_20_Text">33112<text:tab/>kelvin</text:p>
      <text:p text:style-name="Preformatted_20_Text">33113<text:tab/>kemi</text:p>
      <text:p text:style-name="Preformatted_20_Text">33114<text:tab/>kemist</text:p>
      <text:p text:style-name="Preformatted_20_Text">33115<text:tab/>kennel</text:p>
      <text:p text:style-name="Preformatted_20_Text">33116<text:tab/>keps</text:p>
      <text:p text:style-name="Preformatted_20_Text">33121<text:tab/>kerub</text:p>
      <text:p text:style-name="Preformatted_20_Text">33122<text:tab/>kesa</text:p>
      <text:p text:style-name="Preformatted_20_Text">33123<text:tab/>keso</text:p>
      <text:p text:style-name="Preformatted_20_Text">33124<text:tab/>ketch</text:p>
      <text:p text:style-name="Preformatted_20_Text">33125<text:tab/>kevlar</text:p>
      <text:p text:style-name="Preformatted_20_Text">33126<text:tab/>kex</text:p>
      <text:p text:style-name="Preformatted_20_Text">33131<text:tab/>khmer</text:p>
      <text:p text:style-name="Preformatted_20_Text">33132<text:tab/>kiasm</text:p>
      <text:p text:style-name="Preformatted_20_Text">33133<text:tab/>kick</text:p>
      <text:p text:style-name="Preformatted_20_Text">33134<text:tab/>kicka</text:p>
      <text:p text:style-name="Preformatted_20_Text">33135<text:tab/>kid</text:p>
      <text:p text:style-name="Preformatted_20_Text">33136<text:tab/>kika</text:p>
      <text:p text:style-name="Preformatted_20_Text">33141<text:tab/>kikare</text:p>
      <text:p text:style-name="Preformatted_20_Text">33142<text:tab/>kikna</text:p>
      <text:p text:style-name="Preformatted_20_Text">33143<text:tab/>kil</text:p>
      <text:p text:style-name="Preformatted_20_Text">33144<text:tab/>kila</text:p>
      <text:p text:style-name="Preformatted_20_Text">33145<text:tab/>kilben</text:p>
      <text:p text:style-name="Preformatted_20_Text">33146<text:tab/>killa</text:p>
      <text:p text:style-name="Preformatted_20_Text">33151<text:tab/>kille</text:p>
      <text:p text:style-name="Preformatted_20_Text">33152<text:tab/>kilo</text:p>
      <text:p text:style-name="Preformatted_20_Text">33153<text:tab/>kilram</text:p>
      <text:p text:style-name="Preformatted_20_Text">33154<text:tab/>kilrem</text:p>
      <text:p text:style-name="Preformatted_20_Text">33155<text:tab/>kilt</text:p>
      <text:p text:style-name="Preformatted_20_Text">33156<text:tab/>kimono</text:p>
      <text:p text:style-name="Preformatted_20_Text">33161<text:tab/>kind</text:p>
      <text:p text:style-name="Preformatted_20_Text">33162<text:tab/>kinesa</text:p>
      <text:p text:style-name="Preformatted_20_Text">33163<text:tab/>kinin</text:p>
      <text:p text:style-name="Preformatted_20_Text">33164<text:tab/>kinka</text:p>
      <text:p text:style-name="Preformatted_20_Text">33165<text:tab/>kiosk</text:p>
      <text:p text:style-name="Preformatted_20_Text">33166<text:tab/>kippa</text:p>
      <text:p text:style-name="Preformatted_20_Text">33211<text:tab/>kirra</text:p>
      <text:p text:style-name="Preformatted_20_Text">33212<text:tab/>kirurg</text:p>
      <text:p text:style-name="Preformatted_20_Text">33213<text:tab/>kis</text:p>
      <text:p text:style-name="Preformatted_20_Text">33214<text:tab/>kisa</text:p>
      <text:p text:style-name="Preformatted_20_Text">33215<text:tab/>kisel</text:p>
      <text:p text:style-name="Preformatted_20_Text">33216<text:tab/>kisse</text:p>
      <text:p text:style-name="Preformatted_20_Text">33221<text:tab/>kista</text:p>
      <text:p text:style-name="Preformatted_20_Text">33222<text:tab/>kit</text:p>
      <text:p text:style-name="Preformatted_20_Text">33223<text:tab/>kitin</text:p>
      <text:p text:style-name="Preformatted_20_Text">33224<text:tab/>kiton</text:p>
      <text:p text:style-name="Preformatted_20_Text">33225<text:tab/>kitsch</text:p>
      <text:p text:style-name="Preformatted_20_Text">33226<text:tab/>kitt</text:p>
      <text:p text:style-name="Preformatted_20_Text">33231<text:tab/>kitta</text:p>
      <text:p text:style-name="Preformatted_20_Text">33232<text:tab/>kittel</text:p>
      <text:p text:style-name="Preformatted_20_Text">33233<text:tab/>kittla</text:p>
      <text:p text:style-name="Preformatted_20_Text">33234<text:tab/>kiv</text:p>
      <text:p text:style-name="Preformatted_20_Text">33235<text:tab/>kivas</text:p>
      <text:p text:style-name="Preformatted_20_Text">33236<text:tab/>kivi</text:p>
      <text:p text:style-name="Preformatted_20_Text">33241<text:tab/>kiwi</text:p>
      <text:p text:style-name="Preformatted_20_Text">33242<text:tab/>kjol</text:p>
      <text:p text:style-name="Preformatted_20_Text">33243<text:tab/>kjusa</text:p>
      <text:p text:style-name="Preformatted_20_Text">33244<text:tab/>kl</text:p>
      <text:p text:style-name="Preformatted_20_Text">33245<text:tab/>klabb</text:p>
      <text:p text:style-name="Preformatted_20_Text">33246<text:tab/>klabba</text:p>
      <text:p text:style-name="Preformatted_20_Text">33251<text:tab/>klabbe</text:p>
      <text:p text:style-name="Preformatted_20_Text">33252<text:tab/>klack</text:p>
      <text:p text:style-name="Preformatted_20_Text">33253<text:tab/>klacka</text:p>
      <text:p text:style-name="Preformatted_20_Text">33254<text:tab/>kladd</text:p>
      <text:p text:style-name="Preformatted_20_Text">33255<text:tab/>kladda</text:p>
      <text:p text:style-name="Preformatted_20_Text">33256<text:tab/>klaff</text:p>
      <text:p text:style-name="Preformatted_20_Text">33261<text:tab/>klaffa</text:p>
      <text:p text:style-name="Preformatted_20_Text">33262<text:tab/>klafs</text:p>
      <text:p text:style-name="Preformatted_20_Text">33263<text:tab/>klafsa</text:p>
      <text:p text:style-name="Preformatted_20_Text">33264<text:tab/>klaga</text:p>
      <text:p text:style-name="Preformatted_20_Text">33265<text:tab/>klagan</text:p>
      <text:p text:style-name="Preformatted_20_Text">33266<text:tab/>klam</text:p>
      <text:p text:style-name="Preformatted_20_Text">33311<text:tab/>klamp</text:p>
      <text:p text:style-name="Preformatted_20_Text">33312<text:tab/>klampa</text:p>
      <text:p text:style-name="Preformatted_20_Text">33313<text:tab/>klamra</text:p>
      <text:p text:style-name="Preformatted_20_Text">33314<text:tab/>klan</text:p>
      <text:p text:style-name="Preformatted_20_Text">33315<text:tab/>klang</text:p>
      <text:p text:style-name="Preformatted_20_Text">33316<text:tab/>klank</text:p>
      <text:p text:style-name="Preformatted_20_Text">33321<text:tab/>klanka</text:p>
      <text:p text:style-name="Preformatted_20_Text">33322<text:tab/>klant</text:p>
      <text:p text:style-name="Preformatted_20_Text">33323<text:tab/>klapp</text:p>
      <text:p text:style-name="Preformatted_20_Text">33324<text:tab/>klappa</text:p>
      <text:p text:style-name="Preformatted_20_Text">33325<text:tab/>klar</text:p>
      <text:p text:style-name="Preformatted_20_Text">33326<text:tab/>klara</text:p>
      <text:p text:style-name="Preformatted_20_Text">33331<text:tab/>klarna</text:p>
      <text:p text:style-name="Preformatted_20_Text">33332<text:tab/>klase</text:p>
      <text:p text:style-name="Preformatted_20_Text">33333<text:tab/>klass</text:p>
      <text:p text:style-name="Preformatted_20_Text">33334<text:tab/>klassa</text:p>
      <text:p text:style-name="Preformatted_20_Text">33335<text:tab/>klav</text:p>
      <text:p text:style-name="Preformatted_20_Text">33336<text:tab/>klave</text:p>
      <text:p text:style-name="Preformatted_20_Text">33341<text:tab/>klaver</text:p>
      <text:p text:style-name="Preformatted_20_Text">33342<text:tab/>klema</text:p>
      <text:p text:style-name="Preformatted_20_Text">33343<text:tab/>klen</text:p>
      <text:p text:style-name="Preformatted_20_Text">33344<text:tab/>klena</text:p>
      <text:p text:style-name="Preformatted_20_Text">33345<text:tab/>klenod</text:p>
      <text:p text:style-name="Preformatted_20_Text">33346<text:tab/>klerk</text:p>
      <text:p text:style-name="Preformatted_20_Text">33351<text:tab/>klerus</text:p>
      <text:p text:style-name="Preformatted_20_Text">33352<text:tab/>klet</text:p>
      <text:p text:style-name="Preformatted_20_Text">33353<text:tab/>kleta</text:p>
      <text:p text:style-name="Preformatted_20_Text">33354<text:tab/>klev</text:p>
      <text:p text:style-name="Preformatted_20_Text">33355<text:tab/>kli</text:p>
      <text:p text:style-name="Preformatted_20_Text">33356<text:tab/>klia</text:p>
      <text:p text:style-name="Preformatted_20_Text">33361<text:tab/>klibb</text:p>
      <text:p text:style-name="Preformatted_20_Text">33362<text:tab/>klibba</text:p>
      <text:p text:style-name="Preformatted_20_Text">33363<text:tab/>klick</text:p>
      <text:p text:style-name="Preformatted_20_Text">33364<text:tab/>klicka</text:p>
      <text:p text:style-name="Preformatted_20_Text">33365<text:tab/>klient</text:p>
      <text:p text:style-name="Preformatted_20_Text">33366<text:tab/>klimat</text:p>
      <text:p text:style-name="Preformatted_20_Text">33411<text:tab/>klimax</text:p>
      <text:p text:style-name="Preformatted_20_Text">33412<text:tab/>klimp</text:p>
      <text:p text:style-name="Preformatted_20_Text">33413<text:tab/>klimpa</text:p>
      <text:p text:style-name="Preformatted_20_Text">33414<text:tab/>kling</text:p>
      <text:p text:style-name="Preformatted_20_Text">33415<text:tab/>klinga</text:p>
      <text:p text:style-name="Preformatted_20_Text">33416<text:tab/>klinik</text:p>
      <text:p text:style-name="Preformatted_20_Text">33421<text:tab/>klink</text:p>
      <text:p text:style-name="Preformatted_20_Text">33422<text:tab/>klinka</text:p>
      <text:p text:style-name="Preformatted_20_Text">33423<text:tab/>klint</text:p>
      <text:p text:style-name="Preformatted_20_Text">33424<text:tab/>klipp</text:p>
      <text:p text:style-name="Preformatted_20_Text">33425<text:tab/>klippa</text:p>
      <text:p text:style-name="Preformatted_20_Text">33426<text:tab/>klirr</text:p>
      <text:p text:style-name="Preformatted_20_Text">33431<text:tab/>klirra</text:p>
      <text:p text:style-name="Preformatted_20_Text">33432<text:tab/>kliv</text:p>
      <text:p text:style-name="Preformatted_20_Text">33433<text:tab/>kliva</text:p>
      <text:p text:style-name="Preformatted_20_Text">33434<text:tab/>klo</text:p>
      <text:p text:style-name="Preformatted_20_Text">33435<text:tab/>kloak</text:p>
      <text:p text:style-name="Preformatted_20_Text">33436<text:tab/>klocka</text:p>
      <text:p text:style-name="Preformatted_20_Text">33441<text:tab/>klok</text:p>
      <text:p text:style-name="Preformatted_20_Text">33442<text:tab/>klon</text:p>
      <text:p text:style-name="Preformatted_20_Text">33443<text:tab/>klona</text:p>
      <text:p text:style-name="Preformatted_20_Text">33444<text:tab/>klor</text:p>
      <text:p text:style-name="Preformatted_20_Text">33445<text:tab/>klorat</text:p>
      <text:p text:style-name="Preformatted_20_Text">33446<text:tab/>klorid</text:p>
      <text:p text:style-name="Preformatted_20_Text">33451<text:tab/>kloss</text:p>
      <text:p text:style-name="Preformatted_20_Text">33452<text:tab/>klot</text:p>
      <text:p text:style-name="Preformatted_20_Text">33453<text:tab/>klots</text:p>
      <text:p text:style-name="Preformatted_20_Text">33454<text:tab/>klove</text:p>
      <text:p text:style-name="Preformatted_20_Text">33455<text:tab/>klubb</text:p>
      <text:p text:style-name="Preformatted_20_Text">33456<text:tab/>klubba</text:p>
      <text:p text:style-name="Preformatted_20_Text">33461<text:tab/>kluck</text:p>
      <text:p text:style-name="Preformatted_20_Text">33462<text:tab/>klucka</text:p>
      <text:p text:style-name="Preformatted_20_Text">33463<text:tab/>kludd</text:p>
      <text:p text:style-name="Preformatted_20_Text">33464<text:tab/>kludda</text:p>
      <text:p text:style-name="Preformatted_20_Text">33465<text:tab/>klump</text:p>
      <text:p text:style-name="Preformatted_20_Text">33466<text:tab/>klunga</text:p>
      <text:p text:style-name="Preformatted_20_Text">33511<text:tab/>klunk</text:p>
      <text:p text:style-name="Preformatted_20_Text">33512<text:tab/>klunka</text:p>
      <text:p text:style-name="Preformatted_20_Text">33513<text:tab/>kluns</text:p>
      <text:p text:style-name="Preformatted_20_Text">33514<text:tab/>klusil</text:p>
      <text:p text:style-name="Preformatted_20_Text">33515<text:tab/>klut</text:p>
      <text:p text:style-name="Preformatted_20_Text">33516<text:tab/>klyfta</text:p>
      <text:p text:style-name="Preformatted_20_Text">33521<text:tab/>klyka</text:p>
      <text:p text:style-name="Preformatted_20_Text">33522<text:tab/>klys</text:p>
      <text:p text:style-name="Preformatted_20_Text">33523<text:tab/>klyv</text:p>
      <text:p text:style-name="Preformatted_20_Text">33524<text:tab/>klyva</text:p>
      <text:p text:style-name="Preformatted_20_Text">33525<text:tab/>km</text:p>
      <text:p text:style-name="Preformatted_20_Text">33526<text:tab/>knack</text:p>
      <text:p text:style-name="Preformatted_20_Text">33531<text:tab/>knacka</text:p>
      <text:p text:style-name="Preformatted_20_Text">33532<text:tab/>knak</text:p>
      <text:p text:style-name="Preformatted_20_Text">33533<text:tab/>knaka</text:p>
      <text:p text:style-name="Preformatted_20_Text">33534<text:tab/>knal</text:p>
      <text:p text:style-name="Preformatted_20_Text">33535<text:tab/>knall</text:p>
      <text:p text:style-name="Preformatted_20_Text">33536<text:tab/>knalla</text:p>
      <text:p text:style-name="Preformatted_20_Text">33541<text:tab/>knalle</text:p>
      <text:p text:style-name="Preformatted_20_Text">33542<text:tab/>knap</text:p>
      <text:p text:style-name="Preformatted_20_Text">33543<text:tab/>knape</text:p>
      <text:p text:style-name="Preformatted_20_Text">33544<text:tab/>knapp</text:p>
      <text:p text:style-name="Preformatted_20_Text">33545<text:tab/>knapra</text:p>
      <text:p text:style-name="Preformatted_20_Text">33546<text:tab/>knark</text:p>
      <text:p text:style-name="Preformatted_20_Text"><text:soft-page-break/>33551<text:tab/>knarka</text:p>
      <text:p text:style-name="Preformatted_20_Text">33552<text:tab/>knarr</text:p>
      <text:p text:style-name="Preformatted_20_Text">33553<text:tab/>knarra</text:p>
      <text:p text:style-name="Preformatted_20_Text">33554<text:tab/>knast</text:p>
      <text:p text:style-name="Preformatted_20_Text">33555<text:tab/>knata</text:p>
      <text:p text:style-name="Preformatted_20_Text">33556<text:tab/>knatte</text:p>
      <text:p text:style-name="Preformatted_20_Text">33561<text:tab/>kneg</text:p>
      <text:p text:style-name="Preformatted_20_Text">33562<text:tab/>knega</text:p>
      <text:p text:style-name="Preformatted_20_Text">33563<text:tab/>knekt</text:p>
      <text:p text:style-name="Preformatted_20_Text">33564<text:tab/>knep</text:p>
      <text:p text:style-name="Preformatted_20_Text">33565<text:tab/>knick</text:p>
      <text:p text:style-name="Preformatted_20_Text">33566<text:tab/>knip</text:p>
      <text:p text:style-name="Preformatted_20_Text">33611<text:tab/>knipa</text:p>
      <text:p text:style-name="Preformatted_20_Text">33612<text:tab/>knippa</text:p>
      <text:p text:style-name="Preformatted_20_Text">33613<text:tab/>knippe</text:p>
      <text:p text:style-name="Preformatted_20_Text">33614<text:tab/>knipsa</text:p>
      <text:p text:style-name="Preformatted_20_Text">33615<text:tab/>knirk</text:p>
      <text:p text:style-name="Preformatted_20_Text">33616<text:tab/>knirka</text:p>
      <text:p text:style-name="Preformatted_20_Text">33621<text:tab/>knirr</text:p>
      <text:p text:style-name="Preformatted_20_Text">33622<text:tab/>knirra</text:p>
      <text:p text:style-name="Preformatted_20_Text">33623<text:tab/>kniv</text:p>
      <text:p text:style-name="Preformatted_20_Text">33624<text:tab/>kniva</text:p>
      <text:p text:style-name="Preformatted_20_Text">33625<text:tab/>knix</text:p>
      <text:p text:style-name="Preformatted_20_Text">33626<text:tab/>knixa</text:p>
      <text:p text:style-name="Preformatted_20_Text">33631<text:tab/>knocka</text:p>
      <text:p text:style-name="Preformatted_20_Text">33632<text:tab/>knodd</text:p>
      <text:p text:style-name="Preformatted_20_Text">33633<text:tab/>knog</text:p>
      <text:p text:style-name="Preformatted_20_Text">33634<text:tab/>knoga</text:p>
      <text:p text:style-name="Preformatted_20_Text">33635<text:tab/>knoge</text:p>
      <text:p text:style-name="Preformatted_20_Text">33636<text:tab/>knopa</text:p>
      <text:p text:style-name="Preformatted_20_Text">33641<text:tab/>knopp</text:p>
      <text:p text:style-name="Preformatted_20_Text">33642<text:tab/>knorr</text:p>
      <text:p text:style-name="Preformatted_20_Text">33643<text:tab/>knorra</text:p>
      <text:p text:style-name="Preformatted_20_Text">33644<text:tab/>knorva</text:p>
      <text:p text:style-name="Preformatted_20_Text">33645<text:tab/>knot</text:p>
      <text:p text:style-name="Preformatted_20_Text">33646<text:tab/>knota</text:p>
      <text:p text:style-name="Preformatted_20_Text">33651<text:tab/>knott</text:p>
      <text:p text:style-name="Preformatted_20_Text">33652<text:tab/>knuff</text:p>
      <text:p text:style-name="Preformatted_20_Text">33653<text:tab/>knuffa</text:p>
      <text:p text:style-name="Preformatted_20_Text">33654<text:tab/>knut</text:p>
      <text:p text:style-name="Preformatted_20_Text">33655<text:tab/>knuta</text:p>
      <text:p text:style-name="Preformatted_20_Text">33656<text:tab/>knutte</text:p>
      <text:p text:style-name="Preformatted_20_Text">33661<text:tab/>knyck</text:p>
      <text:p text:style-name="Preformatted_20_Text">33662<text:tab/>knycka</text:p>
      <text:p text:style-name="Preformatted_20_Text">33663<text:tab/>knyst</text:p>
      <text:p text:style-name="Preformatted_20_Text">33664<text:tab/>knysta</text:p>
      <text:p text:style-name="Preformatted_20_Text">33665<text:tab/>knyta</text:p>
      <text:p text:style-name="Preformatted_20_Text">33666<text:tab/>knyte</text:p>
      <text:p text:style-name="Preformatted_20_Text">34111<text:tab/>ko</text:p>
      <text:p text:style-name="Preformatted_20_Text">34112<text:tab/>koala</text:p>
      <text:p text:style-name="Preformatted_20_Text">34113<text:tab/>kobbe</text:p>
      <text:p text:style-name="Preformatted_20_Text">34114<text:tab/>kobbel</text:p>
      <text:p text:style-name="Preformatted_20_Text">34115<text:tab/>kobolt</text:p>
      <text:p text:style-name="Preformatted_20_Text">34116<text:tab/>kobra</text:p>
      <text:p text:style-name="Preformatted_20_Text">34121<text:tab/>kock</text:p>
      <text:p text:style-name="Preformatted_20_Text">34122<text:tab/>kocka</text:p>
      <text:p text:style-name="Preformatted_20_Text">34123<text:tab/>kod</text:p>
      <text:p text:style-name="Preformatted_20_Text">34124<text:tab/>koda</text:p>
      <text:p text:style-name="Preformatted_20_Text">34125<text:tab/>kodein</text:p>
      <text:p text:style-name="Preformatted_20_Text">34126<text:tab/>kodex</text:p>
      <text:p text:style-name="Preformatted_20_Text">34131<text:tab/>koff</text:p>
      <text:p text:style-name="Preformatted_20_Text">34132<text:tab/>kofot</text:p>
      <text:p text:style-name="Preformatted_20_Text">34133<text:tab/>kofta</text:p>
      <text:p text:style-name="Preformatted_20_Text">34134<text:tab/>koger</text:p>
      <text:p text:style-name="Preformatted_20_Text">34135<text:tab/>kogg</text:p>
      <text:p text:style-name="Preformatted_20_Text">34136<text:tab/>kognat</text:p>
      <text:p text:style-name="Preformatted_20_Text">34141<text:tab/>kohort</text:p>
      <text:p text:style-name="Preformatted_20_Text">34142<text:tab/>kohud</text:p>
      <text:p text:style-name="Preformatted_20_Text">34143<text:tab/>koj</text:p>
      <text:p text:style-name="Preformatted_20_Text">34144<text:tab/>koja</text:p>
      <text:p text:style-name="Preformatted_20_Text">34145<text:tab/>kok</text:p>
      <text:p text:style-name="Preformatted_20_Text">34146<text:tab/>koka</text:p>
      <text:p text:style-name="Preformatted_20_Text">34151<text:tab/>kokain</text:p>
      <text:p text:style-name="Preformatted_20_Text">34152<text:tab/>kokard</text:p>
      <text:p text:style-name="Preformatted_20_Text">34153<text:tab/>kokare</text:p>
      <text:p text:style-name="Preformatted_20_Text">34154<text:tab/>kokbok</text:p>
      <text:p text:style-name="Preformatted_20_Text">34155<text:tab/>kokeri</text:p>
      <text:p text:style-name="Preformatted_20_Text">34156<text:tab/>kokett</text:p>
      <text:p text:style-name="Preformatted_20_Text">34161<text:tab/>kokill</text:p>
      <text:p text:style-name="Preformatted_20_Text">34162<text:tab/>kokong</text:p>
      <text:p text:style-name="Preformatted_20_Text">34163<text:tab/>kokos</text:p>
      <text:p text:style-name="Preformatted_20_Text">34164<text:tab/>kokott</text:p>
      <text:p text:style-name="Preformatted_20_Text">34165<text:tab/>kokt</text:p>
      <text:p text:style-name="Preformatted_20_Text">34166<text:tab/>koktid</text:p>
      <text:p text:style-name="Preformatted_20_Text">34211<text:tab/>kola</text:p>
      <text:p text:style-name="Preformatted_20_Text">34212<text:tab/>kolare</text:p>
      <text:p text:style-name="Preformatted_20_Text">34213<text:tab/>kolbit</text:p>
      <text:p text:style-name="Preformatted_20_Text">34214<text:tab/>kolbox</text:p>
      <text:p text:style-name="Preformatted_20_Text">34215<text:tab/>koleld</text:p>
      <text:p text:style-name="Preformatted_20_Text">34216<text:tab/>kolera</text:p>
      <text:p text:style-name="Preformatted_20_Text">34221<text:tab/>kolik</text:p>
      <text:p text:style-name="Preformatted_20_Text">34222<text:tab/>koling</text:p>
      <text:p text:style-name="Preformatted_20_Text">34223<text:tab/>kolit</text:p>
      <text:p text:style-name="Preformatted_20_Text">34224<text:tab/>kolja</text:p>
      <text:p text:style-name="Preformatted_20_Text">34225<text:tab/>kolka</text:p>
      <text:p text:style-name="Preformatted_20_Text">34226<text:tab/>koll</text:p>
      <text:p text:style-name="Preformatted_20_Text">34231<text:tab/>kolla</text:p>
      <text:p text:style-name="Preformatted_20_Text">34232<text:tab/>koller</text:p>
      <text:p text:style-name="Preformatted_20_Text">34233<text:tab/>kolli</text:p>
      <text:p text:style-name="Preformatted_20_Text">34234<text:tab/>kollo</text:p>
      <text:p text:style-name="Preformatted_20_Text">34235<text:tab/>kolm</text:p>
      <text:p text:style-name="Preformatted_20_Text">34236<text:tab/>kolon</text:p>
      <text:p text:style-name="Preformatted_20_Text">34241<text:tab/>koloni</text:p>
      <text:p text:style-name="Preformatted_20_Text">34242<text:tab/>kolonn</text:p>
      <text:p text:style-name="Preformatted_20_Text">34243<text:tab/>kolos</text:p>
      <text:p text:style-name="Preformatted_20_Text">34244<text:tab/>koloss</text:p>
      <text:p text:style-name="Preformatted_20_Text">34245<text:tab/>kolt</text:p>
      <text:p text:style-name="Preformatted_20_Text">34246<text:tab/>kolumn</text:p>
      <text:p text:style-name="Preformatted_20_Text">34251<text:tab/>kolv</text:p>
      <text:p text:style-name="Preformatted_20_Text">34252<text:tab/>koma</text:p>
      <text:p text:style-name="Preformatted_20_Text">34253<text:tab/>kombi</text:p>
      <text:p text:style-name="Preformatted_20_Text">34254<text:tab/>komedi</text:p>
      <text:p text:style-name="Preformatted_20_Text">34255<text:tab/>komet</text:p>
      <text:p text:style-name="Preformatted_20_Text">34256<text:tab/>komik</text:p>
      <text:p text:style-name="Preformatted_20_Text">34261<text:tab/>komma</text:p>
      <text:p text:style-name="Preformatted_20_Text">34262<text:tab/>kommod</text:p>
      <text:p text:style-name="Preformatted_20_Text">34263<text:tab/>kommun</text:p>
      <text:p text:style-name="Preformatted_20_Text">34264<text:tab/>komp</text:p>
      <text:p text:style-name="Preformatted_20_Text">34265<text:tab/>kompa</text:p>
      <text:p text:style-name="Preformatted_20_Text">34266<text:tab/>kompis</text:p>
      <text:p text:style-name="Preformatted_20_Text">34311<text:tab/>kon</text:p>
      <text:p text:style-name="Preformatted_20_Text">34312<text:tab/>kona</text:p>
      <text:p text:style-name="Preformatted_20_Text">34313<text:tab/>kondis</text:p>
      <text:p text:style-name="Preformatted_20_Text">34314<text:tab/>kondor</text:p>
      <text:p text:style-name="Preformatted_20_Text">34315<text:tab/>konjak</text:p>
      <text:p text:style-name="Preformatted_20_Text">34316<text:tab/>konsol</text:p>
      <text:p text:style-name="Preformatted_20_Text">34321<text:tab/>konst</text:p>
      <text:p text:style-name="Preformatted_20_Text">34322<text:tab/>konsul</text:p>
      <text:p text:style-name="Preformatted_20_Text">34323<text:tab/>kont</text:p>
      <text:p text:style-name="Preformatted_20_Text">34324<text:tab/>konto</text:p>
      <text:p text:style-name="Preformatted_20_Text">34325<text:tab/>kontor</text:p>
      <text:p text:style-name="Preformatted_20_Text">34326<text:tab/>kontra</text:p>
      <text:p text:style-name="Preformatted_20_Text">34331<text:tab/>kontur</text:p>
      <text:p text:style-name="Preformatted_20_Text">34332<text:tab/>konung</text:p>
      <text:p text:style-name="Preformatted_20_Text">34333<text:tab/>konvoj</text:p>
      <text:p text:style-name="Preformatted_20_Text">34334<text:tab/>kopek</text:p>
      <text:p text:style-name="Preformatted_20_Text">34335<text:tab/>kopia</text:p>
      <text:p text:style-name="Preformatted_20_Text">34336<text:tab/>kopist</text:p>
      <text:p text:style-name="Preformatted_20_Text">34341<text:tab/>kopp</text:p>
      <text:p text:style-name="Preformatted_20_Text">34342<text:tab/>koppa</text:p>
      <text:p text:style-name="Preformatted_20_Text">34343<text:tab/>koppar</text:p>
      <text:p text:style-name="Preformatted_20_Text">34344<text:tab/>koppel</text:p>
      <text:p text:style-name="Preformatted_20_Text">34345<text:tab/>koppla</text:p>
      <text:p text:style-name="Preformatted_20_Text">34346<text:tab/>kopra</text:p>
      <text:p text:style-name="Preformatted_20_Text">34351<text:tab/>kopt</text:p>
      <text:p text:style-name="Preformatted_20_Text">34352<text:tab/>kopter</text:p>
      <text:p text:style-name="Preformatted_20_Text">34353<text:tab/>kopula</text:p>
      <text:p text:style-name="Preformatted_20_Text">34354<text:tab/>kor</text:p>
      <text:p text:style-name="Preformatted_20_Text">34355<text:tab/>koral</text:p>
      <text:p text:style-name="Preformatted_20_Text">34356<text:tab/>korall</text:p>
      <text:p text:style-name="Preformatted_20_Text">34361<text:tab/>kord</text:p>
      <text:p text:style-name="Preformatted_20_Text">34362<text:tab/>korda</text:p>
      <text:p text:style-name="Preformatted_20_Text">34363<text:tab/>korean</text:p>
      <text:p text:style-name="Preformatted_20_Text">34364<text:tab/>korg</text:p>
      <text:p text:style-name="Preformatted_20_Text">34365<text:tab/>korint</text:p>
      <text:p text:style-name="Preformatted_20_Text">34366<text:tab/>korist</text:p>
      <text:p text:style-name="Preformatted_20_Text">34411<text:tab/>kork</text:p>
      <text:p text:style-name="Preformatted_20_Text">34412<text:tab/>korka</text:p>
      <text:p text:style-name="Preformatted_20_Text">34413<text:tab/>korkek</text:p>
      <text:p text:style-name="Preformatted_20_Text">34414<text:tab/>korn</text:p>
      <text:p text:style-name="Preformatted_20_Text">34415<text:tab/>korona</text:p>
      <text:p text:style-name="Preformatted_20_Text">34416<text:tab/>korp</text:p>
      <text:p text:style-name="Preformatted_20_Text">34421<text:tab/>korpa</text:p>
      <text:p text:style-name="Preformatted_20_Text">34422<text:tab/>korpus</text:p>
      <text:p text:style-name="Preformatted_20_Text">34423<text:tab/>korr</text:p>
      <text:p text:style-name="Preformatted_20_Text">34424<text:tab/>korre</text:p>
      <text:p text:style-name="Preformatted_20_Text">34425<text:tab/>kors</text:p>
      <text:p text:style-name="Preformatted_20_Text">34426<text:tab/>korsa</text:p>
      <text:p text:style-name="Preformatted_20_Text"><text:soft-page-break/>34431<text:tab/>korsar</text:p>
      <text:p text:style-name="Preformatted_20_Text">34432<text:tab/>korso</text:p>
      <text:p text:style-name="Preformatted_20_Text">34433<text:tab/>kort</text:p>
      <text:p text:style-name="Preformatted_20_Text">34434<text:tab/>korta</text:p>
      <text:p text:style-name="Preformatted_20_Text">34435<text:tab/>korum</text:p>
      <text:p text:style-name="Preformatted_20_Text">34436<text:tab/>korund</text:p>
      <text:p text:style-name="Preformatted_20_Text">34441<text:tab/>korus</text:p>
      <text:p text:style-name="Preformatted_20_Text">34442<text:tab/>korv</text:p>
      <text:p text:style-name="Preformatted_20_Text">34443<text:tab/>kos</text:p>
      <text:p text:style-name="Preformatted_20_Text">34444<text:tab/>kosa</text:p>
      <text:p text:style-name="Preformatted_20_Text">34445<text:tab/>kosack</text:p>
      <text:p text:style-name="Preformatted_20_Text">34446<text:tab/>kosing</text:p>
      <text:p text:style-name="Preformatted_20_Text">34451<text:tab/>koskit</text:p>
      <text:p text:style-name="Preformatted_20_Text">34452<text:tab/>kosmos</text:p>
      <text:p text:style-name="Preformatted_20_Text">34453<text:tab/>kossa</text:p>
      <text:p text:style-name="Preformatted_20_Text">34454<text:tab/>kost</text:p>
      <text:p text:style-name="Preformatted_20_Text">34455<text:tab/>kosta</text:p>
      <text:p text:style-name="Preformatted_20_Text">34456<text:tab/>koster</text:p>
      <text:p text:style-name="Preformatted_20_Text">34461<text:tab/>kostig</text:p>
      <text:p text:style-name="Preformatted_20_Text">34462<text:tab/>kostym</text:p>
      <text:p text:style-name="Preformatted_20_Text">34463<text:tab/>kota</text:p>
      <text:p text:style-name="Preformatted_20_Text">34464<text:tab/>kotben</text:p>
      <text:p text:style-name="Preformatted_20_Text">34465<text:tab/>kotled</text:p>
      <text:p text:style-name="Preformatted_20_Text">34466<text:tab/>kotte</text:p>
      <text:p text:style-name="Preformatted_20_Text">34511<text:tab/>kovall</text:p>
      <text:p text:style-name="Preformatted_20_Text">34512<text:tab/>koyot</text:p>
      <text:p text:style-name="Preformatted_20_Text">34513<text:tab/>kpist</text:p>
      <text:p text:style-name="Preformatted_20_Text">34514<text:tab/>krabat</text:p>
      <text:p text:style-name="Preformatted_20_Text">34515<text:tab/>krabba</text:p>
      <text:p text:style-name="Preformatted_20_Text">34516<text:tab/>kracka</text:p>
      <text:p text:style-name="Preformatted_20_Text">34521<text:tab/>krafs</text:p>
      <text:p text:style-name="Preformatted_20_Text">34522<text:tab/>krafsa</text:p>
      <text:p text:style-name="Preformatted_20_Text">34523<text:tab/>kraft</text:p>
      <text:p text:style-name="Preformatted_20_Text">34524<text:tab/>krage</text:p>
      <text:p text:style-name="Preformatted_20_Text">34525<text:tab/>krake</text:p>
      <text:p text:style-name="Preformatted_20_Text">34526<text:tab/>krakel</text:p>
      <text:p text:style-name="Preformatted_20_Text">34531<text:tab/>kram</text:p>
      <text:p text:style-name="Preformatted_20_Text">34532<text:tab/>krama</text:p>
      <text:p text:style-name="Preformatted_20_Text">34533<text:tab/>kramla</text:p>
      <text:p text:style-name="Preformatted_20_Text">34534<text:tab/>kramp</text:p>
      <text:p text:style-name="Preformatted_20_Text">34535<text:tab/>krampa</text:p>
      <text:p text:style-name="Preformatted_20_Text">34536<text:tab/>krams</text:p>
      <text:p text:style-name="Preformatted_20_Text">34541<text:tab/>kran</text:p>
      <text:p text:style-name="Preformatted_20_Text">34542<text:tab/>krans</text:p>
      <text:p text:style-name="Preformatted_20_Text">34543<text:tab/>kransa</text:p>
      <text:p text:style-name="Preformatted_20_Text">34544<text:tab/>krapp</text:p>
      <text:p text:style-name="Preformatted_20_Text">34545<text:tab/>kras</text:p>
      <text:p text:style-name="Preformatted_20_Text">34546<text:tab/>krasa</text:p>
      <text:p text:style-name="Preformatted_20_Text">34551<text:tab/>krasch</text:p>
      <text:p text:style-name="Preformatted_20_Text">34552<text:tab/>krasse</text:p>
      <text:p text:style-name="Preformatted_20_Text">34553<text:tab/>krater</text:p>
      <text:p text:style-name="Preformatted_20_Text">34554<text:tab/>krats</text:p>
      <text:p text:style-name="Preformatted_20_Text">34555<text:tab/>kratsa</text:p>
      <text:p text:style-name="Preformatted_20_Text">34556<text:tab/>kratta</text:p>
      <text:p text:style-name="Preformatted_20_Text">34561<text:tab/>krav</text:p>
      <text:p text:style-name="Preformatted_20_Text">34562<text:tab/>kravla</text:p>
      <text:p text:style-name="Preformatted_20_Text">34563<text:tab/>krax</text:p>
      <text:p text:style-name="Preformatted_20_Text">34564<text:tab/>kraxa</text:p>
      <text:p text:style-name="Preformatted_20_Text">34565<text:tab/>kredd</text:p>
      <text:p text:style-name="Preformatted_20_Text">34566<text:tab/>kredit</text:p>
      <text:p text:style-name="Preformatted_20_Text">34611<text:tab/>kreera</text:p>
      <text:p text:style-name="Preformatted_20_Text">34612<text:tab/>kremla</text:p>
      <text:p text:style-name="Preformatted_20_Text">34613<text:tab/>kreol</text:p>
      <text:p text:style-name="Preformatted_20_Text">34614<text:tab/>kreta</text:p>
      <text:p text:style-name="Preformatted_20_Text">34615<text:tab/>kretin</text:p>
      <text:p text:style-name="Preformatted_20_Text">34616<text:tab/>krets</text:p>
      <text:p text:style-name="Preformatted_20_Text">34621<text:tab/>kretsa</text:p>
      <text:p text:style-name="Preformatted_20_Text">34622<text:tab/>krevad</text:p>
      <text:p text:style-name="Preformatted_20_Text">34623<text:tab/>kria</text:p>
      <text:p text:style-name="Preformatted_20_Text">34624<text:tab/>kricka</text:p>
      <text:p text:style-name="Preformatted_20_Text">34625<text:tab/>krig</text:p>
      <text:p text:style-name="Preformatted_20_Text">34626<text:tab/>kriga</text:p>
      <text:p text:style-name="Preformatted_20_Text">34631<text:tab/>krikon</text:p>
      <text:p text:style-name="Preformatted_20_Text">34632<text:tab/>krill</text:p>
      <text:p text:style-name="Preformatted_20_Text">34633<text:tab/>kris</text:p>
      <text:p text:style-name="Preformatted_20_Text">34634<text:tab/>krisa</text:p>
      <text:p text:style-name="Preformatted_20_Text">34635<text:tab/>krita</text:p>
      <text:p text:style-name="Preformatted_20_Text">34636<text:tab/>kritik</text:p>
      <text:p text:style-name="Preformatted_20_Text">34641<text:tab/>krock</text:p>
      <text:p text:style-name="Preformatted_20_Text">34642<text:tab/>krocka</text:p>
      <text:p text:style-name="Preformatted_20_Text">34643<text:tab/>krog</text:p>
      <text:p text:style-name="Preformatted_20_Text">34644<text:tab/>krok</text:p>
      <text:p text:style-name="Preformatted_20_Text">34645<text:tab/>kroka</text:p>
      <text:p text:style-name="Preformatted_20_Text">34646<text:tab/>krokan</text:p>
      <text:p text:style-name="Preformatted_20_Text">34651<text:tab/>kroki</text:p>
      <text:p text:style-name="Preformatted_20_Text">34652<text:tab/>krokna</text:p>
      <text:p text:style-name="Preformatted_20_Text">34653<text:tab/>krokus</text:p>
      <text:p text:style-name="Preformatted_20_Text">34654<text:tab/>krom</text:p>
      <text:p text:style-name="Preformatted_20_Text">34655<text:tab/>kroma</text:p>
      <text:p text:style-name="Preformatted_20_Text">34656<text:tab/>kromat</text:p>
      <text:p text:style-name="Preformatted_20_Text">34661<text:tab/>krona</text:p>
      <text:p text:style-name="Preformatted_20_Text">34662<text:tab/>kropp</text:p>
      <text:p text:style-name="Preformatted_20_Text">34663<text:tab/>kross</text:p>
      <text:p text:style-name="Preformatted_20_Text">34664<text:tab/>krossa</text:p>
      <text:p text:style-name="Preformatted_20_Text">34665<text:tab/>krubb</text:p>
      <text:p text:style-name="Preformatted_20_Text">34666<text:tab/>krubba</text:p>
      <text:p text:style-name="Preformatted_20_Text">35111<text:tab/>kruka</text:p>
      <text:p text:style-name="Preformatted_20_Text">35112<text:tab/>krull</text:p>
      <text:p text:style-name="Preformatted_20_Text">35113<text:tab/>krulla</text:p>
      <text:p text:style-name="Preformatted_20_Text">35114<text:tab/>krum</text:p>
      <text:p text:style-name="Preformatted_20_Text">35115<text:tab/>krupp</text:p>
      <text:p text:style-name="Preformatted_20_Text">35116<text:tab/>krus</text:p>
      <text:p text:style-name="Preformatted_20_Text">35121<text:tab/>krusa</text:p>
      <text:p text:style-name="Preformatted_20_Text">35122<text:tab/>kruska</text:p>
      <text:p text:style-name="Preformatted_20_Text">35123<text:tab/>krusta</text:p>
      <text:p text:style-name="Preformatted_20_Text">35124<text:tab/>krut</text:p>
      <text:p text:style-name="Preformatted_20_Text">35125<text:tab/>krux</text:p>
      <text:p text:style-name="Preformatted_20_Text">35126<text:tab/>kry</text:p>
      <text:p text:style-name="Preformatted_20_Text">35131<text:tab/>krycka</text:p>
      <text:p text:style-name="Preformatted_20_Text">35132<text:tab/>krydda</text:p>
      <text:p text:style-name="Preformatted_20_Text">35133<text:tab/>krylla</text:p>
      <text:p text:style-name="Preformatted_20_Text">35134<text:tab/>krympa</text:p>
      <text:p text:style-name="Preformatted_20_Text">35135<text:tab/>kryp</text:p>
      <text:p text:style-name="Preformatted_20_Text">35136<text:tab/>krypa</text:p>
      <text:p text:style-name="Preformatted_20_Text">35141<text:tab/>krypin</text:p>
      <text:p text:style-name="Preformatted_20_Text">35142<text:tab/>krypta</text:p>
      <text:p text:style-name="Preformatted_20_Text">35143<text:tab/>krypto</text:p>
      <text:p text:style-name="Preformatted_20_Text">35144<text:tab/>kryss</text:p>
      <text:p text:style-name="Preformatted_20_Text">35145<text:tab/>kryssa</text:p>
      <text:p text:style-name="Preformatted_20_Text">35146<text:tab/>krysta</text:p>
      <text:p text:style-name="Preformatted_20_Text">35151<text:tab/>kub</text:p>
      <text:p text:style-name="Preformatted_20_Text">35152<text:tab/>kubbas</text:p>
      <text:p text:style-name="Preformatted_20_Text">35153<text:tab/>kubera</text:p>
      <text:p text:style-name="Preformatted_20_Text">35154<text:tab/>kubik</text:p>
      <text:p text:style-name="Preformatted_20_Text">35155<text:tab/>kubism</text:p>
      <text:p text:style-name="Preformatted_20_Text">35156<text:tab/>kubist</text:p>
      <text:p text:style-name="Preformatted_20_Text">35161<text:tab/>kuckel</text:p>
      <text:p text:style-name="Preformatted_20_Text">35162<text:tab/>kuckla</text:p>
      <text:p text:style-name="Preformatted_20_Text">35163<text:tab/>kucku</text:p>
      <text:p text:style-name="Preformatted_20_Text">35164<text:tab/>kudde</text:p>
      <text:p text:style-name="Preformatted_20_Text">35165<text:tab/>kuf</text:p>
      <text:p text:style-name="Preformatted_20_Text">35166<text:tab/>kugga</text:p>
      <text:p text:style-name="Preformatted_20_Text">35211<text:tab/>kugge</text:p>
      <text:p text:style-name="Preformatted_20_Text">35212<text:tab/>kujon</text:p>
      <text:p text:style-name="Preformatted_20_Text">35213<text:tab/>kul</text:p>
      <text:p text:style-name="Preformatted_20_Text">35214<text:tab/>kula</text:p>
      <text:p text:style-name="Preformatted_20_Text">35215<text:tab/>kulak</text:p>
      <text:p text:style-name="Preformatted_20_Text">35216<text:tab/>kuling</text:p>
      <text:p text:style-name="Preformatted_20_Text">35221<text:tab/>kuliss</text:p>
      <text:p text:style-name="Preformatted_20_Text">35222<text:tab/>kull</text:p>
      <text:p text:style-name="Preformatted_20_Text">35223<text:tab/>kulla</text:p>
      <text:p text:style-name="Preformatted_20_Text">35224<text:tab/>kulle</text:p>
      <text:p text:style-name="Preformatted_20_Text">35225<text:tab/>kulled</text:p>
      <text:p text:style-name="Preformatted_20_Text">35226<text:tab/>kullko</text:p>
      <text:p text:style-name="Preformatted_20_Text">35231<text:tab/>kulmen</text:p>
      <text:p text:style-name="Preformatted_20_Text">35232<text:tab/>kulna</text:p>
      <text:p text:style-name="Preformatted_20_Text">35233<text:tab/>kulram</text:p>
      <text:p text:style-name="Preformatted_20_Text">35234<text:tab/>kult</text:p>
      <text:p text:style-name="Preformatted_20_Text">35235<text:tab/>kultur</text:p>
      <text:p text:style-name="Preformatted_20_Text">35236<text:tab/>kummel</text:p>
      <text:p text:style-name="Preformatted_20_Text">35241<text:tab/>kummin</text:p>
      <text:p text:style-name="Preformatted_20_Text">35242<text:tab/>kumpan</text:p>
      <text:p text:style-name="Preformatted_20_Text">35243<text:tab/>kund</text:p>
      <text:p text:style-name="Preformatted_20_Text">35244<text:tab/>kung</text:p>
      <text:p text:style-name="Preformatted_20_Text">35245<text:tab/>kunna</text:p>
      <text:p text:style-name="Preformatted_20_Text">35246<text:tab/>kupa</text:p>
      <text:p text:style-name="Preformatted_20_Text">35251<text:tab/>kupera</text:p>
      <text:p text:style-name="Preformatted_20_Text">35252<text:tab/>kupol</text:p>
      <text:p text:style-name="Preformatted_20_Text">35253<text:tab/>kupong</text:p>
      <text:p text:style-name="Preformatted_20_Text">35254<text:tab/>kupp</text:p>
      <text:p text:style-name="Preformatted_20_Text">35255<text:tab/>kuppa</text:p>
      <text:p text:style-name="Preformatted_20_Text">35256<text:tab/>kur</text:p>
      <text:p text:style-name="Preformatted_20_Text">35261<text:tab/>kura</text:p>
      <text:p text:style-name="Preformatted_20_Text">35262<text:tab/>kurage</text:p>
      <text:p text:style-name="Preformatted_20_Text">35263<text:tab/>kurder</text:p>
      <text:p text:style-name="Preformatted_20_Text">35264<text:tab/>kurera</text:p>
      <text:p text:style-name="Preformatted_20_Text">35265<text:tab/>kurhus</text:p>
      <text:p text:style-name="Preformatted_20_Text">35266<text:tab/>kuria</text:p>
      <text:p text:style-name="Preformatted_20_Text"><text:soft-page-break/>35311<text:tab/>kurir</text:p>
      <text:p text:style-name="Preformatted_20_Text">35312<text:tab/>kurort</text:p>
      <text:p text:style-name="Preformatted_20_Text">35313<text:tab/>kurr</text:p>
      <text:p text:style-name="Preformatted_20_Text">35314<text:tab/>kurra</text:p>
      <text:p text:style-name="Preformatted_20_Text">35315<text:tab/>kurre</text:p>
      <text:p text:style-name="Preformatted_20_Text">35316<text:tab/>kurs</text:p>
      <text:p text:style-name="Preformatted_20_Text">35321<text:tab/>kursa</text:p>
      <text:p text:style-name="Preformatted_20_Text">35322<text:tab/>kursiv</text:p>
      <text:p text:style-name="Preformatted_20_Text">35323<text:tab/>kurtis</text:p>
      <text:p text:style-name="Preformatted_20_Text">35324<text:tab/>kurva</text:p>
      <text:p text:style-name="Preformatted_20_Text">35325<text:tab/>kuscha</text:p>
      <text:p text:style-name="Preformatted_20_Text">35326<text:tab/>kuse</text:p>
      <text:p text:style-name="Preformatted_20_Text">35331<text:tab/>kusin</text:p>
      <text:p text:style-name="Preformatted_20_Text">35332<text:tab/>kusk</text:p>
      <text:p text:style-name="Preformatted_20_Text">35333<text:tab/>kuska</text:p>
      <text:p text:style-name="Preformatted_20_Text">35334<text:tab/>kust</text:p>
      <text:p text:style-name="Preformatted_20_Text">35335<text:tab/>kustod</text:p>
      <text:p text:style-name="Preformatted_20_Text">35336<text:tab/>kut</text:p>
      <text:p text:style-name="Preformatted_20_Text">35341<text:tab/>kuta</text:p>
      <text:p text:style-name="Preformatted_20_Text">35342<text:tab/>kutter</text:p>
      <text:p text:style-name="Preformatted_20_Text">35343<text:tab/>kuttra</text:p>
      <text:p text:style-name="Preformatted_20_Text">35344<text:tab/>kutym</text:p>
      <text:p text:style-name="Preformatted_20_Text">35345<text:tab/>kuva</text:p>
      <text:p text:style-name="Preformatted_20_Text">35346<text:tab/>kuvert</text:p>
      <text:p text:style-name="Preformatted_20_Text">35351<text:tab/>kvack</text:p>
      <text:p text:style-name="Preformatted_20_Text">35352<text:tab/>kvacka</text:p>
      <text:p text:style-name="Preformatted_20_Text">35353<text:tab/>kvadda</text:p>
      <text:p text:style-name="Preformatted_20_Text">35354<text:tab/>kvader</text:p>
      <text:p text:style-name="Preformatted_20_Text">35355<text:tab/>kval</text:p>
      <text:p text:style-name="Preformatted_20_Text">35356<text:tab/>kvala</text:p>
      <text:p text:style-name="Preformatted_20_Text">35361<text:tab/>kvalm</text:p>
      <text:p text:style-name="Preformatted_20_Text">35362<text:tab/>kvanne</text:p>
      <text:p text:style-name="Preformatted_20_Text">35363<text:tab/>kvarg</text:p>
      <text:p text:style-name="Preformatted_20_Text">35364<text:tab/>kvark</text:p>
      <text:p text:style-name="Preformatted_20_Text">35365<text:tab/>kvarka</text:p>
      <text:p text:style-name="Preformatted_20_Text">35366<text:tab/>kvarn</text:p>
      <text:p text:style-name="Preformatted_20_Text">35411<text:tab/>kvart</text:p>
      <text:p text:style-name="Preformatted_20_Text">35412<text:tab/>kvarta</text:p>
      <text:p text:style-name="Preformatted_20_Text">35413<text:tab/>kvarto</text:p>
      <text:p text:style-name="Preformatted_20_Text">35414<text:tab/>kvarts</text:p>
      <text:p text:style-name="Preformatted_20_Text">35415<text:tab/>kvasar</text:p>
      <text:p text:style-name="Preformatted_20_Text">35416<text:tab/>kvass</text:p>
      <text:p text:style-name="Preformatted_20_Text">35421<text:tab/>kvast</text:p>
      <text:p text:style-name="Preformatted_20_Text">35422<text:tab/>kvav</text:p>
      <text:p text:style-name="Preformatted_20_Text">35423<text:tab/>kved</text:p>
      <text:p text:style-name="Preformatted_20_Text">35424<text:tab/>kvicka</text:p>
      <text:p text:style-name="Preformatted_20_Text">35425<text:tab/>kvida</text:p>
      <text:p text:style-name="Preformatted_20_Text">35426<text:tab/>kvidan</text:p>
      <text:p text:style-name="Preformatted_20_Text">35431<text:tab/>kvidd</text:p>
      <text:p text:style-name="Preformatted_20_Text">35432<text:tab/>kviga</text:p>
      <text:p text:style-name="Preformatted_20_Text">35433<text:tab/>kvilta</text:p>
      <text:p text:style-name="Preformatted_20_Text">35434<text:tab/>kvinna</text:p>
      <text:p text:style-name="Preformatted_20_Text">35435<text:tab/>kvinns</text:p>
      <text:p text:style-name="Preformatted_20_Text">35436<text:tab/>kvint</text:p>
      <text:p text:style-name="Preformatted_20_Text">35441<text:tab/>kvirra</text:p>
      <text:p text:style-name="Preformatted_20_Text">35442<text:tab/>kvist</text:p>
      <text:p text:style-name="Preformatted_20_Text">35443<text:tab/>kvista</text:p>
      <text:p text:style-name="Preformatted_20_Text">35444<text:tab/>kvitta</text:p>
      <text:p text:style-name="Preformatted_20_Text">35445<text:tab/>kvitto</text:p>
      <text:p text:style-name="Preformatted_20_Text">35446<text:tab/>kvot</text:p>
      <text:p text:style-name="Preformatted_20_Text">35451<text:tab/>kyffa</text:p>
      <text:p text:style-name="Preformatted_20_Text">35452<text:tab/>kyffe</text:p>
      <text:p text:style-name="Preformatted_20_Text">35453<text:tab/>kyl</text:p>
      <text:p text:style-name="Preformatted_20_Text">35454<text:tab/>kyla</text:p>
      <text:p text:style-name="Preformatted_20_Text">35455<text:tab/>kylare</text:p>
      <text:p text:style-name="Preformatted_20_Text">35456<text:tab/>kylbox</text:p>
      <text:p text:style-name="Preformatted_20_Text">35461<text:tab/>kylhus</text:p>
      <text:p text:style-name="Preformatted_20_Text">35462<text:tab/>kyller</text:p>
      <text:p text:style-name="Preformatted_20_Text">35463<text:tab/>kylna</text:p>
      <text:p text:style-name="Preformatted_20_Text">35464<text:tab/>kymrer</text:p>
      <text:p text:style-name="Preformatted_20_Text">35465<text:tab/>kyndel</text:p>
      <text:p text:style-name="Preformatted_20_Text">35466<text:tab/>kynne</text:p>
      <text:p text:style-name="Preformatted_20_Text">35511<text:tab/>kyp</text:p>
      <text:p text:style-name="Preformatted_20_Text">35512<text:tab/>kypare</text:p>
      <text:p text:style-name="Preformatted_20_Text">35513<text:tab/>kypert</text:p>
      <text:p text:style-name="Preformatted_20_Text">35514<text:tab/>kyrass</text:p>
      <text:p text:style-name="Preformatted_20_Text">35515<text:tab/>kyrka</text:p>
      <text:p text:style-name="Preformatted_20_Text">35516<text:tab/>kyrkby</text:p>
      <text:p text:style-name="Preformatted_20_Text">35521<text:tab/>kysk</text:p>
      <text:p text:style-name="Preformatted_20_Text">35522<text:tab/>kyss</text:p>
      <text:p text:style-name="Preformatted_20_Text">35523<text:tab/>kyssa</text:p>
      <text:p text:style-name="Preformatted_20_Text">35524<text:tab/>kyssas</text:p>
      <text:p text:style-name="Preformatted_20_Text">35525<text:tab/>labb</text:p>
      <text:p text:style-name="Preformatted_20_Text">35526<text:tab/>labial</text:p>
      <text:p text:style-name="Preformatted_20_Text">35531<text:tab/>lack</text:p>
      <text:p text:style-name="Preformatted_20_Text">35532<text:tab/>lacka</text:p>
      <text:p text:style-name="Preformatted_20_Text">35533<text:tab/>lad</text:p>
      <text:p text:style-name="Preformatted_20_Text">35534<text:tab/>lada</text:p>
      <text:p text:style-name="Preformatted_20_Text">35535<text:tab/>ladda</text:p>
      <text:p text:style-name="Preformatted_20_Text">35536<text:tab/>lady</text:p>
      <text:p text:style-name="Preformatted_20_Text">35541<text:tab/>lafs</text:p>
      <text:p text:style-name="Preformatted_20_Text">35542<text:tab/>lafsa</text:p>
      <text:p text:style-name="Preformatted_20_Text">35543<text:tab/>lag</text:p>
      <text:p text:style-name="Preformatted_20_Text">35544<text:tab/>laga</text:p>
      <text:p text:style-name="Preformatted_20_Text">35545<text:tab/>lagbok</text:p>
      <text:p text:style-name="Preformatted_20_Text">35546<text:tab/>lagd</text:p>
      <text:p text:style-name="Preformatted_20_Text">35551<text:tab/>lager</text:p>
      <text:p text:style-name="Preformatted_20_Text">35552<text:tab/>lagg</text:p>
      <text:p text:style-name="Preformatted_20_Text">35553<text:tab/>lagga</text:p>
      <text:p text:style-name="Preformatted_20_Text">35554<text:tab/>lagman</text:p>
      <text:p text:style-name="Preformatted_20_Text">35555<text:tab/>lagra</text:p>
      <text:p text:style-name="Preformatted_20_Text">35556<text:tab/>lagrum</text:p>
      <text:p text:style-name="Preformatted_20_Text">35561<text:tab/>lagun</text:p>
      <text:p text:style-name="Preformatted_20_Text">35562<text:tab/>lakan</text:p>
      <text:p text:style-name="Preformatted_20_Text">35563<text:tab/>lake</text:p>
      <text:p text:style-name="Preformatted_20_Text">35564<text:tab/>lakej</text:p>
      <text:p text:style-name="Preformatted_20_Text">35565<text:tab/>laktos</text:p>
      <text:p text:style-name="Preformatted_20_Text">35566<text:tab/>lakun</text:p>
      <text:p text:style-name="Preformatted_20_Text">35611<text:tab/>lalla</text:p>
      <text:p text:style-name="Preformatted_20_Text">35612<text:tab/>lam</text:p>
      <text:p text:style-name="Preformatted_20_Text">35613<text:tab/>lama</text:p>
      <text:p text:style-name="Preformatted_20_Text">35614<text:tab/>lambda</text:p>
      <text:p text:style-name="Preformatted_20_Text">35615<text:tab/>lamell</text:p>
      <text:p text:style-name="Preformatted_20_Text">35616<text:tab/>lamm</text:p>
      <text:p text:style-name="Preformatted_20_Text">35621<text:tab/>lamma</text:p>
      <text:p text:style-name="Preformatted_20_Text">35622<text:tab/>lampa</text:p>
      <text:p text:style-name="Preformatted_20_Text">35623<text:tab/>land</text:p>
      <text:p text:style-name="Preformatted_20_Text">35624<text:tab/>landa</text:p>
      <text:p text:style-name="Preformatted_20_Text">35625<text:tab/>landbo</text:p>
      <text:p text:style-name="Preformatted_20_Text">35626<text:tab/>landis</text:p>
      <text:p text:style-name="Preformatted_20_Text">35631<text:tab/>langa</text:p>
      <text:p text:style-name="Preformatted_20_Text">35632<text:tab/>langos</text:p>
      <text:p text:style-name="Preformatted_20_Text">35633<text:tab/>lank</text:p>
      <text:p text:style-name="Preformatted_20_Text">35634<text:tab/>lanka</text:p>
      <text:p text:style-name="Preformatted_20_Text">35635<text:tab/>lans</text:p>
      <text:p text:style-name="Preformatted_20_Text">35636<text:tab/>lantan</text:p>
      <text:p text:style-name="Preformatted_20_Text">35641<text:tab/>lantbo</text:p>
      <text:p text:style-name="Preformatted_20_Text">35642<text:tab/>lantis</text:p>
      <text:p text:style-name="Preformatted_20_Text">35643<text:tab/>lapa</text:p>
      <text:p text:style-name="Preformatted_20_Text">35644<text:tab/>lapis</text:p>
      <text:p text:style-name="Preformatted_20_Text">35645<text:tab/>lappa</text:p>
      <text:p text:style-name="Preformatted_20_Text">35646<text:tab/>lappri</text:p>
      <text:p text:style-name="Preformatted_20_Text">35651<text:tab/>lapsus</text:p>
      <text:p text:style-name="Preformatted_20_Text">35652<text:tab/>laptop</text:p>
      <text:p text:style-name="Preformatted_20_Text">35653<text:tab/>largo</text:p>
      <text:p text:style-name="Preformatted_20_Text">35654<text:tab/>larm</text:p>
      <text:p text:style-name="Preformatted_20_Text">35655<text:tab/>larma</text:p>
      <text:p text:style-name="Preformatted_20_Text">35656<text:tab/>larv</text:p>
      <text:p text:style-name="Preformatted_20_Text">35661<text:tab/>larva</text:p>
      <text:p text:style-name="Preformatted_20_Text">35662<text:tab/>larver</text:p>
      <text:p text:style-name="Preformatted_20_Text">35663<text:tab/>laser</text:p>
      <text:p text:style-name="Preformatted_20_Text">35664<text:tab/>lasera</text:p>
      <text:p text:style-name="Preformatted_20_Text">35665<text:tab/>lask</text:p>
      <text:p text:style-name="Preformatted_20_Text">35666<text:tab/>laska</text:p>
      <text:p text:style-name="Preformatted_20_Text">36111<text:tab/>lass</text:p>
      <text:p text:style-name="Preformatted_20_Text">36112<text:tab/>lassa</text:p>
      <text:p text:style-name="Preformatted_20_Text">36113<text:tab/>lasso</text:p>
      <text:p text:style-name="Preformatted_20_Text">36114<text:tab/>last</text:p>
      <text:p text:style-name="Preformatted_20_Text">36115<text:tab/>lasta</text:p>
      <text:p text:style-name="Preformatted_20_Text">36116<text:tab/>lat</text:p>
      <text:p text:style-name="Preformatted_20_Text">36121<text:tab/>latens</text:p>
      <text:p text:style-name="Preformatted_20_Text">36122<text:tab/>later</text:p>
      <text:p text:style-name="Preformatted_20_Text">36123<text:tab/>latex</text:p>
      <text:p text:style-name="Preformatted_20_Text">36124<text:tab/>lathet</text:p>
      <text:p text:style-name="Preformatted_20_Text">36125<text:tab/>latin</text:p>
      <text:p text:style-name="Preformatted_20_Text">36126<text:tab/>latrin</text:p>
      <text:p text:style-name="Preformatted_20_Text">36131<text:tab/>latta</text:p>
      <text:p text:style-name="Preformatted_20_Text">36132<text:tab/>latte</text:p>
      <text:p text:style-name="Preformatted_20_Text">36133<text:tab/>lattja</text:p>
      <text:p text:style-name="Preformatted_20_Text">36134<text:tab/>lav</text:p>
      <text:p text:style-name="Preformatted_20_Text">36135<text:tab/>lava</text:p>
      <text:p text:style-name="Preformatted_20_Text">36136<text:tab/>lave</text:p>
      <text:p text:style-name="Preformatted_20_Text">36141<text:tab/>lavera</text:p>
      <text:p text:style-name="Preformatted_20_Text">36142<text:tab/>lavett</text:p>
      <text:p text:style-name="Preformatted_20_Text">36143<text:tab/>lavin</text:p>
      <text:p text:style-name="Preformatted_20_Text">36144<text:tab/>lavoar</text:p>
      <text:p text:style-name="Preformatted_20_Text">36145<text:tab/>lavyr</text:p>
      <text:p text:style-name="Preformatted_20_Text">36146<text:tab/>lax</text:p>
      <text:p text:style-name="Preformatted_20_Text"><text:soft-page-break/>36151<text:tab/>laxa</text:p>
      <text:p text:style-name="Preformatted_20_Text">36152<text:tab/>laxera</text:p>
      <text:p text:style-name="Preformatted_20_Text">36153<text:tab/>laxkar</text:p>
      <text:p text:style-name="Preformatted_20_Text">36154<text:tab/>layout</text:p>
      <text:p text:style-name="Preformatted_20_Text">36155<text:tab/>le</text:p>
      <text:p text:style-name="Preformatted_20_Text">36156<text:tab/>leasa</text:p>
      <text:p text:style-name="Preformatted_20_Text">36161<text:tab/>led</text:p>
      <text:p text:style-name="Preformatted_20_Text">36162<text:tab/>leda</text:p>
      <text:p text:style-name="Preformatted_20_Text">36163<text:tab/>ledare</text:p>
      <text:p text:style-name="Preformatted_20_Text">36164<text:tab/>ledas</text:p>
      <text:p text:style-name="Preformatted_20_Text">36165<text:tab/>ledd</text:p>
      <text:p text:style-name="Preformatted_20_Text">36166<text:tab/>ledfyr</text:p>
      <text:p text:style-name="Preformatted_20_Text">36211<text:tab/>ledsna</text:p>
      <text:p text:style-name="Preformatted_20_Text">36212<text:tab/>ledsyn</text:p>
      <text:p text:style-name="Preformatted_20_Text">36213<text:tab/>ledung</text:p>
      <text:p text:style-name="Preformatted_20_Text">36214<text:tab/>ledyta</text:p>
      <text:p text:style-name="Preformatted_20_Text">36215<text:tab/>leende</text:p>
      <text:p text:style-name="Preformatted_20_Text">36216<text:tab/>leg</text:p>
      <text:p text:style-name="Preformatted_20_Text">36221<text:tab/>lega</text:p>
      <text:p text:style-name="Preformatted_20_Text">36222<text:tab/>legat</text:p>
      <text:p text:style-name="Preformatted_20_Text">36223<text:tab/>legato</text:p>
      <text:p text:style-name="Preformatted_20_Text">36224<text:tab/>legend</text:p>
      <text:p text:style-name="Preformatted_20_Text">36225<text:tab/>legera</text:p>
      <text:p text:style-name="Preformatted_20_Text">36226<text:tab/>legg</text:p>
      <text:p text:style-name="Preformatted_20_Text">36231<text:tab/>legion</text:p>
      <text:p text:style-name="Preformatted_20_Text">36232<text:tab/>leguan</text:p>
      <text:p text:style-name="Preformatted_20_Text">36233<text:tab/>leja</text:p>
      <text:p text:style-name="Preformatted_20_Text">36234<text:tab/>lejd</text:p>
      <text:p text:style-name="Preformatted_20_Text">36235<text:tab/>lejon</text:p>
      <text:p text:style-name="Preformatted_20_Text">36236<text:tab/>lek</text:p>
      <text:p text:style-name="Preformatted_20_Text">36241<text:tab/>leka</text:p>
      <text:p text:style-name="Preformatted_20_Text">36242<text:tab/>lekare</text:p>
      <text:p text:style-name="Preformatted_20_Text">36243<text:tab/>lekatt</text:p>
      <text:p text:style-name="Preformatted_20_Text">36244<text:tab/>lekman</text:p>
      <text:p text:style-name="Preformatted_20_Text">36245<text:tab/>leksak</text:p>
      <text:p text:style-name="Preformatted_20_Text">36246<text:tab/>lekt</text:p>
      <text:p text:style-name="Preformatted_20_Text">36251<text:tab/>lektid</text:p>
      <text:p text:style-name="Preformatted_20_Text">36252<text:tab/>lektor</text:p>
      <text:p text:style-name="Preformatted_20_Text">36253<text:tab/>lektyr</text:p>
      <text:p text:style-name="Preformatted_20_Text">36254<text:tab/>lemma</text:p>
      <text:p text:style-name="Preformatted_20_Text">36255<text:tab/>lemur</text:p>
      <text:p text:style-name="Preformatted_20_Text">36256<text:tab/>len</text:p>
      <text:p text:style-name="Preformatted_20_Text">36261<text:tab/>lena</text:p>
      <text:p text:style-name="Preformatted_20_Text">36262<text:tab/>lepra</text:p>
      <text:p text:style-name="Preformatted_20_Text">36263<text:tab/>leptit</text:p>
      <text:p text:style-name="Preformatted_20_Text">36264<text:tab/>lera</text:p>
      <text:p text:style-name="Preformatted_20_Text">36265<text:tab/>lerras</text:p>
      <text:p text:style-name="Preformatted_20_Text">36266<text:tab/>lesion</text:p>
      <text:p text:style-name="Preformatted_20_Text">36311<text:tab/>lessna</text:p>
      <text:p text:style-name="Preformatted_20_Text">36312<text:tab/>leta</text:p>
      <text:p text:style-name="Preformatted_20_Text">36313<text:tab/>lettra</text:p>
      <text:p text:style-name="Preformatted_20_Text">36314<text:tab/>lev</text:p>
      <text:p text:style-name="Preformatted_20_Text">36315<text:tab/>leva</text:p>
      <text:p text:style-name="Preformatted_20_Text">36316<text:tab/>levang</text:p>
      <text:p text:style-name="Preformatted_20_Text">36321<text:tab/>leve</text:p>
      <text:p text:style-name="Preformatted_20_Text">36322<text:tab/>lever</text:p>
      <text:p text:style-name="Preformatted_20_Text">36323<text:tab/>levit</text:p>
      <text:p text:style-name="Preformatted_20_Text">36324<text:tab/>levnad</text:p>
      <text:p text:style-name="Preformatted_20_Text">36325<text:tab/>levras</text:p>
      <text:p text:style-name="Preformatted_20_Text">36326<text:tab/>lex</text:p>
      <text:p text:style-name="Preformatted_20_Text">36331<text:tab/>lexem</text:p>
      <text:p text:style-name="Preformatted_20_Text">36332<text:tab/>lian</text:p>
      <text:p text:style-name="Preformatted_20_Text">36333<text:tab/>libell</text:p>
      <text:p text:style-name="Preformatted_20_Text">36334<text:tab/>libero</text:p>
      <text:p text:style-name="Preformatted_20_Text">36335<text:tab/>libido</text:p>
      <text:p text:style-name="Preformatted_20_Text">36336<text:tab/>libyer</text:p>
      <text:p text:style-name="Preformatted_20_Text">36341<text:tab/>licens</text:p>
      <text:p text:style-name="Preformatted_20_Text">36342<text:tab/>lid</text:p>
      <text:p text:style-name="Preformatted_20_Text">36343<text:tab/>lida</text:p>
      <text:p text:style-name="Preformatted_20_Text">36344<text:tab/>lider</text:p>
      <text:p text:style-name="Preformatted_20_Text">36345<text:tab/>lie</text:p>
      <text:p text:style-name="Preformatted_20_Text">36346<text:tab/>lieman</text:p>
      <text:p text:style-name="Preformatted_20_Text">36351<text:tab/>liera</text:p>
      <text:p text:style-name="Preformatted_20_Text">36352<text:tab/>lift</text:p>
      <text:p text:style-name="Preformatted_20_Text">36353<text:tab/>lifta</text:p>
      <text:p text:style-name="Preformatted_20_Text">36354<text:tab/>liga</text:p>
      <text:p text:style-name="Preformatted_20_Text">36355<text:tab/>ligga</text:p>
      <text:p text:style-name="Preformatted_20_Text">36356<text:tab/>ligist</text:p>
      <text:p text:style-name="Preformatted_20_Text">36361<text:tab/>lignin</text:p>
      <text:p text:style-name="Preformatted_20_Text">36362<text:tab/>lik</text:p>
      <text:p text:style-name="Preformatted_20_Text">36363<text:tab/>lika</text:p>
      <text:p text:style-name="Preformatted_20_Text">36364<text:tab/>like</text:p>
      <text:p text:style-name="Preformatted_20_Text">36365<text:tab/>likhet</text:p>
      <text:p text:style-name="Preformatted_20_Text">36366<text:tab/>likna</text:p>
      <text:p text:style-name="Preformatted_20_Text">36411<text:tab/>liktor</text:p>
      <text:p text:style-name="Preformatted_20_Text">36412<text:tab/>likvid</text:p>
      <text:p text:style-name="Preformatted_20_Text">36413<text:tab/>lila</text:p>
      <text:p text:style-name="Preformatted_20_Text">36414<text:tab/>lilja</text:p>
      <text:p text:style-name="Preformatted_20_Text">36415<text:tab/>lillan</text:p>
      <text:p text:style-name="Preformatted_20_Text">36416<text:tab/>lillen</text:p>
      <text:p text:style-name="Preformatted_20_Text">36421<text:tab/>lim</text:p>
      <text:p text:style-name="Preformatted_20_Text">36422<text:tab/>lime</text:p>
      <text:p text:style-name="Preformatted_20_Text">36423<text:tab/>limes</text:p>
      <text:p text:style-name="Preformatted_20_Text">36424<text:tab/>limit</text:p>
      <text:p text:style-name="Preformatted_20_Text">36425<text:tab/>limma</text:p>
      <text:p text:style-name="Preformatted_20_Text">36426<text:tab/>limpa</text:p>
      <text:p text:style-name="Preformatted_20_Text">36431<text:tab/>lin</text:p>
      <text:p text:style-name="Preformatted_20_Text">36432<text:tab/>lina</text:p>
      <text:p text:style-name="Preformatted_20_Text">36433<text:tab/>lind</text:p>
      <text:p text:style-name="Preformatted_20_Text">36434<text:tab/>linda</text:p>
      <text:p text:style-name="Preformatted_20_Text">36435<text:tab/>lindra</text:p>
      <text:p text:style-name="Preformatted_20_Text">36436<text:tab/>lingon</text:p>
      <text:p text:style-name="Preformatted_20_Text">36441<text:tab/>linjal</text:p>
      <text:p text:style-name="Preformatted_20_Text">36442<text:tab/>linje</text:p>
      <text:p text:style-name="Preformatted_20_Text">36443<text:tab/>linka</text:p>
      <text:p text:style-name="Preformatted_20_Text">36444<text:tab/>linne</text:p>
      <text:p text:style-name="Preformatted_20_Text">36445<text:tab/>linnea</text:p>
      <text:p text:style-name="Preformatted_20_Text">36446<text:tab/>lins</text:p>
      <text:p text:style-name="Preformatted_20_Text">36451<text:tab/>lipa</text:p>
      <text:p text:style-name="Preformatted_20_Text">36452<text:tab/>lipas</text:p>
      <text:p text:style-name="Preformatted_20_Text">36453<text:tab/>lipid</text:p>
      <text:p text:style-name="Preformatted_20_Text">36454<text:tab/>lipom</text:p>
      <text:p text:style-name="Preformatted_20_Text">36455<text:tab/>lir</text:p>
      <text:p text:style-name="Preformatted_20_Text">36456<text:tab/>lira</text:p>
      <text:p text:style-name="Preformatted_20_Text">36461<text:tab/>lirare</text:p>
      <text:p text:style-name="Preformatted_20_Text">36462<text:tab/>lire</text:p>
      <text:p text:style-name="Preformatted_20_Text">36463<text:tab/>lirka</text:p>
      <text:p text:style-name="Preformatted_20_Text">36464<text:tab/>lisa</text:p>
      <text:p text:style-name="Preformatted_20_Text">36465<text:tab/>lisen</text:p>
      <text:p text:style-name="Preformatted_20_Text">36466<text:tab/>lisma</text:p>
      <text:p text:style-name="Preformatted_20_Text">36511<text:tab/>list</text:p>
      <text:p text:style-name="Preformatted_20_Text">36512<text:tab/>lista</text:p>
      <text:p text:style-name="Preformatted_20_Text">36513<text:tab/>lita</text:p>
      <text:p text:style-name="Preformatted_20_Text">36514<text:tab/>liter</text:p>
      <text:p text:style-name="Preformatted_20_Text">36515<text:tab/>litium</text:p>
      <text:p text:style-name="Preformatted_20_Text">36516<text:tab/>liturg</text:p>
      <text:p text:style-name="Preformatted_20_Text">36521<text:tab/>liv</text:p>
      <text:p text:style-name="Preformatted_20_Text">36522<text:tab/>liva</text:p>
      <text:p text:style-name="Preformatted_20_Text">36523<text:tab/>livboj</text:p>
      <text:p text:style-name="Preformatted_20_Text">36524<text:tab/>livrem</text:p>
      <text:p text:style-name="Preformatted_20_Text">36525<text:tab/>livs</text:p>
      <text:p text:style-name="Preformatted_20_Text">36526<text:tab/>livtag</text:p>
      <text:p text:style-name="Preformatted_20_Text">36531<text:tab/>lix</text:p>
      <text:p text:style-name="Preformatted_20_Text">36532<text:tab/>ljud</text:p>
      <text:p text:style-name="Preformatted_20_Text">36533<text:tab/>ljuda</text:p>
      <text:p text:style-name="Preformatted_20_Text">36534<text:tab/>ljug</text:p>
      <text:p text:style-name="Preformatted_20_Text">36535<text:tab/>ljuga</text:p>
      <text:p text:style-name="Preformatted_20_Text">36536<text:tab/>ljum</text:p>
      <text:p text:style-name="Preformatted_20_Text">36541<text:tab/>ljumma</text:p>
      <text:p text:style-name="Preformatted_20_Text">36542<text:tab/>ljung</text:p>
      <text:p text:style-name="Preformatted_20_Text">36543<text:tab/>ljunga</text:p>
      <text:p text:style-name="Preformatted_20_Text">36544<text:tab/>ljus</text:p>
      <text:p text:style-name="Preformatted_20_Text">36545<text:tab/>ljusna</text:p>
      <text:p text:style-name="Preformatted_20_Text">36546<text:tab/>ljuv</text:p>
      <text:p text:style-name="Preformatted_20_Text">36551<text:tab/>lo</text:p>
      <text:p text:style-name="Preformatted_20_Text">36552<text:tab/>lobb</text:p>
      <text:p text:style-name="Preformatted_20_Text">36553<text:tab/>lobba</text:p>
      <text:p text:style-name="Preformatted_20_Text">36554<text:tab/>lobby</text:p>
      <text:p text:style-name="Preformatted_20_Text">36555<text:tab/>lock</text:p>
      <text:p text:style-name="Preformatted_20_Text">36556<text:tab/>locka</text:p>
      <text:p text:style-name="Preformatted_20_Text">36561<text:tab/>lod</text:p>
      <text:p text:style-name="Preformatted_20_Text">36562<text:tab/>loda</text:p>
      <text:p text:style-name="Preformatted_20_Text">36563<text:tab/>lodare</text:p>
      <text:p text:style-name="Preformatted_20_Text">36564<text:tab/>lodda</text:p>
      <text:p text:style-name="Preformatted_20_Text">36565<text:tab/>loden</text:p>
      <text:p text:style-name="Preformatted_20_Text">36566<text:tab/>lodis</text:p>
      <text:p text:style-name="Preformatted_20_Text">36611<text:tab/>lodjur</text:p>
      <text:p text:style-name="Preformatted_20_Text">36612<text:tab/>lodled</text:p>
      <text:p text:style-name="Preformatted_20_Text">36613<text:tab/>loft</text:p>
      <text:p text:style-name="Preformatted_20_Text">36614<text:tab/>loge</text:p>
      <text:p text:style-name="Preformatted_20_Text">36615<text:tab/>logera</text:p>
      <text:p text:style-name="Preformatted_20_Text">36616<text:tab/>logg</text:p>
      <text:p text:style-name="Preformatted_20_Text">36621<text:tab/>logga</text:p>
      <text:p text:style-name="Preformatted_20_Text">36622<text:tab/>loggia</text:p>
      <text:p text:style-name="Preformatted_20_Text">36623<text:tab/>logi</text:p>
      <text:p text:style-name="Preformatted_20_Text">36624<text:tab/>logik</text:p>
      <text:p text:style-name="Preformatted_20_Text">36625<text:tab/>loj</text:p>
      <text:p text:style-name="Preformatted_20_Text">36626<text:tab/>lok</text:p>
      <text:p text:style-name="Preformatted_20_Text"><text:soft-page-break/>36631<text:tab/>loka</text:p>
      <text:p text:style-name="Preformatted_20_Text">36632<text:tab/>lokal</text:p>
      <text:p text:style-name="Preformatted_20_Text">36633<text:tab/>lokatt</text:p>
      <text:p text:style-name="Preformatted_20_Text">36634<text:tab/>lokus</text:p>
      <text:p text:style-name="Preformatted_20_Text">36635<text:tab/>lolla</text:p>
      <text:p text:style-name="Preformatted_20_Text">36636<text:tab/>lom</text:p>
      <text:p text:style-name="Preformatted_20_Text">36641<text:tab/>lomme</text:p>
      <text:p text:style-name="Preformatted_20_Text">36642<text:tab/>look</text:p>
      <text:p text:style-name="Preformatted_20_Text">36643<text:tab/>loop</text:p>
      <text:p text:style-name="Preformatted_20_Text">36644<text:tab/>lopp</text:p>
      <text:p text:style-name="Preformatted_20_Text">36645<text:tab/>loppa</text:p>
      <text:p text:style-name="Preformatted_20_Text">36646<text:tab/>loppis</text:p>
      <text:p text:style-name="Preformatted_20_Text">36651<text:tab/>lord</text:p>
      <text:p text:style-name="Preformatted_20_Text">36652<text:tab/>lort</text:p>
      <text:p text:style-name="Preformatted_20_Text">36653<text:tab/>loser</text:p>
      <text:p text:style-name="Preformatted_20_Text">36654<text:tab/>loska</text:p>
      <text:p text:style-name="Preformatted_20_Text">36655<text:tab/>loss</text:p>
      <text:p text:style-name="Preformatted_20_Text">36656<text:tab/>lossa</text:p>
      <text:p text:style-name="Preformatted_20_Text">36661<text:tab/>lossna</text:p>
      <text:p text:style-name="Preformatted_20_Text">36662<text:tab/>losta</text:p>
      <text:p text:style-name="Preformatted_20_Text">36663<text:tab/>lots</text:p>
      <text:p text:style-name="Preformatted_20_Text">36664<text:tab/>lotsa</text:p>
      <text:p text:style-name="Preformatted_20_Text">36665<text:tab/>lott</text:p>
      <text:p text:style-name="Preformatted_20_Text">36666<text:tab/>lotta</text:p>
      <text:p text:style-name="Preformatted_20_Text">41111<text:tab/>lotto</text:p>
      <text:p text:style-name="Preformatted_20_Text">41112<text:tab/>lotus</text:p>
      <text:p text:style-name="Preformatted_20_Text">41113<text:tab/>lov</text:p>
      <text:p text:style-name="Preformatted_20_Text">41114<text:tab/>lova</text:p>
      <text:p text:style-name="Preformatted_20_Text">41115<text:tab/>lovart</text:p>
      <text:p text:style-name="Preformatted_20_Text">41116<text:tab/>lovord</text:p>
      <text:p text:style-name="Preformatted_20_Text">41121<text:tab/>lovtal</text:p>
      <text:p text:style-name="Preformatted_20_Text">41122<text:tab/>lubb</text:p>
      <text:p text:style-name="Preformatted_20_Text">41123<text:tab/>lubba</text:p>
      <text:p text:style-name="Preformatted_20_Text">41124<text:tab/>lucia</text:p>
      <text:p text:style-name="Preformatted_20_Text">41125<text:tab/>lucka</text:p>
      <text:p text:style-name="Preformatted_20_Text">41126<text:tab/>luckra</text:p>
      <text:p text:style-name="Preformatted_20_Text">41131<text:tab/>ludd</text:p>
      <text:p text:style-name="Preformatted_20_Text">41132<text:tab/>ludda</text:p>
      <text:p text:style-name="Preformatted_20_Text">41133<text:tab/>luff</text:p>
      <text:p text:style-name="Preformatted_20_Text">41134<text:tab/>luffa</text:p>
      <text:p text:style-name="Preformatted_20_Text">41135<text:tab/>lufsa</text:p>
      <text:p text:style-name="Preformatted_20_Text">41136<text:tab/>luft</text:p>
      <text:p text:style-name="Preformatted_20_Text">41141<text:tab/>lufta</text:p>
      <text:p text:style-name="Preformatted_20_Text">41142<text:tab/>lugg</text:p>
      <text:p text:style-name="Preformatted_20_Text">41143<text:tab/>lugga</text:p>
      <text:p text:style-name="Preformatted_20_Text">41144<text:tab/>luggas</text:p>
      <text:p text:style-name="Preformatted_20_Text">41145<text:tab/>lugn</text:p>
      <text:p text:style-name="Preformatted_20_Text">41146<text:tab/>lugna</text:p>
      <text:p text:style-name="Preformatted_20_Text">41151<text:tab/>lukt</text:p>
      <text:p text:style-name="Preformatted_20_Text">41152<text:tab/>lukta</text:p>
      <text:p text:style-name="Preformatted_20_Text">41153<text:tab/>lulla</text:p>
      <text:p text:style-name="Preformatted_20_Text">41154<text:tab/>luma</text:p>
      <text:p text:style-name="Preformatted_20_Text">41155<text:tab/>lumen</text:p>
      <text:p text:style-name="Preformatted_20_Text">41156<text:tab/>lummer</text:p>
      <text:p text:style-name="Preformatted_20_Text">41161<text:tab/>lump</text:p>
      <text:p text:style-name="Preformatted_20_Text">41162<text:tab/>lumpa</text:p>
      <text:p text:style-name="Preformatted_20_Text">41163<text:tab/>lunch</text:p>
      <text:p text:style-name="Preformatted_20_Text">41164<text:tab/>luncha</text:p>
      <text:p text:style-name="Preformatted_20_Text">41165<text:tab/>lund</text:p>
      <text:p text:style-name="Preformatted_20_Text">41166<text:tab/>lunga</text:p>
      <text:p text:style-name="Preformatted_20_Text">41211<text:tab/>lunk</text:p>
      <text:p text:style-name="Preformatted_20_Text">41212<text:tab/>lunka</text:p>
      <text:p text:style-name="Preformatted_20_Text">41213<text:tab/>lunne</text:p>
      <text:p text:style-name="Preformatted_20_Text">41214<text:tab/>luns</text:p>
      <text:p text:style-name="Preformatted_20_Text">41215<text:tab/>lunta</text:p>
      <text:p text:style-name="Preformatted_20_Text">41216<text:tab/>lupin</text:p>
      <text:p text:style-name="Preformatted_20_Text">41221<text:tab/>lupp</text:p>
      <text:p text:style-name="Preformatted_20_Text">41222<text:tab/>lupus</text:p>
      <text:p text:style-name="Preformatted_20_Text">41223<text:tab/>lur</text:p>
      <text:p text:style-name="Preformatted_20_Text">41224<text:tab/>lura</text:p>
      <text:p text:style-name="Preformatted_20_Text">41225<text:tab/>luras</text:p>
      <text:p text:style-name="Preformatted_20_Text">41226<text:tab/>lurk</text:p>
      <text:p text:style-name="Preformatted_20_Text">41231<text:tab/>lurt</text:p>
      <text:p text:style-name="Preformatted_20_Text">41232<text:tab/>lus</text:p>
      <text:p text:style-name="Preformatted_20_Text">41233<text:tab/>lusa</text:p>
      <text:p text:style-name="Preformatted_20_Text">41234<text:tab/>lusern</text:p>
      <text:p text:style-name="Preformatted_20_Text">41235<text:tab/>luska</text:p>
      <text:p text:style-name="Preformatted_20_Text">41236<text:tab/>lussa</text:p>
      <text:p text:style-name="Preformatted_20_Text">41241<text:tab/>lust</text:p>
      <text:p text:style-name="Preformatted_20_Text">41242<text:tab/>lusta</text:p>
      <text:p text:style-name="Preformatted_20_Text">41243<text:tab/>lut</text:p>
      <text:p text:style-name="Preformatted_20_Text">41244<text:tab/>luta</text:p>
      <text:p text:style-name="Preformatted_20_Text">41245<text:tab/>luttra</text:p>
      <text:p text:style-name="Preformatted_20_Text">41246<text:tab/>luv</text:p>
      <text:p text:style-name="Preformatted_20_Text">41251<text:tab/>luva</text:p>
      <text:p text:style-name="Preformatted_20_Text">41252<text:tab/>lux</text:p>
      <text:p text:style-name="Preformatted_20_Text">41253<text:tab/>ly</text:p>
      <text:p text:style-name="Preformatted_20_Text">41254<text:tab/>lya</text:p>
      <text:p text:style-name="Preformatted_20_Text">41255<text:tab/>lyceum</text:p>
      <text:p text:style-name="Preformatted_20_Text">41256<text:tab/>lycka</text:p>
      <text:p text:style-name="Preformatted_20_Text">41261<text:tab/>lyckas</text:p>
      <text:p text:style-name="Preformatted_20_Text">41262<text:tab/>lyda</text:p>
      <text:p text:style-name="Preformatted_20_Text">41263<text:tab/>lydig</text:p>
      <text:p text:style-name="Preformatted_20_Text">41264<text:tab/>lydnad</text:p>
      <text:p text:style-name="Preformatted_20_Text">41265<text:tab/>lyft</text:p>
      <text:p text:style-name="Preformatted_20_Text">41266<text:tab/>lyfta</text:p>
      <text:p text:style-name="Preformatted_20_Text">41311<text:tab/>lykta</text:p>
      <text:p text:style-name="Preformatted_20_Text">41312<text:tab/>lymfa</text:p>
      <text:p text:style-name="Preformatted_20_Text">41313<text:tab/>lymmel</text:p>
      <text:p text:style-name="Preformatted_20_Text">41314<text:tab/>lyncha</text:p>
      <text:p text:style-name="Preformatted_20_Text">41315<text:tab/>lynne</text:p>
      <text:p text:style-name="Preformatted_20_Text">41316<text:tab/>lyra</text:p>
      <text:p text:style-name="Preformatted_20_Text">41321<text:tab/>lyrik</text:p>
      <text:p text:style-name="Preformatted_20_Text">41322<text:tab/>lysa</text:p>
      <text:p text:style-name="Preformatted_20_Text">41323<text:tab/>lysboj</text:p>
      <text:p text:style-name="Preformatted_20_Text">41324<text:tab/>lyse</text:p>
      <text:p text:style-name="Preformatted_20_Text">41325<text:tab/>lysgas</text:p>
      <text:p text:style-name="Preformatted_20_Text">41326<text:tab/>lyss</text:p>
      <text:p text:style-name="Preformatted_20_Text">41331<text:tab/>lyssna</text:p>
      <text:p text:style-name="Preformatted_20_Text">41332<text:tab/>lyster</text:p>
      <text:p text:style-name="Preformatted_20_Text">41333<text:tab/>lystra</text:p>
      <text:p text:style-name="Preformatted_20_Text">41334<text:tab/>lysved</text:p>
      <text:p text:style-name="Preformatted_20_Text">41335<text:tab/>lyte</text:p>
      <text:p text:style-name="Preformatted_20_Text">41336<text:tab/>lytt</text:p>
      <text:p text:style-name="Preformatted_20_Text">41341<text:tab/>lyx</text:p>
      <text:p text:style-name="Preformatted_20_Text">41342<text:tab/>lyxa</text:p>
      <text:p text:style-name="Preformatted_20_Text">41343<text:tab/>lyxbil</text:p>
      <text:p text:style-name="Preformatted_20_Text">41344<text:tab/>lyxliv</text:p>
      <text:p text:style-name="Preformatted_20_Text">41345<text:tab/>lyxmat</text:p>
      <text:p text:style-name="Preformatted_20_Text">41346<text:tab/>macka</text:p>
      <text:p text:style-name="Preformatted_20_Text">41351<text:tab/>mackel</text:p>
      <text:p text:style-name="Preformatted_20_Text">41352<text:tab/>mackla</text:p>
      <text:p text:style-name="Preformatted_20_Text">41353<text:tab/>mad</text:p>
      <text:p text:style-name="Preformatted_20_Text">41354<text:tab/>madam</text:p>
      <text:p text:style-name="Preformatted_20_Text">41355<text:tab/>madra</text:p>
      <text:p text:style-name="Preformatted_20_Text">41356<text:tab/>maffia</text:p>
      <text:p text:style-name="Preformatted_20_Text">41361<text:tab/>mage</text:p>
      <text:p text:style-name="Preformatted_20_Text">41362<text:tab/>mager</text:p>
      <text:p text:style-name="Preformatted_20_Text">41363<text:tab/>magi</text:p>
      <text:p text:style-name="Preformatted_20_Text">41364<text:tab/>magma</text:p>
      <text:p text:style-name="Preformatted_20_Text">41365<text:tab/>magmun</text:p>
      <text:p text:style-name="Preformatted_20_Text">41366<text:tab/>magnat</text:p>
      <text:p text:style-name="Preformatted_20_Text">41411<text:tab/>magnet</text:p>
      <text:p text:style-name="Preformatted_20_Text">41412<text:tab/>magra</text:p>
      <text:p text:style-name="Preformatted_20_Text">41413<text:tab/>magyar</text:p>
      <text:p text:style-name="Preformatted_20_Text">41414<text:tab/>maj</text:p>
      <text:p text:style-name="Preformatted_20_Text">41415<text:tab/>maja</text:p>
      <text:p text:style-name="Preformatted_20_Text">41416<text:tab/>major</text:p>
      <text:p text:style-name="Preformatted_20_Text">41421<text:tab/>majs</text:p>
      <text:p text:style-name="Preformatted_20_Text">41422<text:tab/>maka</text:p>
      <text:p text:style-name="Preformatted_20_Text">41423<text:tab/>make</text:p>
      <text:p text:style-name="Preformatted_20_Text">41424<text:tab/>makron</text:p>
      <text:p text:style-name="Preformatted_20_Text">41425<text:tab/>makt</text:p>
      <text:p text:style-name="Preformatted_20_Text">41426<text:tab/>mal</text:p>
      <text:p text:style-name="Preformatted_20_Text">41431<text:tab/>mala</text:p>
      <text:p text:style-name="Preformatted_20_Text">41432<text:tab/>malaj</text:p>
      <text:p text:style-name="Preformatted_20_Text">41433<text:tab/>malja</text:p>
      <text:p text:style-name="Preformatted_20_Text">41434<text:tab/>mall</text:p>
      <text:p text:style-name="Preformatted_20_Text">41435<text:tab/>malm</text:p>
      <text:p text:style-name="Preformatted_20_Text">41436<text:tab/>malt</text:p>
      <text:p text:style-name="Preformatted_20_Text">41441<text:tab/>maltes</text:p>
      <text:p text:style-name="Preformatted_20_Text">41442<text:tab/>maltos</text:p>
      <text:p text:style-name="Preformatted_20_Text">41443<text:tab/>malva</text:p>
      <text:p text:style-name="Preformatted_20_Text">41444<text:tab/>mamba</text:p>
      <text:p text:style-name="Preformatted_20_Text">41445<text:tab/>mambo</text:p>
      <text:p text:style-name="Preformatted_20_Text">41446<text:tab/>mamma</text:p>
      <text:p text:style-name="Preformatted_20_Text">41451<text:tab/>mammon</text:p>
      <text:p text:style-name="Preformatted_20_Text">41452<text:tab/>mammut</text:p>
      <text:p text:style-name="Preformatted_20_Text">41453<text:tab/>man</text:p>
      <text:p text:style-name="Preformatted_20_Text">41454<text:tab/>mana</text:p>
      <text:p text:style-name="Preformatted_20_Text">41455<text:tab/>manchu</text:p>
      <text:p text:style-name="Preformatted_20_Text">41456<text:tab/>mandat</text:p>
      <text:p text:style-name="Preformatted_20_Text">41461<text:tab/>mandel</text:p>
      <text:p text:style-name="Preformatted_20_Text">41462<text:tab/>mandom</text:p>
      <text:p text:style-name="Preformatted_20_Text">41463<text:tab/>manege</text:p>
      <text:p text:style-name="Preformatted_20_Text">41464<text:tab/>maner</text:p>
      <text:p text:style-name="Preformatted_20_Text">41465<text:tab/>manet</text:p>
      <text:p text:style-name="Preformatted_20_Text">41466<text:tab/>mangan</text:p>
      <text:p text:style-name="Preformatted_20_Text"><text:soft-page-break/>41511<text:tab/>mangel</text:p>
      <text:p text:style-name="Preformatted_20_Text">41512<text:tab/>mangla</text:p>
      <text:p text:style-name="Preformatted_20_Text">41513<text:tab/>mango</text:p>
      <text:p text:style-name="Preformatted_20_Text">41514<text:tab/>mani</text:p>
      <text:p text:style-name="Preformatted_20_Text">41515<text:tab/>manick</text:p>
      <text:p text:style-name="Preformatted_20_Text">41516<text:tab/>maning</text:p>
      <text:p text:style-name="Preformatted_20_Text">41521<text:tab/>maniok</text:p>
      <text:p text:style-name="Preformatted_20_Text">41522<text:tab/>manke</text:p>
      <text:p text:style-name="Preformatted_20_Text">41523<text:tab/>manna</text:p>
      <text:p text:style-name="Preformatted_20_Text">41524<text:tab/>mantal</text:p>
      <text:p text:style-name="Preformatted_20_Text">41525<text:tab/>mantel</text:p>
      <text:p text:style-name="Preformatted_20_Text">41526<text:tab/>mantla</text:p>
      <text:p text:style-name="Preformatted_20_Text">41531<text:tab/>manual</text:p>
      <text:p text:style-name="Preformatted_20_Text">41532<text:tab/>manus</text:p>
      <text:p text:style-name="Preformatted_20_Text">41533<text:tab/>maoism</text:p>
      <text:p text:style-name="Preformatted_20_Text">41534<text:tab/>maori</text:p>
      <text:p text:style-name="Preformatted_20_Text">41535<text:tab/>mapp</text:p>
      <text:p text:style-name="Preformatted_20_Text">41536<text:tab/>mara</text:p>
      <text:p text:style-name="Preformatted_20_Text">41541<text:tab/>mareld</text:p>
      <text:p text:style-name="Preformatted_20_Text">41542<text:tab/>marg</text:p>
      <text:p text:style-name="Preformatted_20_Text">41543<text:tab/>marin</text:p>
      <text:p text:style-name="Preformatted_20_Text">41544<text:tab/>marina</text:p>
      <text:p text:style-name="Preformatted_20_Text">41545<text:tab/>mark</text:p>
      <text:p text:style-name="Preformatted_20_Text">41546<text:tab/>markis</text:p>
      <text:p text:style-name="Preformatted_20_Text">41551<text:tab/>marmor</text:p>
      <text:p text:style-name="Preformatted_20_Text">41552<text:tab/>mars</text:p>
      <text:p text:style-name="Preformatted_20_Text">41553<text:tab/>marsch</text:p>
      <text:p text:style-name="Preformatted_20_Text">41554<text:tab/>marsk</text:p>
      <text:p text:style-name="Preformatted_20_Text">41555<text:tab/>marter</text:p>
      <text:p text:style-name="Preformatted_20_Text">41556<text:tab/>martyr</text:p>
      <text:p text:style-name="Preformatted_20_Text">41561<text:tab/>marulk</text:p>
      <text:p text:style-name="Preformatted_20_Text">41562<text:tab/>mas</text:p>
      <text:p text:style-name="Preformatted_20_Text">41563<text:tab/>masa</text:p>
      <text:p text:style-name="Preformatted_20_Text">41564<text:tab/>maser</text:p>
      <text:p text:style-name="Preformatted_20_Text">41565<text:tab/>mask</text:p>
      <text:p text:style-name="Preformatted_20_Text">41566<text:tab/>maska</text:p>
      <text:p text:style-name="Preformatted_20_Text">41611<text:tab/>maskin</text:p>
      <text:p text:style-name="Preformatted_20_Text">41612<text:tab/>maskot</text:p>
      <text:p text:style-name="Preformatted_20_Text">41613<text:tab/>massa</text:p>
      <text:p text:style-name="Preformatted_20_Text">41614<text:tab/>massiv</text:p>
      <text:p text:style-name="Preformatted_20_Text">41615<text:tab/>mast</text:p>
      <text:p text:style-name="Preformatted_20_Text">41616<text:tab/>master</text:p>
      <text:p text:style-name="Preformatted_20_Text">41621<text:tab/>mastix</text:p>
      <text:p text:style-name="Preformatted_20_Text">41622<text:tab/>masugn</text:p>
      <text:p text:style-name="Preformatted_20_Text">41623<text:tab/>masur</text:p>
      <text:p text:style-name="Preformatted_20_Text">41624<text:tab/>mat</text:p>
      <text:p text:style-name="Preformatted_20_Text">41625<text:tab/>mata</text:p>
      <text:p text:style-name="Preformatted_20_Text">41626<text:tab/>matare</text:p>
      <text:p text:style-name="Preformatted_20_Text">41631<text:tab/>matbit</text:p>
      <text:p text:style-name="Preformatted_20_Text">41632<text:tab/>match</text:p>
      <text:p text:style-name="Preformatted_20_Text">41633<text:tab/>matcha</text:p>
      <text:p text:style-name="Preformatted_20_Text">41634<text:tab/>matlag</text:p>
      <text:p text:style-name="Preformatted_20_Text">41635<text:tab/>matmor</text:p>
      <text:p text:style-name="Preformatted_20_Text">41636<text:tab/>matos</text:p>
      <text:p text:style-name="Preformatted_20_Text">41641<text:tab/>matris</text:p>
      <text:p text:style-name="Preformatted_20_Text">41642<text:tab/>matros</text:p>
      <text:p text:style-name="Preformatted_20_Text">41643<text:tab/>matsal</text:p>
      <text:p text:style-name="Preformatted_20_Text">41644<text:tab/>matt</text:p>
      <text:p text:style-name="Preformatted_20_Text">41645<text:tab/>matta</text:p>
      <text:p text:style-name="Preformatted_20_Text">41646<text:tab/>mattas</text:p>
      <text:p text:style-name="Preformatted_20_Text">41651<text:tab/>matte</text:p>
      <text:p text:style-name="Preformatted_20_Text">41652<text:tab/>mauser</text:p>
      <text:p text:style-name="Preformatted_20_Text">41653<text:tab/>max</text:p>
      <text:p text:style-name="Preformatted_20_Text">41654<text:tab/>maxa</text:p>
      <text:p text:style-name="Preformatted_20_Text">41655<text:tab/>maxill</text:p>
      <text:p text:style-name="Preformatted_20_Text">41656<text:tab/>maxim</text:p>
      <text:p text:style-name="Preformatted_20_Text">41661<text:tab/>mc</text:p>
      <text:p text:style-name="Preformatted_20_Text">41662<text:tab/>mecka</text:p>
      <text:p text:style-name="Preformatted_20_Text">41663<text:tab/>medalj</text:p>
      <text:p text:style-name="Preformatted_20_Text">41664<text:tab/>medel</text:p>
      <text:p text:style-name="Preformatted_20_Text">41665<text:tab/>medge</text:p>
      <text:p text:style-name="Preformatted_20_Text">41666<text:tab/>median</text:p>
      <text:p text:style-name="Preformatted_20_Text">42111<text:tab/>medium</text:p>
      <text:p text:style-name="Preformatted_20_Text">42112<text:tab/>medla</text:p>
      <text:p text:style-name="Preformatted_20_Text">42113<text:tab/>medlem</text:p>
      <text:p text:style-name="Preformatted_20_Text">42114<text:tab/>medley</text:p>
      <text:p text:style-name="Preformatted_20_Text">42115<text:tab/>medlut</text:p>
      <text:p text:style-name="Preformatted_20_Text">42116<text:tab/>medta</text:p>
      <text:p text:style-name="Preformatted_20_Text">42121<text:tab/>medusa</text:p>
      <text:p text:style-name="Preformatted_20_Text">42122<text:tab/>mefa</text:p>
      <text:p text:style-name="Preformatted_20_Text">42123<text:tab/>meja</text:p>
      <text:p text:style-name="Preformatted_20_Text">42124<text:tab/>mejeri</text:p>
      <text:p text:style-name="Preformatted_20_Text">42125<text:tab/>mejla</text:p>
      <text:p text:style-name="Preformatted_20_Text">42126<text:tab/>mejram</text:p>
      <text:p text:style-name="Preformatted_20_Text">42131<text:tab/>mejsel</text:p>
      <text:p text:style-name="Preformatted_20_Text">42132<text:tab/>mejsla</text:p>
      <text:p text:style-name="Preformatted_20_Text">42133<text:tab/>meka</text:p>
      <text:p text:style-name="Preformatted_20_Text">42134<text:tab/>melass</text:p>
      <text:p text:style-name="Preformatted_20_Text">42135<text:tab/>melodi</text:p>
      <text:p text:style-name="Preformatted_20_Text">42136<text:tab/>melon</text:p>
      <text:p text:style-name="Preformatted_20_Text">42141<text:tab/>mena</text:p>
      <text:p text:style-name="Preformatted_20_Text">42142<text:tab/>mened</text:p>
      <text:p text:style-name="Preformatted_20_Text">42143<text:tab/>mening</text:p>
      <text:p text:style-name="Preformatted_20_Text">42144<text:tab/>menisk</text:p>
      <text:p text:style-name="Preformatted_20_Text">42145<text:tab/>mensur</text:p>
      <text:p text:style-name="Preformatted_20_Text">42146<text:tab/>mentol</text:p>
      <text:p text:style-name="Preformatted_20_Text">42151<text:tab/>mentor</text:p>
      <text:p text:style-name="Preformatted_20_Text">42152<text:tab/>meny</text:p>
      <text:p text:style-name="Preformatted_20_Text">42153<text:tab/>merit</text:p>
      <text:p text:style-name="Preformatted_20_Text">42154<text:tab/>mes</text:p>
      <text:p text:style-name="Preformatted_20_Text">42155<text:tab/>mesan</text:p>
      <text:p text:style-name="Preformatted_20_Text">42156<text:tab/>meson</text:p>
      <text:p text:style-name="Preformatted_20_Text">42161<text:tab/>mesost</text:p>
      <text:p text:style-name="Preformatted_20_Text">42162<text:tab/>messa</text:p>
      <text:p text:style-name="Preformatted_20_Text">42163<text:tab/>mestis</text:p>
      <text:p text:style-name="Preformatted_20_Text">42164<text:tab/>meta</text:p>
      <text:p text:style-name="Preformatted_20_Text">42165<text:tab/>metall</text:p>
      <text:p text:style-name="Preformatted_20_Text">42166<text:tab/>metan</text:p>
      <text:p text:style-name="Preformatted_20_Text">42211<text:tab/>metare</text:p>
      <text:p text:style-name="Preformatted_20_Text">42212<text:tab/>mete</text:p>
      <text:p text:style-name="Preformatted_20_Text">42213<text:tab/>meteor</text:p>
      <text:p text:style-name="Preformatted_20_Text">42214<text:tab/>meter</text:p>
      <text:p text:style-name="Preformatted_20_Text">42215<text:tab/>metod</text:p>
      <text:p text:style-name="Preformatted_20_Text">42216<text:tab/>metrev</text:p>
      <text:p text:style-name="Preformatted_20_Text">42221<text:tab/>metrik</text:p>
      <text:p text:style-name="Preformatted_20_Text">42222<text:tab/>metyl</text:p>
      <text:p text:style-name="Preformatted_20_Text">42223<text:tab/>mick</text:p>
      <text:p text:style-name="Preformatted_20_Text">42224<text:tab/>middag</text:p>
      <text:p text:style-name="Preformatted_20_Text">42225<text:tab/>midja</text:p>
      <text:p text:style-name="Preformatted_20_Text">42226<text:tab/>miffo</text:p>
      <text:p text:style-name="Preformatted_20_Text">42231<text:tab/>miko</text:p>
      <text:p text:style-name="Preformatted_20_Text">42232<text:tab/>mikra</text:p>
      <text:p text:style-name="Preformatted_20_Text">42233<text:tab/>mikrob</text:p>
      <text:p text:style-name="Preformatted_20_Text">42234<text:tab/>mikron</text:p>
      <text:p text:style-name="Preformatted_20_Text">42235<text:tab/>mil</text:p>
      <text:p text:style-name="Preformatted_20_Text">42236<text:tab/>mila</text:p>
      <text:p text:style-name="Preformatted_20_Text">42241<text:tab/>mild</text:p>
      <text:p text:style-name="Preformatted_20_Text">42242<text:tab/>mildra</text:p>
      <text:p text:style-name="Preformatted_20_Text">42243<text:tab/>milis</text:p>
      <text:p text:style-name="Preformatted_20_Text">42244<text:tab/>miljon</text:p>
      <text:p text:style-name="Preformatted_20_Text">42245<text:tab/>milo</text:p>
      <text:p text:style-name="Preformatted_20_Text">42246<text:tab/>mim</text:p>
      <text:p text:style-name="Preformatted_20_Text">42251<text:tab/>mima</text:p>
      <text:p text:style-name="Preformatted_20_Text">42252<text:tab/>mimik</text:p>
      <text:p text:style-name="Preformatted_20_Text">42253<text:tab/>mimosa</text:p>
      <text:p text:style-name="Preformatted_20_Text">42254<text:tab/>min</text:p>
      <text:p text:style-name="Preformatted_20_Text">42255<text:tab/>mina</text:p>
      <text:p text:style-name="Preformatted_20_Text">42256<text:tab/>minera</text:p>
      <text:p text:style-name="Preformatted_20_Text">42261<text:tab/>mingel</text:p>
      <text:p text:style-name="Preformatted_20_Text">42262<text:tab/>mingla</text:p>
      <text:p text:style-name="Preformatted_20_Text">42263<text:tab/>minior</text:p>
      <text:p text:style-name="Preformatted_20_Text">42264<text:tab/>mink</text:p>
      <text:p text:style-name="Preformatted_20_Text">42265<text:tab/>minnas</text:p>
      <text:p text:style-name="Preformatted_20_Text">42266<text:tab/>minne</text:p>
      <text:p text:style-name="Preformatted_20_Text">42311<text:tab/>minska</text:p>
      <text:p text:style-name="Preformatted_20_Text">42312<text:tab/>mint</text:p>
      <text:p text:style-name="Preformatted_20_Text">42313<text:tab/>minut</text:p>
      <text:p text:style-name="Preformatted_20_Text">42314<text:tab/>mispel</text:p>
      <text:p text:style-name="Preformatted_20_Text">42315<text:tab/>miss</text:p>
      <text:p text:style-name="Preformatted_20_Text">42316<text:tab/>missa</text:p>
      <text:p text:style-name="Preformatted_20_Text">42321<text:tab/>misse</text:p>
      <text:p text:style-name="Preformatted_20_Text">42322<text:tab/>missil</text:p>
      <text:p text:style-name="Preformatted_20_Text">42323<text:tab/>missiv</text:p>
      <text:p text:style-name="Preformatted_20_Text">42324<text:tab/>missne</text:p>
      <text:p text:style-name="Preformatted_20_Text">42325<text:tab/>missta</text:p>
      <text:p text:style-name="Preformatted_20_Text">42326<text:tab/>mist</text:p>
      <text:p text:style-name="Preformatted_20_Text">42331<text:tab/>mista</text:p>
      <text:p text:style-name="Preformatted_20_Text">42332<text:tab/>mistel</text:p>
      <text:p text:style-name="Preformatted_20_Text">42333<text:tab/>mister</text:p>
      <text:p text:style-name="Preformatted_20_Text">42334<text:tab/>mitra</text:p>
      <text:p text:style-name="Preformatted_20_Text">42335<text:tab/>mitt</text:p>
      <text:p text:style-name="Preformatted_20_Text">42336<text:tab/>mix</text:p>
      <text:p text:style-name="Preformatted_20_Text">42341<text:tab/>mixa</text:p>
      <text:p text:style-name="Preformatted_20_Text">42342<text:tab/>mixed</text:p>
      <text:p text:style-name="Preformatted_20_Text">42343<text:tab/>mixer</text:p>
      <text:p text:style-name="Preformatted_20_Text">42344<text:tab/>mixtra</text:p>
      <text:p text:style-name="Preformatted_20_Text">42345<text:tab/>mixtur</text:p>
      <text:p text:style-name="Preformatted_20_Text">42346<text:tab/>mjuk</text:p>
      <text:p text:style-name="Preformatted_20_Text"><text:soft-page-break/>42351<text:tab/>mjuka</text:p>
      <text:p text:style-name="Preformatted_20_Text">42352<text:tab/>mjukna</text:p>
      <text:p text:style-name="Preformatted_20_Text">42353<text:tab/>mo</text:p>
      <text:p text:style-name="Preformatted_20_Text">42354<text:tab/>mobb</text:p>
      <text:p text:style-name="Preformatted_20_Text">42355<text:tab/>mobba</text:p>
      <text:p text:style-name="Preformatted_20_Text">42356<text:tab/>mobil</text:p>
      <text:p text:style-name="Preformatted_20_Text">42361<text:tab/>mocka</text:p>
      <text:p text:style-name="Preformatted_20_Text">42362<text:tab/>mod</text:p>
      <text:p text:style-name="Preformatted_20_Text">42363<text:tab/>modd</text:p>
      <text:p text:style-name="Preformatted_20_Text">42364<text:tab/>mode</text:p>
      <text:p text:style-name="Preformatted_20_Text">42365<text:tab/>modell</text:p>
      <text:p text:style-name="Preformatted_20_Text">42366<text:tab/>modem</text:p>
      <text:p text:style-name="Preformatted_20_Text">42411<text:tab/>moder</text:p>
      <text:p text:style-name="Preformatted_20_Text">42412<text:tab/>modist</text:p>
      <text:p text:style-name="Preformatted_20_Text">42413<text:tab/>mods</text:p>
      <text:p text:style-name="Preformatted_20_Text">42414<text:tab/>modul</text:p>
      <text:p text:style-name="Preformatted_20_Text">42415<text:tab/>modus</text:p>
      <text:p text:style-name="Preformatted_20_Text">42416<text:tab/>mogna</text:p>
      <text:p text:style-name="Preformatted_20_Text">42421<text:tab/>mognad</text:p>
      <text:p text:style-name="Preformatted_20_Text">42422<text:tab/>mogul</text:p>
      <text:p text:style-name="Preformatted_20_Text">42423<text:tab/>mohair</text:p>
      <text:p text:style-name="Preformatted_20_Text">42424<text:tab/>moj</text:p>
      <text:p text:style-name="Preformatted_20_Text">42425<text:tab/>mojna</text:p>
      <text:p text:style-name="Preformatted_20_Text">42426<text:tab/>mol</text:p>
      <text:p text:style-name="Preformatted_20_Text">42431<text:tab/>mola</text:p>
      <text:p text:style-name="Preformatted_20_Text">42432<text:tab/>molar</text:p>
      <text:p text:style-name="Preformatted_20_Text">42433<text:tab/>moll</text:p>
      <text:p text:style-name="Preformatted_20_Text">42434<text:tab/>moln</text:p>
      <text:p text:style-name="Preformatted_20_Text">42435<text:tab/>molo</text:p>
      <text:p text:style-name="Preformatted_20_Text">42436<text:tab/>molok</text:p>
      <text:p text:style-name="Preformatted_20_Text">42441<text:tab/>momang</text:p>
      <text:p text:style-name="Preformatted_20_Text">42442<text:tab/>moment</text:p>
      <text:p text:style-name="Preformatted_20_Text">42443<text:tab/>moms</text:p>
      <text:p text:style-name="Preformatted_20_Text">42444<text:tab/>monad</text:p>
      <text:p text:style-name="Preformatted_20_Text">42445<text:tab/>monark</text:p>
      <text:p text:style-name="Preformatted_20_Text">42446<text:tab/>monism</text:p>
      <text:p text:style-name="Preformatted_20_Text">42451<text:tab/>monist</text:p>
      <text:p text:style-name="Preformatted_20_Text">42452<text:tab/>monke</text:p>
      <text:p text:style-name="Preformatted_20_Text">42453<text:tab/>monsun</text:p>
      <text:p text:style-name="Preformatted_20_Text">42454<text:tab/>monter</text:p>
      <text:p text:style-name="Preformatted_20_Text">42455<text:tab/>moped</text:p>
      <text:p text:style-name="Preformatted_20_Text">42456<text:tab/>mopeda</text:p>
      <text:p text:style-name="Preformatted_20_Text">42461<text:tab/>mopp</text:p>
      <text:p text:style-name="Preformatted_20_Text">42462<text:tab/>moppa</text:p>
      <text:p text:style-name="Preformatted_20_Text">42463<text:tab/>moppe</text:p>
      <text:p text:style-name="Preformatted_20_Text">42464<text:tab/>mops</text:p>
      <text:p text:style-name="Preformatted_20_Text">42465<text:tab/>mor</text:p>
      <text:p text:style-name="Preformatted_20_Text">42466<text:tab/>mora</text:p>
      <text:p text:style-name="Preformatted_20_Text">42511<text:tab/>moral</text:p>
      <text:p text:style-name="Preformatted_20_Text">42512<text:tab/>moras</text:p>
      <text:p text:style-name="Preformatted_20_Text">42513<text:tab/>mord</text:p>
      <text:p text:style-name="Preformatted_20_Text">42514<text:tab/>morell</text:p>
      <text:p text:style-name="Preformatted_20_Text">42515<text:tab/>morfar</text:p>
      <text:p text:style-name="Preformatted_20_Text">42516<text:tab/>morfem</text:p>
      <text:p text:style-name="Preformatted_20_Text">42521<text:tab/>morfin</text:p>
      <text:p text:style-name="Preformatted_20_Text">42522<text:tab/>morgon</text:p>
      <text:p text:style-name="Preformatted_20_Text">42523<text:tab/>moring</text:p>
      <text:p text:style-name="Preformatted_20_Text">42524<text:tab/>morisk</text:p>
      <text:p text:style-name="Preformatted_20_Text">42525<text:tab/>mormor</text:p>
      <text:p text:style-name="Preformatted_20_Text">42526<text:tab/>morot</text:p>
      <text:p text:style-name="Preformatted_20_Text">42531<text:tab/>morr</text:p>
      <text:p text:style-name="Preformatted_20_Text">42532<text:tab/>morra</text:p>
      <text:p text:style-name="Preformatted_20_Text">42533<text:tab/>morsa</text:p>
      <text:p text:style-name="Preformatted_20_Text">42534<text:tab/>mortel</text:p>
      <text:p text:style-name="Preformatted_20_Text">42535<text:tab/>mos</text:p>
      <text:p text:style-name="Preformatted_20_Text">42536<text:tab/>mosa</text:p>
      <text:p text:style-name="Preformatted_20_Text">42541<text:tab/>mosaik</text:p>
      <text:p text:style-name="Preformatted_20_Text">42542<text:tab/>mosel</text:p>
      <text:p text:style-name="Preformatted_20_Text">42543<text:tab/>moskit</text:p>
      <text:p text:style-name="Preformatted_20_Text">42544<text:tab/>mossa</text:p>
      <text:p text:style-name="Preformatted_20_Text">42545<text:tab/>mosse</text:p>
      <text:p text:style-name="Preformatted_20_Text">42546<text:tab/>moster</text:p>
      <text:p text:style-name="Preformatted_20_Text">42551<text:tab/>mot</text:p>
      <text:p text:style-name="Preformatted_20_Text">42552<text:tab/>mota</text:p>
      <text:p text:style-name="Preformatted_20_Text">42553<text:tab/>motbok</text:p>
      <text:p text:style-name="Preformatted_20_Text">42554<text:tab/>moteld</text:p>
      <text:p text:style-name="Preformatted_20_Text">42555<text:tab/>motell</text:p>
      <text:p text:style-name="Preformatted_20_Text">42556<text:tab/>motett</text:p>
      <text:p text:style-name="Preformatted_20_Text">42561<text:tab/>motion</text:p>
      <text:p text:style-name="Preformatted_20_Text">42562<text:tab/>motiv</text:p>
      <text:p text:style-name="Preformatted_20_Text">42563<text:tab/>motlut</text:p>
      <text:p text:style-name="Preformatted_20_Text">42564<text:tab/>motor</text:p>
      <text:p text:style-name="Preformatted_20_Text">42565<text:tab/>motpol</text:p>
      <text:p text:style-name="Preformatted_20_Text">42566<text:tab/>motse</text:p>
      <text:p text:style-name="Preformatted_20_Text">42611<text:tab/>mott</text:p>
      <text:p text:style-name="Preformatted_20_Text">42612<text:tab/>motta</text:p>
      <text:p text:style-name="Preformatted_20_Text">42613<text:tab/>motto</text:p>
      <text:p text:style-name="Preformatted_20_Text">42614<text:tab/>mousse</text:p>
      <text:p text:style-name="Preformatted_20_Text">42615<text:tab/>mp3</text:p>
      <text:p text:style-name="Preformatted_20_Text">42616<text:tab/>muck</text:p>
      <text:p text:style-name="Preformatted_20_Text">42621<text:tab/>mucka</text:p>
      <text:p text:style-name="Preformatted_20_Text">42622<text:tab/>mudd</text:p>
      <text:p text:style-name="Preformatted_20_Text">42623<text:tab/>mudder</text:p>
      <text:p text:style-name="Preformatted_20_Text">42624<text:tab/>muddra</text:p>
      <text:p text:style-name="Preformatted_20_Text">42625<text:tab/>muff</text:p>
      <text:p text:style-name="Preformatted_20_Text">42626<text:tab/>mufti</text:p>
      <text:p text:style-name="Preformatted_20_Text">42631<text:tab/>mugg</text:p>
      <text:p text:style-name="Preformatted_20_Text">42632<text:tab/>mula</text:p>
      <text:p text:style-name="Preformatted_20_Text">42633<text:tab/>mulatt</text:p>
      <text:p text:style-name="Preformatted_20_Text">42634<text:tab/>mule</text:p>
      <text:p text:style-name="Preformatted_20_Text">42635<text:tab/>mull</text:p>
      <text:p text:style-name="Preformatted_20_Text">42636<text:tab/>muller</text:p>
      <text:p text:style-name="Preformatted_20_Text">42641<text:tab/>mullra</text:p>
      <text:p text:style-name="Preformatted_20_Text">42642<text:tab/>mulna</text:p>
      <text:p text:style-name="Preformatted_20_Text">42643<text:tab/>multe</text:p>
      <text:p text:style-name="Preformatted_20_Text">42644<text:tab/>multna</text:p>
      <text:p text:style-name="Preformatted_20_Text">42645<text:tab/>multum</text:p>
      <text:p text:style-name="Preformatted_20_Text">42646<text:tab/>mumie</text:p>
      <text:p text:style-name="Preformatted_20_Text">42651<text:tab/>mumla</text:p>
      <text:p text:style-name="Preformatted_20_Text">42652<text:tab/>mumma</text:p>
      <text:p text:style-name="Preformatted_20_Text">42653<text:tab/>mummel</text:p>
      <text:p text:style-name="Preformatted_20_Text">42654<text:tab/>mumrik</text:p>
      <text:p text:style-name="Preformatted_20_Text">42655<text:tab/>mumsa</text:p>
      <text:p text:style-name="Preformatted_20_Text">42656<text:tab/>mun</text:p>
      <text:p text:style-name="Preformatted_20_Text">42661<text:tab/>munart</text:p>
      <text:p text:style-name="Preformatted_20_Text">42662<text:tab/>mungo</text:p>
      <text:p text:style-name="Preformatted_20_Text">42663<text:tab/>munk</text:p>
      <text:p text:style-name="Preformatted_20_Text">42664<text:tab/>munlag</text:p>
      <text:p text:style-name="Preformatted_20_Text">42665<text:tab/>munta</text:p>
      <text:p text:style-name="Preformatted_20_Text">42666<text:tab/>mupp</text:p>
      <text:p text:style-name="Preformatted_20_Text">43111<text:tab/>mur</text:p>
      <text:p text:style-name="Preformatted_20_Text">43112<text:tab/>mura</text:p>
      <text:p text:style-name="Preformatted_20_Text">43113<text:tab/>murare</text:p>
      <text:p text:style-name="Preformatted_20_Text">43114<text:tab/>murfog</text:p>
      <text:p text:style-name="Preformatted_20_Text">43115<text:tab/>murkla</text:p>
      <text:p text:style-name="Preformatted_20_Text">43116<text:tab/>murkna</text:p>
      <text:p text:style-name="Preformatted_20_Text">43121<text:tab/>murliv</text:p>
      <text:p text:style-name="Preformatted_20_Text">43122<text:tab/>murra</text:p>
      <text:p text:style-name="Preformatted_20_Text">43123<text:tab/>murre</text:p>
      <text:p text:style-name="Preformatted_20_Text">43124<text:tab/>murvel</text:p>
      <text:p text:style-name="Preformatted_20_Text">43125<text:tab/>mus</text:p>
      <text:p text:style-name="Preformatted_20_Text">43126<text:tab/>musa</text:p>
      <text:p text:style-name="Preformatted_20_Text">43131<text:tab/>musarm</text:p>
      <text:p text:style-name="Preformatted_20_Text">43132<text:tab/>musch</text:p>
      <text:p text:style-name="Preformatted_20_Text">43133<text:tab/>museum</text:p>
      <text:p text:style-name="Preformatted_20_Text">43134<text:tab/>musik</text:p>
      <text:p text:style-name="Preformatted_20_Text">43135<text:tab/>muskat</text:p>
      <text:p text:style-name="Preformatted_20_Text">43136<text:tab/>muskel</text:p>
      <text:p text:style-name="Preformatted_20_Text">43141<text:tab/>muskot</text:p>
      <text:p text:style-name="Preformatted_20_Text">43142<text:tab/>muslin</text:p>
      <text:p text:style-name="Preformatted_20_Text">43143<text:tab/>mussla</text:p>
      <text:p text:style-name="Preformatted_20_Text">43144<text:tab/>must</text:p>
      <text:p text:style-name="Preformatted_20_Text">43145<text:tab/>muta</text:p>
      <text:p text:style-name="Preformatted_20_Text">43146<text:tab/>mutant</text:p>
      <text:p text:style-name="Preformatted_20_Text">43151<text:tab/>mutera</text:p>
      <text:p text:style-name="Preformatted_20_Text">43152<text:tab/>mutter</text:p>
      <text:p text:style-name="Preformatted_20_Text">43153<text:tab/>muttra</text:p>
      <text:p text:style-name="Preformatted_20_Text">43154<text:tab/>muzak</text:p>
      <text:p text:style-name="Preformatted_20_Text">43155<text:tab/>my</text:p>
      <text:p text:style-name="Preformatted_20_Text">43156<text:tab/>mygel</text:p>
      <text:p text:style-name="Preformatted_20_Text">43161<text:tab/>mygg</text:p>
      <text:p text:style-name="Preformatted_20_Text">43162<text:tab/>mygga</text:p>
      <text:p text:style-name="Preformatted_20_Text">43163<text:tab/>mygla</text:p>
      <text:p text:style-name="Preformatted_20_Text">43164<text:tab/>myling</text:p>
      <text:p text:style-name="Preformatted_20_Text">43165<text:tab/>mylla</text:p>
      <text:p text:style-name="Preformatted_20_Text">43166<text:tab/>myller</text:p>
      <text:p text:style-name="Preformatted_20_Text">43211<text:tab/>myllra</text:p>
      <text:p text:style-name="Preformatted_20_Text">43212<text:tab/>mylta</text:p>
      <text:p text:style-name="Preformatted_20_Text">43213<text:tab/>mynna</text:p>
      <text:p text:style-name="Preformatted_20_Text">43214<text:tab/>mynt</text:p>
      <text:p text:style-name="Preformatted_20_Text">43215<text:tab/>mynta</text:p>
      <text:p text:style-name="Preformatted_20_Text">43216<text:tab/>myon</text:p>
      <text:p text:style-name="Preformatted_20_Text">43221<text:tab/>myopi</text:p>
      <text:p text:style-name="Preformatted_20_Text">43222<text:tab/>myosin</text:p>
      <text:p text:style-name="Preformatted_20_Text">43223<text:tab/>myr</text:p>
      <text:p text:style-name="Preformatted_20_Text">43224<text:tab/>myra</text:p>
      <text:p text:style-name="Preformatted_20_Text">43225<text:tab/>myriad</text:p>
      <text:p text:style-name="Preformatted_20_Text">43226<text:tab/>myrra</text:p>
      <text:p text:style-name="Preformatted_20_Text"><text:soft-page-break/>43231<text:tab/>myrten</text:p>
      <text:p text:style-name="Preformatted_20_Text">43232<text:tab/>mys</text:p>
      <text:p text:style-name="Preformatted_20_Text">43233<text:tab/>mysa</text:p>
      <text:p text:style-name="Preformatted_20_Text">43234<text:tab/>mysk</text:p>
      <text:p text:style-name="Preformatted_20_Text">43235<text:tab/>mystik</text:p>
      <text:p text:style-name="Preformatted_20_Text">43236<text:tab/>myt</text:p>
      <text:p text:style-name="Preformatted_20_Text">43241<text:tab/>myteri</text:p>
      <text:p text:style-name="Preformatted_20_Text">43242<text:tab/>nabo</text:p>
      <text:p text:style-name="Preformatted_20_Text">43243<text:tab/>nabob</text:p>
      <text:p text:style-name="Preformatted_20_Text">43244<text:tab/>nacka</text:p>
      <text:p text:style-name="Preformatted_20_Text">43245<text:tab/>nacke</text:p>
      <text:p text:style-name="Preformatted_20_Text">43246<text:tab/>nadir</text:p>
      <text:p text:style-name="Preformatted_20_Text">43251<text:tab/>nafs</text:p>
      <text:p text:style-name="Preformatted_20_Text">43252<text:tab/>nafsa</text:p>
      <text:p text:style-name="Preformatted_20_Text">43253<text:tab/>nafta</text:p>
      <text:p text:style-name="Preformatted_20_Text">43254<text:tab/>nagel</text:p>
      <text:p text:style-name="Preformatted_20_Text">43255<text:tab/>nagg</text:p>
      <text:p text:style-name="Preformatted_20_Text">43256<text:tab/>nagga</text:p>
      <text:p text:style-name="Preformatted_20_Text">43261<text:tab/>nagla</text:p>
      <text:p text:style-name="Preformatted_20_Text">43262<text:tab/>naiv</text:p>
      <text:p text:style-name="Preformatted_20_Text">43263<text:tab/>naja</text:p>
      <text:p text:style-name="Preformatted_20_Text">43264<text:tab/>najad</text:p>
      <text:p text:style-name="Preformatted_20_Text">43265<text:tab/>nalkas</text:p>
      <text:p text:style-name="Preformatted_20_Text">43266<text:tab/>nalla</text:p>
      <text:p text:style-name="Preformatted_20_Text">43311<text:tab/>nalle</text:p>
      <text:p text:style-name="Preformatted_20_Text">43312<text:tab/>namn</text:p>
      <text:p text:style-name="Preformatted_20_Text">43313<text:tab/>namna</text:p>
      <text:p text:style-name="Preformatted_20_Text">43314<text:tab/>namnam</text:p>
      <text:p text:style-name="Preformatted_20_Text">43315<text:tab/>namne</text:p>
      <text:p text:style-name="Preformatted_20_Text">43316<text:tab/>namnge</text:p>
      <text:p text:style-name="Preformatted_20_Text">43321<text:tab/>napalm</text:p>
      <text:p text:style-name="Preformatted_20_Text">43322<text:tab/>napp</text:p>
      <text:p text:style-name="Preformatted_20_Text">43323<text:tab/>nappa</text:p>
      <text:p text:style-name="Preformatted_20_Text">43324<text:tab/>nappas</text:p>
      <text:p text:style-name="Preformatted_20_Text">43325<text:tab/>nara</text:p>
      <text:p text:style-name="Preformatted_20_Text">43326<text:tab/>nardus</text:p>
      <text:p text:style-name="Preformatted_20_Text">43331<text:tab/>nare</text:p>
      <text:p text:style-name="Preformatted_20_Text">43332<text:tab/>narkos</text:p>
      <text:p text:style-name="Preformatted_20_Text">43333<text:tab/>narr</text:p>
      <text:p text:style-name="Preformatted_20_Text">43334<text:tab/>narra</text:p>
      <text:p text:style-name="Preformatted_20_Text">43335<text:tab/>narras</text:p>
      <text:p text:style-name="Preformatted_20_Text">43336<text:tab/>narv</text:p>
      <text:p text:style-name="Preformatted_20_Text">43341<text:tab/>narval</text:p>
      <text:p text:style-name="Preformatted_20_Text">43342<text:tab/>nasa</text:p>
      <text:p text:style-name="Preformatted_20_Text">43343<text:tab/>nasal</text:p>
      <text:p text:style-name="Preformatted_20_Text">43344<text:tab/>nasare</text:p>
      <text:p text:style-name="Preformatted_20_Text">43345<text:tab/>nasir</text:p>
      <text:p text:style-name="Preformatted_20_Text">43346<text:tab/>nate</text:p>
      <text:p text:style-name="Preformatted_20_Text">43351<text:tab/>nation</text:p>
      <text:p text:style-name="Preformatted_20_Text">43352<text:tab/>natron</text:p>
      <text:p text:style-name="Preformatted_20_Text">43353<text:tab/>natt</text:p>
      <text:p text:style-name="Preformatted_20_Text">43354<text:tab/>natta</text:p>
      <text:p text:style-name="Preformatted_20_Text">43355<text:tab/>nattas</text:p>
      <text:p text:style-name="Preformatted_20_Text">43356<text:tab/>nattis</text:p>
      <text:p text:style-name="Preformatted_20_Text">43361<text:tab/>natur</text:p>
      <text:p text:style-name="Preformatted_20_Text">43362<text:tab/>nautik</text:p>
      <text:p text:style-name="Preformatted_20_Text">43363<text:tab/>nav</text:p>
      <text:p text:style-name="Preformatted_20_Text">43364<text:tab/>navare</text:p>
      <text:p text:style-name="Preformatted_20_Text">43365<text:tab/>navel</text:p>
      <text:p text:style-name="Preformatted_20_Text">43366<text:tab/>navla</text:p>
      <text:p text:style-name="Preformatted_20_Text">43411<text:tab/>nedan</text:p>
      <text:p text:style-name="Preformatted_20_Text">43412<text:tab/>nedisa</text:p>
      <text:p text:style-name="Preformatted_20_Text">43413<text:tab/>nefrit</text:p>
      <text:p text:style-name="Preformatted_20_Text">43414<text:tab/>negera</text:p>
      <text:p text:style-name="Preformatted_20_Text">43415<text:tab/>nej</text:p>
      <text:p text:style-name="Preformatted_20_Text">43416<text:tab/>nejd</text:p>
      <text:p text:style-name="Preformatted_20_Text">43421<text:tab/>nek</text:p>
      <text:p text:style-name="Preformatted_20_Text">43422<text:tab/>neka</text:p>
      <text:p text:style-name="Preformatted_20_Text">43423<text:tab/>nekros</text:p>
      <text:p text:style-name="Preformatted_20_Text">43424<text:tab/>nektar</text:p>
      <text:p text:style-name="Preformatted_20_Text">43425<text:tab/>nelson</text:p>
      <text:p text:style-name="Preformatted_20_Text">43426<text:tab/>neodym</text:p>
      <text:p text:style-name="Preformatted_20_Text">43431<text:tab/>neolog</text:p>
      <text:p text:style-name="Preformatted_20_Text">43432<text:tab/>neon</text:p>
      <text:p text:style-name="Preformatted_20_Text">43433<text:tab/>nere</text:p>
      <text:p text:style-name="Preformatted_20_Text">43434<text:tab/>nereid</text:p>
      <text:p text:style-name="Preformatted_20_Text">43435<text:tab/>nerium</text:p>
      <text:p text:style-name="Preformatted_20_Text">43436<text:tab/>nertid</text:p>
      <text:p text:style-name="Preformatted_20_Text">43441<text:tab/>nerv</text:p>
      <text:p text:style-name="Preformatted_20_Text">43442<text:tab/>nestor</text:p>
      <text:p text:style-name="Preformatted_20_Text">43443<text:tab/>netto</text:p>
      <text:p text:style-name="Preformatted_20_Text">43444<text:tab/>neurit</text:p>
      <text:p text:style-name="Preformatted_20_Text">43445<text:tab/>neuron</text:p>
      <text:p text:style-name="Preformatted_20_Text">43446<text:tab/>neuros</text:p>
      <text:p text:style-name="Preformatted_20_Text">43451<text:tab/>newton</text:p>
      <text:p text:style-name="Preformatted_20_Text">43452<text:tab/>nexus</text:p>
      <text:p text:style-name="Preformatted_20_Text">43453<text:tab/>nia</text:p>
      <text:p text:style-name="Preformatted_20_Text">43454<text:tab/>niande</text:p>
      <text:p text:style-name="Preformatted_20_Text">43455<text:tab/>nick</text:p>
      <text:p text:style-name="Preformatted_20_Text">43456<text:tab/>nicka</text:p>
      <text:p text:style-name="Preformatted_20_Text">43461<text:tab/>nickel</text:p>
      <text:p text:style-name="Preformatted_20_Text">43462<text:tab/>niding</text:p>
      <text:p text:style-name="Preformatted_20_Text">43463<text:tab/>niece</text:p>
      <text:p text:style-name="Preformatted_20_Text">43464<text:tab/>niello</text:p>
      <text:p text:style-name="Preformatted_20_Text">43465<text:tab/>niga</text:p>
      <text:p text:style-name="Preformatted_20_Text">43466<text:tab/>nikt</text:p>
      <text:p text:style-name="Preformatted_20_Text">43511<text:tab/>nimbus</text:p>
      <text:p text:style-name="Preformatted_20_Text">43512<text:tab/>nimrod</text:p>
      <text:p text:style-name="Preformatted_20_Text">43513<text:tab/>niob</text:p>
      <text:p text:style-name="Preformatted_20_Text">43514<text:tab/>nipa</text:p>
      <text:p text:style-name="Preformatted_20_Text">43515<text:tab/>nippel</text:p>
      <text:p text:style-name="Preformatted_20_Text">43516<text:tab/>nipper</text:p>
      <text:p text:style-name="Preformatted_20_Text">43521<text:tab/>nisch</text:p>
      <text:p text:style-name="Preformatted_20_Text">43522<text:tab/>nisse</text:p>
      <text:p text:style-name="Preformatted_20_Text">43523<text:tab/>nit</text:p>
      <text:p text:style-name="Preformatted_20_Text">43524<text:tab/>nita</text:p>
      <text:p text:style-name="Preformatted_20_Text">43525<text:tab/>nitrat</text:p>
      <text:p text:style-name="Preformatted_20_Text">43526<text:tab/>nitrit</text:p>
      <text:p text:style-name="Preformatted_20_Text">43531<text:tab/>njure</text:p>
      <text:p text:style-name="Preformatted_20_Text">43532<text:tab/>njuta</text:p>
      <text:p text:style-name="Preformatted_20_Text">43533<text:tab/>noa</text:p>
      <text:p text:style-name="Preformatted_20_Text">43534<text:tab/>noaord</text:p>
      <text:p text:style-name="Preformatted_20_Text">43535<text:tab/>nobba</text:p>
      <text:p text:style-name="Preformatted_20_Text">43536<text:tab/>nock</text:p>
      <text:p text:style-name="Preformatted_20_Text">43541<text:tab/>nod</text:p>
      <text:p text:style-name="Preformatted_20_Text">43542<text:tab/>noga</text:p>
      <text:p text:style-name="Preformatted_20_Text">43543<text:tab/>noja</text:p>
      <text:p text:style-name="Preformatted_20_Text">43544<text:tab/>nojs</text:p>
      <text:p text:style-name="Preformatted_20_Text">43545<text:tab/>nojsa</text:p>
      <text:p text:style-name="Preformatted_20_Text">43546<text:tab/>noll</text:p>
      <text:p text:style-name="Preformatted_20_Text">43551<text:tab/>nolla</text:p>
      <text:p text:style-name="Preformatted_20_Text">43552<text:tab/>nomad</text:p>
      <text:p text:style-name="Preformatted_20_Text">43553<text:tab/>nomen</text:p>
      <text:p text:style-name="Preformatted_20_Text">43554<text:tab/>nona</text:p>
      <text:p text:style-name="Preformatted_20_Text">43555<text:tab/>nonie</text:p>
      <text:p text:style-name="Preformatted_20_Text">43556<text:tab/>noppa</text:p>
      <text:p text:style-name="Preformatted_20_Text">43561<text:tab/>noppra</text:p>
      <text:p text:style-name="Preformatted_20_Text">43562<text:tab/>nor</text:p>
      <text:p text:style-name="Preformatted_20_Text">43563<text:tab/>nord</text:p>
      <text:p text:style-name="Preformatted_20_Text">43564<text:tab/>nordan</text:p>
      <text:p text:style-name="Preformatted_20_Text">43565<text:tab/>nordbo</text:p>
      <text:p text:style-name="Preformatted_20_Text">43566<text:tab/>norm</text:p>
      <text:p text:style-name="Preformatted_20_Text">43611<text:tab/>normal</text:p>
      <text:p text:style-name="Preformatted_20_Text">43612<text:tab/>norna</text:p>
      <text:p text:style-name="Preformatted_20_Text">43613<text:tab/>norpa</text:p>
      <text:p text:style-name="Preformatted_20_Text">43614<text:tab/>norr</text:p>
      <text:p text:style-name="Preformatted_20_Text">43615<text:tab/>nors</text:p>
      <text:p text:style-name="Preformatted_20_Text">43616<text:tab/>nos</text:p>
      <text:p text:style-name="Preformatted_20_Text">43621<text:tab/>nosa</text:p>
      <text:p text:style-name="Preformatted_20_Text">43622<text:tab/>noskon</text:p>
      <text:p text:style-name="Preformatted_20_Text">43623<text:tab/>not</text:p>
      <text:p text:style-name="Preformatted_20_Text">43624<text:tab/>nota</text:p>
      <text:p text:style-name="Preformatted_20_Text">43625<text:tab/>notera</text:p>
      <text:p text:style-name="Preformatted_20_Text">43626<text:tab/>notis</text:p>
      <text:p text:style-name="Preformatted_20_Text">43631<text:tab/>notlag</text:p>
      <text:p text:style-name="Preformatted_20_Text">43632<text:tab/>notrad</text:p>
      <text:p text:style-name="Preformatted_20_Text">43633<text:tab/>nova</text:p>
      <text:p text:style-name="Preformatted_20_Text">43634<text:tab/>novell</text:p>
      <text:p text:style-name="Preformatted_20_Text">43635<text:tab/>novis</text:p>
      <text:p text:style-name="Preformatted_20_Text">43636<text:tab/>nr</text:p>
      <text:p text:style-name="Preformatted_20_Text">43641<text:tab/>nubb</text:p>
      <text:p text:style-name="Preformatted_20_Text">43642<text:tab/>nubba</text:p>
      <text:p text:style-name="Preformatted_20_Text">43643<text:tab/>nubbe</text:p>
      <text:p text:style-name="Preformatted_20_Text">43644<text:tab/>nubier</text:p>
      <text:p text:style-name="Preformatted_20_Text">43645<text:tab/>nucka</text:p>
      <text:p text:style-name="Preformatted_20_Text">43646<text:tab/>nudda</text:p>
      <text:p text:style-name="Preformatted_20_Text">43651<text:tab/>nudel</text:p>
      <text:p text:style-name="Preformatted_20_Text">43652<text:tab/>nudism</text:p>
      <text:p text:style-name="Preformatted_20_Text">43653<text:tab/>nudist</text:p>
      <text:p text:style-name="Preformatted_20_Text">43654<text:tab/>nuffra</text:p>
      <text:p text:style-name="Preformatted_20_Text">43655<text:tab/>nuklid</text:p>
      <text:p text:style-name="Preformatted_20_Text">43656<text:tab/>numen</text:p>
      <text:p text:style-name="Preformatted_20_Text">43661<text:tab/>nummer</text:p>
      <text:p text:style-name="Preformatted_20_Text">43662<text:tab/>numro</text:p>
      <text:p text:style-name="Preformatted_20_Text">43663<text:tab/>nuna</text:p>
      <text:p text:style-name="Preformatted_20_Text">43664<text:tab/>nunna</text:p>
      <text:p text:style-name="Preformatted_20_Text">43665<text:tab/>nuntie</text:p>
      <text:p text:style-name="Preformatted_20_Text">43666<text:tab/>nutid</text:p>
      <text:p text:style-name="Preformatted_20_Text"><text:soft-page-break/>44111<text:tab/>nutria</text:p>
      <text:p text:style-name="Preformatted_20_Text">44112<text:tab/>ny</text:p>
      <text:p text:style-name="Preformatted_20_Text">44113<text:tab/>nyans</text:p>
      <text:p text:style-name="Preformatted_20_Text">44114<text:tab/>nyck</text:p>
      <text:p text:style-name="Preformatted_20_Text">44115<text:tab/>nyckel</text:p>
      <text:p text:style-name="Preformatted_20_Text">44116<text:tab/>nydana</text:p>
      <text:p text:style-name="Preformatted_20_Text">44121<text:tab/>nygrad</text:p>
      <text:p text:style-name="Preformatted_20_Text">44122<text:tab/>nyhet</text:p>
      <text:p text:style-name="Preformatted_20_Text">44123<text:tab/>nying</text:p>
      <text:p text:style-name="Preformatted_20_Text">44124<text:tab/>nylle</text:p>
      <text:p text:style-name="Preformatted_20_Text">44125<text:tab/>nylon</text:p>
      <text:p text:style-name="Preformatted_20_Text">44126<text:tab/>nymf</text:p>
      <text:p text:style-name="Preformatted_20_Text">44131<text:tab/>nynna</text:p>
      <text:p text:style-name="Preformatted_20_Text">44132<text:tab/>nyord</text:p>
      <text:p text:style-name="Preformatted_20_Text">44133<text:tab/>nyp</text:p>
      <text:p text:style-name="Preformatted_20_Text">44134<text:tab/>nypa</text:p>
      <text:p text:style-name="Preformatted_20_Text">44135<text:tab/>nypon</text:p>
      <text:p text:style-name="Preformatted_20_Text">44136<text:tab/>nyrik</text:p>
      <text:p text:style-name="Preformatted_20_Text">44141<text:tab/>nys</text:p>
      <text:p text:style-name="Preformatted_20_Text">44142<text:tab/>nysa</text:p>
      <text:p text:style-name="Preformatted_20_Text">44143<text:tab/>nysta</text:p>
      <text:p text:style-name="Preformatted_20_Text">44144<text:tab/>nystan</text:p>
      <text:p text:style-name="Preformatted_20_Text">44145<text:tab/>nytta</text:p>
      <text:p text:style-name="Preformatted_20_Text">44146<text:tab/>nyttja</text:p>
      <text:p text:style-name="Preformatted_20_Text">44151<text:tab/>nyval</text:p>
      <text:p text:style-name="Preformatted_20_Text">44152<text:tab/>oart</text:p>
      <text:p text:style-name="Preformatted_20_Text">44153<text:tab/>oas</text:p>
      <text:p text:style-name="Preformatted_20_Text">44154<text:tab/>oasis</text:p>
      <text:p text:style-name="Preformatted_20_Text">44155<text:tab/>obehag</text:p>
      <text:p text:style-name="Preformatted_20_Text">44156<text:tab/>objekt</text:p>
      <text:p text:style-name="Preformatted_20_Text">44161<text:tab/>oblat</text:p>
      <text:p text:style-name="Preformatted_20_Text">44162<text:tab/>oboe</text:p>
      <text:p text:style-name="Preformatted_20_Text">44163<text:tab/>obol</text:p>
      <text:p text:style-name="Preformatted_20_Text">44164<text:tab/>obs</text:p>
      <text:p text:style-name="Preformatted_20_Text">44165<text:tab/>obygd</text:p>
      <text:p text:style-name="Preformatted_20_Text">44166<text:tab/>ocean</text:p>
      <text:p text:style-name="Preformatted_20_Text">44211<text:tab/>ocker</text:p>
      <text:p text:style-name="Preformatted_20_Text">44212<text:tab/>ockra</text:p>
      <text:p text:style-name="Preformatted_20_Text">44213<text:tab/>odal</text:p>
      <text:p text:style-name="Preformatted_20_Text">44214<text:tab/>odds</text:p>
      <text:p text:style-name="Preformatted_20_Text">44215<text:tab/>ode</text:p>
      <text:p text:style-name="Preformatted_20_Text">44216<text:tab/>odjur</text:p>
      <text:p text:style-name="Preformatted_20_Text">44221<text:tab/>odla</text:p>
      <text:p text:style-name="Preformatted_20_Text">44222<text:tab/>odlare</text:p>
      <text:p text:style-name="Preformatted_20_Text">44223<text:tab/>odling</text:p>
      <text:p text:style-name="Preformatted_20_Text">44224<text:tab/>odon</text:p>
      <text:p text:style-name="Preformatted_20_Text">44225<text:tab/>odygd</text:p>
      <text:p text:style-name="Preformatted_20_Text">44226<text:tab/>offer</text:p>
      <text:p text:style-name="Preformatted_20_Text">44231<text:tab/>offert</text:p>
      <text:p text:style-name="Preformatted_20_Text">44232<text:tab/>offra</text:p>
      <text:p text:style-name="Preformatted_20_Text">44233<text:tab/>offset</text:p>
      <text:p text:style-name="Preformatted_20_Text">44234<text:tab/>ofin</text:p>
      <text:p text:style-name="Preformatted_20_Text">44235<text:tab/>ofog</text:p>
      <text:p text:style-name="Preformatted_20_Text">44236<text:tab/>ofred</text:p>
      <text:p text:style-name="Preformatted_20_Text">44241<text:tab/>ofreda</text:p>
      <text:p text:style-name="Preformatted_20_Text">44242<text:tab/>ofri</text:p>
      <text:p text:style-name="Preformatted_20_Text">44243<text:tab/>ogift</text:p>
      <text:p text:style-name="Preformatted_20_Text">44244<text:tab/>ogilla</text:p>
      <text:p text:style-name="Preformatted_20_Text">44245<text:tab/>ogin</text:p>
      <text:p text:style-name="Preformatted_20_Text">44246<text:tab/>ohm</text:p>
      <text:p text:style-name="Preformatted_20_Text">44251<text:tab/>ohyra</text:p>
      <text:p text:style-name="Preformatted_20_Text">44252<text:tab/>oja</text:p>
      <text:p text:style-name="Preformatted_20_Text">44253<text:tab/>ojande</text:p>
      <text:p text:style-name="Preformatted_20_Text">44254<text:tab/>oka</text:p>
      <text:p text:style-name="Preformatted_20_Text">44255<text:tab/>okapi</text:p>
      <text:p text:style-name="Preformatted_20_Text">44256<text:tab/>okben</text:p>
      <text:p text:style-name="Preformatted_20_Text">44261<text:tab/>okej</text:p>
      <text:p text:style-name="Preformatted_20_Text">44262<text:tab/>oknytt</text:p>
      <text:p text:style-name="Preformatted_20_Text">44263<text:tab/>oktan</text:p>
      <text:p text:style-name="Preformatted_20_Text">44264<text:tab/>oktant</text:p>
      <text:p text:style-name="Preformatted_20_Text">44265<text:tab/>oktav</text:p>
      <text:p text:style-name="Preformatted_20_Text">44266<text:tab/>oktett</text:p>
      <text:p text:style-name="Preformatted_20_Text">44311<text:tab/>oktroj</text:p>
      <text:p text:style-name="Preformatted_20_Text">44312<text:tab/>okular</text:p>
      <text:p text:style-name="Preformatted_20_Text">44313<text:tab/>okynne</text:p>
      <text:p text:style-name="Preformatted_20_Text">44314<text:tab/>olat</text:p>
      <text:p text:style-name="Preformatted_20_Text">44315<text:tab/>oldboy</text:p>
      <text:p text:style-name="Preformatted_20_Text">44316<text:tab/>olefin</text:p>
      <text:p text:style-name="Preformatted_20_Text">44321<text:tab/>olik</text:p>
      <text:p text:style-name="Preformatted_20_Text">44322<text:tab/>oliv</text:p>
      <text:p text:style-name="Preformatted_20_Text">44323<text:tab/>olivin</text:p>
      <text:p text:style-name="Preformatted_20_Text">44324<text:tab/>olja</text:p>
      <text:p text:style-name="Preformatted_20_Text">44325<text:tab/>oljud</text:p>
      <text:p text:style-name="Preformatted_20_Text">44326<text:tab/>olla</text:p>
      <text:p text:style-name="Preformatted_20_Text">44331<text:tab/>olle</text:p>
      <text:p text:style-name="Preformatted_20_Text">44332<text:tab/>ollon</text:p>
      <text:p text:style-name="Preformatted_20_Text">44333<text:tab/>olm</text:p>
      <text:p text:style-name="Preformatted_20_Text">44334<text:tab/>olust</text:p>
      <text:p text:style-name="Preformatted_20_Text">44335<text:tab/>olvon</text:p>
      <text:p text:style-name="Preformatted_20_Text">44336<text:tab/>olycka</text:p>
      <text:p text:style-name="Preformatted_20_Text">44341<text:tab/>omak</text:p>
      <text:p text:style-name="Preformatted_20_Text">44342<text:tab/>ombe</text:p>
      <text:p text:style-name="Preformatted_20_Text">44343<text:tab/>omblad</text:p>
      <text:p text:style-name="Preformatted_20_Text">44344<text:tab/>ombud</text:p>
      <text:p text:style-name="Preformatted_20_Text">44345<text:tab/>ombyte</text:p>
      <text:p text:style-name="Preformatted_20_Text">44346<text:tab/>omdana</text:p>
      <text:p text:style-name="Preformatted_20_Text">44351<text:tab/>omega</text:p>
      <text:p text:style-name="Preformatted_20_Text">44352<text:tab/>omen</text:p>
      <text:p text:style-name="Preformatted_20_Text">44353<text:tab/>omge</text:p>
      <text:p text:style-name="Preformatted_20_Text">44354<text:tab/>omgiv</text:p>
      <text:p text:style-name="Preformatted_20_Text">44355<text:tab/>omhopp</text:p>
      <text:p text:style-name="Preformatted_20_Text">44356<text:tab/>omkast</text:p>
      <text:p text:style-name="Preformatted_20_Text">44361<text:tab/>omland</text:p>
      <text:p text:style-name="Preformatted_20_Text">44362<text:tab/>omljud</text:p>
      <text:p text:style-name="Preformatted_20_Text">44363<text:tab/>omlopp</text:p>
      <text:p text:style-name="Preformatted_20_Text">44364<text:tab/>omnejd</text:p>
      <text:p text:style-name="Preformatted_20_Text">44365<text:tab/>omoral</text:p>
      <text:p text:style-name="Preformatted_20_Text">44366<text:tab/>omrama</text:p>
      <text:p text:style-name="Preformatted_20_Text">44411<text:tab/>omse</text:p>
      <text:p text:style-name="Preformatted_20_Text">44412<text:tab/>omslag</text:p>
      <text:p text:style-name="Preformatted_20_Text">44413<text:tab/>omslut</text:p>
      <text:p text:style-name="Preformatted_20_Text">44414<text:tab/>omsorg</text:p>
      <text:p text:style-name="Preformatted_20_Text">44415<text:tab/>omspel</text:p>
      <text:p text:style-name="Preformatted_20_Text">44416<text:tab/>omsyn</text:p>
      <text:p text:style-name="Preformatted_20_Text">44421<text:tab/>omtag</text:p>
      <text:p text:style-name="Preformatted_20_Text">44422<text:tab/>omtal</text:p>
      <text:p text:style-name="Preformatted_20_Text">44423<text:tab/>omtala</text:p>
      <text:p text:style-name="Preformatted_20_Text">44424<text:tab/>omval</text:p>
      <text:p text:style-name="Preformatted_20_Text">44425<text:tab/>onager</text:p>
      <text:p text:style-name="Preformatted_20_Text">44426<text:tab/>ond</text:p>
      <text:p text:style-name="Preformatted_20_Text">44431<text:tab/>ondska</text:p>
      <text:p text:style-name="Preformatted_20_Text">44432<text:tab/>onkel</text:p>
      <text:p text:style-name="Preformatted_20_Text">44433<text:tab/>onsdag</text:p>
      <text:p text:style-name="Preformatted_20_Text">44434<text:tab/>ont</text:p>
      <text:p text:style-name="Preformatted_20_Text">44435<text:tab/>onus</text:p>
      <text:p text:style-name="Preformatted_20_Text">44436<text:tab/>onyx</text:p>
      <text:p text:style-name="Preformatted_20_Text">44441<text:tab/>opak</text:p>
      <text:p text:style-name="Preformatted_20_Text">44442<text:tab/>opal</text:p>
      <text:p text:style-name="Preformatted_20_Text">44443<text:tab/>opera</text:p>
      <text:p text:style-name="Preformatted_20_Text">44444<text:tab/>opiat</text:p>
      <text:p text:style-name="Preformatted_20_Text">44445<text:tab/>opium</text:p>
      <text:p text:style-name="Preformatted_20_Text">44446<text:tab/>optant</text:p>
      <text:p text:style-name="Preformatted_20_Text">44451<text:tab/>optera</text:p>
      <text:p text:style-name="Preformatted_20_Text">44452<text:tab/>optik</text:p>
      <text:p text:style-name="Preformatted_20_Text">44453<text:tab/>option</text:p>
      <text:p text:style-name="Preformatted_20_Text">44454<text:tab/>opus</text:p>
      <text:p text:style-name="Preformatted_20_Text">44455<text:tab/>or</text:p>
      <text:p text:style-name="Preformatted_20_Text">44456<text:tab/>orakel</text:p>
      <text:p text:style-name="Preformatted_20_Text">44461<text:tab/>oral</text:p>
      <text:p text:style-name="Preformatted_20_Text">44462<text:tab/>orange</text:p>
      <text:p text:style-name="Preformatted_20_Text">44463<text:tab/>orator</text:p>
      <text:p text:style-name="Preformatted_20_Text">44464<text:tab/>ord</text:p>
      <text:p text:style-name="Preformatted_20_Text">44465<text:tab/>orda</text:p>
      <text:p text:style-name="Preformatted_20_Text">44466<text:tab/>ordal</text:p>
      <text:p text:style-name="Preformatted_20_Text">44511<text:tab/>ordbok</text:p>
      <text:p text:style-name="Preformatted_20_Text">44512<text:tab/>orddel</text:p>
      <text:p text:style-name="Preformatted_20_Text">44513<text:tab/>orden</text:p>
      <text:p text:style-name="Preformatted_20_Text">44514<text:tab/>order</text:p>
      <text:p text:style-name="Preformatted_20_Text">44515<text:tab/>ordfot</text:p>
      <text:p text:style-name="Preformatted_20_Text">44516<text:tab/>ordlek</text:p>
      <text:p text:style-name="Preformatted_20_Text">44521<text:tab/>ordna</text:p>
      <text:p text:style-name="Preformatted_20_Text">44522<text:tab/>ordval</text:p>
      <text:p text:style-name="Preformatted_20_Text">44523<text:tab/>oreda</text:p>
      <text:p text:style-name="Preformatted_20_Text">44524<text:tab/>oren</text:p>
      <text:p text:style-name="Preformatted_20_Text">44525<text:tab/>orena</text:p>
      <text:p text:style-name="Preformatted_20_Text">44526<text:tab/>orera</text:p>
      <text:p text:style-name="Preformatted_20_Text">44531<text:tab/>organ</text:p>
      <text:p text:style-name="Preformatted_20_Text">44532<text:tab/>orgel</text:p>
      <text:p text:style-name="Preformatted_20_Text">44533<text:tab/>orient</text:p>
      <text:p text:style-name="Preformatted_20_Text">44534<text:tab/>origo</text:p>
      <text:p text:style-name="Preformatted_20_Text">44535<text:tab/>ork</text:p>
      <text:p text:style-name="Preformatted_20_Text">44536<text:tab/>orka</text:p>
      <text:p text:style-name="Preformatted_20_Text">44541<text:tab/>orkan</text:p>
      <text:p text:style-name="Preformatted_20_Text">44542<text:tab/>orlov</text:p>
      <text:p text:style-name="Preformatted_20_Text">44543<text:tab/>orm</text:p>
      <text:p text:style-name="Preformatted_20_Text">44544<text:tab/>orma</text:p>
      <text:p text:style-name="Preformatted_20_Text">44545<text:tab/>ormbo</text:p>
      <text:p text:style-name="Preformatted_20_Text">44546<text:tab/>ormrot</text:p>
      <text:p text:style-name="Preformatted_20_Text"><text:soft-page-break/>44551<text:tab/>ornat</text:p>
      <text:p text:style-name="Preformatted_20_Text">44552<text:tab/>orne</text:p>
      <text:p text:style-name="Preformatted_20_Text">44553<text:tab/>ornera</text:p>
      <text:p text:style-name="Preformatted_20_Text">44554<text:tab/>oro</text:p>
      <text:p text:style-name="Preformatted_20_Text">44555<text:tab/>oroa</text:p>
      <text:p text:style-name="Preformatted_20_Text">44556<text:tab/>orre</text:p>
      <text:p text:style-name="Preformatted_20_Text">44561<text:tab/>orsak</text:p>
      <text:p text:style-name="Preformatted_20_Text">44562<text:tab/>orsaka</text:p>
      <text:p text:style-name="Preformatted_20_Text">44563<text:tab/>orsten</text:p>
      <text:p text:style-name="Preformatted_20_Text">44564<text:tab/>ort</text:p>
      <text:p text:style-name="Preformatted_20_Text">44565<text:tab/>orv</text:p>
      <text:p text:style-name="Preformatted_20_Text">44566<text:tab/>oryx</text:p>
      <text:p text:style-name="Preformatted_20_Text">44611<text:tab/>os</text:p>
      <text:p text:style-name="Preformatted_20_Text">44612<text:tab/>osa</text:p>
      <text:p text:style-name="Preformatted_20_Text">44613<text:tab/>osande</text:p>
      <text:p text:style-name="Preformatted_20_Text">44614<text:tab/>osed</text:p>
      <text:p text:style-name="Preformatted_20_Text">44615<text:tab/>osis</text:p>
      <text:p text:style-name="Preformatted_20_Text">44616<text:tab/>oskick</text:p>
      <text:p text:style-name="Preformatted_20_Text">44621<text:tab/>oskuld</text:p>
      <text:p text:style-name="Preformatted_20_Text">44622<text:tab/>osmak</text:p>
      <text:p text:style-name="Preformatted_20_Text">44623<text:tab/>osmium</text:p>
      <text:p text:style-name="Preformatted_20_Text">44624<text:tab/>osmos</text:p>
      <text:p text:style-name="Preformatted_20_Text">44625<text:tab/>ost</text:p>
      <text:p text:style-name="Preformatted_20_Text">44626<text:tab/>ostan</text:p>
      <text:p text:style-name="Preformatted_20_Text">44631<text:tab/>ostjak</text:p>
      <text:p text:style-name="Preformatted_20_Text">44632<text:tab/>ostron</text:p>
      <text:p text:style-name="Preformatted_20_Text">44633<text:tab/>otack</text:p>
      <text:p text:style-name="Preformatted_20_Text">44634<text:tab/>otal</text:p>
      <text:p text:style-name="Preformatted_20_Text">44635<text:tab/>otid</text:p>
      <text:p text:style-name="Preformatted_20_Text">44636<text:tab/>oting</text:p>
      <text:p text:style-name="Preformatted_20_Text">44641<text:tab/>otit</text:p>
      <text:p text:style-name="Preformatted_20_Text">44642<text:tab/>otium</text:p>
      <text:p text:style-name="Preformatted_20_Text">44643<text:tab/>otolog</text:p>
      <text:p text:style-name="Preformatted_20_Text">44644<text:tab/>otro</text:p>
      <text:p text:style-name="Preformatted_20_Text">44645<text:tab/>otta</text:p>
      <text:p text:style-name="Preformatted_20_Text">44646<text:tab/>otur</text:p>
      <text:p text:style-name="Preformatted_20_Text">44651<text:tab/>oturas</text:p>
      <text:p text:style-name="Preformatted_20_Text">44652<text:tab/>otyg</text:p>
      <text:p text:style-name="Preformatted_20_Text">44653<text:tab/>outa</text:p>
      <text:p text:style-name="Preformatted_20_Text">44654<text:tab/>output</text:p>
      <text:p text:style-name="Preformatted_20_Text">44655<text:tab/>ouzo</text:p>
      <text:p text:style-name="Preformatted_20_Text">44656<text:tab/>oval</text:p>
      <text:p text:style-name="Preformatted_20_Text">44661<text:tab/>ovan</text:p>
      <text:p text:style-name="Preformatted_20_Text">44662<text:tab/>ovana</text:p>
      <text:p text:style-name="Preformatted_20_Text">44663<text:tab/>ovett</text:p>
      <text:p text:style-name="Preformatted_20_Text">44664<text:tab/>ovig</text:p>
      <text:p text:style-name="Preformatted_20_Text">44665<text:tab/>ovilja</text:p>
      <text:p text:style-name="Preformatted_20_Text">44666<text:tab/>ovis</text:p>
      <text:p text:style-name="Preformatted_20_Text">45111<text:tab/>oxblod</text:p>
      <text:p text:style-name="Preformatted_20_Text">45112<text:tab/>oxdans</text:p>
      <text:p text:style-name="Preformatted_20_Text">45113<text:tab/>oxdjur</text:p>
      <text:p text:style-name="Preformatted_20_Text">45114<text:tab/>oxe</text:p>
      <text:p text:style-name="Preformatted_20_Text">45115<text:tab/>oxel</text:p>
      <text:p text:style-name="Preformatted_20_Text">45116<text:tab/>oxid</text:p>
      <text:p text:style-name="Preformatted_20_Text">45121<text:tab/>oxstek</text:p>
      <text:p text:style-name="Preformatted_20_Text">45122<text:tab/>oxygen</text:p>
      <text:p text:style-name="Preformatted_20_Text">45123<text:tab/>ozelot</text:p>
      <text:p text:style-name="Preformatted_20_Text">45124<text:tab/>ozon</text:p>
      <text:p text:style-name="Preformatted_20_Text">45125<text:tab/>pH</text:p>
      <text:p text:style-name="Preformatted_20_Text">45126<text:tab/>pack</text:p>
      <text:p text:style-name="Preformatted_20_Text">45131<text:tab/>packa</text:p>
      <text:p text:style-name="Preformatted_20_Text">45132<text:tab/>packe</text:p>
      <text:p text:style-name="Preformatted_20_Text">45133<text:tab/>packis</text:p>
      <text:p text:style-name="Preformatted_20_Text">45134<text:tab/>padda</text:p>
      <text:p text:style-name="Preformatted_20_Text">45135<text:tab/>paddel</text:p>
      <text:p text:style-name="Preformatted_20_Text">45136<text:tab/>paddla</text:p>
      <text:p text:style-name="Preformatted_20_Text">45141<text:tab/>paella</text:p>
      <text:p text:style-name="Preformatted_20_Text">45142<text:tab/>paff</text:p>
      <text:p text:style-name="Preformatted_20_Text">45143<text:tab/>pagina</text:p>
      <text:p text:style-name="Preformatted_20_Text">45144<text:tab/>pagod</text:p>
      <text:p text:style-name="Preformatted_20_Text">45145<text:tab/>paj</text:p>
      <text:p text:style-name="Preformatted_20_Text">45146<text:tab/>paja</text:p>
      <text:p text:style-name="Preformatted_20_Text">45151<text:tab/>pajas</text:p>
      <text:p text:style-name="Preformatted_20_Text">45152<text:tab/>pajdeg</text:p>
      <text:p text:style-name="Preformatted_20_Text">45153<text:tab/>paket</text:p>
      <text:p text:style-name="Preformatted_20_Text">45154<text:tab/>pakt</text:p>
      <text:p text:style-name="Preformatted_20_Text">45155<text:tab/>paktum</text:p>
      <text:p text:style-name="Preformatted_20_Text">45156<text:tab/>palats</text:p>
      <text:p text:style-name="Preformatted_20_Text">45161<text:tab/>palett</text:p>
      <text:p text:style-name="Preformatted_20_Text">45162<text:tab/>pall</text:p>
      <text:p text:style-name="Preformatted_20_Text">45163<text:tab/>palla</text:p>
      <text:p text:style-name="Preformatted_20_Text">45164<text:tab/>palm</text:p>
      <text:p text:style-name="Preformatted_20_Text">45165<text:tab/>palp</text:p>
      <text:p text:style-name="Preformatted_20_Text">45166<text:tab/>pals</text:p>
      <text:p text:style-name="Preformatted_20_Text">45211<text:tab/>palt</text:p>
      <text:p text:style-name="Preformatted_20_Text">45212<text:tab/>paltor</text:p>
      <text:p text:style-name="Preformatted_20_Text">45213<text:tab/>pamp</text:p>
      <text:p text:style-name="Preformatted_20_Text">45214<text:tab/>pampas</text:p>
      <text:p text:style-name="Preformatted_20_Text">45215<text:tab/>panama</text:p>
      <text:p text:style-name="Preformatted_20_Text">45216<text:tab/>panda</text:p>
      <text:p text:style-name="Preformatted_20_Text">45221<text:tab/>panel</text:p>
      <text:p text:style-name="Preformatted_20_Text">45222<text:tab/>panela</text:p>
      <text:p text:style-name="Preformatted_20_Text">45223<text:tab/>panera</text:p>
      <text:p text:style-name="Preformatted_20_Text">45224<text:tab/>panett</text:p>
      <text:p text:style-name="Preformatted_20_Text">45225<text:tab/>pang</text:p>
      <text:p text:style-name="Preformatted_20_Text">45226<text:tab/>panga</text:p>
      <text:p text:style-name="Preformatted_20_Text">45231<text:tab/>panik</text:p>
      <text:p text:style-name="Preformatted_20_Text">45232<text:tab/>pank</text:p>
      <text:p text:style-name="Preformatted_20_Text">45233<text:tab/>panka</text:p>
      <text:p text:style-name="Preformatted_20_Text">45234<text:tab/>panna</text:p>
      <text:p text:style-name="Preformatted_20_Text">45235<text:tab/>pansar</text:p>
      <text:p text:style-name="Preformatted_20_Text">45236<text:tab/>pant</text:p>
      <text:p text:style-name="Preformatted_20_Text">45241<text:tab/>panta</text:p>
      <text:p text:style-name="Preformatted_20_Text">45242<text:tab/>panter</text:p>
      <text:p text:style-name="Preformatted_20_Text">45243<text:tab/>papaya</text:p>
      <text:p text:style-name="Preformatted_20_Text">45244<text:tab/>papill</text:p>
      <text:p text:style-name="Preformatted_20_Text">45245<text:tab/>papism</text:p>
      <text:p text:style-name="Preformatted_20_Text">45246<text:tab/>papp</text:p>
      <text:p text:style-name="Preformatted_20_Text">45251<text:tab/>pappa</text:p>
      <text:p text:style-name="Preformatted_20_Text">45252<text:tab/>papper</text:p>
      <text:p text:style-name="Preformatted_20_Text">45253<text:tab/>par</text:p>
      <text:p text:style-name="Preformatted_20_Text">45254<text:tab/>para</text:p>
      <text:p text:style-name="Preformatted_20_Text">45255<text:tab/>parad</text:p>
      <text:p text:style-name="Preformatted_20_Text">45256<text:tab/>pardon</text:p>
      <text:p text:style-name="Preformatted_20_Text">45261<text:tab/>parera</text:p>
      <text:p text:style-name="Preformatted_20_Text">45262<text:tab/>pares</text:p>
      <text:p text:style-name="Preformatted_20_Text">45263<text:tab/>parfym</text:p>
      <text:p text:style-name="Preformatted_20_Text">45264<text:tab/>parhus</text:p>
      <text:p text:style-name="Preformatted_20_Text">45265<text:tab/>pari</text:p>
      <text:p text:style-name="Preformatted_20_Text">45266<text:tab/>paria</text:p>
      <text:p text:style-name="Preformatted_20_Text">45311<text:tab/>parian</text:p>
      <text:p text:style-name="Preformatted_20_Text">45312<text:tab/>park</text:p>
      <text:p text:style-name="Preformatted_20_Text">45313<text:tab/>parkas</text:p>
      <text:p text:style-name="Preformatted_20_Text">45314<text:tab/>parkum</text:p>
      <text:p text:style-name="Preformatted_20_Text">45315<text:tab/>parodi</text:p>
      <text:p text:style-name="Preformatted_20_Text">45316<text:tab/>paroll</text:p>
      <text:p text:style-name="Preformatted_20_Text">45321<text:tab/>parser</text:p>
      <text:p text:style-name="Preformatted_20_Text">45322<text:tab/>part</text:p>
      <text:p text:style-name="Preformatted_20_Text">45323<text:tab/>partaj</text:p>
      <text:p text:style-name="Preformatted_20_Text">45324<text:tab/>parti</text:p>
      <text:p text:style-name="Preformatted_20_Text">45325<text:tab/>party</text:p>
      <text:p text:style-name="Preformatted_20_Text">45326<text:tab/>parvel</text:p>
      <text:p text:style-name="Preformatted_20_Text">45331<text:tab/>pascal</text:p>
      <text:p text:style-name="Preformatted_20_Text">45332<text:tab/>pascha</text:p>
      <text:p text:style-name="Preformatted_20_Text">45333<text:tab/>pasma</text:p>
      <text:p text:style-name="Preformatted_20_Text">45334<text:tab/>pass</text:p>
      <text:p text:style-name="Preformatted_20_Text">45335<text:tab/>passa</text:p>
      <text:p text:style-name="Preformatted_20_Text">45336<text:tab/>passad</text:p>
      <text:p text:style-name="Preformatted_20_Text">45341<text:tab/>passus</text:p>
      <text:p text:style-name="Preformatted_20_Text">45342<text:tab/>pasta</text:p>
      <text:p text:style-name="Preformatted_20_Text">45343<text:tab/>pastej</text:p>
      <text:p text:style-name="Preformatted_20_Text">45344<text:tab/>pastis</text:p>
      <text:p text:style-name="Preformatted_20_Text">45345<text:tab/>pastor</text:p>
      <text:p text:style-name="Preformatted_20_Text">45346<text:tab/>paten</text:p>
      <text:p text:style-name="Preformatted_20_Text">45351<text:tab/>patent</text:p>
      <text:p text:style-name="Preformatted_20_Text">45352<text:tab/>pater</text:p>
      <text:p text:style-name="Preformatted_20_Text">45353<text:tab/>patina</text:p>
      <text:p text:style-name="Preformatted_20_Text">45354<text:tab/>patos</text:p>
      <text:p text:style-name="Preformatted_20_Text">45355<text:tab/>patris</text:p>
      <text:p text:style-name="Preformatted_20_Text">45356<text:tab/>patron</text:p>
      <text:p text:style-name="Preformatted_20_Text">45361<text:tab/>paulun</text:p>
      <text:p text:style-name="Preformatted_20_Text">45362<text:tab/>paus</text:p>
      <text:p text:style-name="Preformatted_20_Text">45363<text:tab/>pausa</text:p>
      <text:p text:style-name="Preformatted_20_Text">45364<text:tab/>pava</text:p>
      <text:p text:style-name="Preformatted_20_Text">45365<text:tab/>pavane</text:p>
      <text:p text:style-name="Preformatted_20_Text">45366<text:tab/>paxa</text:p>
      <text:p text:style-name="Preformatted_20_Text">45411<text:tab/>peang</text:p>
      <text:p text:style-name="Preformatted_20_Text">45412<text:tab/>pedal</text:p>
      <text:p text:style-name="Preformatted_20_Text">45413<text:tab/>pedant</text:p>
      <text:p text:style-name="Preformatted_20_Text">45414<text:tab/>pegas</text:p>
      <text:p text:style-name="Preformatted_20_Text">45415<text:tab/>pegel</text:p>
      <text:p text:style-name="Preformatted_20_Text">45416<text:tab/>pejla</text:p>
      <text:p text:style-name="Preformatted_20_Text">45421<text:tab/>peka</text:p>
      <text:p text:style-name="Preformatted_20_Text">45422<text:tab/>pekare</text:p>
      <text:p text:style-name="Preformatted_20_Text">45423<text:tab/>pekbok</text:p>
      <text:p text:style-name="Preformatted_20_Text">45424<text:tab/>pektin</text:p>
      <text:p text:style-name="Preformatted_20_Text">45425<text:tab/>pelare</text:p>
      <text:p text:style-name="Preformatted_20_Text">45426<text:tab/>pellet</text:p>
      <text:p text:style-name="Preformatted_20_Text"><text:soft-page-break/>45431<text:tab/>pelota</text:p>
      <text:p text:style-name="Preformatted_20_Text">45432<text:tab/>pen</text:p>
      <text:p text:style-name="Preformatted_20_Text">45433<text:tab/>pendel</text:p>
      <text:p text:style-name="Preformatted_20_Text">45434<text:tab/>pendla</text:p>
      <text:p text:style-name="Preformatted_20_Text">45435<text:tab/>pendyl</text:p>
      <text:p text:style-name="Preformatted_20_Text">45436<text:tab/>peng</text:p>
      <text:p text:style-name="Preformatted_20_Text">45441<text:tab/>pengar</text:p>
      <text:p text:style-name="Preformatted_20_Text">45442<text:tab/>penis</text:p>
      <text:p text:style-name="Preformatted_20_Text">45443<text:tab/>penna</text:p>
      <text:p text:style-name="Preformatted_20_Text">45444<text:tab/>penny</text:p>
      <text:p text:style-name="Preformatted_20_Text">45445<text:tab/>pensel</text:p>
      <text:p text:style-name="Preformatted_20_Text">45446<text:tab/>pensla</text:p>
      <text:p text:style-name="Preformatted_20_Text">45451<text:tab/>pensum</text:p>
      <text:p text:style-name="Preformatted_20_Text">45452<text:tab/>pentry</text:p>
      <text:p text:style-name="Preformatted_20_Text">45453<text:tab/>peon</text:p>
      <text:p text:style-name="Preformatted_20_Text">45454<text:tab/>pepita</text:p>
      <text:p text:style-name="Preformatted_20_Text">45455<text:tab/>peppa</text:p>
      <text:p text:style-name="Preformatted_20_Text">45456<text:tab/>peppar</text:p>
      <text:p text:style-name="Preformatted_20_Text">45461<text:tab/>peppra</text:p>
      <text:p text:style-name="Preformatted_20_Text">45462<text:tab/>pepsin</text:p>
      <text:p text:style-name="Preformatted_20_Text">45463<text:tab/>peptid</text:p>
      <text:p text:style-name="Preformatted_20_Text">45464<text:tab/>perenn</text:p>
      <text:p text:style-name="Preformatted_20_Text">45465<text:tab/>period</text:p>
      <text:p text:style-name="Preformatted_20_Text">45466<text:tab/>perkal</text:p>
      <text:p text:style-name="Preformatted_20_Text">45511<text:tab/>perm</text:p>
      <text:p text:style-name="Preformatted_20_Text">45512<text:tab/>perser</text:p>
      <text:p text:style-name="Preformatted_20_Text">45513<text:tab/>person</text:p>
      <text:p text:style-name="Preformatted_20_Text">45514<text:tab/>peruan</text:p>
      <text:p text:style-name="Preformatted_20_Text">45515<text:tab/>peruk</text:p>
      <text:p text:style-name="Preformatted_20_Text">45516<text:tab/>peseta</text:p>
      <text:p text:style-name="Preformatted_20_Text">45521<text:tab/>peso</text:p>
      <text:p text:style-name="Preformatted_20_Text">45522<text:tab/>pessar</text:p>
      <text:p text:style-name="Preformatted_20_Text">45523<text:tab/>peta</text:p>
      <text:p text:style-name="Preformatted_20_Text">45524<text:tab/>petit</text:p>
      <text:p text:style-name="Preformatted_20_Text">45525<text:tab/>petita</text:p>
      <text:p text:style-name="Preformatted_20_Text">45526<text:tab/>petmoj</text:p>
      <text:p text:style-name="Preformatted_20_Text">45531<text:tab/>pi</text:p>
      <text:p text:style-name="Preformatted_20_Text">45532<text:tab/>piaff</text:p>
      <text:p text:style-name="Preformatted_20_Text">45533<text:tab/>piano</text:p>
      <text:p text:style-name="Preformatted_20_Text">45534<text:tab/>piazza</text:p>
      <text:p text:style-name="Preformatted_20_Text">45535<text:tab/>picka</text:p>
      <text:p text:style-name="Preformatted_20_Text">45536<text:tab/>pickup</text:p>
      <text:p text:style-name="Preformatted_20_Text">45541<text:tab/>picot</text:p>
      <text:p text:style-name="Preformatted_20_Text">45542<text:tab/>pietet</text:p>
      <text:p text:style-name="Preformatted_20_Text">45543<text:tab/>piff</text:p>
      <text:p text:style-name="Preformatted_20_Text">45544<text:tab/>piga</text:p>
      <text:p text:style-name="Preformatted_20_Text">45545<text:tab/>pigg</text:p>
      <text:p text:style-name="Preformatted_20_Text">45546<text:tab/>pik</text:p>
      <text:p text:style-name="Preformatted_20_Text">45551<text:tab/>pika</text:p>
      <text:p text:style-name="Preformatted_20_Text">45552<text:tab/>pikera</text:p>
      <text:p text:style-name="Preformatted_20_Text">45553<text:tab/>piket</text:p>
      <text:p text:style-name="Preformatted_20_Text">45554<text:tab/>piktur</text:p>
      <text:p text:style-name="Preformatted_20_Text">45555<text:tab/>pikyxa</text:p>
      <text:p text:style-name="Preformatted_20_Text">45556<text:tab/>pil</text:p>
      <text:p text:style-name="Preformatted_20_Text">45561<text:tab/>pila</text:p>
      <text:p text:style-name="Preformatted_20_Text">45562<text:tab/>pilaff</text:p>
      <text:p text:style-name="Preformatted_20_Text">45563<text:tab/>pilk</text:p>
      <text:p text:style-name="Preformatted_20_Text">45564<text:tab/>pilka</text:p>
      <text:p text:style-name="Preformatted_20_Text">45565<text:tab/>pill</text:p>
      <text:p text:style-name="Preformatted_20_Text">45566<text:tab/>pilla</text:p>
      <text:p text:style-name="Preformatted_20_Text">45611<text:tab/>piller</text:p>
      <text:p text:style-name="Preformatted_20_Text">45612<text:tab/>pillra</text:p>
      <text:p text:style-name="Preformatted_20_Text">45613<text:tab/>pilot</text:p>
      <text:p text:style-name="Preformatted_20_Text">45614<text:tab/>pilt</text:p>
      <text:p text:style-name="Preformatted_20_Text">45615<text:tab/>pimpa</text:p>
      <text:p text:style-name="Preformatted_20_Text">45616<text:tab/>pimpel</text:p>
      <text:p text:style-name="Preformatted_20_Text">45621<text:tab/>pimpla</text:p>
      <text:p text:style-name="Preformatted_20_Text">45622<text:tab/>pina</text:p>
      <text:p text:style-name="Preformatted_20_Text">45623<text:tab/>pinal</text:p>
      <text:p text:style-name="Preformatted_20_Text">45624<text:tab/>pingel</text:p>
      <text:p text:style-name="Preformatted_20_Text">45625<text:tab/>pingis</text:p>
      <text:p text:style-name="Preformatted_20_Text">45626<text:tab/>pingla</text:p>
      <text:p text:style-name="Preformatted_20_Text">45631<text:tab/>pingst</text:p>
      <text:p text:style-name="Preformatted_20_Text">45632<text:tab/>pinje</text:p>
      <text:p text:style-name="Preformatted_20_Text">45633<text:tab/>pinna</text:p>
      <text:p text:style-name="Preformatted_20_Text">45634<text:tab/>pinne</text:p>
      <text:p text:style-name="Preformatted_20_Text">45635<text:tab/>pinnmo</text:p>
      <text:p text:style-name="Preformatted_20_Text">45636<text:tab/>pion</text:p>
      <text:p text:style-name="Preformatted_20_Text">45641<text:tab/>pip</text:p>
      <text:p text:style-name="Preformatted_20_Text">45642<text:tab/>pipa</text:p>
      <text:p text:style-name="Preformatted_20_Text">45643<text:tab/>pipare</text:p>
      <text:p text:style-name="Preformatted_20_Text">45644<text:tab/>pipett</text:p>
      <text:p text:style-name="Preformatted_20_Text">45645<text:tab/>pippa</text:p>
      <text:p text:style-name="Preformatted_20_Text">45646<text:tab/>pippi</text:p>
      <text:p text:style-name="Preformatted_20_Text">45651<text:tab/>pir</text:p>
      <text:p text:style-name="Preformatted_20_Text">45652<text:tab/>pirat</text:p>
      <text:p text:style-name="Preformatted_20_Text">45653<text:tab/>piraya</text:p>
      <text:p text:style-name="Preformatted_20_Text">45654<text:tab/>pirk</text:p>
      <text:p text:style-name="Preformatted_20_Text">45655<text:tab/>pirka</text:p>
      <text:p text:style-name="Preformatted_20_Text">45656<text:tab/>pirog</text:p>
      <text:p text:style-name="Preformatted_20_Text">45661<text:tab/>pirra</text:p>
      <text:p text:style-name="Preformatted_20_Text">45662<text:tab/>pisk</text:p>
      <text:p text:style-name="Preformatted_20_Text">45663<text:tab/>piska</text:p>
      <text:p text:style-name="Preformatted_20_Text">45664<text:tab/>pist</text:p>
      <text:p text:style-name="Preformatted_20_Text">45665<text:tab/>pistol</text:p>
      <text:p text:style-name="Preformatted_20_Text">45666<text:tab/>pix</text:p>
      <text:p text:style-name="Preformatted_20_Text">46111<text:tab/>pizza</text:p>
      <text:p text:style-name="Preformatted_20_Text">46112<text:tab/>pjatt</text:p>
      <text:p text:style-name="Preformatted_20_Text">46113<text:tab/>pjosk</text:p>
      <text:p text:style-name="Preformatted_20_Text">46114<text:tab/>pjoska</text:p>
      <text:p text:style-name="Preformatted_20_Text">46115<text:tab/>pjunk</text:p>
      <text:p text:style-name="Preformatted_20_Text">46116<text:tab/>pjunka</text:p>
      <text:p text:style-name="Preformatted_20_Text">46121<text:tab/>plack</text:p>
      <text:p text:style-name="Preformatted_20_Text">46122<text:tab/>plage</text:p>
      <text:p text:style-name="Preformatted_20_Text">46123<text:tab/>plagg</text:p>
      <text:p text:style-name="Preformatted_20_Text">46124<text:tab/>plakat</text:p>
      <text:p text:style-name="Preformatted_20_Text">46125<text:tab/>plan</text:p>
      <text:p text:style-name="Preformatted_20_Text">46126<text:tab/>plana</text:p>
      <text:p text:style-name="Preformatted_20_Text">46131<text:tab/>planet</text:p>
      <text:p text:style-name="Preformatted_20_Text">46132<text:tab/>plank</text:p>
      <text:p text:style-name="Preformatted_20_Text">46133<text:tab/>planka</text:p>
      <text:p text:style-name="Preformatted_20_Text">46134<text:tab/>planta</text:p>
      <text:p text:style-name="Preformatted_20_Text">46135<text:tab/>plask</text:p>
      <text:p text:style-name="Preformatted_20_Text">46136<text:tab/>plaska</text:p>
      <text:p text:style-name="Preformatted_20_Text">46141<text:tab/>plasma</text:p>
      <text:p text:style-name="Preformatted_20_Text">46142<text:tab/>plast</text:p>
      <text:p text:style-name="Preformatted_20_Text">46143<text:tab/>plasta</text:p>
      <text:p text:style-name="Preformatted_20_Text">46144<text:tab/>platan</text:p>
      <text:p text:style-name="Preformatted_20_Text">46145<text:tab/>plats</text:p>
      <text:p text:style-name="Preformatted_20_Text">46146<text:tab/>platsa</text:p>
      <text:p text:style-name="Preformatted_20_Text">46151<text:tab/>platta</text:p>
      <text:p text:style-name="Preformatted_20_Text">46152<text:tab/>plebej</text:p>
      <text:p text:style-name="Preformatted_20_Text">46153<text:tab/>plebs</text:p>
      <text:p text:style-name="Preformatted_20_Text">46154<text:tab/>plenum</text:p>
      <text:p text:style-name="Preformatted_20_Text">46155<text:tab/>pli</text:p>
      <text:p text:style-name="Preformatted_20_Text">46156<text:tab/>pligg</text:p>
      <text:p text:style-name="Preformatted_20_Text">46161<text:tab/>pligga</text:p>
      <text:p text:style-name="Preformatted_20_Text">46162<text:tab/>plikt</text:p>
      <text:p text:style-name="Preformatted_20_Text">46163<text:tab/>plikta</text:p>
      <text:p text:style-name="Preformatted_20_Text">46164<text:tab/>pling</text:p>
      <text:p text:style-name="Preformatted_20_Text">46165<text:tab/>plint</text:p>
      <text:p text:style-name="Preformatted_20_Text">46166<text:tab/>plira</text:p>
      <text:p text:style-name="Preformatted_20_Text">46211<text:tab/>plita</text:p>
      <text:p text:style-name="Preformatted_20_Text">46212<text:tab/>plock</text:p>
      <text:p text:style-name="Preformatted_20_Text">46213<text:tab/>plocka</text:p>
      <text:p text:style-name="Preformatted_20_Text">46214<text:tab/>plog</text:p>
      <text:p text:style-name="Preformatted_20_Text">46215<text:tab/>ploga</text:p>
      <text:p text:style-name="Preformatted_20_Text">46216<text:tab/>ploj</text:p>
      <text:p text:style-name="Preformatted_20_Text">46221<text:tab/>plomb</text:p>
      <text:p text:style-name="Preformatted_20_Text">46222<text:tab/>plotta</text:p>
      <text:p text:style-name="Preformatted_20_Text">46223<text:tab/>plugg</text:p>
      <text:p text:style-name="Preformatted_20_Text">46224<text:tab/>plugga</text:p>
      <text:p text:style-name="Preformatted_20_Text">46225<text:tab/>plump</text:p>
      <text:p text:style-name="Preformatted_20_Text">46226<text:tab/>plumpa</text:p>
      <text:p text:style-name="Preformatted_20_Text">46231<text:tab/>plums</text:p>
      <text:p text:style-name="Preformatted_20_Text">46232<text:tab/>plumsa</text:p>
      <text:p text:style-name="Preformatted_20_Text">46233<text:tab/>plunta</text:p>
      <text:p text:style-name="Preformatted_20_Text">46234<text:tab/>plural</text:p>
      <text:p text:style-name="Preformatted_20_Text">46235<text:tab/>plurr</text:p>
      <text:p text:style-name="Preformatted_20_Text">46236<text:tab/>plurra</text:p>
      <text:p text:style-name="Preformatted_20_Text">46241<text:tab/>plus</text:p>
      <text:p text:style-name="Preformatted_20_Text">46242<text:tab/>plussa</text:p>
      <text:p text:style-name="Preformatted_20_Text">46243<text:tab/>pluta</text:p>
      <text:p text:style-name="Preformatted_20_Text">46244<text:tab/>pluton</text:p>
      <text:p text:style-name="Preformatted_20_Text">46245<text:tab/>plutt</text:p>
      <text:p text:style-name="Preformatted_20_Text">46246<text:tab/>plym</text:p>
      <text:p text:style-name="Preformatted_20_Text">46251<text:tab/>plysch</text:p>
      <text:p text:style-name="Preformatted_20_Text">46252<text:tab/>plyte</text:p>
      <text:p text:style-name="Preformatted_20_Text">46253<text:tab/>pocka</text:p>
      <text:p text:style-name="Preformatted_20_Text">46254<text:tab/>pocker</text:p>
      <text:p text:style-name="Preformatted_20_Text">46255<text:tab/>pocket</text:p>
      <text:p text:style-name="Preformatted_20_Text">46256<text:tab/>podium</text:p>
      <text:p text:style-name="Preformatted_20_Text">46261<text:tab/>poem</text:p>
      <text:p text:style-name="Preformatted_20_Text">46262<text:tab/>poesi</text:p>
      <text:p text:style-name="Preformatted_20_Text">46263<text:tab/>poet</text:p>
      <text:p text:style-name="Preformatted_20_Text">46264<text:tab/>poetik</text:p>
      <text:p text:style-name="Preformatted_20_Text">46265<text:tab/>pogrom</text:p>
      <text:p text:style-name="Preformatted_20_Text">46266<text:tab/>pojk</text:p>
      <text:p text:style-name="Preformatted_20_Text"><text:soft-page-break/>46311<text:tab/>pojke</text:p>
      <text:p text:style-name="Preformatted_20_Text">46312<text:tab/>pokal</text:p>
      <text:p text:style-name="Preformatted_20_Text">46313<text:tab/>poker</text:p>
      <text:p text:style-name="Preformatted_20_Text">46314<text:tab/>pola</text:p>
      <text:p text:style-name="Preformatted_20_Text">46315<text:tab/>polare</text:p>
      <text:p text:style-name="Preformatted_20_Text">46316<text:tab/>polder</text:p>
      <text:p text:style-name="Preformatted_20_Text">46321<text:tab/>polera</text:p>
      <text:p text:style-name="Preformatted_20_Text">46322<text:tab/>policy</text:p>
      <text:p text:style-name="Preformatted_20_Text">46323<text:tab/>polio</text:p>
      <text:p text:style-name="Preformatted_20_Text">46324<text:tab/>polis</text:p>
      <text:p text:style-name="Preformatted_20_Text">46325<text:tab/>polish</text:p>
      <text:p text:style-name="Preformatted_20_Text">46326<text:tab/>polka</text:p>
      <text:p text:style-name="Preformatted_20_Text">46331<text:tab/>pollen</text:p>
      <text:p text:style-name="Preformatted_20_Text">46332<text:tab/>polo</text:p>
      <text:p text:style-name="Preformatted_20_Text">46333<text:tab/>polsko</text:p>
      <text:p text:style-name="Preformatted_20_Text">46334<text:tab/>polyp</text:p>
      <text:p text:style-name="Preformatted_20_Text">46335<text:tab/>pomada</text:p>
      <text:p text:style-name="Preformatted_20_Text">46336<text:tab/>poncho</text:p>
      <text:p text:style-name="Preformatted_20_Text">46341<text:tab/>pond</text:p>
      <text:p text:style-name="Preformatted_20_Text">46342<text:tab/>pondus</text:p>
      <text:p text:style-name="Preformatted_20_Text">46343<text:tab/>ponera</text:p>
      <text:p text:style-name="Preformatted_20_Text">46344<text:tab/>ponny</text:p>
      <text:p text:style-name="Preformatted_20_Text">46345<text:tab/>ponton</text:p>
      <text:p text:style-name="Preformatted_20_Text">46346<text:tab/>poplin</text:p>
      <text:p text:style-name="Preformatted_20_Text">46351<text:tab/>poppa</text:p>
      <text:p text:style-name="Preformatted_20_Text">46352<text:tab/>poppel</text:p>
      <text:p text:style-name="Preformatted_20_Text">46353<text:tab/>por</text:p>
      <text:p text:style-name="Preformatted_20_Text">46354<text:tab/>porfyr</text:p>
      <text:p text:style-name="Preformatted_20_Text">46355<text:tab/>porl</text:p>
      <text:p text:style-name="Preformatted_20_Text">46356<text:tab/>porla</text:p>
      <text:p text:style-name="Preformatted_20_Text">46361<text:tab/>pors</text:p>
      <text:p text:style-name="Preformatted_20_Text">46362<text:tab/>port</text:p>
      <text:p text:style-name="Preformatted_20_Text">46363<text:tab/>porta</text:p>
      <text:p text:style-name="Preformatted_20_Text">46364<text:tab/>portal</text:p>
      <text:p text:style-name="Preformatted_20_Text">46365<text:tab/>porter</text:p>
      <text:p text:style-name="Preformatted_20_Text">46366<text:tab/>portik</text:p>
      <text:p text:style-name="Preformatted_20_Text">46411<text:tab/>porto</text:p>
      <text:p text:style-name="Preformatted_20_Text">46412<text:tab/>pose</text:p>
      <text:p text:style-name="Preformatted_20_Text">46413<text:tab/>posera</text:p>
      <text:p text:style-name="Preformatted_20_Text">46414<text:tab/>post</text:p>
      <text:p text:style-name="Preformatted_20_Text">46415<text:tab/>posta</text:p>
      <text:p text:style-name="Preformatted_20_Text">46416<text:tab/>poster</text:p>
      <text:p text:style-name="Preformatted_20_Text">46421<text:tab/>potage</text:p>
      <text:p text:style-name="Preformatted_20_Text">46422<text:tab/>potens</text:p>
      <text:p text:style-name="Preformatted_20_Text">46423<text:tab/>pott</text:p>
      <text:p text:style-name="Preformatted_20_Text">46424<text:tab/>potta</text:p>
      <text:p text:style-name="Preformatted_20_Text">46425<text:tab/>pracka</text:p>
      <text:p text:style-name="Preformatted_20_Text">46426<text:tab/>prakt</text:p>
      <text:p text:style-name="Preformatted_20_Text">46431<text:tab/>pralin</text:p>
      <text:p text:style-name="Preformatted_20_Text">46432<text:tab/>prao</text:p>
      <text:p text:style-name="Preformatted_20_Text">46433<text:tab/>prat</text:p>
      <text:p text:style-name="Preformatted_20_Text">46434<text:tab/>prata</text:p>
      <text:p text:style-name="Preformatted_20_Text">46435<text:tab/>praxis</text:p>
      <text:p text:style-name="Preformatted_20_Text">46436<text:tab/>prefix</text:p>
      <text:p text:style-name="Preformatted_20_Text">46441<text:tab/>preja</text:p>
      <text:p text:style-name="Preformatted_20_Text">46442<text:tab/>prelat</text:p>
      <text:p text:style-name="Preformatted_20_Text">46443<text:tab/>premie</text:p>
      <text:p text:style-name="Preformatted_20_Text">46444<text:tab/>preses</text:p>
      <text:p text:style-name="Preformatted_20_Text">46445<text:tab/>press</text:p>
      <text:p text:style-name="Preformatted_20_Text">46446<text:tab/>pressa</text:p>
      <text:p text:style-name="Preformatted_20_Text">46451<text:tab/>presto</text:p>
      <text:p text:style-name="Preformatted_20_Text">46452<text:tab/>pretor</text:p>
      <text:p text:style-name="Preformatted_20_Text">46453<text:tab/>pretto</text:p>
      <text:p text:style-name="Preformatted_20_Text">46454<text:tab/>prick</text:p>
      <text:p text:style-name="Preformatted_20_Text">46455<text:tab/>pricka</text:p>
      <text:p text:style-name="Preformatted_20_Text">46456<text:tab/>priffe</text:p>
      <text:p text:style-name="Preformatted_20_Text">46461<text:tab/>prilla</text:p>
      <text:p text:style-name="Preformatted_20_Text">46462<text:tab/>prim</text:p>
      <text:p text:style-name="Preformatted_20_Text">46463<text:tab/>primas</text:p>
      <text:p text:style-name="Preformatted_20_Text">46464<text:tab/>primat</text:p>
      <text:p text:style-name="Preformatted_20_Text">46465<text:tab/>primer</text:p>
      <text:p text:style-name="Preformatted_20_Text">46466<text:tab/>primus</text:p>
      <text:p text:style-name="Preformatted_20_Text">46511<text:tab/>prins</text:p>
      <text:p text:style-name="Preformatted_20_Text">46512<text:tab/>prior</text:p>
      <text:p text:style-name="Preformatted_20_Text">46513<text:tab/>pris</text:p>
      <text:p text:style-name="Preformatted_20_Text">46514<text:tab/>prisa</text:p>
      <text:p text:style-name="Preformatted_20_Text">46515<text:tab/>prisge</text:p>
      <text:p text:style-name="Preformatted_20_Text">46516<text:tab/>prisma</text:p>
      <text:p text:style-name="Preformatted_20_Text">46521<text:tab/>prisse</text:p>
      <text:p text:style-name="Preformatted_20_Text">46522<text:tab/>profet</text:p>
      <text:p text:style-name="Preformatted_20_Text">46523<text:tab/>proffs</text:p>
      <text:p text:style-name="Preformatted_20_Text">46524<text:tab/>profil</text:p>
      <text:p text:style-name="Preformatted_20_Text">46525<text:tab/>profit</text:p>
      <text:p text:style-name="Preformatted_20_Text">46526<text:tab/>prolog</text:p>
      <text:p text:style-name="Preformatted_20_Text">46531<text:tab/>propan</text:p>
      <text:p text:style-name="Preformatted_20_Text">46532<text:tab/>propen</text:p>
      <text:p text:style-name="Preformatted_20_Text">46533<text:tab/>propp</text:p>
      <text:p text:style-name="Preformatted_20_Text">46534<text:tab/>proppa</text:p>
      <text:p text:style-name="Preformatted_20_Text">46535<text:tab/>props</text:p>
      <text:p text:style-name="Preformatted_20_Text">46536<text:tab/>propsa</text:p>
      <text:p text:style-name="Preformatted_20_Text">46541<text:tab/>propyl</text:p>
      <text:p text:style-name="Preformatted_20_Text">46542<text:tab/>prosa</text:p>
      <text:p text:style-name="Preformatted_20_Text">46543<text:tab/>prost</text:p>
      <text:p text:style-name="Preformatted_20_Text">46544<text:tab/>protes</text:p>
      <text:p text:style-name="Preformatted_20_Text">46545<text:tab/>proton</text:p>
      <text:p text:style-name="Preformatted_20_Text">46546<text:tab/>prov</text:p>
      <text:p text:style-name="Preformatted_20_Text">46551<text:tab/>prova</text:p>
      <text:p text:style-name="Preformatted_20_Text">46552<text:tab/>prunka</text:p>
      <text:p text:style-name="Preformatted_20_Text">46553<text:tab/>pruta</text:p>
      <text:p text:style-name="Preformatted_20_Text">46554<text:tab/>prutt</text:p>
      <text:p text:style-name="Preformatted_20_Text">46555<text:tab/>prutta</text:p>
      <text:p text:style-name="Preformatted_20_Text">46556<text:tab/>prya</text:p>
      <text:p text:style-name="Preformatted_20_Text">46561<text:tab/>pryd</text:p>
      <text:p text:style-name="Preformatted_20_Text">46562<text:tab/>pryda</text:p>
      <text:p text:style-name="Preformatted_20_Text">46563<text:tab/>prygel</text:p>
      <text:p text:style-name="Preformatted_20_Text">46564<text:tab/>prygla</text:p>
      <text:p text:style-name="Preformatted_20_Text">46565<text:tab/>pryl</text:p>
      <text:p text:style-name="Preformatted_20_Text">46566<text:tab/>pryo</text:p>
      <text:p text:style-name="Preformatted_20_Text">46611<text:tab/>psalm</text:p>
      <text:p text:style-name="Preformatted_20_Text">46612<text:tab/>psi</text:p>
      <text:p text:style-name="Preformatted_20_Text">46613<text:tab/>psyka</text:p>
      <text:p text:style-name="Preformatted_20_Text">46614<text:tab/>psyke</text:p>
      <text:p text:style-name="Preformatted_20_Text">46615<text:tab/>psykos</text:p>
      <text:p text:style-name="Preformatted_20_Text">46616<text:tab/>pub</text:p>
      <text:p text:style-name="Preformatted_20_Text">46621<text:tab/>publik</text:p>
      <text:p text:style-name="Preformatted_20_Text">46622<text:tab/>puck</text:p>
      <text:p text:style-name="Preformatted_20_Text">46623<text:tab/>puckel</text:p>
      <text:p text:style-name="Preformatted_20_Text">46624<text:tab/>pudel</text:p>
      <text:p text:style-name="Preformatted_20_Text">46625<text:tab/>puder</text:p>
      <text:p text:style-name="Preformatted_20_Text">46626<text:tab/>pudla</text:p>
      <text:p text:style-name="Preformatted_20_Text">46631<text:tab/>pudra</text:p>
      <text:p text:style-name="Preformatted_20_Text">46632<text:tab/>puff</text:p>
      <text:p text:style-name="Preformatted_20_Text">46633<text:tab/>puffa</text:p>
      <text:p text:style-name="Preformatted_20_Text">46634<text:tab/>puffra</text:p>
      <text:p text:style-name="Preformatted_20_Text">46635<text:tab/>puka</text:p>
      <text:p text:style-name="Preformatted_20_Text">46636<text:tab/>pula</text:p>
      <text:p text:style-name="Preformatted_20_Text">46641<text:tab/>pulka</text:p>
      <text:p text:style-name="Preformatted_20_Text">46642<text:tab/>pulla</text:p>
      <text:p text:style-name="Preformatted_20_Text">46643<text:tab/>pulpa</text:p>
      <text:p text:style-name="Preformatted_20_Text">46644<text:tab/>pulpet</text:p>
      <text:p text:style-name="Preformatted_20_Text">46645<text:tab/>pulpit</text:p>
      <text:p text:style-name="Preformatted_20_Text">46646<text:tab/>puls</text:p>
      <text:p text:style-name="Preformatted_20_Text">46651<text:tab/>pulsa</text:p>
      <text:p text:style-name="Preformatted_20_Text">46652<text:tab/>pulsar</text:p>
      <text:p text:style-name="Preformatted_20_Text">46653<text:tab/>pult</text:p>
      <text:p text:style-name="Preformatted_20_Text">46654<text:tab/>pulver</text:p>
      <text:p text:style-name="Preformatted_20_Text">46655<text:tab/>puma</text:p>
      <text:p text:style-name="Preformatted_20_Text">46656<text:tab/>pump</text:p>
      <text:p text:style-name="Preformatted_20_Text">46661<text:tab/>pumpa</text:p>
      <text:p text:style-name="Preformatted_20_Text">46662<text:tab/>pumps</text:p>
      <text:p text:style-name="Preformatted_20_Text">46663<text:tab/>punch</text:p>
      <text:p text:style-name="Preformatted_20_Text">46664<text:tab/>pund</text:p>
      <text:p text:style-name="Preformatted_20_Text">46665<text:tab/>punk</text:p>
      <text:p text:style-name="Preformatted_20_Text">46666<text:tab/>punkt</text:p>
      <text:p text:style-name="Preformatted_20_Text">51111<text:tab/>punkta</text:p>
      <text:p text:style-name="Preformatted_20_Text">51112<text:tab/>puns</text:p>
      <text:p text:style-name="Preformatted_20_Text">51113<text:tab/>punsa</text:p>
      <text:p text:style-name="Preformatted_20_Text">51114<text:tab/>punsch</text:p>
      <text:p text:style-name="Preformatted_20_Text">51115<text:tab/>pupill</text:p>
      <text:p text:style-name="Preformatted_20_Text">51116<text:tab/>puppa</text:p>
      <text:p text:style-name="Preformatted_20_Text">51121<text:tab/>pur</text:p>
      <text:p text:style-name="Preformatted_20_Text">51122<text:tab/>purism</text:p>
      <text:p text:style-name="Preformatted_20_Text">51123<text:tab/>purist</text:p>
      <text:p text:style-name="Preformatted_20_Text">51124<text:tab/>purkna</text:p>
      <text:p text:style-name="Preformatted_20_Text">51125<text:tab/>purpra</text:p>
      <text:p text:style-name="Preformatted_20_Text">51126<text:tab/>purpur</text:p>
      <text:p text:style-name="Preformatted_20_Text">51131<text:tab/>purra</text:p>
      <text:p text:style-name="Preformatted_20_Text">51132<text:tab/>purser</text:p>
      <text:p text:style-name="Preformatted_20_Text">51133<text:tab/>pusha</text:p>
      <text:p text:style-name="Preformatted_20_Text">51134<text:tab/>puss</text:p>
      <text:p text:style-name="Preformatted_20_Text">51135<text:tab/>pussa</text:p>
      <text:p text:style-name="Preformatted_20_Text">51136<text:tab/>pussas</text:p>
      <text:p text:style-name="Preformatted_20_Text">51141<text:tab/>pussla</text:p>
      <text:p text:style-name="Preformatted_20_Text">51142<text:tab/>pust</text:p>
      <text:p text:style-name="Preformatted_20_Text">51143<text:tab/>pusta</text:p>
      <text:p text:style-name="Preformatted_20_Text">51144<text:tab/>pustel</text:p>
      <text:p text:style-name="Preformatted_20_Text">51145<text:tab/>puta</text:p>
      <text:p text:style-name="Preformatted_20_Text">51146<text:tab/>puts</text:p>
      <text:p text:style-name="Preformatted_20_Text"><text:soft-page-break/>51151<text:tab/>putsa</text:p>
      <text:p text:style-name="Preformatted_20_Text">51152<text:tab/>putt</text:p>
      <text:p text:style-name="Preformatted_20_Text">51153<text:tab/>putta</text:p>
      <text:p text:style-name="Preformatted_20_Text">51154<text:tab/>putte</text:p>
      <text:p text:style-name="Preformatted_20_Text">51155<text:tab/>putter</text:p>
      <text:p text:style-name="Preformatted_20_Text">51156<text:tab/>putto</text:p>
      <text:p text:style-name="Preformatted_20_Text">51161<text:tab/>puttra</text:p>
      <text:p text:style-name="Preformatted_20_Text">51162<text:tab/>pycke</text:p>
      <text:p text:style-name="Preformatted_20_Text">51163<text:tab/>pylon</text:p>
      <text:p text:style-name="Preformatted_20_Text">51164<text:tab/>pyngel</text:p>
      <text:p text:style-name="Preformatted_20_Text">51165<text:tab/>pynt</text:p>
      <text:p text:style-name="Preformatted_20_Text">51166<text:tab/>pynta</text:p>
      <text:p text:style-name="Preformatted_20_Text">51211<text:tab/>pyra</text:p>
      <text:p text:style-name="Preformatted_20_Text">51212<text:tab/>pyre</text:p>
      <text:p text:style-name="Preformatted_20_Text">51213<text:tab/>pyren</text:p>
      <text:p text:style-name="Preformatted_20_Text">51214<text:tab/>pyrit</text:p>
      <text:p text:style-name="Preformatted_20_Text">51215<text:tab/>pyrola</text:p>
      <text:p text:style-name="Preformatted_20_Text">51216<text:tab/>pys</text:p>
      <text:p text:style-name="Preformatted_20_Text">51221<text:tab/>pysa</text:p>
      <text:p text:style-name="Preformatted_20_Text">51222<text:tab/>pyssel</text:p>
      <text:p text:style-name="Preformatted_20_Text">51223<text:tab/>pyssla</text:p>
      <text:p text:style-name="Preformatted_20_Text">51224<text:tab/>pyton</text:p>
      <text:p text:style-name="Preformatted_20_Text">51225<text:tab/>pyts</text:p>
      <text:p text:style-name="Preformatted_20_Text">51226<text:tab/>pytsa</text:p>
      <text:p text:style-name="Preformatted_20_Text">51231<text:tab/>pytt</text:p>
      <text:p text:style-name="Preformatted_20_Text">51232<text:tab/>quilta</text:p>
      <text:p text:style-name="Preformatted_20_Text">51233<text:tab/>rabatt</text:p>
      <text:p text:style-name="Preformatted_20_Text">51234<text:tab/>rabbel</text:p>
      <text:p text:style-name="Preformatted_20_Text">51235<text:tab/>rabbi</text:p>
      <text:p text:style-name="Preformatted_20_Text">51236<text:tab/>rabbin</text:p>
      <text:p text:style-name="Preformatted_20_Text">51241<text:tab/>rabbis</text:p>
      <text:p text:style-name="Preformatted_20_Text">51242<text:tab/>rabbla</text:p>
      <text:p text:style-name="Preformatted_20_Text">51243<text:tab/>rabies</text:p>
      <text:p text:style-name="Preformatted_20_Text">51244<text:tab/>racer</text:p>
      <text:p text:style-name="Preformatted_20_Text">51245<text:tab/>racing</text:p>
      <text:p text:style-name="Preformatted_20_Text">51246<text:tab/>rack</text:p>
      <text:p text:style-name="Preformatted_20_Text">51251<text:tab/>racka</text:p>
      <text:p text:style-name="Preformatted_20_Text">51252<text:tab/>racket</text:p>
      <text:p text:style-name="Preformatted_20_Text">51253<text:tab/>rad</text:p>
      <text:p text:style-name="Preformatted_20_Text">51254<text:tab/>radar</text:p>
      <text:p text:style-name="Preformatted_20_Text">51255<text:tab/>radda</text:p>
      <text:p text:style-name="Preformatted_20_Text">51256<text:tab/>radera</text:p>
      <text:p text:style-name="Preformatted_20_Text">51261<text:tab/>radhus</text:p>
      <text:p text:style-name="Preformatted_20_Text">51262<text:tab/>radian</text:p>
      <text:p text:style-name="Preformatted_20_Text">51263<text:tab/>radie</text:p>
      <text:p text:style-name="Preformatted_20_Text">51264<text:tab/>radio</text:p>
      <text:p text:style-name="Preformatted_20_Text">51265<text:tab/>radium</text:p>
      <text:p text:style-name="Preformatted_20_Text">51266<text:tab/>radon</text:p>
      <text:p text:style-name="Preformatted_20_Text">51311<text:tab/>raffel</text:p>
      <text:p text:style-name="Preformatted_20_Text">51312<text:tab/>rafsa</text:p>
      <text:p text:style-name="Preformatted_20_Text">51313<text:tab/>raga</text:p>
      <text:p text:style-name="Preformatted_20_Text">51314<text:tab/>ragata</text:p>
      <text:p text:style-name="Preformatted_20_Text">51315<text:tab/>ragg</text:p>
      <text:p text:style-name="Preformatted_20_Text">51316<text:tab/>ragga</text:p>
      <text:p text:style-name="Preformatted_20_Text">51321<text:tab/>raggla</text:p>
      <text:p text:style-name="Preformatted_20_Text">51322<text:tab/>ragla</text:p>
      <text:p text:style-name="Preformatted_20_Text">51323<text:tab/>raglan</text:p>
      <text:p text:style-name="Preformatted_20_Text">51324<text:tab/>ragu</text:p>
      <text:p text:style-name="Preformatted_20_Text">51325<text:tab/>raja</text:p>
      <text:p text:style-name="Preformatted_20_Text">51326<text:tab/>rajd</text:p>
      <text:p text:style-name="Preformatted_20_Text">51331<text:tab/>rak</text:p>
      <text:p text:style-name="Preformatted_20_Text">51332<text:tab/>raka</text:p>
      <text:p text:style-name="Preformatted_20_Text">51333<text:tab/>raket</text:p>
      <text:p text:style-name="Preformatted_20_Text">51334<text:tab/>rakna</text:p>
      <text:p text:style-name="Preformatted_20_Text">51335<text:tab/>rall</text:p>
      <text:p text:style-name="Preformatted_20_Text">51336<text:tab/>rally</text:p>
      <text:p text:style-name="Preformatted_20_Text">51341<text:tab/>ram</text:p>
      <text:p text:style-name="Preformatted_20_Text">51342<text:tab/>rama</text:p>
      <text:p text:style-name="Preformatted_20_Text">51343<text:tab/>ramla</text:p>
      <text:p text:style-name="Preformatted_20_Text">51344<text:tab/>ramm</text:p>
      <text:p text:style-name="Preformatted_20_Text">51345<text:tab/>ramma</text:p>
      <text:p text:style-name="Preformatted_20_Text">51346<text:tab/>ramp</text:p>
      <text:p text:style-name="Preformatted_20_Text">51351<text:tab/>rams</text:p>
      <text:p text:style-name="Preformatted_20_Text">51352<text:tab/>ramsa</text:p>
      <text:p text:style-name="Preformatted_20_Text">51353<text:tab/>ranch</text:p>
      <text:p text:style-name="Preformatted_20_Text">51354<text:tab/>rand</text:p>
      <text:p text:style-name="Preformatted_20_Text">51355<text:tab/>randa</text:p>
      <text:p text:style-name="Preformatted_20_Text">51356<text:tab/>randas</text:p>
      <text:p text:style-name="Preformatted_20_Text">51361<text:tab/>rang</text:p>
      <text:p text:style-name="Preformatted_20_Text">51362<text:tab/>rangla</text:p>
      <text:p text:style-name="Preformatted_20_Text">51363<text:tab/>rank</text:p>
      <text:p text:style-name="Preformatted_20_Text">51364<text:tab/>ranka</text:p>
      <text:p text:style-name="Preformatted_20_Text">51365<text:tab/>ranson</text:p>
      <text:p text:style-name="Preformatted_20_Text">51366<text:tab/>ranta</text:p>
      <text:p text:style-name="Preformatted_20_Text">51411<text:tab/>rap</text:p>
      <text:p text:style-name="Preformatted_20_Text">51412<text:tab/>rapa</text:p>
      <text:p text:style-name="Preformatted_20_Text">51413<text:tab/>rapp</text:p>
      <text:p text:style-name="Preformatted_20_Text">51414<text:tab/>rappa</text:p>
      <text:p text:style-name="Preformatted_20_Text">51415<text:tab/>raps</text:p>
      <text:p text:style-name="Preformatted_20_Text">51416<text:tab/>rapsod</text:p>
      <text:p text:style-name="Preformatted_20_Text">51421<text:tab/>raptus</text:p>
      <text:p text:style-name="Preformatted_20_Text">51422<text:tab/>rar</text:p>
      <text:p text:style-name="Preformatted_20_Text">51423<text:tab/>raring</text:p>
      <text:p text:style-name="Preformatted_20_Text">51424<text:tab/>ras</text:p>
      <text:p text:style-name="Preformatted_20_Text">51425<text:tab/>rasa</text:p>
      <text:p text:style-name="Preformatted_20_Text">51426<text:tab/>rasben</text:p>
      <text:p text:style-name="Preformatted_20_Text">51431<text:tab/>rasera</text:p>
      <text:p text:style-name="Preformatted_20_Text">51432<text:tab/>raseri</text:p>
      <text:p text:style-name="Preformatted_20_Text">51433<text:tab/>rashat</text:p>
      <text:p text:style-name="Preformatted_20_Text">51434<text:tab/>rasism</text:p>
      <text:p text:style-name="Preformatted_20_Text">51435<text:tab/>rasist</text:p>
      <text:p text:style-name="Preformatted_20_Text">51436<text:tab/>rask</text:p>
      <text:p text:style-name="Preformatted_20_Text">51441<text:tab/>rasp</text:p>
      <text:p text:style-name="Preformatted_20_Text">51442<text:tab/>raspa</text:p>
      <text:p text:style-name="Preformatted_20_Text">51443<text:tab/>rasse</text:p>
      <text:p text:style-name="Preformatted_20_Text">51444<text:tab/>rassel</text:p>
      <text:p text:style-name="Preformatted_20_Text">51445<text:tab/>rassla</text:p>
      <text:p text:style-name="Preformatted_20_Text">51446<text:tab/>rast</text:p>
      <text:p text:style-name="Preformatted_20_Text">51451<text:tab/>rasta</text:p>
      <text:p text:style-name="Preformatted_20_Text">51452<text:tab/>raster</text:p>
      <text:p text:style-name="Preformatted_20_Text">51453<text:tab/>rata</text:p>
      <text:p text:style-name="Preformatted_20_Text">51454<text:tab/>rate</text:p>
      <text:p text:style-name="Preformatted_20_Text">51455<text:tab/>ration</text:p>
      <text:p text:style-name="Preformatted_20_Text">51456<text:tab/>ratsch</text:p>
      <text:p text:style-name="Preformatted_20_Text">51461<text:tab/>ratt</text:p>
      <text:p text:style-name="Preformatted_20_Text">51462<text:tab/>ratta</text:p>
      <text:p text:style-name="Preformatted_20_Text">51463<text:tab/>rauk</text:p>
      <text:p text:style-name="Preformatted_20_Text">51464<text:tab/>ravin</text:p>
      <text:p text:style-name="Preformatted_20_Text">51465<text:tab/>rayon</text:p>
      <text:p text:style-name="Preformatted_20_Text">51466<text:tab/>razzia</text:p>
      <text:p text:style-name="Preformatted_20_Text">51511<text:tab/>rea</text:p>
      <text:p text:style-name="Preformatted_20_Text">51512<text:tab/>real</text:p>
      <text:p text:style-name="Preformatted_20_Text">51513<text:tab/>realia</text:p>
      <text:p text:style-name="Preformatted_20_Text">51514<text:tab/>rebell</text:p>
      <text:p text:style-name="Preformatted_20_Text">51515<text:tab/>rebus</text:p>
      <text:p text:style-name="Preformatted_20_Text">51516<text:tab/>recept</text:p>
      <text:p text:style-name="Preformatted_20_Text">51521<text:tab/>recess</text:p>
      <text:p text:style-name="Preformatted_20_Text">51522<text:tab/>recett</text:p>
      <text:p text:style-name="Preformatted_20_Text">51523<text:tab/>recit</text:p>
      <text:p text:style-name="Preformatted_20_Text">51524<text:tab/>reda</text:p>
      <text:p text:style-name="Preformatted_20_Text">51525<text:tab/>redare</text:p>
      <text:p text:style-name="Preformatted_20_Text">51526<text:tab/>redd</text:p>
      <text:p text:style-name="Preformatted_20_Text">51531<text:tab/>rede</text:p>
      <text:p text:style-name="Preformatted_20_Text">51532<text:tab/>rederi</text:p>
      <text:p text:style-name="Preformatted_20_Text">51533<text:tab/>redo</text:p>
      <text:p text:style-name="Preformatted_20_Text">51534<text:tab/>redutt</text:p>
      <text:p text:style-name="Preformatted_20_Text">51535<text:tab/>refill</text:p>
      <text:p text:style-name="Preformatted_20_Text">51536<text:tab/>reflex</text:p>
      <text:p text:style-name="Preformatted_20_Text">51541<text:tab/>reform</text:p>
      <text:p text:style-name="Preformatted_20_Text">51542<text:tab/>refug</text:p>
      <text:p text:style-name="Preformatted_20_Text">51543<text:tab/>regal</text:p>
      <text:p text:style-name="Preformatted_20_Text">51544<text:tab/>regale</text:p>
      <text:p text:style-name="Preformatted_20_Text">51545<text:tab/>regel</text:p>
      <text:p text:style-name="Preformatted_20_Text">51546<text:tab/>regent</text:p>
      <text:p text:style-name="Preformatted_20_Text">51551<text:tab/>regera</text:p>
      <text:p text:style-name="Preformatted_20_Text">51552<text:tab/>reggae</text:p>
      <text:p text:style-name="Preformatted_20_Text">51553<text:tab/>regi</text:p>
      <text:p text:style-name="Preformatted_20_Text">51554<text:tab/>regim</text:p>
      <text:p text:style-name="Preformatted_20_Text">51555<text:tab/>region</text:p>
      <text:p text:style-name="Preformatted_20_Text">51556<text:tab/>regla</text:p>
      <text:p text:style-name="Preformatted_20_Text">51561<text:tab/>regn</text:p>
      <text:p text:style-name="Preformatted_20_Text">51562<text:tab/>regna</text:p>
      <text:p text:style-name="Preformatted_20_Text">51563<text:tab/>rek</text:p>
      <text:p text:style-name="Preformatted_20_Text">51564<text:tab/>reka</text:p>
      <text:p text:style-name="Preformatted_20_Text">51565<text:tab/>reklam</text:p>
      <text:p text:style-name="Preformatted_20_Text">51566<text:tab/>reko</text:p>
      <text:p text:style-name="Preformatted_20_Text">51611<text:tab/>rekord</text:p>
      <text:p text:style-name="Preformatted_20_Text">51612<text:tab/>rekryt</text:p>
      <text:p text:style-name="Preformatted_20_Text">51613<text:tab/>rektor</text:p>
      <text:p text:style-name="Preformatted_20_Text">51614<text:tab/>rekyl</text:p>
      <text:p text:style-name="Preformatted_20_Text">51615<text:tab/>relaxa</text:p>
      <text:p text:style-name="Preformatted_20_Text">51616<text:tab/>relief</text:p>
      <text:p text:style-name="Preformatted_20_Text">51621<text:tab/>relik</text:p>
      <text:p text:style-name="Preformatted_20_Text">51622<text:tab/>relikt</text:p>
      <text:p text:style-name="Preformatted_20_Text">51623<text:tab/>reling</text:p>
      <text:p text:style-name="Preformatted_20_Text">51624<text:tab/>rem</text:p>
      <text:p text:style-name="Preformatted_20_Text">51625<text:tab/>remi</text:p>
      <text:p text:style-name="Preformatted_20_Text">51626<text:tab/>remis</text:p>
      <text:p text:style-name="Preformatted_20_Text"><text:soft-page-break/>51631<text:tab/>remiss</text:p>
      <text:p text:style-name="Preformatted_20_Text">51632<text:tab/>remma</text:p>
      <text:p text:style-name="Preformatted_20_Text">51633<text:tab/>remont</text:p>
      <text:p text:style-name="Preformatted_20_Text">51634<text:tab/>remsa</text:p>
      <text:p text:style-name="Preformatted_20_Text">51635<text:tab/>remtyg</text:p>
      <text:p text:style-name="Preformatted_20_Text">51636<text:tab/>ren</text:p>
      <text:p text:style-name="Preformatted_20_Text">51641<text:tab/>rena</text:p>
      <text:p text:style-name="Preformatted_20_Text">51642<text:tab/>renat</text:p>
      <text:p text:style-name="Preformatted_20_Text">51643<text:tab/>renben</text:p>
      <text:p text:style-name="Preformatted_20_Text">51644<text:tab/>renhet</text:p>
      <text:p text:style-name="Preformatted_20_Text">51645<text:tab/>rening</text:p>
      <text:p text:style-name="Preformatted_20_Text">51646<text:tab/>renko</text:p>
      <text:p text:style-name="Preformatted_20_Text">51651<text:tab/>renlav</text:p>
      <text:p text:style-name="Preformatted_20_Text">51652<text:tab/>renoxe</text:p>
      <text:p text:style-name="Preformatted_20_Text">51653<text:tab/>rensa</text:p>
      <text:p text:style-name="Preformatted_20_Text">51654<text:tab/>reol</text:p>
      <text:p text:style-name="Preformatted_20_Text">51655<text:tab/>rep</text:p>
      <text:p text:style-name="Preformatted_20_Text">51656<text:tab/>repa</text:p>
      <text:p text:style-name="Preformatted_20_Text">51661<text:tab/>replik</text:p>
      <text:p text:style-name="Preformatted_20_Text">51662<text:tab/>repris</text:p>
      <text:p text:style-name="Preformatted_20_Text">51663<text:tab/>reptil</text:p>
      <text:p text:style-name="Preformatted_20_Text">51664<text:tab/>resa</text:p>
      <text:p text:style-name="Preformatted_20_Text">51665<text:tab/>rese</text:p>
      <text:p text:style-name="Preformatted_20_Text">51666<text:tab/>reseda</text:p>
      <text:p text:style-name="Preformatted_20_Text">52111<text:tab/>reserv</text:p>
      <text:p text:style-name="Preformatted_20_Text">52112<text:tab/>reson</text:p>
      <text:p text:style-name="Preformatted_20_Text">52113<text:tab/>respit</text:p>
      <text:p text:style-name="Preformatted_20_Text">52114<text:tab/>rest</text:p>
      <text:p text:style-name="Preformatted_20_Text">52115<text:tab/>restid</text:p>
      <text:p text:style-name="Preformatted_20_Text">52116<text:tab/>resurs</text:p>
      <text:p text:style-name="Preformatted_20_Text">52121<text:tab/>reta</text:p>
      <text:p text:style-name="Preformatted_20_Text">52122<text:tab/>retas</text:p>
      <text:p text:style-name="Preformatted_20_Text">52123<text:tab/>retina</text:p>
      <text:p text:style-name="Preformatted_20_Text">52124<text:tab/>retor</text:p>
      <text:p text:style-name="Preformatted_20_Text">52125<text:tab/>retort</text:p>
      <text:p text:style-name="Preformatted_20_Text">52126<text:tab/>retur</text:p>
      <text:p text:style-name="Preformatted_20_Text">52131<text:tab/>rev</text:p>
      <text:p text:style-name="Preformatted_20_Text">52132<text:tab/>reva</text:p>
      <text:p text:style-name="Preformatted_20_Text">52133<text:tab/>revben</text:p>
      <text:p text:style-name="Preformatted_20_Text">52134<text:tab/>revel</text:p>
      <text:p text:style-name="Preformatted_20_Text">52135<text:tab/>revelj</text:p>
      <text:p text:style-name="Preformatted_20_Text">52136<text:tab/>reveny</text:p>
      <text:p text:style-name="Preformatted_20_Text">52141<text:tab/>revers</text:p>
      <text:p text:style-name="Preformatted_20_Text">52142<text:tab/>revir</text:p>
      <text:p text:style-name="Preformatted_20_Text">52143<text:tab/>revolt</text:p>
      <text:p text:style-name="Preformatted_20_Text">52144<text:tab/>revorm</text:p>
      <text:p text:style-name="Preformatted_20_Text">52145<text:tab/>revy</text:p>
      <text:p text:style-name="Preformatted_20_Text">52146<text:tab/>rhizom</text:p>
      <text:p text:style-name="Preformatted_20_Text">52151<text:tab/>rho</text:p>
      <text:p text:style-name="Preformatted_20_Text">52152<text:tab/>ria</text:p>
      <text:p text:style-name="Preformatted_20_Text">52153<text:tab/>ribb</text:p>
      <text:p text:style-name="Preformatted_20_Text">52154<text:tab/>ribba</text:p>
      <text:p text:style-name="Preformatted_20_Text">52155<text:tab/>rida</text:p>
      <text:p text:style-name="Preformatted_20_Text">52156<text:tab/>ridhus</text:p>
      <text:p text:style-name="Preformatted_20_Text">52161<text:tab/>ridtur</text:p>
      <text:p text:style-name="Preformatted_20_Text">52162<text:tab/>riff</text:p>
      <text:p text:style-name="Preformatted_20_Text">52163<text:tab/>rigg</text:p>
      <text:p text:style-name="Preformatted_20_Text">52164<text:tab/>rigga</text:p>
      <text:p text:style-name="Preformatted_20_Text">52165<text:tab/>rigla</text:p>
      <text:p text:style-name="Preformatted_20_Text">52166<text:tab/>rik</text:p>
      <text:p text:style-name="Preformatted_20_Text">52211<text:tab/>rike</text:p>
      <text:p text:style-name="Preformatted_20_Text">52212<text:tab/>riksha</text:p>
      <text:p text:style-name="Preformatted_20_Text">52213<text:tab/>rikta</text:p>
      <text:p text:style-name="Preformatted_20_Text">52214<text:tab/>rim</text:p>
      <text:p text:style-name="Preformatted_20_Text">52215<text:tab/>rimma</text:p>
      <text:p text:style-name="Preformatted_20_Text">52216<text:tab/>ring</text:p>
      <text:p text:style-name="Preformatted_20_Text">52221<text:tab/>ringa</text:p>
      <text:p text:style-name="Preformatted_20_Text">52222<text:tab/>ringla</text:p>
      <text:p text:style-name="Preformatted_20_Text">52223<text:tab/>rink</text:p>
      <text:p text:style-name="Preformatted_20_Text">52224<text:tab/>rinna</text:p>
      <text:p text:style-name="Preformatted_20_Text">52225<text:tab/>ripa</text:p>
      <text:p text:style-name="Preformatted_20_Text">52226<text:tab/>ripost</text:p>
      <text:p text:style-name="Preformatted_20_Text">52231<text:tab/>rippel</text:p>
      <text:p text:style-name="Preformatted_20_Text">52232<text:tab/>rips</text:p>
      <text:p text:style-name="Preformatted_20_Text">52233<text:tab/>ris</text:p>
      <text:p text:style-name="Preformatted_20_Text">52234<text:tab/>risa</text:p>
      <text:p text:style-name="Preformatted_20_Text">52235<text:tab/>risk</text:p>
      <text:p text:style-name="Preformatted_20_Text">52236<text:tab/>riska</text:p>
      <text:p text:style-name="Preformatted_20_Text">52241<text:tab/>risoll</text:p>
      <text:p text:style-name="Preformatted_20_Text">52242<text:tab/>rispa</text:p>
      <text:p text:style-name="Preformatted_20_Text">52243<text:tab/>rissel</text:p>
      <text:p text:style-name="Preformatted_20_Text">52244<text:tab/>rissla</text:p>
      <text:p text:style-name="Preformatted_20_Text">52245<text:tab/>rist</text:p>
      <text:p text:style-name="Preformatted_20_Text">52246<text:tab/>rista</text:p>
      <text:p text:style-name="Preformatted_20_Text">52251<text:tab/>rit</text:p>
      <text:p text:style-name="Preformatted_20_Text">52252<text:tab/>rita</text:p>
      <text:p text:style-name="Preformatted_20_Text">52253<text:tab/>ritare</text:p>
      <text:p text:style-name="Preformatted_20_Text">52254<text:tab/>ritkol</text:p>
      <text:p text:style-name="Preformatted_20_Text">52255<text:tab/>rits</text:p>
      <text:p text:style-name="Preformatted_20_Text">52256<text:tab/>ritsa</text:p>
      <text:p text:style-name="Preformatted_20_Text">52261<text:tab/>ritsch</text:p>
      <text:p text:style-name="Preformatted_20_Text">52262<text:tab/>ritt</text:p>
      <text:p text:style-name="Preformatted_20_Text">52263<text:tab/>ritual</text:p>
      <text:p text:style-name="Preformatted_20_Text">52264<text:tab/>riv</text:p>
      <text:p text:style-name="Preformatted_20_Text">52265<text:tab/>riva</text:p>
      <text:p text:style-name="Preformatted_20_Text">52266<text:tab/>rival</text:p>
      <text:p text:style-name="Preformatted_20_Text">52311<text:tab/>rivas</text:p>
      <text:p text:style-name="Preformatted_20_Text">52312<text:tab/>ro</text:p>
      <text:p text:style-name="Preformatted_20_Text">52313<text:tab/>roa</text:p>
      <text:p text:style-name="Preformatted_20_Text">52314<text:tab/>road</text:p>
      <text:p text:style-name="Preformatted_20_Text">52315<text:tab/>roadie</text:p>
      <text:p text:style-name="Preformatted_20_Text">52316<text:tab/>roande</text:p>
      <text:p text:style-name="Preformatted_20_Text">52321<text:tab/>robot</text:p>
      <text:p text:style-name="Preformatted_20_Text">52322<text:tab/>rock</text:p>
      <text:p text:style-name="Preformatted_20_Text">52323<text:tab/>rocka</text:p>
      <text:p text:style-name="Preformatted_20_Text">52324<text:tab/>rockad</text:p>
      <text:p text:style-name="Preformatted_20_Text">52325<text:tab/>rodd</text:p>
      <text:p text:style-name="Preformatted_20_Text">52326<text:tab/>rodel</text:p>
      <text:p text:style-name="Preformatted_20_Text">52331<text:tab/>rodeo</text:p>
      <text:p text:style-name="Preformatted_20_Text">52332<text:tab/>roder</text:p>
      <text:p text:style-name="Preformatted_20_Text">52333<text:tab/>rodium</text:p>
      <text:p text:style-name="Preformatted_20_Text">52334<text:tab/>rodna</text:p>
      <text:p text:style-name="Preformatted_20_Text">52335<text:tab/>rodnad</text:p>
      <text:p text:style-name="Preformatted_20_Text">52336<text:tab/>roffa</text:p>
      <text:p text:style-name="Preformatted_20_Text">52341<text:tab/>rokoko</text:p>
      <text:p text:style-name="Preformatted_20_Text">52342<text:tab/>roll</text:p>
      <text:p text:style-name="Preformatted_20_Text">52343<text:tab/>rolla</text:p>
      <text:p text:style-name="Preformatted_20_Text">52344<text:tab/>roller</text:p>
      <text:p text:style-name="Preformatted_20_Text">52345<text:tab/>rolls</text:p>
      <text:p text:style-name="Preformatted_20_Text">52346<text:tab/>roman</text:p>
      <text:p text:style-name="Preformatted_20_Text">52351<text:tab/>romans</text:p>
      <text:p text:style-name="Preformatted_20_Text">52352<text:tab/>romb</text:p>
      <text:p text:style-name="Preformatted_20_Text">52353<text:tab/>rond</text:p>
      <text:p text:style-name="Preformatted_20_Text">52354<text:tab/>rondo</text:p>
      <text:p text:style-name="Preformatted_20_Text">52355<text:tab/>rookie</text:p>
      <text:p text:style-name="Preformatted_20_Text">52356<text:tab/>rop</text:p>
      <text:p text:style-name="Preformatted_20_Text">52361<text:tab/>ropa</text:p>
      <text:p text:style-name="Preformatted_20_Text">52362<text:tab/>ros</text:p>
      <text:p text:style-name="Preformatted_20_Text">52363<text:tab/>rosa</text:p>
      <text:p text:style-name="Preformatted_20_Text">52364<text:tab/>rosett</text:p>
      <text:p text:style-name="Preformatted_20_Text">52365<text:tab/>rossla</text:p>
      <text:p text:style-name="Preformatted_20_Text">52366<text:tab/>rost</text:p>
      <text:p text:style-name="Preformatted_20_Text">52411<text:tab/>rosta</text:p>
      <text:p text:style-name="Preformatted_20_Text">52412<text:tab/>rot</text:p>
      <text:p text:style-name="Preformatted_20_Text">52413<text:tab/>rota</text:p>
      <text:p text:style-name="Preformatted_20_Text">52414<text:tab/>rote</text:p>
      <text:p text:style-name="Preformatted_20_Text">52415<text:tab/>rotel</text:p>
      <text:p text:style-name="Preformatted_20_Text">52416<text:tab/>rotera</text:p>
      <text:p text:style-name="Preformatted_20_Text">52421<text:tab/>rotmos</text:p>
      <text:p text:style-name="Preformatted_20_Text">52422<text:tab/>rotor</text:p>
      <text:p text:style-name="Preformatted_20_Text">52423<text:tab/>rots</text:p>
      <text:p text:style-name="Preformatted_20_Text">52424<text:tab/>rotsak</text:p>
      <text:p text:style-name="Preformatted_20_Text">52425<text:tab/>rouge</text:p>
      <text:p text:style-name="Preformatted_20_Text">52426<text:tab/>rov</text:p>
      <text:p text:style-name="Preformatted_20_Text">52431<text:tab/>rova</text:p>
      <text:p text:style-name="Preformatted_20_Text">52432<text:tab/>rubank</text:p>
      <text:p text:style-name="Preformatted_20_Text">52433<text:tab/>rubba</text:p>
      <text:p text:style-name="Preformatted_20_Text">52434<text:tab/>rubbet</text:p>
      <text:p text:style-name="Preformatted_20_Text">52435<text:tab/>rubel</text:p>
      <text:p text:style-name="Preformatted_20_Text">52436<text:tab/>rubin</text:p>
      <text:p text:style-name="Preformatted_20_Text">52441<text:tab/>rubrik</text:p>
      <text:p text:style-name="Preformatted_20_Text">52442<text:tab/>rucka</text:p>
      <text:p text:style-name="Preformatted_20_Text">52443<text:tab/>ruckel</text:p>
      <text:p text:style-name="Preformatted_20_Text">52444<text:tab/>ruckla</text:p>
      <text:p text:style-name="Preformatted_20_Text">52445<text:tab/>ruda</text:p>
      <text:p text:style-name="Preformatted_20_Text">52446<text:tab/>ruelse</text:p>
      <text:p text:style-name="Preformatted_20_Text">52451<text:tab/>ruff</text:p>
      <text:p text:style-name="Preformatted_20_Text">52452<text:tab/>ruffel</text:p>
      <text:p text:style-name="Preformatted_20_Text">52453<text:tab/>ruffla</text:p>
      <text:p text:style-name="Preformatted_20_Text">52454<text:tab/>rufs</text:p>
      <text:p text:style-name="Preformatted_20_Text">52455<text:tab/>rufsa</text:p>
      <text:p text:style-name="Preformatted_20_Text">52456<text:tab/>rugby</text:p>
      <text:p text:style-name="Preformatted_20_Text">52461<text:tab/>rugga</text:p>
      <text:p text:style-name="Preformatted_20_Text">52462<text:tab/>rugge</text:p>
      <text:p text:style-name="Preformatted_20_Text">52463<text:tab/>ruin</text:p>
      <text:p text:style-name="Preformatted_20_Text">52464<text:tab/>rulla</text:p>
      <text:p text:style-name="Preformatted_20_Text">52465<text:tab/>rulle</text:p>
      <text:p text:style-name="Preformatted_20_Text">52466<text:tab/>rulta</text:p>
      <text:p text:style-name="Preformatted_20_Text"><text:soft-page-break/>52511<text:tab/>rum</text:p>
      <text:p text:style-name="Preformatted_20_Text">52512<text:tab/>rumba</text:p>
      <text:p text:style-name="Preformatted_20_Text">52513<text:tab/>rumla</text:p>
      <text:p text:style-name="Preformatted_20_Text">52514<text:tab/>rumpa</text:p>
      <text:p text:style-name="Preformatted_20_Text">52515<text:tab/>rumtid</text:p>
      <text:p text:style-name="Preformatted_20_Text">52516<text:tab/>runa</text:p>
      <text:p text:style-name="Preformatted_20_Text">52521<text:tab/>rund</text:p>
      <text:p text:style-name="Preformatted_20_Text">52522<text:tab/>runda</text:p>
      <text:p text:style-name="Preformatted_20_Text">52523<text:tab/>rundel</text:p>
      <text:p text:style-name="Preformatted_20_Text">52524<text:tab/>runga</text:p>
      <text:p text:style-name="Preformatted_20_Text">52525<text:tab/>runk</text:p>
      <text:p text:style-name="Preformatted_20_Text">52526<text:tab/>runrad</text:p>
      <text:p text:style-name="Preformatted_20_Text">52531<text:tab/>rupie</text:p>
      <text:p text:style-name="Preformatted_20_Text">52532<text:tab/>ruptur</text:p>
      <text:p text:style-name="Preformatted_20_Text">52533<text:tab/>rus</text:p>
      <text:p text:style-name="Preformatted_20_Text">52534<text:tab/>rusa</text:p>
      <text:p text:style-name="Preformatted_20_Text">52535<text:tab/>rusch</text:p>
      <text:p text:style-name="Preformatted_20_Text">52536<text:tab/>rush</text:p>
      <text:p text:style-name="Preformatted_20_Text">52541<text:tab/>rusk</text:p>
      <text:p text:style-name="Preformatted_20_Text">52542<text:tab/>ruska</text:p>
      <text:p text:style-name="Preformatted_20_Text">52543<text:tab/>russ</text:p>
      <text:p text:style-name="Preformatted_20_Text">52544<text:tab/>russin</text:p>
      <text:p text:style-name="Preformatted_20_Text">52545<text:tab/>rusta</text:p>
      <text:p text:style-name="Preformatted_20_Text">52546<text:tab/>ruta</text:p>
      <text:p text:style-name="Preformatted_20_Text">52551<text:tab/>ruter</text:p>
      <text:p text:style-name="Preformatted_20_Text">52552<text:tab/>rutin</text:p>
      <text:p text:style-name="Preformatted_20_Text">52553<text:tab/>ruttna</text:p>
      <text:p text:style-name="Preformatted_20_Text">52554<text:tab/>ruva</text:p>
      <text:p text:style-name="Preformatted_20_Text">52555<text:tab/>rya</text:p>
      <text:p text:style-name="Preformatted_20_Text">52556<text:tab/>ryande</text:p>
      <text:p text:style-name="Preformatted_20_Text">52561<text:tab/>rybs</text:p>
      <text:p text:style-name="Preformatted_20_Text">52562<text:tab/>ryck</text:p>
      <text:p text:style-name="Preformatted_20_Text">52563<text:tab/>rycka</text:p>
      <text:p text:style-name="Preformatted_20_Text">52564<text:tab/>rygg</text:p>
      <text:p text:style-name="Preformatted_20_Text">52565<text:tab/>rygga</text:p>
      <text:p text:style-name="Preformatted_20_Text">52566<text:tab/>ryka</text:p>
      <text:p text:style-name="Preformatted_20_Text">52611<text:tab/>rykt</text:p>
      <text:p text:style-name="Preformatted_20_Text">52612<text:tab/>rykta</text:p>
      <text:p text:style-name="Preformatted_20_Text">52613<text:tab/>ryktas</text:p>
      <text:p text:style-name="Preformatted_20_Text">52614<text:tab/>rykte</text:p>
      <text:p text:style-name="Preformatted_20_Text">52615<text:tab/>rymd</text:p>
      <text:p text:style-name="Preformatted_20_Text">52616<text:tab/>rymma</text:p>
      <text:p text:style-name="Preformatted_20_Text">52621<text:tab/>rymmas</text:p>
      <text:p text:style-name="Preformatted_20_Text">52622<text:tab/>rynka</text:p>
      <text:p text:style-name="Preformatted_20_Text">52623<text:tab/>ryps</text:p>
      <text:p text:style-name="Preformatted_20_Text">52624<text:tab/>rysa</text:p>
      <text:p text:style-name="Preformatted_20_Text">52625<text:tab/>rysare</text:p>
      <text:p text:style-name="Preformatted_20_Text">52626<text:tab/>rysch</text:p>
      <text:p text:style-name="Preformatted_20_Text">52631<text:tab/>ryssja</text:p>
      <text:p text:style-name="Preformatted_20_Text">52632<text:tab/>ryta</text:p>
      <text:p text:style-name="Preformatted_20_Text">52633<text:tab/>rytm</text:p>
      <text:p text:style-name="Preformatted_20_Text">52634<text:tab/>rytmik</text:p>
      <text:p text:style-name="Preformatted_20_Text">52635<text:tab/>ryttla</text:p>
      <text:p text:style-name="Preformatted_20_Text">52636<text:tab/>sabba</text:p>
      <text:p text:style-name="Preformatted_20_Text">52641<text:tab/>sabbat</text:p>
      <text:p text:style-name="Preformatted_20_Text">52642<text:tab/>sabel</text:p>
      <text:p text:style-name="Preformatted_20_Text">52643<text:tab/>sacka</text:p>
      <text:p text:style-name="Preformatted_20_Text">52644<text:tab/>sadel</text:p>
      <text:p text:style-name="Preformatted_20_Text">52645<text:tab/>sadism</text:p>
      <text:p text:style-name="Preformatted_20_Text">52646<text:tab/>sadist</text:p>
      <text:p text:style-name="Preformatted_20_Text">52651<text:tab/>sadla</text:p>
      <text:p text:style-name="Preformatted_20_Text">52652<text:tab/>safari</text:p>
      <text:p text:style-name="Preformatted_20_Text">52653<text:tab/>safir</text:p>
      <text:p text:style-name="Preformatted_20_Text">52654<text:tab/>saft</text:p>
      <text:p text:style-name="Preformatted_20_Text">52655<text:tab/>safta</text:p>
      <text:p text:style-name="Preformatted_20_Text">52656<text:tab/>saga</text:p>
      <text:p text:style-name="Preformatted_20_Text">52661<text:tab/>sagga</text:p>
      <text:p text:style-name="Preformatted_20_Text">52662<text:tab/>sagla</text:p>
      <text:p text:style-name="Preformatted_20_Text">52663<text:tab/>sago</text:p>
      <text:p text:style-name="Preformatted_20_Text">52664<text:tab/>sak</text:p>
      <text:p text:style-name="Preformatted_20_Text">52665<text:tab/>saka</text:p>
      <text:p text:style-name="Preformatted_20_Text">52666<text:tab/>sakfel</text:p>
      <text:p text:style-name="Preformatted_20_Text">53111<text:tab/>sakna</text:p>
      <text:p text:style-name="Preformatted_20_Text">53112<text:tab/>saknad</text:p>
      <text:p text:style-name="Preformatted_20_Text">53113<text:tab/>saknas</text:p>
      <text:p text:style-name="Preformatted_20_Text">53114<text:tab/>sakord</text:p>
      <text:p text:style-name="Preformatted_20_Text">53115<text:tab/>sakta</text:p>
      <text:p text:style-name="Preformatted_20_Text">53116<text:tab/>sal</text:p>
      <text:p text:style-name="Preformatted_20_Text">53121<text:tab/>sala</text:p>
      <text:p text:style-name="Preformatted_20_Text">53122<text:tab/>salami</text:p>
      <text:p text:style-name="Preformatted_20_Text">53123<text:tab/>saldo</text:p>
      <text:p text:style-name="Preformatted_20_Text">53124<text:tab/>salep</text:p>
      <text:p text:style-name="Preformatted_20_Text">53125<text:tab/>salin</text:p>
      <text:p text:style-name="Preformatted_20_Text">53126<text:tab/>saliv</text:p>
      <text:p text:style-name="Preformatted_20_Text">53131<text:tab/>sallad</text:p>
      <text:p text:style-name="Preformatted_20_Text">53132<text:tab/>sallat</text:p>
      <text:p text:style-name="Preformatted_20_Text">53133<text:tab/>salong</text:p>
      <text:p text:style-name="Preformatted_20_Text">53134<text:tab/>saloon</text:p>
      <text:p text:style-name="Preformatted_20_Text">53135<text:tab/>salt</text:p>
      <text:p text:style-name="Preformatted_20_Text">53136<text:tab/>salta</text:p>
      <text:p text:style-name="Preformatted_20_Text">53141<text:tab/>salut</text:p>
      <text:p text:style-name="Preformatted_20_Text">53142<text:tab/>salva</text:p>
      <text:p text:style-name="Preformatted_20_Text">53143<text:tab/>salvia</text:p>
      <text:p text:style-name="Preformatted_20_Text">53144<text:tab/>samba</text:p>
      <text:p text:style-name="Preformatted_20_Text">53145<text:tab/>sambo</text:p>
      <text:p text:style-name="Preformatted_20_Text">53146<text:tab/>sameby</text:p>
      <text:p text:style-name="Preformatted_20_Text">53151<text:tab/>samla</text:p>
      <text:p text:style-name="Preformatted_20_Text">53152<text:tab/>samlas</text:p>
      <text:p text:style-name="Preformatted_20_Text">53153<text:tab/>samliv</text:p>
      <text:p text:style-name="Preformatted_20_Text">53154<text:tab/>sammet</text:p>
      <text:p text:style-name="Preformatted_20_Text">53155<text:tab/>sampan</text:p>
      <text:p text:style-name="Preformatted_20_Text">53156<text:tab/>sampel</text:p>
      <text:p text:style-name="Preformatted_20_Text">53161<text:tab/>sampla</text:p>
      <text:p text:style-name="Preformatted_20_Text">53162<text:tab/>sams</text:p>
      <text:p text:style-name="Preformatted_20_Text">53163<text:tab/>samsa</text:p>
      <text:p text:style-name="Preformatted_20_Text">53164<text:tab/>samsas</text:p>
      <text:p text:style-name="Preformatted_20_Text">53165<text:tab/>samtal</text:p>
      <text:p text:style-name="Preformatted_20_Text">53166<text:tab/>samtid</text:p>
      <text:p text:style-name="Preformatted_20_Text">53211<text:tab/>samum</text:p>
      <text:p text:style-name="Preformatted_20_Text">53212<text:tab/>sand</text:p>
      <text:p text:style-name="Preformatted_20_Text">53213<text:tab/>sanda</text:p>
      <text:p text:style-name="Preformatted_20_Text">53214<text:tab/>sandal</text:p>
      <text:p text:style-name="Preformatted_20_Text">53215<text:tab/>sandel</text:p>
      <text:p text:style-name="Preformatted_20_Text">53216<text:tab/>sandhi</text:p>
      <text:p text:style-name="Preformatted_20_Text">53221<text:tab/>sandur</text:p>
      <text:p text:style-name="Preformatted_20_Text">53222<text:tab/>sanera</text:p>
      <text:p text:style-name="Preformatted_20_Text">53223<text:tab/>sang</text:p>
      <text:p text:style-name="Preformatted_20_Text">53224<text:tab/>sank</text:p>
      <text:p text:style-name="Preformatted_20_Text">53225<text:tab/>sann</text:p>
      <text:p text:style-name="Preformatted_20_Text">53226<text:tab/>sanna</text:p>
      <text:p text:style-name="Preformatted_20_Text">53231<text:tab/>sans</text:p>
      <text:p text:style-name="Preformatted_20_Text">53232<text:tab/>sapp</text:p>
      <text:p text:style-name="Preformatted_20_Text">53233<text:tab/>sardin</text:p>
      <text:p text:style-name="Preformatted_20_Text">53234<text:tab/>sarg</text:p>
      <text:p text:style-name="Preformatted_20_Text">53235<text:tab/>sarga</text:p>
      <text:p text:style-name="Preformatted_20_Text">53236<text:tab/>sari</text:p>
      <text:p text:style-name="Preformatted_20_Text">53241<text:tab/>sarkom</text:p>
      <text:p text:style-name="Preformatted_20_Text">53242<text:tab/>sarong</text:p>
      <text:p text:style-name="Preformatted_20_Text">53243<text:tab/>sars</text:p>
      <text:p text:style-name="Preformatted_20_Text">53244<text:tab/>sarv</text:p>
      <text:p text:style-name="Preformatted_20_Text">53245<text:tab/>sate</text:p>
      <text:p text:style-name="Preformatted_20_Text">53246<text:tab/>satin</text:p>
      <text:p text:style-name="Preformatted_20_Text">53251<text:tab/>satir</text:p>
      <text:p text:style-name="Preformatted_20_Text">53252<text:tab/>satrap</text:p>
      <text:p text:style-name="Preformatted_20_Text">53253<text:tab/>sats</text:p>
      <text:p text:style-name="Preformatted_20_Text">53254<text:tab/>satsa</text:p>
      <text:p text:style-name="Preformatted_20_Text">53255<text:tab/>satt</text:p>
      <text:p text:style-name="Preformatted_20_Text">53256<text:tab/>sattyg</text:p>
      <text:p text:style-name="Preformatted_20_Text">53261<text:tab/>satyr</text:p>
      <text:p text:style-name="Preformatted_20_Text">53262<text:tab/>sauna</text:p>
      <text:p text:style-name="Preformatted_20_Text">53263<text:tab/>sav</text:p>
      <text:p text:style-name="Preformatted_20_Text">53264<text:tab/>sava</text:p>
      <text:p text:style-name="Preformatted_20_Text">53265<text:tab/>savann</text:p>
      <text:p text:style-name="Preformatted_20_Text">53266<text:tab/>sax</text:p>
      <text:p text:style-name="Preformatted_20_Text">53311<text:tab/>saxa</text:p>
      <text:p text:style-name="Preformatted_20_Text">53312<text:tab/>saxarm</text:p>
      <text:p text:style-name="Preformatted_20_Text">53313<text:tab/>sbirr</text:p>
      <text:p text:style-name="Preformatted_20_Text">53314<text:tab/>scanna</text:p>
      <text:p text:style-name="Preformatted_20_Text">53315<text:tab/>schack</text:p>
      <text:p text:style-name="Preformatted_20_Text">53316<text:tab/>schah</text:p>
      <text:p text:style-name="Preformatted_20_Text">53321<text:tab/>schakt</text:p>
      <text:p text:style-name="Preformatted_20_Text">53322<text:tab/>schal</text:p>
      <text:p text:style-name="Preformatted_20_Text">53323<text:tab/>schema</text:p>
      <text:p text:style-name="Preformatted_20_Text">53324<text:tab/>schism</text:p>
      <text:p text:style-name="Preformatted_20_Text">53325<text:tab/>scilla</text:p>
      <text:p text:style-name="Preformatted_20_Text">53326<text:tab/>scone</text:p>
      <text:p text:style-name="Preformatted_20_Text">53331<text:tab/>scoop</text:p>
      <text:p text:style-name="Preformatted_20_Text">53332<text:tab/>scout</text:p>
      <text:p text:style-name="Preformatted_20_Text">53333<text:tab/>se</text:p>
      <text:p text:style-name="Preformatted_20_Text">53334<text:tab/>seans</text:p>
      <text:p text:style-name="Preformatted_20_Text">53335<text:tab/>sebu</text:p>
      <text:p text:style-name="Preformatted_20_Text">53336<text:tab/>sedan</text:p>
      <text:p text:style-name="Preformatted_20_Text">53341<text:tab/>sedel</text:p>
      <text:p text:style-name="Preformatted_20_Text">53342<text:tab/>sedum</text:p>
      <text:p text:style-name="Preformatted_20_Text">53343<text:tab/>seende</text:p>
      <text:p text:style-name="Preformatted_20_Text">53344<text:tab/>sefir</text:p>
      <text:p text:style-name="Preformatted_20_Text">53345<text:tab/>seg</text:p>
      <text:p text:style-name="Preformatted_20_Text">53346<text:tab/>sega</text:p>
      <text:p text:style-name="Preformatted_20_Text"><text:soft-page-break/>53351<text:tab/>segdra</text:p>
      <text:p text:style-name="Preformatted_20_Text">53352<text:tab/>segel</text:p>
      <text:p text:style-name="Preformatted_20_Text">53353<text:tab/>seger</text:p>
      <text:p text:style-name="Preformatted_20_Text">53354<text:tab/>seghet</text:p>
      <text:p text:style-name="Preformatted_20_Text">53355<text:tab/>segla</text:p>
      <text:p text:style-name="Preformatted_20_Text">53356<text:tab/>segna</text:p>
      <text:p text:style-name="Preformatted_20_Text">53361<text:tab/>segra</text:p>
      <text:p text:style-name="Preformatted_20_Text">53362<text:tab/>sejd</text:p>
      <text:p text:style-name="Preformatted_20_Text">53363<text:tab/>sejda</text:p>
      <text:p text:style-name="Preformatted_20_Text">53364<text:tab/>sejdel</text:p>
      <text:p text:style-name="Preformatted_20_Text">53365<text:tab/>sejm</text:p>
      <text:p text:style-name="Preformatted_20_Text">53366<text:tab/>sejour</text:p>
      <text:p text:style-name="Preformatted_20_Text">53411<text:tab/>sejte</text:p>
      <text:p text:style-name="Preformatted_20_Text">53412<text:tab/>sekant</text:p>
      <text:p text:style-name="Preformatted_20_Text">53413<text:tab/>sekel</text:p>
      <text:p text:style-name="Preformatted_20_Text">53414<text:tab/>sekin</text:p>
      <text:p text:style-name="Preformatted_20_Text">53415<text:tab/>sekond</text:p>
      <text:p text:style-name="Preformatted_20_Text">53416<text:tab/>sekret</text:p>
      <text:p text:style-name="Preformatted_20_Text">53421<text:tab/>sekt</text:p>
      <text:p text:style-name="Preformatted_20_Text">53422<text:tab/>sekter</text:p>
      <text:p text:style-name="Preformatted_20_Text">53423<text:tab/>sektor</text:p>
      <text:p text:style-name="Preformatted_20_Text">53424<text:tab/>sekund</text:p>
      <text:p text:style-name="Preformatted_20_Text">53425<text:tab/>sel</text:p>
      <text:p text:style-name="Preformatted_20_Text">53426<text:tab/>sela</text:p>
      <text:p text:style-name="Preformatted_20_Text">53431<text:tab/>seldon</text:p>
      <text:p text:style-name="Preformatted_20_Text">53432<text:tab/>sele</text:p>
      <text:p text:style-name="Preformatted_20_Text">53433<text:tab/>selen</text:p>
      <text:p text:style-name="Preformatted_20_Text">53434<text:tab/>selot</text:p>
      <text:p text:style-name="Preformatted_20_Text">53435<text:tab/>seltyg</text:p>
      <text:p text:style-name="Preformatted_20_Text">53436<text:tab/>semem</text:p>
      <text:p text:style-name="Preformatted_20_Text">53441<text:tab/>semla</text:p>
      <text:p text:style-name="Preformatted_20_Text">53442<text:tab/>sena</text:p>
      <text:p text:style-name="Preformatted_20_Text">53443<text:tab/>senap</text:p>
      <text:p text:style-name="Preformatted_20_Text">53444<text:tab/>senar</text:p>
      <text:p text:style-name="Preformatted_20_Text">53445<text:tab/>senat</text:p>
      <text:p text:style-name="Preformatted_20_Text">53446<text:tab/>senior</text:p>
      <text:p text:style-name="Preformatted_20_Text">53451<text:tab/>senna</text:p>
      <text:p text:style-name="Preformatted_20_Text">53452<text:tab/>sepia</text:p>
      <text:p text:style-name="Preformatted_20_Text">53453<text:tab/>sepoy</text:p>
      <text:p text:style-name="Preformatted_20_Text">53454<text:tab/>sepsis</text:p>
      <text:p text:style-name="Preformatted_20_Text">53455<text:tab/>seraf</text:p>
      <text:p text:style-name="Preformatted_20_Text">53456<text:tab/>seralj</text:p>
      <text:p text:style-name="Preformatted_20_Text">53461<text:tab/>serie</text:p>
      <text:p text:style-name="Preformatted_20_Text">53462<text:tab/>seriff</text:p>
      <text:p text:style-name="Preformatted_20_Text">53463<text:tab/>serum</text:p>
      <text:p text:style-name="Preformatted_20_Text">53464<text:tab/>serva</text:p>
      <text:p text:style-name="Preformatted_20_Text">53465<text:tab/>serval</text:p>
      <text:p text:style-name="Preformatted_20_Text">53466<text:tab/>serve</text:p>
      <text:p text:style-name="Preformatted_20_Text">53511<text:tab/>server</text:p>
      <text:p text:style-name="Preformatted_20_Text">53512<text:tab/>servis</text:p>
      <text:p text:style-name="Preformatted_20_Text">53513<text:tab/>sesam</text:p>
      <text:p text:style-name="Preformatted_20_Text">53514<text:tab/>sessa</text:p>
      <text:p text:style-name="Preformatted_20_Text">53515<text:tab/>setter</text:p>
      <text:p text:style-name="Preformatted_20_Text">53516<text:tab/>sexa</text:p>
      <text:p text:style-name="Preformatted_20_Text">53521<text:tab/>sexakt</text:p>
      <text:p text:style-name="Preformatted_20_Text">53522<text:tab/>sexism</text:p>
      <text:p text:style-name="Preformatted_20_Text">53523<text:tab/>sexmyt</text:p>
      <text:p text:style-name="Preformatted_20_Text">53524<text:tab/>sext</text:p>
      <text:p text:style-name="Preformatted_20_Text">53525<text:tab/>sfinx</text:p>
      <text:p text:style-name="Preformatted_20_Text">53526<text:tab/>shah</text:p>
      <text:p text:style-name="Preformatted_20_Text">53531<text:tab/>shake</text:p>
      <text:p text:style-name="Preformatted_20_Text">53532<text:tab/>shaker</text:p>
      <text:p text:style-name="Preformatted_20_Text">53533<text:tab/>shaman</text:p>
      <text:p text:style-name="Preformatted_20_Text">53534<text:tab/>shanty</text:p>
      <text:p text:style-name="Preformatted_20_Text">53535<text:tab/>shelf</text:p>
      <text:p text:style-name="Preformatted_20_Text">53536<text:tab/>sherpa</text:p>
      <text:p text:style-name="Preformatted_20_Text">53541<text:tab/>sherry</text:p>
      <text:p text:style-name="Preformatted_20_Text">53542<text:tab/>shiit</text:p>
      <text:p text:style-name="Preformatted_20_Text">53543<text:tab/>shogun</text:p>
      <text:p text:style-name="Preformatted_20_Text">53544<text:tab/>shop</text:p>
      <text:p text:style-name="Preformatted_20_Text">53545<text:tab/>shoppa</text:p>
      <text:p text:style-name="Preformatted_20_Text">53546<text:tab/>shorts</text:p>
      <text:p text:style-name="Preformatted_20_Text">53551<text:tab/>show</text:p>
      <text:p text:style-name="Preformatted_20_Text">53552<text:tab/>showa</text:p>
      <text:p text:style-name="Preformatted_20_Text">53553<text:tab/>shunt</text:p>
      <text:p text:style-name="Preformatted_20_Text">53554<text:tab/>shunta</text:p>
      <text:p text:style-name="Preformatted_20_Text">53555<text:tab/>sia</text:p>
      <text:p text:style-name="Preformatted_20_Text">53556<text:tab/>sial</text:p>
      <text:p text:style-name="Preformatted_20_Text">53561<text:tab/>siande</text:p>
      <text:p text:style-name="Preformatted_20_Text">53562<text:tab/>siare</text:p>
      <text:p text:style-name="Preformatted_20_Text">53563<text:tab/>sick</text:p>
      <text:p text:style-name="Preformatted_20_Text">53564<text:tab/>sicka</text:p>
      <text:p text:style-name="Preformatted_20_Text">53565<text:tab/>sickel</text:p>
      <text:p text:style-name="Preformatted_20_Text">53566<text:tab/>sickla</text:p>
      <text:p text:style-name="Preformatted_20_Text">53611<text:tab/>sid</text:p>
      <text:p text:style-name="Preformatted_20_Text">53612<text:tab/>siden</text:p>
      <text:p text:style-name="Preformatted_20_Text">53613<text:tab/>siesta</text:p>
      <text:p text:style-name="Preformatted_20_Text">53614<text:tab/>siffra</text:p>
      <text:p text:style-name="Preformatted_20_Text">53615<text:tab/>sifon</text:p>
      <text:p text:style-name="Preformatted_20_Text">53616<text:tab/>sigel</text:p>
      <text:p text:style-name="Preformatted_20_Text">53621<text:tab/>sigill</text:p>
      <text:p text:style-name="Preformatted_20_Text">53622<text:tab/>sigma</text:p>
      <text:p text:style-name="Preformatted_20_Text">53623<text:tab/>signa</text:p>
      <text:p text:style-name="Preformatted_20_Text">53624<text:tab/>signal</text:p>
      <text:p text:style-name="Preformatted_20_Text">53625<text:tab/>signet</text:p>
      <text:p text:style-name="Preformatted_20_Text">53626<text:tab/>signum</text:p>
      <text:p text:style-name="Preformatted_20_Text">53631<text:tab/>sikel</text:p>
      <text:p text:style-name="Preformatted_20_Text">53632<text:tab/>sikt</text:p>
      <text:p text:style-name="Preformatted_20_Text">53633<text:tab/>sikta</text:p>
      <text:p text:style-name="Preformatted_20_Text">53634<text:tab/>sikte</text:p>
      <text:p text:style-name="Preformatted_20_Text">53635<text:tab/>sil</text:p>
      <text:p text:style-name="Preformatted_20_Text">53636<text:tab/>sila</text:p>
      <text:p text:style-name="Preformatted_20_Text">53641<text:tab/>silben</text:p>
      <text:p text:style-name="Preformatted_20_Text">53642<text:tab/>silduk</text:p>
      <text:p text:style-name="Preformatted_20_Text">53643<text:tab/>silen</text:p>
      <text:p text:style-name="Preformatted_20_Text">53644<text:tab/>silke</text:p>
      <text:p text:style-name="Preformatted_20_Text">53645<text:tab/>sill</text:p>
      <text:p text:style-name="Preformatted_20_Text">53646<text:tab/>silo</text:p>
      <text:p text:style-name="Preformatted_20_Text">53651<text:tab/>silt</text:p>
      <text:p text:style-name="Preformatted_20_Text">53652<text:tab/>silur</text:p>
      <text:p text:style-name="Preformatted_20_Text">53653<text:tab/>silver</text:p>
      <text:p text:style-name="Preformatted_20_Text">53654<text:tab/>silvra</text:p>
      <text:p text:style-name="Preformatted_20_Text">53655<text:tab/>simand</text:p>
      <text:p text:style-name="Preformatted_20_Text">53656<text:tab/>simfot</text:p>
      <text:p text:style-name="Preformatted_20_Text">53661<text:tab/>simhud</text:p>
      <text:p text:style-name="Preformatted_20_Text">53662<text:tab/>simili</text:p>
      <text:p text:style-name="Preformatted_20_Text">53663<text:tab/>simma</text:p>
      <text:p text:style-name="Preformatted_20_Text">53664<text:tab/>simoni</text:p>
      <text:p text:style-name="Preformatted_20_Text">53665<text:tab/>simpa</text:p>
      <text:p text:style-name="Preformatted_20_Text">53666<text:tab/>sims</text:p>
      <text:p text:style-name="Preformatted_20_Text">54111<text:tab/>simtag</text:p>
      <text:p text:style-name="Preformatted_20_Text">54112<text:tab/>simtur</text:p>
      <text:p text:style-name="Preformatted_20_Text">54113<text:tab/>sina</text:p>
      <text:p text:style-name="Preformatted_20_Text">54114<text:tab/>singel</text:p>
      <text:p text:style-name="Preformatted_20_Text">54115<text:tab/>singla</text:p>
      <text:p text:style-name="Preformatted_20_Text">54116<text:tab/>sinka</text:p>
      <text:p text:style-name="Preformatted_20_Text">54121<text:tab/>sinne</text:p>
      <text:p text:style-name="Preformatted_20_Text">54122<text:tab/>sinter</text:p>
      <text:p text:style-name="Preformatted_20_Text">54123<text:tab/>sintra</text:p>
      <text:p text:style-name="Preformatted_20_Text">54124<text:tab/>sinuit</text:p>
      <text:p text:style-name="Preformatted_20_Text">54125<text:tab/>sinus</text:p>
      <text:p text:style-name="Preformatted_20_Text">54126<text:tab/>sioux</text:p>
      <text:p text:style-name="Preformatted_20_Text">54131<text:tab/>sipp</text:p>
      <text:p text:style-name="Preformatted_20_Text">54132<text:tab/>sippa</text:p>
      <text:p text:style-name="Preformatted_20_Text">54133<text:tab/>sippra</text:p>
      <text:p text:style-name="Preformatted_20_Text">54134<text:tab/>sir</text:p>
      <text:p text:style-name="Preformatted_20_Text">54135<text:tab/>sirap</text:p>
      <text:p text:style-name="Preformatted_20_Text">54136<text:tab/>sirat</text:p>
      <text:p text:style-name="Preformatted_20_Text">54141<text:tab/>siren</text:p>
      <text:p text:style-name="Preformatted_20_Text">54142<text:tab/>sirpa</text:p>
      <text:p text:style-name="Preformatted_20_Text">54143<text:tab/>sirra</text:p>
      <text:p text:style-name="Preformatted_20_Text">54144<text:tab/>sisa</text:p>
      <text:p text:style-name="Preformatted_20_Text">54145<text:tab/>sisal</text:p>
      <text:p text:style-name="Preformatted_20_Text">54146<text:tab/>sisel</text:p>
      <text:p text:style-name="Preformatted_20_Text">54151<text:tab/>siska</text:p>
      <text:p text:style-name="Preformatted_20_Text">54152<text:tab/>sista</text:p>
      <text:p text:style-name="Preformatted_20_Text">54153<text:tab/>sisten</text:p>
      <text:p text:style-name="Preformatted_20_Text">54154<text:tab/>sisu</text:p>
      <text:p text:style-name="Preformatted_20_Text">54155<text:tab/>sitar</text:p>
      <text:p text:style-name="Preformatted_20_Text">54156<text:tab/>sits</text:p>
      <text:p text:style-name="Preformatted_20_Text">54161<text:tab/>sitta</text:p>
      <text:p text:style-name="Preformatted_20_Text">54162<text:tab/>sitter</text:p>
      <text:p text:style-name="Preformatted_20_Text">54163<text:tab/>sjal</text:p>
      <text:p text:style-name="Preformatted_20_Text">54164<text:tab/>sjaska</text:p>
      <text:p text:style-name="Preformatted_20_Text">54165<text:tab/>sjava</text:p>
      <text:p text:style-name="Preformatted_20_Text">54166<text:tab/>sjok</text:p>
      <text:p text:style-name="Preformatted_20_Text">54211<text:tab/>sjua</text:p>
      <text:p text:style-name="Preformatted_20_Text">54212<text:tab/>sjubb</text:p>
      <text:p text:style-name="Preformatted_20_Text">54213<text:tab/>sjuda</text:p>
      <text:p text:style-name="Preformatted_20_Text">54214<text:tab/>sjuk</text:p>
      <text:p text:style-name="Preformatted_20_Text">54215<text:tab/>sjuka</text:p>
      <text:p text:style-name="Preformatted_20_Text">54216<text:tab/>sjukna</text:p>
      <text:p text:style-name="Preformatted_20_Text">54221<text:tab/>sjunga</text:p>
      <text:p text:style-name="Preformatted_20_Text">54222<text:tab/>sjunka</text:p>
      <text:p text:style-name="Preformatted_20_Text">54223<text:tab/>skada</text:p>
      <text:p text:style-name="Preformatted_20_Text">54224<text:tab/>skaffa</text:p>
      <text:p text:style-name="Preformatted_20_Text">54225<text:tab/>skaft</text:p>
      <text:p text:style-name="Preformatted_20_Text">54226<text:tab/>skafta</text:p>
      <text:p text:style-name="Preformatted_20_Text"><text:soft-page-break/>54231<text:tab/>skak</text:p>
      <text:p text:style-name="Preformatted_20_Text">54232<text:tab/>skaka</text:p>
      <text:p text:style-name="Preformatted_20_Text">54233<text:tab/>skakel</text:p>
      <text:p text:style-name="Preformatted_20_Text">54234<text:tab/>skal</text:p>
      <text:p text:style-name="Preformatted_20_Text">54235<text:tab/>skala</text:p>
      <text:p text:style-name="Preformatted_20_Text">54236<text:tab/>skald</text:p>
      <text:p text:style-name="Preformatted_20_Text">54241<text:tab/>skalda</text:p>
      <text:p text:style-name="Preformatted_20_Text">54242<text:tab/>skalk</text:p>
      <text:p text:style-name="Preformatted_20_Text">54243<text:tab/>skalka</text:p>
      <text:p text:style-name="Preformatted_20_Text">54244<text:tab/>skall</text:p>
      <text:p text:style-name="Preformatted_20_Text">54245<text:tab/>skalla</text:p>
      <text:p text:style-name="Preformatted_20_Text">54246<text:tab/>skalle</text:p>
      <text:p text:style-name="Preformatted_20_Text">54251<text:tab/>skalm</text:p>
      <text:p text:style-name="Preformatted_20_Text">54252<text:tab/>skalp</text:p>
      <text:p text:style-name="Preformatted_20_Text">54253<text:tab/>skalv</text:p>
      <text:p text:style-name="Preformatted_20_Text">54254<text:tab/>skam</text:p>
      <text:p text:style-name="Preformatted_20_Text">54255<text:tab/>skank</text:p>
      <text:p text:style-name="Preformatted_20_Text">54256<text:tab/>skanna</text:p>
      <text:p text:style-name="Preformatted_20_Text">54261<text:tab/>skans</text:p>
      <text:p text:style-name="Preformatted_20_Text">54262<text:tab/>skapa</text:p>
      <text:p text:style-name="Preformatted_20_Text">54263<text:tab/>skara</text:p>
      <text:p text:style-name="Preformatted_20_Text">54264<text:tab/>skare</text:p>
      <text:p text:style-name="Preformatted_20_Text">54265<text:tab/>skarv</text:p>
      <text:p text:style-name="Preformatted_20_Text">54266<text:tab/>skarva</text:p>
      <text:p text:style-name="Preformatted_20_Text">54311<text:tab/>skata</text:p>
      <text:p text:style-name="Preformatted_20_Text">54312<text:tab/>skate</text:p>
      <text:p text:style-name="Preformatted_20_Text">54313<text:tab/>skatt</text:p>
      <text:p text:style-name="Preformatted_20_Text">54314<text:tab/>skatta</text:p>
      <text:p text:style-name="Preformatted_20_Text">54315<text:tab/>skava</text:p>
      <text:p text:style-name="Preformatted_20_Text">54316<text:tab/>skeda</text:p>
      <text:p text:style-name="Preformatted_20_Text">54321<text:tab/>skede</text:p>
      <text:p text:style-name="Preformatted_20_Text">54322<text:tab/>skela</text:p>
      <text:p text:style-name="Preformatted_20_Text">54323<text:tab/>sken</text:p>
      <text:p text:style-name="Preformatted_20_Text">54324<text:tab/>skena</text:p>
      <text:p text:style-name="Preformatted_20_Text">54325<text:tab/>skepp</text:p>
      <text:p text:style-name="Preformatted_20_Text">54326<text:tab/>sketch</text:p>
      <text:p text:style-name="Preformatted_20_Text">54331<text:tab/>skev</text:p>
      <text:p text:style-name="Preformatted_20_Text">54332<text:tab/>skeva</text:p>
      <text:p text:style-name="Preformatted_20_Text">54333<text:tab/>skick</text:p>
      <text:p text:style-name="Preformatted_20_Text">54334<text:tab/>skicka</text:p>
      <text:p text:style-name="Preformatted_20_Text">54335<text:tab/>skida</text:p>
      <text:p text:style-name="Preformatted_20_Text">54336<text:tab/>skift</text:p>
      <text:p text:style-name="Preformatted_20_Text">54341<text:tab/>skifta</text:p>
      <text:p text:style-name="Preformatted_20_Text">54342<text:tab/>skifte</text:p>
      <text:p text:style-name="Preformatted_20_Text">54343<text:tab/>skikt</text:p>
      <text:p text:style-name="Preformatted_20_Text">54344<text:tab/>skikta</text:p>
      <text:p text:style-name="Preformatted_20_Text">54345<text:tab/>skilja</text:p>
      <text:p text:style-name="Preformatted_20_Text">54346<text:tab/>skimra</text:p>
      <text:p text:style-name="Preformatted_20_Text">54351<text:tab/>skina</text:p>
      <text:p text:style-name="Preformatted_20_Text">54352<text:tab/>skinka</text:p>
      <text:p text:style-name="Preformatted_20_Text">54353<text:tab/>skinn</text:p>
      <text:p text:style-name="Preformatted_20_Text">54354<text:tab/>skinna</text:p>
      <text:p text:style-name="Preformatted_20_Text">54355<text:tab/>skipa</text:p>
      <text:p text:style-name="Preformatted_20_Text">54356<text:tab/>skippa</text:p>
      <text:p text:style-name="Preformatted_20_Text">54361<text:tab/>skir</text:p>
      <text:p text:style-name="Preformatted_20_Text">54362<text:tab/>skira</text:p>
      <text:p text:style-name="Preformatted_20_Text">54363<text:tab/>skiss</text:p>
      <text:p text:style-name="Preformatted_20_Text">54364<text:tab/>skissa</text:p>
      <text:p text:style-name="Preformatted_20_Text">54365<text:tab/>skita</text:p>
      <text:p text:style-name="Preformatted_20_Text">54366<text:tab/>skiva</text:p>
      <text:p text:style-name="Preformatted_20_Text">54411<text:tab/>skjul</text:p>
      <text:p text:style-name="Preformatted_20_Text">54412<text:tab/>skjut</text:p>
      <text:p text:style-name="Preformatted_20_Text">54413<text:tab/>skjuta</text:p>
      <text:p text:style-name="Preformatted_20_Text">54414<text:tab/>skjuts</text:p>
      <text:p text:style-name="Preformatted_20_Text">54415<text:tab/>skjuva</text:p>
      <text:p text:style-name="Preformatted_20_Text">54416<text:tab/>sko</text:p>
      <text:p text:style-name="Preformatted_20_Text">54421<text:tab/>skock</text:p>
      <text:p text:style-name="Preformatted_20_Text">54422<text:tab/>skocka</text:p>
      <text:p text:style-name="Preformatted_20_Text">54423<text:tab/>skodon</text:p>
      <text:p text:style-name="Preformatted_20_Text">54424<text:tab/>skog</text:p>
      <text:p text:style-name="Preformatted_20_Text">54425<text:tab/>skoj</text:p>
      <text:p text:style-name="Preformatted_20_Text">54426<text:tab/>skoja</text:p>
      <text:p text:style-name="Preformatted_20_Text">54431<text:tab/>skola</text:p>
      <text:p text:style-name="Preformatted_20_Text">54432<text:tab/>skolk</text:p>
      <text:p text:style-name="Preformatted_20_Text">54433<text:tab/>skolka</text:p>
      <text:p text:style-name="Preformatted_20_Text">54434<text:tab/>skona</text:p>
      <text:p text:style-name="Preformatted_20_Text">54435<text:tab/>skopa</text:p>
      <text:p text:style-name="Preformatted_20_Text">54436<text:tab/>skorpa</text:p>
      <text:p text:style-name="Preformatted_20_Text">54441<text:tab/>skorra</text:p>
      <text:p text:style-name="Preformatted_20_Text">54442<text:tab/>skorv</text:p>
      <text:p text:style-name="Preformatted_20_Text">54443<text:tab/>skot</text:p>
      <text:p text:style-name="Preformatted_20_Text">54444<text:tab/>skota</text:p>
      <text:p text:style-name="Preformatted_20_Text">54445<text:tab/>skoter</text:p>
      <text:p text:style-name="Preformatted_20_Text">54446<text:tab/>skott</text:p>
      <text:p text:style-name="Preformatted_20_Text">54451<text:tab/>skotta</text:p>
      <text:p text:style-name="Preformatted_20_Text">54452<text:tab/>skotte</text:p>
      <text:p text:style-name="Preformatted_20_Text">54453<text:tab/>skov</text:p>
      <text:p text:style-name="Preformatted_20_Text">54454<text:tab/>skovel</text:p>
      <text:p text:style-name="Preformatted_20_Text">54455<text:tab/>skovla</text:p>
      <text:p text:style-name="Preformatted_20_Text">54456<text:tab/>skrank</text:p>
      <text:p text:style-name="Preformatted_20_Text">54461<text:tab/>skrap</text:p>
      <text:p text:style-name="Preformatted_20_Text">54462<text:tab/>skrapa</text:p>
      <text:p text:style-name="Preformatted_20_Text">54463<text:tab/>skratt</text:p>
      <text:p text:style-name="Preformatted_20_Text">54464<text:tab/>skred</text:p>
      <text:p text:style-name="Preformatted_20_Text">54465<text:tab/>skrev</text:p>
      <text:p text:style-name="Preformatted_20_Text">54466<text:tab/>skreva</text:p>
      <text:p text:style-name="Preformatted_20_Text">54511<text:tab/>skri</text:p>
      <text:p text:style-name="Preformatted_20_Text">54512<text:tab/>skria</text:p>
      <text:p text:style-name="Preformatted_20_Text">54513<text:tab/>skrida</text:p>
      <text:p text:style-name="Preformatted_20_Text">54514<text:tab/>skrift</text:p>
      <text:p text:style-name="Preformatted_20_Text">54515<text:tab/>skrik</text:p>
      <text:p text:style-name="Preformatted_20_Text">54516<text:tab/>skrika</text:p>
      <text:p text:style-name="Preformatted_20_Text">54521<text:tab/>skrin</text:p>
      <text:p text:style-name="Preformatted_20_Text">54522<text:tab/>skritt</text:p>
      <text:p text:style-name="Preformatted_20_Text">54523<text:tab/>skriva</text:p>
      <text:p text:style-name="Preformatted_20_Text">54524<text:tab/>skrock</text:p>
      <text:p text:style-name="Preformatted_20_Text">54525<text:tab/>skrot</text:p>
      <text:p text:style-name="Preformatted_20_Text">54526<text:tab/>skrota</text:p>
      <text:p text:style-name="Preformatted_20_Text">54531<text:tab/>skrott</text:p>
      <text:p text:style-name="Preformatted_20_Text">54532<text:tab/>skrov</text:p>
      <text:p text:style-name="Preformatted_20_Text">54533<text:tab/>skrubb</text:p>
      <text:p text:style-name="Preformatted_20_Text">54534<text:tab/>skrud</text:p>
      <text:p text:style-name="Preformatted_20_Text">54535<text:tab/>skruda</text:p>
      <text:p text:style-name="Preformatted_20_Text">54536<text:tab/>skrutt</text:p>
      <text:p text:style-name="Preformatted_20_Text">54541<text:tab/>skruv</text:p>
      <text:p text:style-name="Preformatted_20_Text">54542<text:tab/>skruva</text:p>
      <text:p text:style-name="Preformatted_20_Text">54543<text:tab/>skrymt</text:p>
      <text:p text:style-name="Preformatted_20_Text">54544<text:tab/>skryt</text:p>
      <text:p text:style-name="Preformatted_20_Text">54545<text:tab/>skryta</text:p>
      <text:p text:style-name="Preformatted_20_Text">54546<text:tab/>skubb</text:p>
      <text:p text:style-name="Preformatted_20_Text">54551<text:tab/>skubba</text:p>
      <text:p text:style-name="Preformatted_20_Text">54552<text:tab/>skudda</text:p>
      <text:p text:style-name="Preformatted_20_Text">54553<text:tab/>skuff</text:p>
      <text:p text:style-name="Preformatted_20_Text">54554<text:tab/>skuffa</text:p>
      <text:p text:style-name="Preformatted_20_Text">54555<text:tab/>skugga</text:p>
      <text:p text:style-name="Preformatted_20_Text">54556<text:tab/>skuld</text:p>
      <text:p text:style-name="Preformatted_20_Text">54561<text:tab/>skull</text:p>
      <text:p text:style-name="Preformatted_20_Text">54562<text:tab/>skulle</text:p>
      <text:p text:style-name="Preformatted_20_Text">54563<text:tab/>skulor</text:p>
      <text:p text:style-name="Preformatted_20_Text">54564<text:tab/>skult</text:p>
      <text:p text:style-name="Preformatted_20_Text">54565<text:tab/>skum</text:p>
      <text:p text:style-name="Preformatted_20_Text">54566<text:tab/>skumma</text:p>
      <text:p text:style-name="Preformatted_20_Text">54611<text:tab/>skumpa</text:p>
      <text:p text:style-name="Preformatted_20_Text">54612<text:tab/>skunk</text:p>
      <text:p text:style-name="Preformatted_20_Text">54613<text:tab/>skur</text:p>
      <text:p text:style-name="Preformatted_20_Text">54614<text:tab/>skura</text:p>
      <text:p text:style-name="Preformatted_20_Text">54615<text:tab/>skurk</text:p>
      <text:p text:style-name="Preformatted_20_Text">54616<text:tab/>skuta</text:p>
      <text:p text:style-name="Preformatted_20_Text">54621<text:tab/>skutt</text:p>
      <text:p text:style-name="Preformatted_20_Text">54622<text:tab/>skutta</text:p>
      <text:p text:style-name="Preformatted_20_Text">54623<text:tab/>skval</text:p>
      <text:p text:style-name="Preformatted_20_Text">54624<text:tab/>skvala</text:p>
      <text:p text:style-name="Preformatted_20_Text">54625<text:tab/>skvalp</text:p>
      <text:p text:style-name="Preformatted_20_Text">54626<text:tab/>skvis</text:p>
      <text:p text:style-name="Preformatted_20_Text">54631<text:tab/>sky</text:p>
      <text:p text:style-name="Preformatted_20_Text">54632<text:tab/>skydd</text:p>
      <text:p text:style-name="Preformatted_20_Text">54633<text:tab/>skydda</text:p>
      <text:p text:style-name="Preformatted_20_Text">54634<text:tab/>skygd</text:p>
      <text:p text:style-name="Preformatted_20_Text">54635<text:tab/>skygga</text:p>
      <text:p text:style-name="Preformatted_20_Text">54636<text:tab/>skygge</text:p>
      <text:p text:style-name="Preformatted_20_Text">54641<text:tab/>skyl</text:p>
      <text:p text:style-name="Preformatted_20_Text">54642<text:tab/>skyla</text:p>
      <text:p text:style-name="Preformatted_20_Text">54643<text:tab/>skylla</text:p>
      <text:p text:style-name="Preformatted_20_Text">54644<text:tab/>skylt</text:p>
      <text:p text:style-name="Preformatted_20_Text">54645<text:tab/>skylta</text:p>
      <text:p text:style-name="Preformatted_20_Text">54646<text:tab/>skymf</text:p>
      <text:p text:style-name="Preformatted_20_Text">54651<text:tab/>skymfa</text:p>
      <text:p text:style-name="Preformatted_20_Text">54652<text:tab/>skymma</text:p>
      <text:p text:style-name="Preformatted_20_Text">54653<text:tab/>skymt</text:p>
      <text:p text:style-name="Preformatted_20_Text">54654<text:tab/>skymta</text:p>
      <text:p text:style-name="Preformatted_20_Text">54655<text:tab/>skynda</text:p>
      <text:p text:style-name="Preformatted_20_Text">54656<text:tab/>skynke</text:p>
      <text:p text:style-name="Preformatted_20_Text">54661<text:tab/>skytt</text:p>
      <text:p text:style-name="Preformatted_20_Text">54662<text:tab/>skytte</text:p>
      <text:p text:style-name="Preformatted_20_Text">54663<text:tab/>slabb</text:p>
      <text:p text:style-name="Preformatted_20_Text">54664<text:tab/>slabba</text:p>
      <text:p text:style-name="Preformatted_20_Text">54665<text:tab/>slack</text:p>
      <text:p text:style-name="Preformatted_20_Text">54666<text:tab/>slacka</text:p>
      <text:p text:style-name="Preformatted_20_Text"><text:soft-page-break/>55111<text:tab/>slacks</text:p>
      <text:p text:style-name="Preformatted_20_Text">55112<text:tab/>sladd</text:p>
      <text:p text:style-name="Preformatted_20_Text">55113<text:tab/>sladda</text:p>
      <text:p text:style-name="Preformatted_20_Text">55114<text:tab/>slaf</text:p>
      <text:p text:style-name="Preformatted_20_Text">55115<text:tab/>slafa</text:p>
      <text:p text:style-name="Preformatted_20_Text">55116<text:tab/>slafs</text:p>
      <text:p text:style-name="Preformatted_20_Text">55121<text:tab/>slafsa</text:p>
      <text:p text:style-name="Preformatted_20_Text">55122<text:tab/>slag</text:p>
      <text:p text:style-name="Preformatted_20_Text">55123<text:tab/>slaga</text:p>
      <text:p text:style-name="Preformatted_20_Text">55124<text:tab/>slagg</text:p>
      <text:p text:style-name="Preformatted_20_Text">55125<text:tab/>slagga</text:p>
      <text:p text:style-name="Preformatted_20_Text">55126<text:tab/>slak</text:p>
      <text:p text:style-name="Preformatted_20_Text">55131<text:tab/>slaka</text:p>
      <text:p text:style-name="Preformatted_20_Text">55132<text:tab/>slakna</text:p>
      <text:p text:style-name="Preformatted_20_Text">55133<text:tab/>slakt</text:p>
      <text:p text:style-name="Preformatted_20_Text">55134<text:tab/>slakta</text:p>
      <text:p text:style-name="Preformatted_20_Text">55135<text:tab/>slalom</text:p>
      <text:p text:style-name="Preformatted_20_Text">55136<text:tab/>slam</text:p>
      <text:p text:style-name="Preformatted_20_Text">55141<text:tab/>slamma</text:p>
      <text:p text:style-name="Preformatted_20_Text">55142<text:tab/>slampa</text:p>
      <text:p text:style-name="Preformatted_20_Text">55143<text:tab/>slamra</text:p>
      <text:p text:style-name="Preformatted_20_Text">55144<text:tab/>slams</text:p>
      <text:p text:style-name="Preformatted_20_Text">55145<text:tab/>slamsa</text:p>
      <text:p text:style-name="Preformatted_20_Text">55146<text:tab/>slana</text:p>
      <text:p text:style-name="Preformatted_20_Text">55151<text:tab/>slang</text:p>
      <text:p text:style-name="Preformatted_20_Text">55152<text:tab/>slanka</text:p>
      <text:p text:style-name="Preformatted_20_Text">55153<text:tab/>slant</text:p>
      <text:p text:style-name="Preformatted_20_Text">55154<text:tab/>slanta</text:p>
      <text:p text:style-name="Preformatted_20_Text">55155<text:tab/>slappa</text:p>
      <text:p text:style-name="Preformatted_20_Text">55156<text:tab/>slarv</text:p>
      <text:p text:style-name="Preformatted_20_Text">55161<text:tab/>slarva</text:p>
      <text:p text:style-name="Preformatted_20_Text">55162<text:tab/>slasa</text:p>
      <text:p text:style-name="Preformatted_20_Text">55163<text:tab/>slask</text:p>
      <text:p text:style-name="Preformatted_20_Text">55164<text:tab/>slaska</text:p>
      <text:p text:style-name="Preformatted_20_Text">55165<text:tab/>slatt</text:p>
      <text:p text:style-name="Preformatted_20_Text">55166<text:tab/>slav</text:p>
      <text:p text:style-name="Preformatted_20_Text">55211<text:tab/>slava</text:p>
      <text:p text:style-name="Preformatted_20_Text">55212<text:tab/>slejf</text:p>
      <text:p text:style-name="Preformatted_20_Text">55213<text:tab/>sleke</text:p>
      <text:p text:style-name="Preformatted_20_Text">55214<text:tab/>slem</text:p>
      <text:p text:style-name="Preformatted_20_Text">55215<text:tab/>slev</text:p>
      <text:p text:style-name="Preformatted_20_Text">55216<text:tab/>sleva</text:p>
      <text:p text:style-name="Preformatted_20_Text">55221<text:tab/>slice</text:p>
      <text:p text:style-name="Preformatted_20_Text">55222<text:tab/>slick</text:p>
      <text:p text:style-name="Preformatted_20_Text">55223<text:tab/>slicka</text:p>
      <text:p text:style-name="Preformatted_20_Text">55224<text:tab/>slid</text:p>
      <text:p text:style-name="Preformatted_20_Text">55225<text:tab/>slig</text:p>
      <text:p text:style-name="Preformatted_20_Text">55226<text:tab/>slinga</text:p>
      <text:p text:style-name="Preformatted_20_Text">55231<text:tab/>slinka</text:p>
      <text:p text:style-name="Preformatted_20_Text">55232<text:tab/>slinta</text:p>
      <text:p text:style-name="Preformatted_20_Text">55233<text:tab/>slip</text:p>
      <text:p text:style-name="Preformatted_20_Text">55234<text:tab/>slipa</text:p>
      <text:p text:style-name="Preformatted_20_Text">55235<text:tab/>sliper</text:p>
      <text:p text:style-name="Preformatted_20_Text">55236<text:tab/>slippa</text:p>
      <text:p text:style-name="Preformatted_20_Text">55241<text:tab/>slips</text:p>
      <text:p text:style-name="Preformatted_20_Text">55242<text:tab/>slira</text:p>
      <text:p text:style-name="Preformatted_20_Text">55243<text:tab/>slisk</text:p>
      <text:p text:style-name="Preformatted_20_Text">55244<text:tab/>slit</text:p>
      <text:p text:style-name="Preformatted_20_Text">55245<text:tab/>slita</text:p>
      <text:p text:style-name="Preformatted_20_Text">55246<text:tab/>slits</text:p>
      <text:p text:style-name="Preformatted_20_Text">55251<text:tab/>slitsa</text:p>
      <text:p text:style-name="Preformatted_20_Text">55252<text:tab/>slog</text:p>
      <text:p text:style-name="Preformatted_20_Text">55253<text:tab/>slogan</text:p>
      <text:p text:style-name="Preformatted_20_Text">55254<text:tab/>slok</text:p>
      <text:p text:style-name="Preformatted_20_Text">55255<text:tab/>sloka</text:p>
      <text:p text:style-name="Preformatted_20_Text">55256<text:tab/>slom</text:p>
      <text:p text:style-name="Preformatted_20_Text">55261<text:tab/>slopa</text:p>
      <text:p text:style-name="Preformatted_20_Text">55262<text:tab/>slott</text:p>
      <text:p text:style-name="Preformatted_20_Text">55263<text:tab/>sloven</text:p>
      <text:p text:style-name="Preformatted_20_Text">55264<text:tab/>slug</text:p>
      <text:p text:style-name="Preformatted_20_Text">55265<text:tab/>slugga</text:p>
      <text:p text:style-name="Preformatted_20_Text">55266<text:tab/>sluka</text:p>
      <text:p text:style-name="Preformatted_20_Text">55311<text:tab/>slum</text:p>
      <text:p text:style-name="Preformatted_20_Text">55312<text:tab/>slump</text:p>
      <text:p text:style-name="Preformatted_20_Text">55313<text:tab/>slumpa</text:p>
      <text:p text:style-name="Preformatted_20_Text">55314<text:tab/>slumra</text:p>
      <text:p text:style-name="Preformatted_20_Text">55315<text:tab/>slunga</text:p>
      <text:p text:style-name="Preformatted_20_Text">55316<text:tab/>slup</text:p>
      <text:p text:style-name="Preformatted_20_Text">55321<text:tab/>slurk</text:p>
      <text:p text:style-name="Preformatted_20_Text">55322<text:tab/>slusk</text:p>
      <text:p text:style-name="Preformatted_20_Text">55323<text:tab/>sluss</text:p>
      <text:p text:style-name="Preformatted_20_Text">55324<text:tab/>slussa</text:p>
      <text:p text:style-name="Preformatted_20_Text">55325<text:tab/>slut</text:p>
      <text:p text:style-name="Preformatted_20_Text">55326<text:tab/>slutta</text:p>
      <text:p text:style-name="Preformatted_20_Text">55331<text:tab/>sly</text:p>
      <text:p text:style-name="Preformatted_20_Text">55332<text:tab/>slyna</text:p>
      <text:p text:style-name="Preformatted_20_Text">55333<text:tab/>smack</text:p>
      <text:p text:style-name="Preformatted_20_Text">55334<text:tab/>smacka</text:p>
      <text:p text:style-name="Preformatted_20_Text">55335<text:tab/>smak</text:p>
      <text:p text:style-name="Preformatted_20_Text">55336<text:tab/>smaka</text:p>
      <text:p text:style-name="Preformatted_20_Text">55341<text:tab/>smal</text:p>
      <text:p text:style-name="Preformatted_20_Text">55342<text:tab/>smalna</text:p>
      <text:p text:style-name="Preformatted_20_Text">55343<text:tab/>smalt</text:p>
      <text:p text:style-name="Preformatted_20_Text">55344<text:tab/>smash</text:p>
      <text:p text:style-name="Preformatted_20_Text">55345<text:tab/>smasha</text:p>
      <text:p text:style-name="Preformatted_20_Text">55346<text:tab/>smask</text:p>
      <text:p text:style-name="Preformatted_20_Text">55351<text:tab/>smaska</text:p>
      <text:p text:style-name="Preformatted_20_Text">55352<text:tab/>smatt</text:p>
      <text:p text:style-name="Preformatted_20_Text">55353<text:tab/>smed</text:p>
      <text:p text:style-name="Preformatted_20_Text">55354<text:tab/>smedja</text:p>
      <text:p text:style-name="Preformatted_20_Text">55355<text:tab/>smegma</text:p>
      <text:p text:style-name="Preformatted_20_Text">55356<text:tab/>smek</text:p>
      <text:p text:style-name="Preformatted_20_Text">55361<text:tab/>smeka</text:p>
      <text:p text:style-name="Preformatted_20_Text">55362<text:tab/>smekas</text:p>
      <text:p text:style-name="Preformatted_20_Text">55363<text:tab/>smet</text:p>
      <text:p text:style-name="Preformatted_20_Text">55364<text:tab/>smeta</text:p>
      <text:p text:style-name="Preformatted_20_Text">55365<text:tab/>smida</text:p>
      <text:p text:style-name="Preformatted_20_Text">55366<text:tab/>smide</text:p>
      <text:p text:style-name="Preformatted_20_Text">55411<text:tab/>smil</text:p>
      <text:p text:style-name="Preformatted_20_Text">55412<text:tab/>smila</text:p>
      <text:p text:style-name="Preformatted_20_Text">55413<text:tab/>smiley</text:p>
      <text:p text:style-name="Preformatted_20_Text">55414<text:tab/>smink</text:p>
      <text:p text:style-name="Preformatted_20_Text">55415<text:tab/>sminka</text:p>
      <text:p text:style-name="Preformatted_20_Text">55416<text:tab/>smisk</text:p>
      <text:p text:style-name="Preformatted_20_Text">55421<text:tab/>smiska</text:p>
      <text:p text:style-name="Preformatted_20_Text">55422<text:tab/>smita</text:p>
      <text:p text:style-name="Preformatted_20_Text">55423<text:tab/>smitta</text:p>
      <text:p text:style-name="Preformatted_20_Text">55424<text:tab/>smock</text:p>
      <text:p text:style-name="Preformatted_20_Text">55425<text:tab/>smocka</text:p>
      <text:p text:style-name="Preformatted_20_Text">55426<text:tab/>smog</text:p>
      <text:p text:style-name="Preformatted_20_Text">55431<text:tab/>smolk</text:p>
      <text:p text:style-name="Preformatted_20_Text">55432<text:tab/>smolt</text:p>
      <text:p text:style-name="Preformatted_20_Text">55433<text:tab/>smul</text:p>
      <text:p text:style-name="Preformatted_20_Text">55434<text:tab/>smula</text:p>
      <text:p text:style-name="Preformatted_20_Text">55435<text:tab/>smurf</text:p>
      <text:p text:style-name="Preformatted_20_Text">55436<text:tab/>smuts</text:p>
      <text:p text:style-name="Preformatted_20_Text">55441<text:tab/>smutsa</text:p>
      <text:p text:style-name="Preformatted_20_Text">55442<text:tab/>smutt</text:p>
      <text:p text:style-name="Preformatted_20_Text">55443<text:tab/>smutta</text:p>
      <text:p text:style-name="Preformatted_20_Text">55444<text:tab/>smycka</text:p>
      <text:p text:style-name="Preformatted_20_Text">55445<text:tab/>smycke</text:p>
      <text:p text:style-name="Preformatted_20_Text">55446<text:tab/>smyg</text:p>
      <text:p text:style-name="Preformatted_20_Text">55451<text:tab/>smyga</text:p>
      <text:p text:style-name="Preformatted_20_Text">55452<text:tab/>snabel</text:p>
      <text:p text:style-name="Preformatted_20_Text">55453<text:tab/>snack</text:p>
      <text:p text:style-name="Preformatted_20_Text">55454<text:tab/>snacka</text:p>
      <text:p text:style-name="Preformatted_20_Text">55455<text:tab/>snacks</text:p>
      <text:p text:style-name="Preformatted_20_Text">55456<text:tab/>snagg</text:p>
      <text:p text:style-name="Preformatted_20_Text">55461<text:tab/>snagga</text:p>
      <text:p text:style-name="Preformatted_20_Text">55462<text:tab/>snappa</text:p>
      <text:p text:style-name="Preformatted_20_Text">55463<text:tab/>snaps</text:p>
      <text:p text:style-name="Preformatted_20_Text">55464<text:tab/>snapsa</text:p>
      <text:p text:style-name="Preformatted_20_Text">55465<text:tab/>snar</text:p>
      <text:p text:style-name="Preformatted_20_Text">55466<text:tab/>snara</text:p>
      <text:p text:style-name="Preformatted_20_Text">55511<text:tab/>snarka</text:p>
      <text:p text:style-name="Preformatted_20_Text">55512<text:tab/>snask</text:p>
      <text:p text:style-name="Preformatted_20_Text">55513<text:tab/>snaska</text:p>
      <text:p text:style-name="Preformatted_20_Text">55514<text:tab/>snatta</text:p>
      <text:p text:style-name="Preformatted_20_Text">55515<text:tab/>snava</text:p>
      <text:p text:style-name="Preformatted_20_Text">55516<text:tab/>sned</text:p>
      <text:p text:style-name="Preformatted_20_Text">55521<text:tab/>snedda</text:p>
      <text:p text:style-name="Preformatted_20_Text">55522<text:tab/>snegla</text:p>
      <text:p text:style-name="Preformatted_20_Text">55523<text:tab/>snes</text:p>
      <text:p text:style-name="Preformatted_20_Text">55524<text:tab/>snibb</text:p>
      <text:p text:style-name="Preformatted_20_Text">55525<text:tab/>snida</text:p>
      <text:p text:style-name="Preformatted_20_Text">55526<text:tab/>sniff</text:p>
      <text:p text:style-name="Preformatted_20_Text">55531<text:tab/>sniffa</text:p>
      <text:p text:style-name="Preformatted_20_Text">55532<text:tab/>snigel</text:p>
      <text:p text:style-name="Preformatted_20_Text">55533<text:tab/>snika</text:p>
      <text:p text:style-name="Preformatted_20_Text">55534<text:tab/>snille</text:p>
      <text:p text:style-name="Preformatted_20_Text">55535<text:tab/>snip</text:p>
      <text:p text:style-name="Preformatted_20_Text">55536<text:tab/>snipa</text:p>
      <text:p text:style-name="Preformatted_20_Text">55541<text:tab/>snits</text:p>
      <text:p text:style-name="Preformatted_20_Text">55542<text:tab/>snitsa</text:p>
      <text:p text:style-name="Preformatted_20_Text">55543<text:tab/>snitt</text:p>
      <text:p text:style-name="Preformatted_20_Text">55544<text:tab/>snitta</text:p>
      <text:p text:style-name="Preformatted_20_Text">55545<text:tab/>sno</text:p>
      <text:p text:style-name="Preformatted_20_Text">55546<text:tab/>snoa</text:p>
      <text:p text:style-name="Preformatted_20_Text"><text:soft-page-break/>55551<text:tab/>snobb</text:p>
      <text:p text:style-name="Preformatted_20_Text">55552<text:tab/>snobba</text:p>
      <text:p text:style-name="Preformatted_20_Text">55553<text:tab/>snodd</text:p>
      <text:p text:style-name="Preformatted_20_Text">55554<text:tab/>snok</text:p>
      <text:p text:style-name="Preformatted_20_Text">55555<text:tab/>snoka</text:p>
      <text:p text:style-name="Preformatted_20_Text">55556<text:tab/>snoppa</text:p>
      <text:p text:style-name="Preformatted_20_Text">55561<text:tab/>snor</text:p>
      <text:p text:style-name="Preformatted_20_Text">55562<text:tab/>snora</text:p>
      <text:p text:style-name="Preformatted_20_Text">55563<text:tab/>snubba</text:p>
      <text:p text:style-name="Preformatted_20_Text">55564<text:tab/>snubbe</text:p>
      <text:p text:style-name="Preformatted_20_Text">55565<text:tab/>snudd</text:p>
      <text:p text:style-name="Preformatted_20_Text">55566<text:tab/>snudda</text:p>
      <text:p text:style-name="Preformatted_20_Text">55611<text:tab/>snugga</text:p>
      <text:p text:style-name="Preformatted_20_Text">55612<text:tab/>snurr</text:p>
      <text:p text:style-name="Preformatted_20_Text">55613<text:tab/>snurra</text:p>
      <text:p text:style-name="Preformatted_20_Text">55614<text:tab/>snus</text:p>
      <text:p text:style-name="Preformatted_20_Text">55615<text:tab/>snusa</text:p>
      <text:p text:style-name="Preformatted_20_Text">55616<text:tab/>snusk</text:p>
      <text:p text:style-name="Preformatted_20_Text">55621<text:tab/>snuska</text:p>
      <text:p text:style-name="Preformatted_20_Text">55622<text:tab/>snutt</text:p>
      <text:p text:style-name="Preformatted_20_Text">55623<text:tab/>snuva</text:p>
      <text:p text:style-name="Preformatted_20_Text">55624<text:tab/>snyft</text:p>
      <text:p text:style-name="Preformatted_20_Text">55625<text:tab/>snyfta</text:p>
      <text:p text:style-name="Preformatted_20_Text">55626<text:tab/>snylta</text:p>
      <text:p text:style-name="Preformatted_20_Text">55631<text:tab/>snyta</text:p>
      <text:p text:style-name="Preformatted_20_Text">55632<text:tab/>snyte</text:p>
      <text:p text:style-name="Preformatted_20_Text">55633<text:tab/>sobel</text:p>
      <text:p text:style-name="Preformatted_20_Text">55634<text:tab/>socka</text:p>
      <text:p text:style-name="Preformatted_20_Text">55635<text:tab/>sockel</text:p>
      <text:p text:style-name="Preformatted_20_Text">55636<text:tab/>socken</text:p>
      <text:p text:style-name="Preformatted_20_Text">55641<text:tab/>socker</text:p>
      <text:p text:style-name="Preformatted_20_Text">55642<text:tab/>sockra</text:p>
      <text:p text:style-name="Preformatted_20_Text">55643<text:tab/>soda</text:p>
      <text:p text:style-name="Preformatted_20_Text">55644<text:tab/>sodomi</text:p>
      <text:p text:style-name="Preformatted_20_Text">55645<text:tab/>soffa</text:p>
      <text:p text:style-name="Preformatted_20_Text">55646<text:tab/>sofism</text:p>
      <text:p text:style-name="Preformatted_20_Text">55651<text:tab/>sofist</text:p>
      <text:p text:style-name="Preformatted_20_Text">55652<text:tab/>soja</text:p>
      <text:p text:style-name="Preformatted_20_Text">55653<text:tab/>sola</text:p>
      <text:p text:style-name="Preformatted_20_Text">55654<text:tab/>solbad</text:p>
      <text:p text:style-name="Preformatted_20_Text">55655<text:tab/>soldag</text:p>
      <text:p text:style-name="Preformatted_20_Text">55656<text:tab/>soldat</text:p>
      <text:p text:style-name="Preformatted_20_Text">55661<text:tab/>soldis</text:p>
      <text:p text:style-name="Preformatted_20_Text">55662<text:tab/>solgud</text:p>
      <text:p text:style-name="Preformatted_20_Text">55663<text:tab/>solig</text:p>
      <text:p text:style-name="Preformatted_20_Text">55664<text:tab/>solist</text:p>
      <text:p text:style-name="Preformatted_20_Text">55665<text:tab/>solk</text:p>
      <text:p text:style-name="Preformatted_20_Text">55666<text:tab/>solka</text:p>
      <text:p text:style-name="Preformatted_20_Text">56111<text:tab/>solo</text:p>
      <text:p text:style-name="Preformatted_20_Text">56112<text:tab/>solros</text:p>
      <text:p text:style-name="Preformatted_20_Text">56113<text:tab/>soltak</text:p>
      <text:p text:style-name="Preformatted_20_Text">56114<text:tab/>soltid</text:p>
      <text:p text:style-name="Preformatted_20_Text">56115<text:tab/>solur</text:p>
      <text:p text:style-name="Preformatted_20_Text">56116<text:tab/>solv</text:p>
      <text:p text:style-name="Preformatted_20_Text">56121<text:tab/>solva</text:p>
      <text:p text:style-name="Preformatted_20_Text">56122<text:tab/>sommar</text:p>
      <text:p text:style-name="Preformatted_20_Text">56123<text:tab/>somna</text:p>
      <text:p text:style-name="Preformatted_20_Text">56124<text:tab/>somras</text:p>
      <text:p text:style-name="Preformatted_20_Text">56125<text:tab/>son</text:p>
      <text:p text:style-name="Preformatted_20_Text">56126<text:tab/>sona</text:p>
      <text:p text:style-name="Preformatted_20_Text">56131<text:tab/>sonar</text:p>
      <text:p text:style-name="Preformatted_20_Text">56132<text:tab/>sonat</text:p>
      <text:p text:style-name="Preformatted_20_Text">56133<text:tab/>sond</text:p>
      <text:p text:style-name="Preformatted_20_Text">56134<text:tab/>sonett</text:p>
      <text:p text:style-name="Preformatted_20_Text">56135<text:tab/>sonson</text:p>
      <text:p text:style-name="Preformatted_20_Text">56136<text:tab/>sop</text:p>
      <text:p text:style-name="Preformatted_20_Text">56141<text:tab/>sopa</text:p>
      <text:p text:style-name="Preformatted_20_Text">56142<text:tab/>sopbil</text:p>
      <text:p text:style-name="Preformatted_20_Text">56143<text:tab/>sopp</text:p>
      <text:p text:style-name="Preformatted_20_Text">56144<text:tab/>soppa</text:p>
      <text:p text:style-name="Preformatted_20_Text">56145<text:tab/>sopran</text:p>
      <text:p text:style-name="Preformatted_20_Text">56146<text:tab/>sorbet</text:p>
      <text:p text:style-name="Preformatted_20_Text">56151<text:tab/>sordin</text:p>
      <text:p text:style-name="Preformatted_20_Text">56152<text:tab/>sorg</text:p>
      <text:p text:style-name="Preformatted_20_Text">56153<text:tab/>sork</text:p>
      <text:p text:style-name="Preformatted_20_Text">56154<text:tab/>sorl</text:p>
      <text:p text:style-name="Preformatted_20_Text">56155<text:tab/>sorla</text:p>
      <text:p text:style-name="Preformatted_20_Text">56156<text:tab/>sort</text:p>
      <text:p text:style-name="Preformatted_20_Text">56161<text:tab/>sorti</text:p>
      <text:p text:style-name="Preformatted_20_Text">56162<text:tab/>sot</text:p>
      <text:p text:style-name="Preformatted_20_Text">56163<text:tab/>sota</text:p>
      <text:p text:style-name="Preformatted_20_Text">56164<text:tab/>sotare</text:p>
      <text:p text:style-name="Preformatted_20_Text">56165<text:tab/>soteld</text:p>
      <text:p text:style-name="Preformatted_20_Text">56166<text:tab/>sottis</text:p>
      <text:p text:style-name="Preformatted_20_Text">56211<text:tab/>sound</text:p>
      <text:p text:style-name="Preformatted_20_Text">56212<text:tab/>sova</text:p>
      <text:p text:style-name="Preformatted_20_Text">56213<text:tab/>sovel</text:p>
      <text:p text:style-name="Preformatted_20_Text">56214<text:tab/>sovjet</text:p>
      <text:p text:style-name="Preformatted_20_Text">56215<text:tab/>sovra</text:p>
      <text:p text:style-name="Preformatted_20_Text">56216<text:tab/>sovrum</text:p>
      <text:p text:style-name="Preformatted_20_Text">56221<text:tab/>sovsal</text:p>
      <text:p text:style-name="Preformatted_20_Text">56222<text:tab/>spa</text:p>
      <text:p text:style-name="Preformatted_20_Text">56223<text:tab/>spad</text:p>
      <text:p text:style-name="Preformatted_20_Text">56224<text:tab/>spade</text:p>
      <text:p text:style-name="Preformatted_20_Text">56225<text:tab/>spader</text:p>
      <text:p text:style-name="Preformatted_20_Text">56226<text:tab/>spagat</text:p>
      <text:p text:style-name="Preformatted_20_Text">56231<text:tab/>spak</text:p>
      <text:p text:style-name="Preformatted_20_Text">56232<text:tab/>spaka</text:p>
      <text:p text:style-name="Preformatted_20_Text">56233<text:tab/>spakna</text:p>
      <text:p text:style-name="Preformatted_20_Text">56234<text:tab/>spalt</text:p>
      <text:p text:style-name="Preformatted_20_Text">56235<text:tab/>spalta</text:p>
      <text:p text:style-name="Preformatted_20_Text">56236<text:tab/>spana</text:p>
      <text:p text:style-name="Preformatted_20_Text">56241<text:tab/>spann</text:p>
      <text:p text:style-name="Preformatted_20_Text">56242<text:tab/>spant</text:p>
      <text:p text:style-name="Preformatted_20_Text">56243<text:tab/>spara</text:p>
      <text:p text:style-name="Preformatted_20_Text">56244<text:tab/>spark</text:p>
      <text:p text:style-name="Preformatted_20_Text">56245<text:tab/>sparka</text:p>
      <text:p text:style-name="Preformatted_20_Text">56246<text:tab/>sparra</text:p>
      <text:p text:style-name="Preformatted_20_Text">56251<text:tab/>sparre</text:p>
      <text:p text:style-name="Preformatted_20_Text">56252<text:tab/>sparv</text:p>
      <text:p text:style-name="Preformatted_20_Text">56253<text:tab/>spasm</text:p>
      <text:p text:style-name="Preformatted_20_Text">56254<text:tab/>spatel</text:p>
      <text:p text:style-name="Preformatted_20_Text">56255<text:tab/>spatt</text:p>
      <text:p text:style-name="Preformatted_20_Text">56256<text:tab/>spe</text:p>
      <text:p text:style-name="Preformatted_20_Text">56261<text:tab/>speed</text:p>
      <text:p text:style-name="Preformatted_20_Text">56262<text:tab/>spegel</text:p>
      <text:p text:style-name="Preformatted_20_Text">56263<text:tab/>spegla</text:p>
      <text:p text:style-name="Preformatted_20_Text">56264<text:tab/>speja</text:p>
      <text:p text:style-name="Preformatted_20_Text">56265<text:tab/>spel</text:p>
      <text:p text:style-name="Preformatted_20_Text">56266<text:tab/>spela</text:p>
      <text:p text:style-name="Preformatted_20_Text">56311<text:tab/>spenat</text:p>
      <text:p text:style-name="Preformatted_20_Text">56312<text:tab/>spene</text:p>
      <text:p text:style-name="Preformatted_20_Text">56313<text:tab/>speta</text:p>
      <text:p text:style-name="Preformatted_20_Text">56314<text:tab/>spets</text:p>
      <text:p text:style-name="Preformatted_20_Text">56315<text:tab/>spetsa</text:p>
      <text:p text:style-name="Preformatted_20_Text">56316<text:tab/>spett</text:p>
      <text:p text:style-name="Preformatted_20_Text">56321<text:tab/>spetta</text:p>
      <text:p text:style-name="Preformatted_20_Text">56322<text:tab/>spex</text:p>
      <text:p text:style-name="Preformatted_20_Text">56323<text:tab/>spexa</text:p>
      <text:p text:style-name="Preformatted_20_Text">56324<text:tab/>spigg</text:p>
      <text:p text:style-name="Preformatted_20_Text">56325<text:tab/>spik</text:p>
      <text:p text:style-name="Preformatted_20_Text">56326<text:tab/>spika</text:p>
      <text:p text:style-name="Preformatted_20_Text">56331<text:tab/>spila</text:p>
      <text:p text:style-name="Preformatted_20_Text">56332<text:tab/>spill</text:p>
      <text:p text:style-name="Preformatted_20_Text">56333<text:tab/>spilla</text:p>
      <text:p text:style-name="Preformatted_20_Text">56334<text:tab/>spilta</text:p>
      <text:p text:style-name="Preformatted_20_Text">56335<text:tab/>spinna</text:p>
      <text:p text:style-name="Preformatted_20_Text">56336<text:tab/>spion</text:p>
      <text:p text:style-name="Preformatted_20_Text">56341<text:tab/>spira</text:p>
      <text:p text:style-name="Preformatted_20_Text">56342<text:tab/>spiral</text:p>
      <text:p text:style-name="Preformatted_20_Text">56343<text:tab/>spirea</text:p>
      <text:p text:style-name="Preformatted_20_Text">56344<text:tab/>spis</text:p>
      <text:p text:style-name="Preformatted_20_Text">56345<text:tab/>spisa</text:p>
      <text:p text:style-name="Preformatted_20_Text">56346<text:tab/>spisel</text:p>
      <text:p text:style-name="Preformatted_20_Text">56351<text:tab/>spjut</text:p>
      <text:p text:style-name="Preformatted_20_Text">56352<text:tab/>spleen</text:p>
      <text:p text:style-name="Preformatted_20_Text">56353<text:tab/>splint</text:p>
      <text:p text:style-name="Preformatted_20_Text">56354<text:tab/>split</text:p>
      <text:p text:style-name="Preformatted_20_Text">56355<text:tab/>splits</text:p>
      <text:p text:style-name="Preformatted_20_Text">56356<text:tab/>spola</text:p>
      <text:p text:style-name="Preformatted_20_Text">56361<text:tab/>spole</text:p>
      <text:p text:style-name="Preformatted_20_Text">56362<text:tab/>sponta</text:p>
      <text:p text:style-name="Preformatted_20_Text">56363<text:tab/>spor</text:p>
      <text:p text:style-name="Preformatted_20_Text">56364<text:tab/>sporra</text:p>
      <text:p text:style-name="Preformatted_20_Text">56365<text:tab/>sporre</text:p>
      <text:p text:style-name="Preformatted_20_Text">56366<text:tab/>sport</text:p>
      <text:p text:style-name="Preformatted_20_Text">56411<text:tab/>sporta</text:p>
      <text:p text:style-name="Preformatted_20_Text">56412<text:tab/>spott</text:p>
      <text:p text:style-name="Preformatted_20_Text">56413<text:tab/>spotta</text:p>
      <text:p text:style-name="Preformatted_20_Text">56414<text:tab/>spov</text:p>
      <text:p text:style-name="Preformatted_20_Text">56415<text:tab/>spraka</text:p>
      <text:p text:style-name="Preformatted_20_Text">56416<text:tab/>spratt</text:p>
      <text:p text:style-name="Preformatted_20_Text">56421<text:tab/>spray</text:p>
      <text:p text:style-name="Preformatted_20_Text">56422<text:tab/>spraya</text:p>
      <text:p text:style-name="Preformatted_20_Text">56423<text:tab/>sprej</text:p>
      <text:p text:style-name="Preformatted_20_Text">56424<text:tab/>spreja</text:p>
      <text:p text:style-name="Preformatted_20_Text">56425<text:tab/>spreta</text:p>
      <text:p text:style-name="Preformatted_20_Text">56426<text:tab/>spri</text:p>
      <text:p text:style-name="Preformatted_20_Text"><text:soft-page-break/>56431<text:tab/>sprida</text:p>
      <text:p text:style-name="Preformatted_20_Text">56432<text:tab/>spring</text:p>
      <text:p text:style-name="Preformatted_20_Text">56433<text:tab/>sprint</text:p>
      <text:p text:style-name="Preformatted_20_Text">56434<text:tab/>sprit</text:p>
      <text:p text:style-name="Preformatted_20_Text">56435<text:tab/>sprita</text:p>
      <text:p text:style-name="Preformatted_20_Text">56436<text:tab/>sprits</text:p>
      <text:p text:style-name="Preformatted_20_Text">56441<text:tab/>sprund</text:p>
      <text:p text:style-name="Preformatted_20_Text">56442<text:tab/>sprut</text:p>
      <text:p text:style-name="Preformatted_20_Text">56443<text:tab/>spruta</text:p>
      <text:p text:style-name="Preformatted_20_Text">56444<text:tab/>sprutt</text:p>
      <text:p text:style-name="Preformatted_20_Text">56445<text:tab/>spurt</text:p>
      <text:p text:style-name="Preformatted_20_Text">56446<text:tab/>spurta</text:p>
      <text:p text:style-name="Preformatted_20_Text">56451<text:tab/>spy</text:p>
      <text:p text:style-name="Preformatted_20_Text">56452<text:tab/>spya</text:p>
      <text:p text:style-name="Preformatted_20_Text">56453<text:tab/>squash</text:p>
      <text:p text:style-name="Preformatted_20_Text">56454<text:tab/>stab</text:p>
      <text:p text:style-name="Preformatted_20_Text">56455<text:tab/>stabbe</text:p>
      <text:p text:style-name="Preformatted_20_Text">56456<text:tab/>stack</text:p>
      <text:p text:style-name="Preformatted_20_Text">56461<text:tab/>stacka</text:p>
      <text:p text:style-name="Preformatted_20_Text">56462<text:tab/>stad</text:p>
      <text:p text:style-name="Preformatted_20_Text">56463<text:tab/>stadga</text:p>
      <text:p text:style-name="Preformatted_20_Text">56464<text:tab/>stag</text:p>
      <text:p text:style-name="Preformatted_20_Text">56465<text:tab/>staga</text:p>
      <text:p text:style-name="Preformatted_20_Text">56466<text:tab/>stagg</text:p>
      <text:p text:style-name="Preformatted_20_Text">56511<text:tab/>staka</text:p>
      <text:p text:style-name="Preformatted_20_Text">56512<text:tab/>stake</text:p>
      <text:p text:style-name="Preformatted_20_Text">56513<text:tab/>staket</text:p>
      <text:p text:style-name="Preformatted_20_Text">56514<text:tab/>stalka</text:p>
      <text:p text:style-name="Preformatted_20_Text">56515<text:tab/>stall</text:p>
      <text:p text:style-name="Preformatted_20_Text">56516<text:tab/>stalla</text:p>
      <text:p text:style-name="Preformatted_20_Text">56521<text:tab/>stam</text:p>
      <text:p text:style-name="Preformatted_20_Text">56522<text:tab/>stamma</text:p>
      <text:p text:style-name="Preformatted_20_Text">56523<text:tab/>stamp</text:p>
      <text:p text:style-name="Preformatted_20_Text">56524<text:tab/>stampa</text:p>
      <text:p text:style-name="Preformatted_20_Text">56525<text:tab/>stank</text:p>
      <text:p text:style-name="Preformatted_20_Text">56526<text:tab/>stanna</text:p>
      <text:p text:style-name="Preformatted_20_Text">56531<text:tab/>stans</text:p>
      <text:p text:style-name="Preformatted_20_Text">56532<text:tab/>stansa</text:p>
      <text:p text:style-name="Preformatted_20_Text">56533<text:tab/>stapel</text:p>
      <text:p text:style-name="Preformatted_20_Text">56534<text:tab/>stapla</text:p>
      <text:p text:style-name="Preformatted_20_Text">56535<text:tab/>stare</text:p>
      <text:p text:style-name="Preformatted_20_Text">56536<text:tab/>starr</text:p>
      <text:p text:style-name="Preformatted_20_Text">56541<text:tab/>start</text:p>
      <text:p text:style-name="Preformatted_20_Text">56542<text:tab/>starta</text:p>
      <text:p text:style-name="Preformatted_20_Text">56543<text:tab/>stas</text:p>
      <text:p text:style-name="Preformatted_20_Text">56544<text:tab/>stass</text:p>
      <text:p text:style-name="Preformatted_20_Text">56545<text:tab/>stassa</text:p>
      <text:p text:style-name="Preformatted_20_Text">56546<text:tab/>stat</text:p>
      <text:p text:style-name="Preformatted_20_Text">56551<text:tab/>statik</text:p>
      <text:p text:style-name="Preformatted_20_Text">56552<text:tab/>stativ</text:p>
      <text:p text:style-name="Preformatted_20_Text">56553<text:tab/>stator</text:p>
      <text:p text:style-name="Preformatted_20_Text">56554<text:tab/>status</text:p>
      <text:p text:style-name="Preformatted_20_Text">56555<text:tab/>statut</text:p>
      <text:p text:style-name="Preformatted_20_Text">56556<text:tab/>staty</text:p>
      <text:p text:style-name="Preformatted_20_Text">56561<text:tab/>stav</text:p>
      <text:p text:style-name="Preformatted_20_Text">56562<text:tab/>stava</text:p>
      <text:p text:style-name="Preformatted_20_Text">56563<text:tab/>steg</text:p>
      <text:p text:style-name="Preformatted_20_Text">56564<text:tab/>stega</text:p>
      <text:p text:style-name="Preformatted_20_Text">56565<text:tab/>stege</text:p>
      <text:p text:style-name="Preformatted_20_Text">56566<text:tab/>stegel</text:p>
      <text:p text:style-name="Preformatted_20_Text">56611<text:tab/>stegla</text:p>
      <text:p text:style-name="Preformatted_20_Text">56612<text:tab/>stegra</text:p>
      <text:p text:style-name="Preformatted_20_Text">56613<text:tab/>stek</text:p>
      <text:p text:style-name="Preformatted_20_Text">56614<text:tab/>steka</text:p>
      <text:p text:style-name="Preformatted_20_Text">56615<text:tab/>stekel</text:p>
      <text:p text:style-name="Preformatted_20_Text">56616<text:tab/>stel</text:p>
      <text:p text:style-name="Preformatted_20_Text">56621<text:tab/>stele</text:p>
      <text:p text:style-name="Preformatted_20_Text">56622<text:tab/>stelna</text:p>
      <text:p text:style-name="Preformatted_20_Text">56623<text:tab/>sten</text:p>
      <text:p text:style-name="Preformatted_20_Text">56624<text:tab/>stena</text:p>
      <text:p text:style-name="Preformatted_20_Text">56625<text:tab/>stenos</text:p>
      <text:p text:style-name="Preformatted_20_Text">56626<text:tab/>steppa</text:p>
      <text:p text:style-name="Preformatted_20_Text">56631<text:tab/>stereo</text:p>
      <text:p text:style-name="Preformatted_20_Text">56632<text:tab/>stia</text:p>
      <text:p text:style-name="Preformatted_20_Text">56633<text:tab/>stick</text:p>
      <text:p text:style-name="Preformatted_20_Text">56634<text:tab/>sticka</text:p>
      <text:p text:style-name="Preformatted_20_Text">56635<text:tab/>stift</text:p>
      <text:p text:style-name="Preformatted_20_Text">56636<text:tab/>stifta</text:p>
      <text:p text:style-name="Preformatted_20_Text">56641<text:tab/>stig</text:p>
      <text:p text:style-name="Preformatted_20_Text">56642<text:tab/>stiga</text:p>
      <text:p text:style-name="Preformatted_20_Text">56643<text:tab/>stigma</text:p>
      <text:p text:style-name="Preformatted_20_Text">56644<text:tab/>stil</text:p>
      <text:p text:style-name="Preformatted_20_Text">56645<text:tab/>stila</text:p>
      <text:p text:style-name="Preformatted_20_Text">56646<text:tab/>stilla</text:p>
      <text:p text:style-name="Preformatted_20_Text">56651<text:tab/>stim</text:p>
      <text:p text:style-name="Preformatted_20_Text">56652<text:tab/>stimma</text:p>
      <text:p text:style-name="Preformatted_20_Text">56653<text:tab/>sting</text:p>
      <text:p text:style-name="Preformatted_20_Text">56654<text:tab/>stinga</text:p>
      <text:p text:style-name="Preformatted_20_Text">56655<text:tab/>stinka</text:p>
      <text:p text:style-name="Preformatted_20_Text">56656<text:tab/>stins</text:p>
      <text:p text:style-name="Preformatted_20_Text">56661<text:tab/>stinta</text:p>
      <text:p text:style-name="Preformatted_20_Text">56662<text:tab/>stipel</text:p>
      <text:p text:style-name="Preformatted_20_Text">56663<text:tab/>stirr</text:p>
      <text:p text:style-name="Preformatted_20_Text">56664<text:tab/>stirra</text:p>
      <text:p text:style-name="Preformatted_20_Text">56665<text:tab/>sto</text:p>
      <text:p text:style-name="Preformatted_20_Text">56666<text:tab/>stoa</text:p>
      <text:p text:style-name="Preformatted_20_Text">61111<text:tab/>stock</text:p>
      <text:p text:style-name="Preformatted_20_Text">61112<text:tab/>stocka</text:p>
      <text:p text:style-name="Preformatted_20_Text">61113<text:tab/>stod</text:p>
      <text:p text:style-name="Preformatted_20_Text">61114<text:tab/>stoff</text:p>
      <text:p text:style-name="Preformatted_20_Text">61115<text:tab/>stofil</text:p>
      <text:p text:style-name="Preformatted_20_Text">61116<text:tab/>stoft</text:p>
      <text:p text:style-name="Preformatted_20_Text">61121<text:tab/>stoj</text:p>
      <text:p text:style-name="Preformatted_20_Text">61122<text:tab/>stoja</text:p>
      <text:p text:style-name="Preformatted_20_Text">61123<text:tab/>stol</text:p>
      <text:p text:style-name="Preformatted_20_Text">61124<text:tab/>stola</text:p>
      <text:p text:style-name="Preformatted_20_Text">61125<text:tab/>stoll</text:p>
      <text:p text:style-name="Preformatted_20_Text">61126<text:tab/>stolla</text:p>
      <text:p text:style-name="Preformatted_20_Text">61131<text:tab/>stolle</text:p>
      <text:p text:style-name="Preformatted_20_Text">61132<text:tab/>stolpa</text:p>
      <text:p text:style-name="Preformatted_20_Text">61133<text:tab/>stolpe</text:p>
      <text:p text:style-name="Preformatted_20_Text">61134<text:tab/>stolt</text:p>
      <text:p text:style-name="Preformatted_20_Text">61135<text:tab/>stomi</text:p>
      <text:p text:style-name="Preformatted_20_Text">61136<text:tab/>stomme</text:p>
      <text:p text:style-name="Preformatted_20_Text">61141<text:tab/>stomp</text:p>
      <text:p text:style-name="Preformatted_20_Text">61142<text:tab/>stop</text:p>
      <text:p text:style-name="Preformatted_20_Text">61143<text:tab/>stopp</text:p>
      <text:p text:style-name="Preformatted_20_Text">61144<text:tab/>stoppa</text:p>
      <text:p text:style-name="Preformatted_20_Text">61145<text:tab/>stor</text:p>
      <text:p text:style-name="Preformatted_20_Text">61146<text:tab/>storby</text:p>
      <text:p text:style-name="Preformatted_20_Text">61151<text:tab/>store</text:p>
      <text:p text:style-name="Preformatted_20_Text">61152<text:tab/>stork</text:p>
      <text:p text:style-name="Preformatted_20_Text">61153<text:tab/>storm</text:p>
      <text:p text:style-name="Preformatted_20_Text">61154<text:tab/>storma</text:p>
      <text:p text:style-name="Preformatted_20_Text">61155<text:tab/>story</text:p>
      <text:p text:style-name="Preformatted_20_Text">61156<text:tab/>straff</text:p>
      <text:p text:style-name="Preformatted_20_Text">61161<text:tab/>strama</text:p>
      <text:p text:style-name="Preformatted_20_Text">61162<text:tab/>strand</text:p>
      <text:p text:style-name="Preformatted_20_Text">61163<text:tab/>strass</text:p>
      <text:p text:style-name="Preformatted_20_Text">61164<text:tab/>strega</text:p>
      <text:p text:style-name="Preformatted_20_Text">61165<text:tab/>strejk</text:p>
      <text:p text:style-name="Preformatted_20_Text">61166<text:tab/>stress</text:p>
      <text:p text:style-name="Preformatted_20_Text">61211<text:tab/>streta</text:p>
      <text:p text:style-name="Preformatted_20_Text">61212<text:tab/>strid</text:p>
      <text:p text:style-name="Preformatted_20_Text">61213<text:tab/>strida</text:p>
      <text:p text:style-name="Preformatted_20_Text">61214<text:tab/>strike</text:p>
      <text:p text:style-name="Preformatted_20_Text">61215<text:tab/>stril</text:p>
      <text:p text:style-name="Preformatted_20_Text">61216<text:tab/>strila</text:p>
      <text:p text:style-name="Preformatted_20_Text">61221<text:tab/>stripa</text:p>
      <text:p text:style-name="Preformatted_20_Text">61222<text:tab/>stripp</text:p>
      <text:p text:style-name="Preformatted_20_Text">61223<text:tab/>strit</text:p>
      <text:p text:style-name="Preformatted_20_Text">61224<text:tab/>strof</text:p>
      <text:p text:style-name="Preformatted_20_Text">61225<text:tab/>stroke</text:p>
      <text:p text:style-name="Preformatted_20_Text">61226<text:tab/>stropp</text:p>
      <text:p text:style-name="Preformatted_20_Text">61231<text:tab/>strosa</text:p>
      <text:p text:style-name="Preformatted_20_Text">61232<text:tab/>strul</text:p>
      <text:p text:style-name="Preformatted_20_Text">61233<text:tab/>strula</text:p>
      <text:p text:style-name="Preformatted_20_Text">61234<text:tab/>strunt</text:p>
      <text:p text:style-name="Preformatted_20_Text">61235<text:tab/>strupe</text:p>
      <text:p text:style-name="Preformatted_20_Text">61236<text:tab/>strut</text:p>
      <text:p text:style-name="Preformatted_20_Text">61241<text:tab/>struts</text:p>
      <text:p text:style-name="Preformatted_20_Text">61242<text:tab/>struva</text:p>
      <text:p text:style-name="Preformatted_20_Text">61243<text:tab/>stryk</text:p>
      <text:p text:style-name="Preformatted_20_Text">61244<text:tab/>stryka</text:p>
      <text:p text:style-name="Preformatted_20_Text">61245<text:tab/>strypa</text:p>
      <text:p text:style-name="Preformatted_20_Text">61246<text:tab/>stubb</text:p>
      <text:p text:style-name="Preformatted_20_Text">61251<text:tab/>stubba</text:p>
      <text:p text:style-name="Preformatted_20_Text">61252<text:tab/>stubbe</text:p>
      <text:p text:style-name="Preformatted_20_Text">61253<text:tab/>stubin</text:p>
      <text:p text:style-name="Preformatted_20_Text">61254<text:tab/>stuck</text:p>
      <text:p text:style-name="Preformatted_20_Text">61255<text:tab/>studie</text:p>
      <text:p text:style-name="Preformatted_20_Text">61256<text:tab/>studio</text:p>
      <text:p text:style-name="Preformatted_20_Text">61261<text:tab/>studs</text:p>
      <text:p text:style-name="Preformatted_20_Text">61262<text:tab/>studsa</text:p>
      <text:p text:style-name="Preformatted_20_Text">61263<text:tab/>stuff</text:p>
      <text:p text:style-name="Preformatted_20_Text">61264<text:tab/>stuga</text:p>
      <text:p text:style-name="Preformatted_20_Text">61265<text:tab/>stugby</text:p>
      <text:p text:style-name="Preformatted_20_Text">61266<text:tab/>stuka</text:p>
      <text:p text:style-name="Preformatted_20_Text"><text:soft-page-break/>61311<text:tab/>stulta</text:p>
      <text:p text:style-name="Preformatted_20_Text">61312<text:tab/>stum</text:p>
      <text:p text:style-name="Preformatted_20_Text">61313<text:tab/>stump</text:p>
      <text:p text:style-name="Preformatted_20_Text">61314<text:tab/>stumpa</text:p>
      <text:p text:style-name="Preformatted_20_Text">61315<text:tab/>stund</text:p>
      <text:p text:style-name="Preformatted_20_Text">61316<text:tab/>stunda</text:p>
      <text:p text:style-name="Preformatted_20_Text">61321<text:tab/>stuns</text:p>
      <text:p text:style-name="Preformatted_20_Text">61322<text:tab/>stup</text:p>
      <text:p text:style-name="Preformatted_20_Text">61323<text:tab/>stupa</text:p>
      <text:p text:style-name="Preformatted_20_Text">61324<text:tab/>stupor</text:p>
      <text:p text:style-name="Preformatted_20_Text">61325<text:tab/>stura</text:p>
      <text:p text:style-name="Preformatted_20_Text">61326<text:tab/>stuss</text:p>
      <text:p text:style-name="Preformatted_20_Text">61331<text:tab/>stut</text:p>
      <text:p text:style-name="Preformatted_20_Text">61332<text:tab/>stuv</text:p>
      <text:p text:style-name="Preformatted_20_Text">61333<text:tab/>stuva</text:p>
      <text:p text:style-name="Preformatted_20_Text">61334<text:tab/>stybb</text:p>
      <text:p text:style-name="Preformatted_20_Text">61335<text:tab/>styck</text:p>
      <text:p text:style-name="Preformatted_20_Text">61336<text:tab/>stycka</text:p>
      <text:p text:style-name="Preformatted_20_Text">61341<text:tab/>stycke</text:p>
      <text:p text:style-name="Preformatted_20_Text">61342<text:tab/>stygn</text:p>
      <text:p text:style-name="Preformatted_20_Text">61343<text:tab/>stylit</text:p>
      <text:p text:style-name="Preformatted_20_Text">61344<text:tab/>stylta</text:p>
      <text:p text:style-name="Preformatted_20_Text">61345<text:tab/>stympa</text:p>
      <text:p text:style-name="Preformatted_20_Text">61346<text:tab/>styng</text:p>
      <text:p text:style-name="Preformatted_20_Text">61351<text:tab/>styr</text:p>
      <text:p text:style-name="Preformatted_20_Text">61352<text:tab/>styra</text:p>
      <text:p text:style-name="Preformatted_20_Text">61353<text:tab/>styre</text:p>
      <text:p text:style-name="Preformatted_20_Text">61354<text:tab/>styren</text:p>
      <text:p text:style-name="Preformatted_20_Text">61355<text:tab/>styrka</text:p>
      <text:p text:style-name="Preformatted_20_Text">61356<text:tab/>styv</text:p>
      <text:p text:style-name="Preformatted_20_Text">61361<text:tab/>styva</text:p>
      <text:p text:style-name="Preformatted_20_Text">61362<text:tab/>styver</text:p>
      <text:p text:style-name="Preformatted_20_Text">61363<text:tab/>styvna</text:p>
      <text:p text:style-name="Preformatted_20_Text">61364<text:tab/>subba</text:p>
      <text:p text:style-name="Preformatted_20_Text">61365<text:tab/>suck</text:p>
      <text:p text:style-name="Preformatted_20_Text">61366<text:tab/>sucka</text:p>
      <text:p text:style-name="Preformatted_20_Text">61411<text:tab/>suckat</text:p>
      <text:p text:style-name="Preformatted_20_Text">61412<text:tab/>sudd</text:p>
      <text:p text:style-name="Preformatted_20_Text">61413<text:tab/>sudda</text:p>
      <text:p text:style-name="Preformatted_20_Text">61414<text:tab/>sudoku</text:p>
      <text:p text:style-name="Preformatted_20_Text">61415<text:tab/>suffix</text:p>
      <text:p text:style-name="Preformatted_20_Text">61416<text:tab/>sug</text:p>
      <text:p text:style-name="Preformatted_20_Text">61421<text:tab/>suga</text:p>
      <text:p text:style-name="Preformatted_20_Text">61422<text:tab/>sugfas</text:p>
      <text:p text:style-name="Preformatted_20_Text">61423<text:tab/>sugga</text:p>
      <text:p text:style-name="Preformatted_20_Text">61424<text:tab/>sukta</text:p>
      <text:p text:style-name="Preformatted_20_Text">61425<text:tab/>sula</text:p>
      <text:p text:style-name="Preformatted_20_Text">61426<text:tab/>sulfa</text:p>
      <text:p text:style-name="Preformatted_20_Text">61431<text:tab/>sulfat</text:p>
      <text:p text:style-name="Preformatted_20_Text">61432<text:tab/>sulfid</text:p>
      <text:p text:style-name="Preformatted_20_Text">61433<text:tab/>sulfit</text:p>
      <text:p text:style-name="Preformatted_20_Text">61434<text:tab/>sulky</text:p>
      <text:p text:style-name="Preformatted_20_Text">61435<text:tab/>sultan</text:p>
      <text:p text:style-name="Preformatted_20_Text">61436<text:tab/>summa</text:p>
      <text:p text:style-name="Preformatted_20_Text">61441<text:tab/>summer</text:p>
      <text:p text:style-name="Preformatted_20_Text">61442<text:tab/>sumo</text:p>
      <text:p text:style-name="Preformatted_20_Text">61443<text:tab/>sump</text:p>
      <text:p text:style-name="Preformatted_20_Text">61444<text:tab/>sumpa</text:p>
      <text:p text:style-name="Preformatted_20_Text">61445<text:tab/>sund</text:p>
      <text:p text:style-name="Preformatted_20_Text">61446<text:tab/>sundae</text:p>
      <text:p text:style-name="Preformatted_20_Text">61451<text:tab/>sunnan</text:p>
      <text:p text:style-name="Preformatted_20_Text">61452<text:tab/>sunnit</text:p>
      <text:p text:style-name="Preformatted_20_Text">61453<text:tab/>sup</text:p>
      <text:p text:style-name="Preformatted_20_Text">61454<text:tab/>supa</text:p>
      <text:p text:style-name="Preformatted_20_Text">61455<text:tab/>supera</text:p>
      <text:p text:style-name="Preformatted_20_Text">61456<text:tab/>superi</text:p>
      <text:p text:style-name="Preformatted_20_Text">61461<text:tab/>suput</text:p>
      <text:p text:style-name="Preformatted_20_Text">61462<text:tab/>sur</text:p>
      <text:p text:style-name="Preformatted_20_Text">61463<text:tab/>sura</text:p>
      <text:p text:style-name="Preformatted_20_Text">61464<text:tab/>surdeg</text:p>
      <text:p text:style-name="Preformatted_20_Text">61465<text:tab/>surf</text:p>
      <text:p text:style-name="Preformatted_20_Text">61466<text:tab/>surfa</text:p>
      <text:p text:style-name="Preformatted_20_Text">61511<text:tab/>surhet</text:p>
      <text:p text:style-name="Preformatted_20_Text">61512<text:tab/>surna</text:p>
      <text:p text:style-name="Preformatted_20_Text">61513<text:tab/>surr</text:p>
      <text:p text:style-name="Preformatted_20_Text">61514<text:tab/>surra</text:p>
      <text:p text:style-name="Preformatted_20_Text">61515<text:tab/>sus</text:p>
      <text:p text:style-name="Preformatted_20_Text">61516<text:tab/>susa</text:p>
      <text:p text:style-name="Preformatted_20_Text">61521<text:tab/>sushi</text:p>
      <text:p text:style-name="Preformatted_20_Text">61522<text:tab/>sussa</text:p>
      <text:p text:style-name="Preformatted_20_Text">61523<text:tab/>sutan</text:p>
      <text:p text:style-name="Preformatted_20_Text">61524<text:tab/>sutare</text:p>
      <text:p text:style-name="Preformatted_20_Text">61525<text:tab/>sutur</text:p>
      <text:p text:style-name="Preformatted_20_Text">61526<text:tab/>svabb</text:p>
      <text:p text:style-name="Preformatted_20_Text">61531<text:tab/>svabba</text:p>
      <text:p text:style-name="Preformatted_20_Text">61532<text:tab/>svacka</text:p>
      <text:p text:style-name="Preformatted_20_Text">61533<text:tab/>svada</text:p>
      <text:p text:style-name="Preformatted_20_Text">61534<text:tab/>svag</text:p>
      <text:p text:style-name="Preformatted_20_Text">61535<text:tab/>svaj</text:p>
      <text:p text:style-name="Preformatted_20_Text">61536<text:tab/>svaja</text:p>
      <text:p text:style-name="Preformatted_20_Text">61541<text:tab/>sval</text:p>
      <text:p text:style-name="Preformatted_20_Text">61542<text:tab/>svala</text:p>
      <text:p text:style-name="Preformatted_20_Text">61543<text:tab/>svale</text:p>
      <text:p text:style-name="Preformatted_20_Text">61544<text:tab/>svalg</text:p>
      <text:p text:style-name="Preformatted_20_Text">61545<text:tab/>svalka</text:p>
      <text:p text:style-name="Preformatted_20_Text">61546<text:tab/>svall</text:p>
      <text:p text:style-name="Preformatted_20_Text">61551<text:tab/>svalla</text:p>
      <text:p text:style-name="Preformatted_20_Text">61552<text:tab/>svalna</text:p>
      <text:p text:style-name="Preformatted_20_Text">61553<text:tab/>svamla</text:p>
      <text:p text:style-name="Preformatted_20_Text">61554<text:tab/>svamp</text:p>
      <text:p text:style-name="Preformatted_20_Text">61555<text:tab/>svan</text:p>
      <text:p text:style-name="Preformatted_20_Text">61556<text:tab/>svank</text:p>
      <text:p text:style-name="Preformatted_20_Text">61561<text:tab/>svanka</text:p>
      <text:p text:style-name="Preformatted_20_Text">61562<text:tab/>svans</text:p>
      <text:p text:style-name="Preformatted_20_Text">61563<text:tab/>svansa</text:p>
      <text:p text:style-name="Preformatted_20_Text">61564<text:tab/>svar</text:p>
      <text:p text:style-name="Preformatted_20_Text">61565<text:tab/>svara</text:p>
      <text:p text:style-name="Preformatted_20_Text">61566<text:tab/>svarv</text:p>
      <text:p text:style-name="Preformatted_20_Text">61611<text:tab/>svarva</text:p>
      <text:p text:style-name="Preformatted_20_Text">61612<text:tab/>svassa</text:p>
      <text:p text:style-name="Preformatted_20_Text">61613<text:tab/>svavel</text:p>
      <text:p text:style-name="Preformatted_20_Text">61614<text:tab/>svavla</text:p>
      <text:p text:style-name="Preformatted_20_Text">61615<text:tab/>svear</text:p>
      <text:p text:style-name="Preformatted_20_Text">61616<text:tab/>svecia</text:p>
      <text:p text:style-name="Preformatted_20_Text">61621<text:tab/>sved</text:p>
      <text:p text:style-name="Preformatted_20_Text">61622<text:tab/>sveda</text:p>
      <text:p text:style-name="Preformatted_20_Text">61623<text:tab/>svedja</text:p>
      <text:p text:style-name="Preformatted_20_Text">61624<text:tab/>svek</text:p>
      <text:p text:style-name="Preformatted_20_Text">61625<text:tab/>sven</text:p>
      <text:p text:style-name="Preformatted_20_Text">61626<text:tab/>svenne</text:p>
      <text:p text:style-name="Preformatted_20_Text">61631<text:tab/>svep</text:p>
      <text:p text:style-name="Preformatted_20_Text">61632<text:tab/>svepa</text:p>
      <text:p text:style-name="Preformatted_20_Text">61633<text:tab/>svepe</text:p>
      <text:p text:style-name="Preformatted_20_Text">61634<text:tab/>svets</text:p>
      <text:p text:style-name="Preformatted_20_Text">61635<text:tab/>svetsa</text:p>
      <text:p text:style-name="Preformatted_20_Text">61636<text:tab/>svett</text:p>
      <text:p text:style-name="Preformatted_20_Text">61641<text:tab/>svettas</text:p>
      <text:p text:style-name="Preformatted_20_Text">61642<text:tab/>svibel</text:p>
      <text:p text:style-name="Preformatted_20_Text">61643<text:tab/>svicka</text:p>
      <text:p text:style-name="Preformatted_20_Text">61644<text:tab/>svid</text:p>
      <text:p text:style-name="Preformatted_20_Text">61645<text:tab/>svida</text:p>
      <text:p text:style-name="Preformatted_20_Text">61646<text:tab/>svika</text:p>
      <text:p text:style-name="Preformatted_20_Text">61651<text:tab/>svikt</text:p>
      <text:p text:style-name="Preformatted_20_Text">61652<text:tab/>svikta</text:p>
      <text:p text:style-name="Preformatted_20_Text">61653<text:tab/>svimma</text:p>
      <text:p text:style-name="Preformatted_20_Text">61654<text:tab/>svin</text:p>
      <text:p text:style-name="Preformatted_20_Text">61655<text:tab/>sving</text:p>
      <text:p text:style-name="Preformatted_20_Text">61656<text:tab/>svinga</text:p>
      <text:p text:style-name="Preformatted_20_Text">61661<text:tab/>svinn</text:p>
      <text:p text:style-name="Preformatted_20_Text">61662<text:tab/>svinna</text:p>
      <text:p text:style-name="Preformatted_20_Text">61663<text:tab/>svira</text:p>
      <text:p text:style-name="Preformatted_20_Text">61664<text:tab/>svirra</text:p>
      <text:p text:style-name="Preformatted_20_Text">61665<text:tab/>svisch</text:p>
      <text:p text:style-name="Preformatted_20_Text">61666<text:tab/>svit</text:p>
      <text:p text:style-name="Preformatted_20_Text">62111<text:tab/>sviter</text:p>
      <text:p text:style-name="Preformatted_20_Text">62112<text:tab/>svivel</text:p>
      <text:p text:style-name="Preformatted_20_Text">62113<text:tab/>svulst</text:p>
      <text:p text:style-name="Preformatted_20_Text">62114<text:tab/>swing</text:p>
      <text:p text:style-name="Preformatted_20_Text">62115<text:tab/>swinga</text:p>
      <text:p text:style-name="Preformatted_20_Text">62116<text:tab/>sy</text:p>
      <text:p text:style-name="Preformatted_20_Text">62121<text:tab/>syd</text:p>
      <text:p text:style-name="Preformatted_20_Text">62122<text:tab/>sydost</text:p>
      <text:p text:style-name="Preformatted_20_Text">62123<text:tab/>sydpol</text:p>
      <text:p text:style-name="Preformatted_20_Text">62124<text:tab/>syfta</text:p>
      <text:p text:style-name="Preformatted_20_Text">62125<text:tab/>syfte</text:p>
      <text:p text:style-name="Preformatted_20_Text">62126<text:tab/>syl</text:p>
      <text:p text:style-name="Preformatted_20_Text">62131<text:tab/>sylf</text:p>
      <text:p text:style-name="Preformatted_20_Text">62132<text:tab/>sylfid</text:p>
      <text:p text:style-name="Preformatted_20_Text">62133<text:tab/>syll</text:p>
      <text:p text:style-name="Preformatted_20_Text">62134<text:tab/>sylt</text:p>
      <text:p text:style-name="Preformatted_20_Text">62135<text:tab/>sylta</text:p>
      <text:p text:style-name="Preformatted_20_Text">62136<text:tab/>symbol</text:p>
      <text:p text:style-name="Preformatted_20_Text">62141<text:tab/>symfys</text:p>
      <text:p text:style-name="Preformatted_20_Text">62142<text:tab/>symtom</text:p>
      <text:p text:style-name="Preformatted_20_Text">62143<text:tab/>syn</text:p>
      <text:p text:style-name="Preformatted_20_Text">62144<text:tab/>syna</text:p>
      <text:p text:style-name="Preformatted_20_Text">62145<text:tab/>synaps</text:p>
      <text:p text:style-name="Preformatted_20_Text">62146<text:tab/>synare</text:p>
      <text:p text:style-name="Preformatted_20_Text"><text:soft-page-break/>62151<text:tab/>synas</text:p>
      <text:p text:style-name="Preformatted_20_Text">62152<text:tab/>synd</text:p>
      <text:p text:style-name="Preformatted_20_Text">62153<text:tab/>synda</text:p>
      <text:p text:style-name="Preformatted_20_Text">62154<text:tab/>synfel</text:p>
      <text:p text:style-name="Preformatted_20_Text">62155<text:tab/>synk</text:p>
      <text:p text:style-name="Preformatted_20_Text">62156<text:tab/>synka</text:p>
      <text:p text:style-name="Preformatted_20_Text">62161<text:tab/>synkop</text:p>
      <text:p text:style-name="Preformatted_20_Text">62162<text:tab/>synod</text:p>
      <text:p text:style-name="Preformatted_20_Text">62163<text:tab/>synops</text:p>
      <text:p text:style-name="Preformatted_20_Text">62164<text:tab/>synt</text:p>
      <text:p text:style-name="Preformatted_20_Text">62165<text:tab/>syntax</text:p>
      <text:p text:style-name="Preformatted_20_Text">62166<text:tab/>syntes</text:p>
      <text:p text:style-name="Preformatted_20_Text">62211<text:tab/>syntet</text:p>
      <text:p text:style-name="Preformatted_20_Text">62212<text:tab/>syo</text:p>
      <text:p text:style-name="Preformatted_20_Text">62213<text:tab/>syra</text:p>
      <text:p text:style-name="Preformatted_20_Text">62214<text:tab/>syre</text:p>
      <text:p text:style-name="Preformatted_20_Text">62215<text:tab/>syren</text:p>
      <text:p text:style-name="Preformatted_20_Text">62216<text:tab/>syrgas</text:p>
      <text:p text:style-name="Preformatted_20_Text">62221<text:tab/>syrier</text:p>
      <text:p text:style-name="Preformatted_20_Text">62222<text:tab/>syrinx</text:p>
      <text:p text:style-name="Preformatted_20_Text">62223<text:tab/>syrra</text:p>
      <text:p text:style-name="Preformatted_20_Text">62224<text:tab/>syrsa</text:p>
      <text:p text:style-name="Preformatted_20_Text">62225<text:tab/>syrtut</text:p>
      <text:p text:style-name="Preformatted_20_Text">62226<text:tab/>syskon</text:p>
      <text:p text:style-name="Preformatted_20_Text">62231<text:tab/>syssla</text:p>
      <text:p text:style-name="Preformatted_20_Text">62232<text:tab/>system</text:p>
      <text:p text:style-name="Preformatted_20_Text">62233<text:tab/>syster</text:p>
      <text:p text:style-name="Preformatted_20_Text">62234<text:tab/>tRNA</text:p>
      <text:p text:style-name="Preformatted_20_Text">62235<text:tab/>tabbe</text:p>
      <text:p text:style-name="Preformatted_20_Text">62236<text:tab/>tabell</text:p>
      <text:p text:style-name="Preformatted_20_Text">62241<text:tab/>tabu</text:p>
      <text:p text:style-name="Preformatted_20_Text">62242<text:tab/>tack</text:p>
      <text:p text:style-name="Preformatted_20_Text">62243<text:tab/>tacka</text:p>
      <text:p text:style-name="Preformatted_20_Text">62244<text:tab/>tackel</text:p>
      <text:p text:style-name="Preformatted_20_Text">62245<text:tab/>tackla</text:p>
      <text:p text:style-name="Preformatted_20_Text">62246<text:tab/>taco</text:p>
      <text:p text:style-name="Preformatted_20_Text">62251<text:tab/>tadel</text:p>
      <text:p text:style-name="Preformatted_20_Text">62252<text:tab/>tadla</text:p>
      <text:p text:style-name="Preformatted_20_Text">62253<text:tab/>tafatt</text:p>
      <text:p text:style-name="Preformatted_20_Text">62254<text:tab/>taffel</text:p>
      <text:p text:style-name="Preformatted_20_Text">62255<text:tab/>taffla</text:p>
      <text:p text:style-name="Preformatted_20_Text">62256<text:tab/>tafs</text:p>
      <text:p text:style-name="Preformatted_20_Text">62261<text:tab/>tafsa</text:p>
      <text:p text:style-name="Preformatted_20_Text">62262<text:tab/>taft</text:p>
      <text:p text:style-name="Preformatted_20_Text">62263<text:tab/>tagel</text:p>
      <text:p text:style-name="Preformatted_20_Text">62264<text:tab/>tagg</text:p>
      <text:p text:style-name="Preformatted_20_Text">62265<text:tab/>tagga</text:p>
      <text:p text:style-name="Preformatted_20_Text">62266<text:tab/>tagla</text:p>
      <text:p text:style-name="Preformatted_20_Text">62311<text:tab/>taiga</text:p>
      <text:p text:style-name="Preformatted_20_Text">62312<text:tab/>tajga</text:p>
      <text:p text:style-name="Preformatted_20_Text">62313<text:tab/>tajma</text:p>
      <text:p text:style-name="Preformatted_20_Text">62314<text:tab/>tajt</text:p>
      <text:p text:style-name="Preformatted_20_Text">62315<text:tab/>tak</text:p>
      <text:p text:style-name="Preformatted_20_Text">62316<text:tab/>takbox</text:p>
      <text:p text:style-name="Preformatted_20_Text">62321<text:tab/>takfot</text:p>
      <text:p text:style-name="Preformatted_20_Text">62322<text:tab/>takhuv</text:p>
      <text:p text:style-name="Preformatted_20_Text">62323<text:tab/>taklag</text:p>
      <text:p text:style-name="Preformatted_20_Text">62324<text:tab/>takras</text:p>
      <text:p text:style-name="Preformatted_20_Text">62325<text:tab/>takt</text:p>
      <text:p text:style-name="Preformatted_20_Text">62326<text:tab/>taktik</text:p>
      <text:p text:style-name="Preformatted_20_Text">62331<text:tab/>tal</text:p>
      <text:p text:style-name="Preformatted_20_Text">62332<text:tab/>tala</text:p>
      <text:p text:style-name="Preformatted_20_Text">62333<text:tab/>talakt</text:p>
      <text:p text:style-name="Preformatted_20_Text">62334<text:tab/>talan</text:p>
      <text:p text:style-name="Preformatted_20_Text">62335<text:tab/>talang</text:p>
      <text:p text:style-name="Preformatted_20_Text">62336<text:tab/>talar</text:p>
      <text:p text:style-name="Preformatted_20_Text">62341<text:tab/>talare</text:p>
      <text:p text:style-name="Preformatted_20_Text">62342<text:tab/>talbok</text:p>
      <text:p text:style-name="Preformatted_20_Text">62343<text:tab/>talent</text:p>
      <text:p text:style-name="Preformatted_20_Text">62344<text:tab/>talfel</text:p>
      <text:p text:style-name="Preformatted_20_Text">62345<text:tab/>talg</text:p>
      <text:p text:style-name="Preformatted_20_Text">62346<text:tab/>talja</text:p>
      <text:p text:style-name="Preformatted_20_Text">62351<text:tab/>talk</text:p>
      <text:p text:style-name="Preformatted_20_Text">62352<text:tab/>talka</text:p>
      <text:p text:style-name="Preformatted_20_Text">62353<text:tab/>tall</text:p>
      <text:p text:style-name="Preformatted_20_Text">62354<text:tab/>talman</text:p>
      <text:p text:style-name="Preformatted_20_Text">62355<text:tab/>talmi</text:p>
      <text:p text:style-name="Preformatted_20_Text">62356<text:tab/>talong</text:p>
      <text:p text:style-name="Preformatted_20_Text">62361<text:tab/>tam</text:p>
      <text:p text:style-name="Preformatted_20_Text">62362<text:tab/>tambur</text:p>
      <text:p text:style-name="Preformatted_20_Text">62363<text:tab/>tamp</text:p>
      <text:p text:style-name="Preformatted_20_Text">62364<text:tab/>tampas</text:p>
      <text:p text:style-name="Preformatted_20_Text">62365<text:tab/>tamren</text:p>
      <text:p text:style-name="Preformatted_20_Text">62366<text:tab/>tamtam</text:p>
      <text:p text:style-name="Preformatted_20_Text">62411<text:tab/>tand</text:p>
      <text:p text:style-name="Preformatted_20_Text">62412<text:tab/>tanda</text:p>
      <text:p text:style-name="Preformatted_20_Text">62413<text:tab/>tandem</text:p>
      <text:p text:style-name="Preformatted_20_Text">62414<text:tab/>tango</text:p>
      <text:p text:style-name="Preformatted_20_Text">62415<text:tab/>tank</text:p>
      <text:p text:style-name="Preformatted_20_Text">62416<text:tab/>tanka</text:p>
      <text:p text:style-name="Preformatted_20_Text">62421<text:tab/>tanke</text:p>
      <text:p text:style-name="Preformatted_20_Text">62422<text:tab/>tanker</text:p>
      <text:p text:style-name="Preformatted_20_Text">62423<text:tab/>tanks</text:p>
      <text:p text:style-name="Preformatted_20_Text">62424<text:tab/>tannin</text:p>
      <text:p text:style-name="Preformatted_20_Text">62425<text:tab/>tant</text:p>
      <text:p text:style-name="Preformatted_20_Text">62426<text:tab/>tantal</text:p>
      <text:p text:style-name="Preformatted_20_Text">62431<text:tab/>taoism</text:p>
      <text:p text:style-name="Preformatted_20_Text">62432<text:tab/>taoist</text:p>
      <text:p text:style-name="Preformatted_20_Text">62433<text:tab/>tapet</text:p>
      <text:p text:style-name="Preformatted_20_Text">62434<text:tab/>tapir</text:p>
      <text:p text:style-name="Preformatted_20_Text">62435<text:tab/>tapp</text:p>
      <text:p text:style-name="Preformatted_20_Text">62436<text:tab/>tappa</text:p>
      <text:p text:style-name="Preformatted_20_Text">62441<text:tab/>tappt</text:p>
      <text:p text:style-name="Preformatted_20_Text">62442<text:tab/>tapto</text:p>
      <text:p text:style-name="Preformatted_20_Text">62443<text:tab/>tara</text:p>
      <text:p text:style-name="Preformatted_20_Text">62444<text:tab/>tarera</text:p>
      <text:p text:style-name="Preformatted_20_Text">62445<text:tab/>tariff</text:p>
      <text:p text:style-name="Preformatted_20_Text">62446<text:tab/>tarm</text:p>
      <text:p text:style-name="Preformatted_20_Text">62451<text:tab/>tars</text:p>
      <text:p text:style-name="Preformatted_20_Text">62452<text:tab/>tartan</text:p>
      <text:p text:style-name="Preformatted_20_Text">62453<text:tab/>tartar</text:p>
      <text:p text:style-name="Preformatted_20_Text">62454<text:tab/>tarva</text:p>
      <text:p text:style-name="Preformatted_20_Text">62455<text:tab/>tas</text:p>
      <text:p text:style-name="Preformatted_20_Text">62456<text:tab/>tass</text:p>
      <text:p text:style-name="Preformatted_20_Text">62461<text:tab/>tassa</text:p>
      <text:p text:style-name="Preformatted_20_Text">62462<text:tab/>tassel</text:p>
      <text:p text:style-name="Preformatted_20_Text">62463<text:tab/>tassla</text:p>
      <text:p text:style-name="Preformatted_20_Text">62464<text:tab/>tau</text:p>
      <text:p text:style-name="Preformatted_20_Text">62465<text:tab/>tavla</text:p>
      <text:p text:style-name="Preformatted_20_Text">62466<text:tab/>tax</text:p>
      <text:p text:style-name="Preformatted_20_Text">62511<text:tab/>taxa</text:p>
      <text:p text:style-name="Preformatted_20_Text">62512<text:tab/>taxera</text:p>
      <text:p text:style-name="Preformatted_20_Text">62513<text:tab/>taxi</text:p>
      <text:p text:style-name="Preformatted_20_Text">62514<text:tab/>taxis</text:p>
      <text:p text:style-name="Preformatted_20_Text">62515<text:tab/>tazett</text:p>
      <text:p text:style-name="Preformatted_20_Text">62516<text:tab/>te</text:p>
      <text:p text:style-name="Preformatted_20_Text">62521<text:tab/>teak</text:p>
      <text:p text:style-name="Preformatted_20_Text">62522<text:tab/>team</text:p>
      <text:p text:style-name="Preformatted_20_Text">62523<text:tab/>teater</text:p>
      <text:p text:style-name="Preformatted_20_Text">62524<text:tab/>teblad</text:p>
      <text:p text:style-name="Preformatted_20_Text">62525<text:tab/>tecken</text:p>
      <text:p text:style-name="Preformatted_20_Text">62526<text:tab/>teckna</text:p>
      <text:p text:style-name="Preformatted_20_Text">62531<text:tab/>teddy</text:p>
      <text:p text:style-name="Preformatted_20_Text">62532<text:tab/>tedeum</text:p>
      <text:p text:style-name="Preformatted_20_Text">62533<text:tab/>tefat</text:p>
      <text:p text:style-name="Preformatted_20_Text">62534<text:tab/>teflon</text:p>
      <text:p text:style-name="Preformatted_20_Text">62535<text:tab/>teg</text:p>
      <text:p text:style-name="Preformatted_20_Text">62536<text:tab/>tegel</text:p>
      <text:p text:style-name="Preformatted_20_Text">62541<text:tab/>teglas</text:p>
      <text:p text:style-name="Preformatted_20_Text">62542<text:tab/>tehuv</text:p>
      <text:p text:style-name="Preformatted_20_Text">62543<text:tab/>tein</text:p>
      <text:p text:style-name="Preformatted_20_Text">62544<text:tab/>teint</text:p>
      <text:p text:style-name="Preformatted_20_Text">62545<text:tab/>teism</text:p>
      <text:p text:style-name="Preformatted_20_Text">62546<text:tab/>tejpa</text:p>
      <text:p text:style-name="Preformatted_20_Text">62551<text:tab/>tejst</text:p>
      <text:p text:style-name="Preformatted_20_Text">62552<text:tab/>teka</text:p>
      <text:p text:style-name="Preformatted_20_Text">62553<text:tab/>tekaka</text:p>
      <text:p text:style-name="Preformatted_20_Text">62554<text:tab/>teknik</text:p>
      <text:p text:style-name="Preformatted_20_Text">62555<text:tab/>tekopp</text:p>
      <text:p text:style-name="Preformatted_20_Text">62556<text:tab/>telex</text:p>
      <text:p text:style-name="Preformatted_20_Text">62561<text:tab/>telfer</text:p>
      <text:p text:style-name="Preformatted_20_Text">62562<text:tab/>tellur</text:p>
      <text:p text:style-name="Preformatted_20_Text">62563<text:tab/>tema</text:p>
      <text:p text:style-name="Preformatted_20_Text">62564<text:tab/>temp</text:p>
      <text:p text:style-name="Preformatted_20_Text">62565<text:tab/>tempa</text:p>
      <text:p text:style-name="Preformatted_20_Text">62566<text:tab/>tempel</text:p>
      <text:p text:style-name="Preformatted_20_Text">62611<text:tab/>tempo</text:p>
      <text:p text:style-name="Preformatted_20_Text">62612<text:tab/>tempus</text:p>
      <text:p text:style-name="Preformatted_20_Text">62613<text:tab/>ten</text:p>
      <text:p text:style-name="Preformatted_20_Text">62614<text:tab/>tender</text:p>
      <text:p text:style-name="Preformatted_20_Text">62615<text:tab/>tenn</text:p>
      <text:p text:style-name="Preformatted_20_Text">62616<text:tab/>tennis</text:p>
      <text:p text:style-name="Preformatted_20_Text">62621<text:tab/>tenor</text:p>
      <text:p text:style-name="Preformatted_20_Text">62622<text:tab/>tensid</text:p>
      <text:p text:style-name="Preformatted_20_Text">62623<text:tab/>tenta</text:p>
      <text:p text:style-name="Preformatted_20_Text">62624<text:tab/>teolog</text:p>
      <text:p text:style-name="Preformatted_20_Text">62625<text:tab/>teorem</text:p>
      <text:p text:style-name="Preformatted_20_Text">62626<text:tab/>teori</text:p>
      <text:p text:style-name="Preformatted_20_Text"><text:soft-page-break/>62631<text:tab/>teosof</text:p>
      <text:p text:style-name="Preformatted_20_Text">62632<text:tab/>terapi</text:p>
      <text:p text:style-name="Preformatted_20_Text">62633<text:tab/>terass</text:p>
      <text:p text:style-name="Preformatted_20_Text">62634<text:tab/>term</text:p>
      <text:p text:style-name="Preformatted_20_Text">62635<text:tab/>termer</text:p>
      <text:p text:style-name="Preformatted_20_Text">62636<text:tab/>termik</text:p>
      <text:p text:style-name="Preformatted_20_Text">62641<text:tab/>termin</text:p>
      <text:p text:style-name="Preformatted_20_Text">62642<text:tab/>termit</text:p>
      <text:p text:style-name="Preformatted_20_Text">62643<text:tab/>termos</text:p>
      <text:p text:style-name="Preformatted_20_Text">62644<text:tab/>teros</text:p>
      <text:p text:style-name="Preformatted_20_Text">62645<text:tab/>terpen</text:p>
      <text:p text:style-name="Preformatted_20_Text">62646<text:tab/>terrin</text:p>
      <text:p text:style-name="Preformatted_20_Text">62651<text:tab/>terror</text:p>
      <text:p text:style-name="Preformatted_20_Text">62652<text:tab/>ters</text:p>
      <text:p text:style-name="Preformatted_20_Text">62653<text:tab/>terzin</text:p>
      <text:p text:style-name="Preformatted_20_Text">62654<text:tab/>tes</text:p>
      <text:p text:style-name="Preformatted_20_Text">62655<text:tab/>tesked</text:p>
      <text:p text:style-name="Preformatted_20_Text">62656<text:tab/>tesla</text:p>
      <text:p text:style-name="Preformatted_20_Text">62661<text:tab/>test</text:p>
      <text:p text:style-name="Preformatted_20_Text">62662<text:tab/>testa</text:p>
      <text:p text:style-name="Preformatted_20_Text">62663<text:tab/>tetani</text:p>
      <text:p text:style-name="Preformatted_20_Text">62664<text:tab/>tetra</text:p>
      <text:p text:style-name="Preformatted_20_Text">62665<text:tab/>tevagn</text:p>
      <text:p text:style-name="Preformatted_20_Text">62666<text:tab/>text</text:p>
      <text:p text:style-name="Preformatted_20_Text">63111<text:tab/>texta</text:p>
      <text:p text:style-name="Preformatted_20_Text">63112<text:tab/>textil</text:p>
      <text:p text:style-name="Preformatted_20_Text">63113<text:tab/>textur</text:p>
      <text:p text:style-name="Preformatted_20_Text">63114<text:tab/>theta</text:p>
      <text:p text:style-name="Preformatted_20_Text">63115<text:tab/>thorax</text:p>
      <text:p text:style-name="Preformatted_20_Text">63116<text:tab/>thymus</text:p>
      <text:p text:style-name="Preformatted_20_Text">63121<text:tab/>tia</text:p>
      <text:p text:style-name="Preformatted_20_Text">63122<text:tab/>tiamin</text:p>
      <text:p text:style-name="Preformatted_20_Text">63123<text:tab/>tiara</text:p>
      <text:p text:style-name="Preformatted_20_Text">63124<text:tab/>tibast</text:p>
      <text:p text:style-name="Preformatted_20_Text">63125<text:tab/>tic</text:p>
      <text:p text:style-name="Preformatted_20_Text">63126<text:tab/>tick</text:p>
      <text:p text:style-name="Preformatted_20_Text">63131<text:tab/>ticka</text:p>
      <text:p text:style-name="Preformatted_20_Text">63132<text:tab/>tid</text:p>
      <text:p text:style-name="Preformatted_20_Text">63133<text:tab/>tidur</text:p>
      <text:p text:style-name="Preformatted_20_Text">63134<text:tab/>tiga</text:p>
      <text:p text:style-name="Preformatted_20_Text">63135<text:tab/>tiger</text:p>
      <text:p text:style-name="Preformatted_20_Text">63136<text:tab/>tigga</text:p>
      <text:p text:style-name="Preformatted_20_Text">63141<text:tab/>tik</text:p>
      <text:p text:style-name="Preformatted_20_Text">63142<text:tab/>tilja</text:p>
      <text:p text:style-name="Preformatted_20_Text">63143<text:tab/>tillbe</text:p>
      <text:p text:style-name="Preformatted_20_Text">63144<text:tab/>tillit</text:p>
      <text:p text:style-name="Preformatted_20_Text">63145<text:tab/>tillra</text:p>
      <text:p text:style-name="Preformatted_20_Text">63146<text:tab/>tillse</text:p>
      <text:p text:style-name="Preformatted_20_Text">63151<text:tab/>tillta</text:p>
      <text:p text:style-name="Preformatted_20_Text">63152<text:tab/>tilta</text:p>
      <text:p text:style-name="Preformatted_20_Text">63153<text:tab/>timbal</text:p>
      <text:p text:style-name="Preformatted_20_Text">63154<text:tab/>timbre</text:p>
      <text:p text:style-name="Preformatted_20_Text">63155<text:tab/>timer</text:p>
      <text:p text:style-name="Preformatted_20_Text">63156<text:tab/>timjan</text:p>
      <text:p text:style-name="Preformatted_20_Text">63161<text:tab/>timma</text:p>
      <text:p text:style-name="Preformatted_20_Text">63162<text:tab/>timme</text:p>
      <text:p text:style-name="Preformatted_20_Text">63163<text:tab/>timmer</text:p>
      <text:p text:style-name="Preformatted_20_Text">63164<text:tab/>timra</text:p>
      <text:p text:style-name="Preformatted_20_Text">63165<text:tab/>tina</text:p>
      <text:p text:style-name="Preformatted_20_Text">63166<text:tab/>tindra</text:p>
      <text:p text:style-name="Preformatted_20_Text">63211<text:tab/>ting</text:p>
      <text:p text:style-name="Preformatted_20_Text">63212<text:tab/>tinga</text:p>
      <text:p text:style-name="Preformatted_20_Text">63213<text:tab/>tinne</text:p>
      <text:p text:style-name="Preformatted_20_Text">63214<text:tab/>tionde</text:p>
      <text:p text:style-name="Preformatted_20_Text">63215<text:tab/>tiotal</text:p>
      <text:p text:style-name="Preformatted_20_Text">63216<text:tab/>tipp</text:p>
      <text:p text:style-name="Preformatted_20_Text">63221<text:tab/>tippa</text:p>
      <text:p text:style-name="Preformatted_20_Text">63222<text:tab/>tips</text:p>
      <text:p text:style-name="Preformatted_20_Text">63223<text:tab/>tipsa</text:p>
      <text:p text:style-name="Preformatted_20_Text">63224<text:tab/>tirad</text:p>
      <text:p text:style-name="Preformatted_20_Text">63225<text:tab/>tisdag</text:p>
      <text:p text:style-name="Preformatted_20_Text">63226<text:tab/>tissel</text:p>
      <text:p text:style-name="Preformatted_20_Text">63231<text:tab/>tissla</text:p>
      <text:p text:style-name="Preformatted_20_Text">63232<text:tab/>tistel</text:p>
      <text:p text:style-name="Preformatted_20_Text">63233<text:tab/>tita</text:p>
      <text:p text:style-name="Preformatted_20_Text">63234<text:tab/>titan</text:p>
      <text:p text:style-name="Preformatted_20_Text">63235<text:tab/>titel</text:p>
      <text:p text:style-name="Preformatted_20_Text">63236<text:tab/>titt</text:p>
      <text:p text:style-name="Preformatted_20_Text">63241<text:tab/>titta</text:p>
      <text:p text:style-name="Preformatted_20_Text">63242<text:tab/>tittut</text:p>
      <text:p text:style-name="Preformatted_20_Text">63243<text:tab/>tivoli</text:p>
      <text:p text:style-name="Preformatted_20_Text">63244<text:tab/>tjack</text:p>
      <text:p text:style-name="Preformatted_20_Text">63245<text:tab/>tjacka</text:p>
      <text:p text:style-name="Preformatted_20_Text">63246<text:tab/>tjafs</text:p>
      <text:p text:style-name="Preformatted_20_Text">63251<text:tab/>tjafsa</text:p>
      <text:p text:style-name="Preformatted_20_Text">63252<text:tab/>tjalk</text:p>
      <text:p text:style-name="Preformatted_20_Text">63253<text:tab/>tjall</text:p>
      <text:p text:style-name="Preformatted_20_Text">63254<text:tab/>tjalla</text:p>
      <text:p text:style-name="Preformatted_20_Text">63255<text:tab/>tjat</text:p>
      <text:p text:style-name="Preformatted_20_Text">63256<text:tab/>tjata</text:p>
      <text:p text:style-name="Preformatted_20_Text">63261<text:tab/>tjej</text:p>
      <text:p text:style-name="Preformatted_20_Text">63262<text:tab/>tjeka</text:p>
      <text:p text:style-name="Preformatted_20_Text">63263<text:tab/>tjim</text:p>
      <text:p text:style-name="Preformatted_20_Text">63264<text:tab/>tjimma</text:p>
      <text:p text:style-name="Preformatted_20_Text">63265<text:tab/>tjinga</text:p>
      <text:p text:style-name="Preformatted_20_Text">63266<text:tab/>tjo</text:p>
      <text:p text:style-name="Preformatted_20_Text">63311<text:tab/>tjoa</text:p>
      <text:p text:style-name="Preformatted_20_Text">63312<text:tab/>tjock</text:p>
      <text:p text:style-name="Preformatted_20_Text">63313<text:tab/>tjocka</text:p>
      <text:p text:style-name="Preformatted_20_Text">63314<text:tab/>tjog</text:p>
      <text:p text:style-name="Preformatted_20_Text">63315<text:tab/>tjomme</text:p>
      <text:p text:style-name="Preformatted_20_Text">63316<text:tab/>tjonga</text:p>
      <text:p text:style-name="Preformatted_20_Text">63321<text:tab/>tjorva</text:p>
      <text:p text:style-name="Preformatted_20_Text">63322<text:tab/>tjuder</text:p>
      <text:p text:style-name="Preformatted_20_Text">63323<text:tab/>tjudra</text:p>
      <text:p text:style-name="Preformatted_20_Text">63324<text:tab/>tjuga</text:p>
      <text:p text:style-name="Preformatted_20_Text">63325<text:tab/>tjur</text:p>
      <text:p text:style-name="Preformatted_20_Text">63326<text:tab/>tjura</text:p>
      <text:p text:style-name="Preformatted_20_Text">63331<text:tab/>tjusa</text:p>
      <text:p text:style-name="Preformatted_20_Text">63332<text:tab/>tjut</text:p>
      <text:p text:style-name="Preformatted_20_Text">63333<text:tab/>tjuta</text:p>
      <text:p text:style-name="Preformatted_20_Text">63334<text:tab/>tjuv</text:p>
      <text:p text:style-name="Preformatted_20_Text">63335<text:tab/>tjuva</text:p>
      <text:p text:style-name="Preformatted_20_Text">63336<text:tab/>tjyv</text:p>
      <text:p text:style-name="Preformatted_20_Text">63341<text:tab/>toa</text:p>
      <text:p text:style-name="Preformatted_20_Text">63342<text:tab/>toast</text:p>
      <text:p text:style-name="Preformatted_20_Text">63343<text:tab/>tobak</text:p>
      <text:p text:style-name="Preformatted_20_Text">63344<text:tab/>tobis</text:p>
      <text:p text:style-name="Preformatted_20_Text">63345<text:tab/>tocka</text:p>
      <text:p text:style-name="Preformatted_20_Text">63346<text:tab/>toddy</text:p>
      <text:p text:style-name="Preformatted_20_Text">63351<text:tab/>toffel</text:p>
      <text:p text:style-name="Preformatted_20_Text">63352<text:tab/>toffla</text:p>
      <text:p text:style-name="Preformatted_20_Text">63353<text:tab/>tofs</text:p>
      <text:p text:style-name="Preformatted_20_Text">63354<text:tab/>toft</text:p>
      <text:p text:style-name="Preformatted_20_Text">63355<text:tab/>tofu</text:p>
      <text:p text:style-name="Preformatted_20_Text">63356<text:tab/>toga</text:p>
      <text:p text:style-name="Preformatted_20_Text">63361<text:tab/>tok</text:p>
      <text:p text:style-name="Preformatted_20_Text">63362<text:tab/>toka</text:p>
      <text:p text:style-name="Preformatted_20_Text">63363<text:tab/>toker</text:p>
      <text:p text:style-name="Preformatted_20_Text">63364<text:tab/>tokeri</text:p>
      <text:p text:style-name="Preformatted_20_Text">63365<text:tab/>tolft</text:p>
      <text:p text:style-name="Preformatted_20_Text">63366<text:tab/>tolk</text:p>
      <text:p text:style-name="Preformatted_20_Text">63411<text:tab/>tolka</text:p>
      <text:p text:style-name="Preformatted_20_Text">63412<text:tab/>toluen</text:p>
      <text:p text:style-name="Preformatted_20_Text">63413<text:tab/>tolva</text:p>
      <text:p text:style-name="Preformatted_20_Text">63414<text:tab/>tom</text:p>
      <text:p text:style-name="Preformatted_20_Text">63415<text:tab/>tomat</text:p>
      <text:p text:style-name="Preformatted_20_Text">63416<text:tab/>tombak</text:p>
      <text:p text:style-name="Preformatted_20_Text">63421<text:tab/>tomhet</text:p>
      <text:p text:style-name="Preformatted_20_Text">63422<text:tab/>tomrum</text:p>
      <text:p text:style-name="Preformatted_20_Text">63423<text:tab/>tomt</text:p>
      <text:p text:style-name="Preformatted_20_Text">63424<text:tab/>tomta</text:p>
      <text:p text:style-name="Preformatted_20_Text">63425<text:tab/>tomte</text:p>
      <text:p text:style-name="Preformatted_20_Text">63426<text:tab/>ton</text:p>
      <text:p text:style-name="Preformatted_20_Text">63431<text:tab/>tona</text:p>
      <text:p text:style-name="Preformatted_20_Text">63432<text:tab/>tonarm</text:p>
      <text:p text:style-name="Preformatted_20_Text">63433<text:tab/>tonart</text:p>
      <text:p text:style-name="Preformatted_20_Text">63434<text:tab/>tonic</text:p>
      <text:p text:style-name="Preformatted_20_Text">63435<text:tab/>tonika</text:p>
      <text:p text:style-name="Preformatted_20_Text">63436<text:tab/>toning</text:p>
      <text:p text:style-name="Preformatted_20_Text">63441<text:tab/>tonsur</text:p>
      <text:p text:style-name="Preformatted_20_Text">63442<text:tab/>tonus</text:p>
      <text:p text:style-name="Preformatted_20_Text">63443<text:tab/>tonval</text:p>
      <text:p text:style-name="Preformatted_20_Text">63444<text:tab/>topas</text:p>
      <text:p text:style-name="Preformatted_20_Text">63445<text:tab/>topp</text:p>
      <text:p text:style-name="Preformatted_20_Text">63446<text:tab/>toppa</text:p>
      <text:p text:style-name="Preformatted_20_Text">63451<text:tab/>tops</text:p>
      <text:p text:style-name="Preformatted_20_Text">63452<text:tab/>topsa</text:p>
      <text:p text:style-name="Preformatted_20_Text">63453<text:tab/>toque</text:p>
      <text:p text:style-name="Preformatted_20_Text">63454<text:tab/>torde</text:p>
      <text:p text:style-name="Preformatted_20_Text">63455<text:tab/>torero</text:p>
      <text:p text:style-name="Preformatted_20_Text">63456<text:tab/>torg</text:p>
      <text:p text:style-name="Preformatted_20_Text">63461<text:tab/>torium</text:p>
      <text:p text:style-name="Preformatted_20_Text">63462<text:tab/>tork</text:p>
      <text:p text:style-name="Preformatted_20_Text">63463<text:tab/>torka</text:p>
      <text:p text:style-name="Preformatted_20_Text">63464<text:tab/>torn</text:p>
      <text:p text:style-name="Preformatted_20_Text">63465<text:tab/>torna</text:p>
      <text:p text:style-name="Preformatted_20_Text">63466<text:tab/>tornur</text:p>
      <text:p text:style-name="Preformatted_20_Text"><text:soft-page-break/>63511<text:tab/>torp</text:p>
      <text:p text:style-name="Preformatted_20_Text">63512<text:tab/>torped</text:p>
      <text:p text:style-name="Preformatted_20_Text">63513<text:tab/>torr</text:p>
      <text:p text:style-name="Preformatted_20_Text">63514<text:tab/>torris</text:p>
      <text:p text:style-name="Preformatted_20_Text">63515<text:tab/>torsk</text:p>
      <text:p text:style-name="Preformatted_20_Text">63516<text:tab/>torska</text:p>
      <text:p text:style-name="Preformatted_20_Text">63521<text:tab/>torso</text:p>
      <text:p text:style-name="Preformatted_20_Text">63522<text:tab/>torta</text:p>
      <text:p text:style-name="Preformatted_20_Text">63523<text:tab/>tortyr</text:p>
      <text:p text:style-name="Preformatted_20_Text">63524<text:tab/>torv</text:p>
      <text:p text:style-name="Preformatted_20_Text">63525<text:tab/>torva</text:p>
      <text:p text:style-name="Preformatted_20_Text">63526<text:tab/>tosing</text:p>
      <text:p text:style-name="Preformatted_20_Text">63531<text:tab/>tossa</text:p>
      <text:p text:style-name="Preformatted_20_Text">63532<text:tab/>totem</text:p>
      <text:p text:style-name="Preformatted_20_Text">63533<text:tab/>toto</text:p>
      <text:p text:style-name="Preformatted_20_Text">63534<text:tab/>tott</text:p>
      <text:p text:style-name="Preformatted_20_Text">63535<text:tab/>toucha</text:p>
      <text:p text:style-name="Preformatted_20_Text">63536<text:tab/>touche</text:p>
      <text:p text:style-name="Preformatted_20_Text">63541<text:tab/>tour</text:p>
      <text:p text:style-name="Preformatted_20_Text">63542<text:tab/>tova</text:p>
      <text:p text:style-name="Preformatted_20_Text">63543<text:tab/>toxin</text:p>
      <text:p text:style-name="Preformatted_20_Text">63544<text:tab/>tracka</text:p>
      <text:p text:style-name="Preformatted_20_Text">63545<text:tab/>trad</text:p>
      <text:p text:style-name="Preformatted_20_Text">63546<text:tab/>trafik</text:p>
      <text:p text:style-name="Preformatted_20_Text">63551<text:tab/>tragik</text:p>
      <text:p text:style-name="Preformatted_20_Text">63552<text:tab/>trakt</text:p>
      <text:p text:style-name="Preformatted_20_Text">63553<text:tab/>trakta</text:p>
      <text:p text:style-name="Preformatted_20_Text">63554<text:tab/>trall</text:p>
      <text:p text:style-name="Preformatted_20_Text">63555<text:tab/>tralla</text:p>
      <text:p text:style-name="Preformatted_20_Text">63556<text:tab/>tramp</text:p>
      <text:p text:style-name="Preformatted_20_Text">63561<text:tab/>trampa</text:p>
      <text:p text:style-name="Preformatted_20_Text">63562<text:tab/>trams</text:p>
      <text:p text:style-name="Preformatted_20_Text">63563<text:tab/>tramsa</text:p>
      <text:p text:style-name="Preformatted_20_Text">63564<text:tab/>tran</text:p>
      <text:p text:style-name="Preformatted_20_Text">63565<text:tab/>trana</text:p>
      <text:p text:style-name="Preformatted_20_Text">63566<text:tab/>trance</text:p>
      <text:p text:style-name="Preformatted_20_Text">63611<text:tab/>tranch</text:p>
      <text:p text:style-name="Preformatted_20_Text">63612<text:tab/>trans</text:p>
      <text:p text:style-name="Preformatted_20_Text">63613<text:tab/>trapp</text:p>
      <text:p text:style-name="Preformatted_20_Text">63614<text:tab/>trappa</text:p>
      <text:p text:style-name="Preformatted_20_Text">63615<text:tab/>trasa</text:p>
      <text:p text:style-name="Preformatted_20_Text">63616<text:tab/>trasha</text:p>
      <text:p text:style-name="Preformatted_20_Text">63621<text:tab/>traska</text:p>
      <text:p text:style-name="Preformatted_20_Text">63622<text:tab/>trast</text:p>
      <text:p text:style-name="Preformatted_20_Text">63623<text:tab/>tratt</text:p>
      <text:p text:style-name="Preformatted_20_Text">63624<text:tab/>tratta</text:p>
      <text:p text:style-name="Preformatted_20_Text">63625<text:tab/>trauma</text:p>
      <text:p text:style-name="Preformatted_20_Text">63626<text:tab/>trav</text:p>
      <text:p text:style-name="Preformatted_20_Text">63631<text:tab/>trava</text:p>
      <text:p text:style-name="Preformatted_20_Text">63632<text:tab/>trave</text:p>
      <text:p text:style-name="Preformatted_20_Text">63633<text:tab/>trea</text:p>
      <text:p text:style-name="Preformatted_20_Text">63634<text:tab/>trefot</text:p>
      <text:p text:style-name="Preformatted_20_Text">63635<text:tab/>trema</text:p>
      <text:p text:style-name="Preformatted_20_Text">63636<text:tab/>trench</text:p>
      <text:p text:style-name="Preformatted_20_Text">63641<text:tab/>trend</text:p>
      <text:p text:style-name="Preformatted_20_Text">63642<text:tab/>tretal</text:p>
      <text:p text:style-name="Preformatted_20_Text">63643<text:tab/>treudd</text:p>
      <text:p text:style-name="Preformatted_20_Text">63644<text:tab/>treva</text:p>
      <text:p text:style-name="Preformatted_20_Text">63645<text:tab/>tri</text:p>
      <text:p text:style-name="Preformatted_20_Text">63646<text:tab/>triad</text:p>
      <text:p text:style-name="Preformatted_20_Text">63651<text:tab/>triage</text:p>
      <text:p text:style-name="Preformatted_20_Text">63652<text:tab/>trial</text:p>
      <text:p text:style-name="Preformatted_20_Text">63653<text:tab/>trias</text:p>
      <text:p text:style-name="Preformatted_20_Text">63654<text:tab/>tribun</text:p>
      <text:p text:style-name="Preformatted_20_Text">63655<text:tab/>tribut</text:p>
      <text:p text:style-name="Preformatted_20_Text">63656<text:tab/>trick</text:p>
      <text:p text:style-name="Preformatted_20_Text">63661<text:tab/>tricks</text:p>
      <text:p text:style-name="Preformatted_20_Text">63662<text:tab/>triera</text:p>
      <text:p text:style-name="Preformatted_20_Text">63663<text:tab/>trift</text:p>
      <text:p text:style-name="Preformatted_20_Text">63664<text:tab/>trikin</text:p>
      <text:p text:style-name="Preformatted_20_Text">63665<text:tab/>trilla</text:p>
      <text:p text:style-name="Preformatted_20_Text">63666<text:tab/>trim</text:p>
      <text:p text:style-name="Preformatted_20_Text">64111<text:tab/>trimma</text:p>
      <text:p text:style-name="Preformatted_20_Text">64112<text:tab/>trio</text:p>
      <text:p text:style-name="Preformatted_20_Text">64113<text:tab/>triod</text:p>
      <text:p text:style-name="Preformatted_20_Text">64114<text:tab/>triol</text:p>
      <text:p text:style-name="Preformatted_20_Text">64115<text:tab/>tripod</text:p>
      <text:p text:style-name="Preformatted_20_Text">64116<text:tab/>tripp</text:p>
      <text:p text:style-name="Preformatted_20_Text">64121<text:tab/>trippa</text:p>
      <text:p text:style-name="Preformatted_20_Text">64122<text:tab/>trips</text:p>
      <text:p text:style-name="Preformatted_20_Text">64123<text:tab/>triss</text:p>
      <text:p text:style-name="Preformatted_20_Text">64124<text:tab/>trissa</text:p>
      <text:p text:style-name="Preformatted_20_Text">64125<text:tab/>triton</text:p>
      <text:p text:style-name="Preformatted_20_Text">64126<text:tab/>triumf</text:p>
      <text:p text:style-name="Preformatted_20_Text">64131<text:tab/>trivas</text:p>
      <text:p text:style-name="Preformatted_20_Text">64132<text:tab/>trixa</text:p>
      <text:p text:style-name="Preformatted_20_Text">64133<text:tab/>tro</text:p>
      <text:p text:style-name="Preformatted_20_Text">64134<text:tab/>trohet</text:p>
      <text:p text:style-name="Preformatted_20_Text">64135<text:tab/>trojan</text:p>
      <text:p text:style-name="Preformatted_20_Text">64136<text:tab/>trojka</text:p>
      <text:p text:style-name="Preformatted_20_Text">64141<text:tab/>troll</text:p>
      <text:p text:style-name="Preformatted_20_Text">64142<text:tab/>trolla</text:p>
      <text:p text:style-name="Preformatted_20_Text">64143<text:tab/>tromb</text:p>
      <text:p text:style-name="Preformatted_20_Text">64144<text:tab/>tron</text:p>
      <text:p text:style-name="Preformatted_20_Text">64145<text:tab/>trona</text:p>
      <text:p text:style-name="Preformatted_20_Text">64146<text:tab/>trop</text:p>
      <text:p text:style-name="Preformatted_20_Text">64151<text:tab/>tropik</text:p>
      <text:p text:style-name="Preformatted_20_Text">64152<text:tab/>tropp</text:p>
      <text:p text:style-name="Preformatted_20_Text">64153<text:tab/>troppa</text:p>
      <text:p text:style-name="Preformatted_20_Text">64154<text:tab/>trosa</text:p>
      <text:p text:style-name="Preformatted_20_Text">64155<text:tab/>tross</text:p>
      <text:p text:style-name="Preformatted_20_Text">64156<text:tab/>trots</text:p>
      <text:p text:style-name="Preformatted_20_Text">64161<text:tab/>trotsa</text:p>
      <text:p text:style-name="Preformatted_20_Text">64162<text:tab/>trotyl</text:p>
      <text:p text:style-name="Preformatted_20_Text">64163<text:tab/>truck</text:p>
      <text:p text:style-name="Preformatted_20_Text">64164<text:tab/>truga</text:p>
      <text:p text:style-name="Preformatted_20_Text">64165<text:tab/>truism</text:p>
      <text:p text:style-name="Preformatted_20_Text">64166<text:tab/>trumf</text:p>
      <text:p text:style-name="Preformatted_20_Text">64211<text:tab/>trumfa</text:p>
      <text:p text:style-name="Preformatted_20_Text">64212<text:tab/>trumla</text:p>
      <text:p text:style-name="Preformatted_20_Text">64213<text:tab/>trumma</text:p>
      <text:p text:style-name="Preformatted_20_Text">64214<text:tab/>trunk</text:p>
      <text:p text:style-name="Preformatted_20_Text">64215<text:tab/>trupp</text:p>
      <text:p text:style-name="Preformatted_20_Text">64216<text:tab/>trust</text:p>
      <text:p text:style-name="Preformatted_20_Text">64221<text:tab/>trut</text:p>
      <text:p text:style-name="Preformatted_20_Text">64222<text:tab/>truta</text:p>
      <text:p text:style-name="Preformatted_20_Text">64223<text:tab/>tryck</text:p>
      <text:p text:style-name="Preformatted_20_Text">64224<text:tab/>trycka</text:p>
      <text:p text:style-name="Preformatted_20_Text">64225<text:tab/>trycke</text:p>
      <text:p text:style-name="Preformatted_20_Text">64226<text:tab/>trygga</text:p>
      <text:p text:style-name="Preformatted_20_Text">64231<text:tab/>tryna</text:p>
      <text:p text:style-name="Preformatted_20_Text">64232<text:tab/>tryne</text:p>
      <text:p text:style-name="Preformatted_20_Text">64233<text:tab/>tryta</text:p>
      <text:p text:style-name="Preformatted_20_Text">64234<text:tab/>tub</text:p>
      <text:p text:style-name="Preformatted_20_Text">64235<text:tab/>tuba</text:p>
      <text:p text:style-name="Preformatted_20_Text">64236<text:tab/>tubba</text:p>
      <text:p text:style-name="Preformatted_20_Text">64241<text:tab/>tudela</text:p>
      <text:p text:style-name="Preformatted_20_Text">64242<text:tab/>tuff</text:p>
      <text:p text:style-name="Preformatted_20_Text">64243<text:tab/>tuffa</text:p>
      <text:p text:style-name="Preformatted_20_Text">64244<text:tab/>tufsa</text:p>
      <text:p text:style-name="Preformatted_20_Text">64245<text:tab/>tugg</text:p>
      <text:p text:style-name="Preformatted_20_Text">64246<text:tab/>tugga</text:p>
      <text:p text:style-name="Preformatted_20_Text">64251<text:tab/>tuja</text:p>
      <text:p text:style-name="Preformatted_20_Text">64252<text:tab/>tukan</text:p>
      <text:p text:style-name="Preformatted_20_Text">64253<text:tab/>tukt</text:p>
      <text:p text:style-name="Preformatted_20_Text">64254<text:tab/>tukta</text:p>
      <text:p text:style-name="Preformatted_20_Text">64255<text:tab/>tuktan</text:p>
      <text:p text:style-name="Preformatted_20_Text">64256<text:tab/>tulium</text:p>
      <text:p text:style-name="Preformatted_20_Text">64261<text:tab/>tull</text:p>
      <text:p text:style-name="Preformatted_20_Text">64262<text:tab/>tulla</text:p>
      <text:p text:style-name="Preformatted_20_Text">64263<text:tab/>tulpan</text:p>
      <text:p text:style-name="Preformatted_20_Text">64264<text:tab/>tulta</text:p>
      <text:p text:style-name="Preformatted_20_Text">64265<text:tab/>tum</text:p>
      <text:p text:style-name="Preformatted_20_Text">64266<text:tab/>tumla</text:p>
      <text:p text:style-name="Preformatted_20_Text">64311<text:tab/>tumma</text:p>
      <text:p text:style-name="Preformatted_20_Text">64312<text:tab/>tumme</text:p>
      <text:p text:style-name="Preformatted_20_Text">64313<text:tab/>tummel</text:p>
      <text:p text:style-name="Preformatted_20_Text">64314<text:tab/>tumult</text:p>
      <text:p text:style-name="Preformatted_20_Text">64315<text:tab/>tun</text:p>
      <text:p text:style-name="Preformatted_20_Text">64316<text:tab/>tundra</text:p>
      <text:p text:style-name="Preformatted_20_Text">64321<text:tab/>tuner</text:p>
      <text:p text:style-name="Preformatted_20_Text">64322<text:tab/>tung</text:p>
      <text:p text:style-name="Preformatted_20_Text">64323<text:tab/>tunga</text:p>
      <text:p text:style-name="Preformatted_20_Text">64324<text:tab/>tunika</text:p>
      <text:p text:style-name="Preformatted_20_Text">64325<text:tab/>tunn</text:p>
      <text:p text:style-name="Preformatted_20_Text">64326<text:tab/>tunna</text:p>
      <text:p text:style-name="Preformatted_20_Text">64331<text:tab/>tunnel</text:p>
      <text:p text:style-name="Preformatted_20_Text">64332<text:tab/>tupera</text:p>
      <text:p text:style-name="Preformatted_20_Text">64333<text:tab/>tupp</text:p>
      <text:p text:style-name="Preformatted_20_Text">64334<text:tab/>tur</text:p>
      <text:p text:style-name="Preformatted_20_Text">64335<text:tab/>turban</text:p>
      <text:p text:style-name="Preformatted_20_Text">64336<text:tab/>turbin</text:p>
      <text:p text:style-name="Preformatted_20_Text">64341<text:tab/>turf</text:p>
      <text:p text:style-name="Preformatted_20_Text">64342<text:tab/>turism</text:p>
      <text:p text:style-name="Preformatted_20_Text">64343<text:tab/>turist</text:p>
      <text:p text:style-name="Preformatted_20_Text">64344<text:tab/>turkos</text:p>
      <text:p text:style-name="Preformatted_20_Text">64345<text:tab/>turnyr</text:p>
      <text:p text:style-name="Preformatted_20_Text">64346<text:tab/>turs</text:p>
      <text:p text:style-name="Preformatted_20_Text"><text:soft-page-break/>64351<text:tab/>tusch</text:p>
      <text:p text:style-name="Preformatted_20_Text">64352<text:tab/>tuscha</text:p>
      <text:p text:style-name="Preformatted_20_Text">64353<text:tab/>tuss</text:p>
      <text:p text:style-name="Preformatted_20_Text">64354<text:tab/>tussa</text:p>
      <text:p text:style-name="Preformatted_20_Text">64355<text:tab/>tut</text:p>
      <text:p text:style-name="Preformatted_20_Text">64356<text:tab/>tuta</text:p>
      <text:p text:style-name="Preformatted_20_Text">64361<text:tab/>tuting</text:p>
      <text:p text:style-name="Preformatted_20_Text">64362<text:tab/>tutta</text:p>
      <text:p text:style-name="Preformatted_20_Text">64363<text:tab/>tutti</text:p>
      <text:p text:style-name="Preformatted_20_Text">64364<text:tab/>tuva</text:p>
      <text:p text:style-name="Preformatted_20_Text">64365<text:tab/>tvaga</text:p>
      <text:p text:style-name="Preformatted_20_Text">64366<text:tab/>tveka</text:p>
      <text:p text:style-name="Preformatted_20_Text">64411<text:tab/>tvekan</text:p>
      <text:p text:style-name="Preformatted_20_Text">64412<text:tab/>tvina</text:p>
      <text:p text:style-name="Preformatted_20_Text">64413<text:tab/>tving</text:p>
      <text:p text:style-name="Preformatted_20_Text">64414<text:tab/>tvinga</text:p>
      <text:p text:style-name="Preformatted_20_Text">64415<text:tab/>tvinna</text:p>
      <text:p text:style-name="Preformatted_20_Text">64416<text:tab/>tvist</text:p>
      <text:p text:style-name="Preformatted_20_Text">64421<text:tab/>tvista</text:p>
      <text:p text:style-name="Preformatted_20_Text">64422<text:tab/>tvivel</text:p>
      <text:p text:style-name="Preformatted_20_Text">64423<text:tab/>tvivla</text:p>
      <text:p text:style-name="Preformatted_20_Text">64424<text:tab/>tweed</text:p>
      <text:p text:style-name="Preformatted_20_Text">64425<text:tab/>twist</text:p>
      <text:p text:style-name="Preformatted_20_Text">64426<text:tab/>twista</text:p>
      <text:p text:style-name="Preformatted_20_Text">64431<text:tab/>tya</text:p>
      <text:p text:style-name="Preformatted_20_Text">64432<text:tab/>tycka</text:p>
      <text:p text:style-name="Preformatted_20_Text">64433<text:tab/>tyckas</text:p>
      <text:p text:style-name="Preformatted_20_Text">64434<text:tab/>tycke</text:p>
      <text:p text:style-name="Preformatted_20_Text">64435<text:tab/>tyda</text:p>
      <text:p text:style-name="Preformatted_20_Text">64436<text:tab/>tyfon</text:p>
      <text:p text:style-name="Preformatted_20_Text">64441<text:tab/>tyg</text:p>
      <text:p text:style-name="Preformatted_20_Text">64442<text:tab/>tygel</text:p>
      <text:p text:style-name="Preformatted_20_Text">64443<text:tab/>tygla</text:p>
      <text:p text:style-name="Preformatted_20_Text">64444<text:tab/>tygsko</text:p>
      <text:p text:style-name="Preformatted_20_Text">64445<text:tab/>tyll</text:p>
      <text:p text:style-name="Preformatted_20_Text">64446<text:tab/>tymus</text:p>
      <text:p text:style-name="Preformatted_20_Text">64451<text:tab/>tyna</text:p>
      <text:p text:style-name="Preformatted_20_Text">64452<text:tab/>tynga</text:p>
      <text:p text:style-name="Preformatted_20_Text">64453<text:tab/>tyngd</text:p>
      <text:p text:style-name="Preformatted_20_Text">64454<text:tab/>typ</text:p>
      <text:p text:style-name="Preformatted_20_Text">64455<text:tab/>tyrann</text:p>
      <text:p text:style-name="Preformatted_20_Text">64456<text:tab/>tyst</text:p>
      <text:p text:style-name="Preformatted_20_Text">64461<text:tab/>tysta</text:p>
      <text:p text:style-name="Preformatted_20_Text">64462<text:tab/>tystna</text:p>
      <text:p text:style-name="Preformatted_20_Text">64463<text:tab/>udd</text:p>
      <text:p text:style-name="Preformatted_20_Text">64464<text:tab/>udda</text:p>
      <text:p text:style-name="Preformatted_20_Text">64465<text:tab/>udde</text:p>
      <text:p text:style-name="Preformatted_20_Text">64466<text:tab/>uddrim</text:p>
      <text:p text:style-name="Preformatted_20_Text">64511<text:tab/>ufo</text:p>
      <text:p text:style-name="Preformatted_20_Text">64512<text:tab/>uggla</text:p>
      <text:p text:style-name="Preformatted_20_Text">64513<text:tab/>ugn</text:p>
      <text:p text:style-name="Preformatted_20_Text">64514<text:tab/>ukas</text:p>
      <text:p text:style-name="Preformatted_20_Text">64515<text:tab/>ulan</text:p>
      <text:p text:style-name="Preformatted_20_Text">64516<text:tab/>ulk</text:p>
      <text:p text:style-name="Preformatted_20_Text">64521<text:tab/>ulka</text:p>
      <text:p text:style-name="Preformatted_20_Text">64522<text:tab/>ull</text:p>
      <text:p text:style-name="Preformatted_20_Text">64523<text:tab/>ullapa</text:p>
      <text:p text:style-name="Preformatted_20_Text">64524<text:tab/>ullsax</text:p>
      <text:p text:style-name="Preformatted_20_Text">64525<text:tab/>ulma</text:p>
      <text:p text:style-name="Preformatted_20_Text">64526<text:tab/>ulster</text:p>
      <text:p text:style-name="Preformatted_20_Text">64531<text:tab/>ultima</text:p>
      <text:p text:style-name="Preformatted_20_Text">64532<text:tab/>ultra</text:p>
      <text:p text:style-name="Preformatted_20_Text">64533<text:tab/>ulv</text:p>
      <text:p text:style-name="Preformatted_20_Text">64534<text:tab/>umbra</text:p>
      <text:p text:style-name="Preformatted_20_Text">64535<text:tab/>uncial</text:p>
      <text:p text:style-name="Preformatted_20_Text">64536<text:tab/>under</text:p>
      <text:p text:style-name="Preformatted_20_Text">64541<text:tab/>undfly</text:p>
      <text:p text:style-name="Preformatted_20_Text">64542<text:tab/>undin</text:p>
      <text:p text:style-name="Preformatted_20_Text">64543<text:tab/>undra</text:p>
      <text:p text:style-name="Preformatted_20_Text">64544<text:tab/>undran</text:p>
      <text:p text:style-name="Preformatted_20_Text">64545<text:tab/>ung</text:p>
      <text:p text:style-name="Preformatted_20_Text">64546<text:tab/>ungdom</text:p>
      <text:p text:style-name="Preformatted_20_Text">64551<text:tab/>unge</text:p>
      <text:p text:style-name="Preformatted_20_Text">64552<text:tab/>ungmor</text:p>
      <text:p text:style-name="Preformatted_20_Text">64553<text:tab/>unik</text:p>
      <text:p text:style-name="Preformatted_20_Text">64554<text:tab/>unika</text:p>
      <text:p text:style-name="Preformatted_20_Text">64555<text:tab/>unikat</text:p>
      <text:p text:style-name="Preformatted_20_Text">64556<text:tab/>unikum</text:p>
      <text:p text:style-name="Preformatted_20_Text">64561<text:tab/>union</text:p>
      <text:p text:style-name="Preformatted_20_Text">64562<text:tab/>unkna</text:p>
      <text:p text:style-name="Preformatted_20_Text">64563<text:tab/>unna</text:p>
      <text:p text:style-name="Preformatted_20_Text">64564<text:tab/>uns</text:p>
      <text:p text:style-name="Preformatted_20_Text">64565<text:tab/>uppdra</text:p>
      <text:p text:style-name="Preformatted_20_Text">64566<text:tab/>uppge</text:p>
      <text:p text:style-name="Preformatted_20_Text">64611<text:tab/>upphov</text:p>
      <text:p text:style-name="Preformatted_20_Text">64612<text:tab/>uppkok</text:p>
      <text:p text:style-name="Preformatted_20_Text">64613<text:tab/>upplag</text:p>
      <text:p text:style-name="Preformatted_20_Text">64614<text:tab/>upprop</text:p>
      <text:p text:style-name="Preformatted_20_Text">64615<text:tab/>uppror</text:p>
      <text:p text:style-name="Preformatted_20_Text">64616<text:tab/>uppsyn</text:p>
      <text:p text:style-name="Preformatted_20_Text">64621<text:tab/>uppta</text:p>
      <text:p text:style-name="Preformatted_20_Text">64622<text:tab/>upptag</text:p>
      <text:p text:style-name="Preformatted_20_Text">64623<text:tab/>ur</text:p>
      <text:p text:style-name="Preformatted_20_Text">64624<text:tab/>uran</text:p>
      <text:p text:style-name="Preformatted_20_Text">64625<text:tab/>urarta</text:p>
      <text:p text:style-name="Preformatted_20_Text">64626<text:tab/>urberg</text:p>
      <text:p text:style-name="Preformatted_20_Text">64631<text:tab/>urbild</text:p>
      <text:p text:style-name="Preformatted_20_Text">64632<text:tab/>urcell</text:p>
      <text:p text:style-name="Preformatted_20_Text">64633<text:tab/>urdjur</text:p>
      <text:p text:style-name="Preformatted_20_Text">64634<text:tab/>urdu</text:p>
      <text:p text:style-name="Preformatted_20_Text">64635<text:tab/>urea</text:p>
      <text:p text:style-name="Preformatted_20_Text">64636<text:tab/>ureas</text:p>
      <text:p text:style-name="Preformatted_20_Text">64641<text:tab/>uremi</text:p>
      <text:p text:style-name="Preformatted_20_Text">64642<text:tab/>uretan</text:p>
      <text:p text:style-name="Preformatted_20_Text">64643<text:tab/>urfolk</text:p>
      <text:p text:style-name="Preformatted_20_Text">64644<text:tab/>urgera</text:p>
      <text:p text:style-name="Preformatted_20_Text">64645<text:tab/>urhem</text:p>
      <text:p text:style-name="Preformatted_20_Text">64646<text:tab/>urkund</text:p>
      <text:p text:style-name="Preformatted_20_Text">64651<text:tab/>urlaka</text:p>
      <text:p text:style-name="Preformatted_20_Text">64652<text:tab/>urna</text:p>
      <text:p text:style-name="Preformatted_20_Text">64653<text:tab/>urolog</text:p>
      <text:p text:style-name="Preformatted_20_Text">64654<text:tab/>uroxe</text:p>
      <text:p text:style-name="Preformatted_20_Text">64655<text:tab/>urskog</text:p>
      <text:p text:style-name="Preformatted_20_Text">64656<text:tab/>urtag</text:p>
      <text:p text:style-name="Preformatted_20_Text">64661<text:tab/>urtext</text:p>
      <text:p text:style-name="Preformatted_20_Text">64662<text:tab/>urtid</text:p>
      <text:p text:style-name="Preformatted_20_Text">64663<text:tab/>urtyp</text:p>
      <text:p text:style-name="Preformatted_20_Text">64664<text:tab/>urval</text:p>
      <text:p text:style-name="Preformatted_20_Text">64665<text:tab/>urverk</text:p>
      <text:p text:style-name="Preformatted_20_Text">64666<text:tab/>usel</text:p>
      <text:p text:style-name="Preformatted_20_Text">65111<text:tab/>usling</text:p>
      <text:p text:style-name="Preformatted_20_Text">65112<text:tab/>utarma</text:p>
      <text:p text:style-name="Preformatted_20_Text">65113<text:tab/>utbo</text:p>
      <text:p text:style-name="Preformatted_20_Text">65114<text:tab/>utbua</text:p>
      <text:p text:style-name="Preformatted_20_Text">65115<text:tab/>utbud</text:p>
      <text:p text:style-name="Preformatted_20_Text">65116<text:tab/>utbyta</text:p>
      <text:p text:style-name="Preformatted_20_Text">65121<text:tab/>utbyte</text:p>
      <text:p text:style-name="Preformatted_20_Text">65122<text:tab/>utdela</text:p>
      <text:p text:style-name="Preformatted_20_Text">65123<text:tab/>utdika</text:p>
      <text:p text:style-name="Preformatted_20_Text">65124<text:tab/>utdrag</text:p>
      <text:p text:style-name="Preformatted_20_Text">65125<text:tab/>ute</text:p>
      <text:p text:style-name="Preformatted_20_Text">65126<text:tab/>utebli</text:p>
      <text:p text:style-name="Preformatted_20_Text">65131<text:tab/>utelag</text:p>
      <text:p text:style-name="Preformatted_20_Text">65132<text:tab/>uteliv</text:p>
      <text:p text:style-name="Preformatted_20_Text">65133<text:tab/>uterum</text:p>
      <text:p text:style-name="Preformatted_20_Text">65134<text:tab/>uterus</text:p>
      <text:p text:style-name="Preformatted_20_Text">65135<text:tab/>utfall</text:p>
      <text:p text:style-name="Preformatted_20_Text">65136<text:tab/>utfart</text:p>
      <text:p text:style-name="Preformatted_20_Text">65141<text:tab/>utge</text:p>
      <text:p text:style-name="Preformatted_20_Text">65142<text:tab/>utgift</text:p>
      <text:p text:style-name="Preformatted_20_Text">65143<text:tab/>uthamn</text:p>
      <text:p text:style-name="Preformatted_20_Text">65144<text:tab/>uthopp</text:p>
      <text:p text:style-name="Preformatted_20_Text">65145<text:tab/>uthus</text:p>
      <text:p text:style-name="Preformatted_20_Text">65146<text:tab/>uthyra</text:p>
      <text:p text:style-name="Preformatted_20_Text">65151<text:tab/>utjord</text:p>
      <text:p text:style-name="Preformatted_20_Text">65152<text:tab/>utkant</text:p>
      <text:p text:style-name="Preformatted_20_Text">65153<text:tab/>utkast</text:p>
      <text:p text:style-name="Preformatted_20_Text">65154<text:tab/>utkik</text:p>
      <text:p text:style-name="Preformatted_20_Text">65155<text:tab/>utkora</text:p>
      <text:p text:style-name="Preformatted_20_Text">65156<text:tab/>utland</text:p>
      <text:p text:style-name="Preformatted_20_Text">65161<text:tab/>utljud</text:p>
      <text:p text:style-name="Preformatted_20_Text">65162<text:tab/>utlopp</text:p>
      <text:p text:style-name="Preformatted_20_Text">65163<text:tab/>utlova</text:p>
      <text:p text:style-name="Preformatted_20_Text">65164<text:tab/>utlysa</text:p>
      <text:p text:style-name="Preformatted_20_Text">65165<text:tab/>utmana</text:p>
      <text:p text:style-name="Preformatted_20_Text">65166<text:tab/>utmark</text:p>
      <text:p text:style-name="Preformatted_20_Text">65211<text:tab/>utopi</text:p>
      <text:p text:style-name="Preformatted_20_Text">65212<text:tab/>utpeka</text:p>
      <text:p text:style-name="Preformatted_20_Text">65213<text:tab/>utpost</text:p>
      <text:p text:style-name="Preformatted_20_Text">65214<text:tab/>utreda</text:p>
      <text:p text:style-name="Preformatted_20_Text">65215<text:tab/>utresa</text:p>
      <text:p text:style-name="Preformatted_20_Text">65216<text:tab/>utrop</text:p>
      <text:p text:style-name="Preformatted_20_Text">65221<text:tab/>utropa</text:p>
      <text:p text:style-name="Preformatted_20_Text">65222<text:tab/>utrota</text:p>
      <text:p text:style-name="Preformatted_20_Text">65223<text:tab/>utrum</text:p>
      <text:p text:style-name="Preformatted_20_Text">65224<text:tab/>utsaga</text:p>
      <text:p text:style-name="Preformatted_20_Text">65225<text:tab/>utsago</text:p>
      <text:p text:style-name="Preformatted_20_Text">65226<text:tab/>utse</text:p>
      <text:p text:style-name="Preformatted_20_Text"><text:soft-page-break/>65231<text:tab/>utsida</text:p>
      <text:p text:style-name="Preformatted_20_Text">65232<text:tab/>utsikt</text:p>
      <text:p text:style-name="Preformatted_20_Text">65233<text:tab/>utsira</text:p>
      <text:p text:style-name="Preformatted_20_Text">65234<text:tab/>utskov</text:p>
      <text:p text:style-name="Preformatted_20_Text">65235<text:tab/>utslag</text:p>
      <text:p text:style-name="Preformatted_20_Text">65236<text:tab/>utspel</text:p>
      <text:p text:style-name="Preformatted_20_Text">65241<text:tab/>utspy</text:p>
      <text:p text:style-name="Preformatted_20_Text">65242<text:tab/>utsuga</text:p>
      <text:p text:style-name="Preformatted_20_Text">65243<text:tab/>utsyna</text:p>
      <text:p text:style-name="Preformatted_20_Text">65244<text:tab/>uttag</text:p>
      <text:p text:style-name="Preformatted_20_Text">65245<text:tab/>uttal</text:p>
      <text:p text:style-name="Preformatted_20_Text">65246<text:tab/>uttala</text:p>
      <text:p text:style-name="Preformatted_20_Text">65251<text:tab/>utter</text:p>
      <text:p text:style-name="Preformatted_20_Text">65252<text:tab/>uttyda</text:p>
      <text:p text:style-name="Preformatted_20_Text">65253<text:tab/>utvik</text:p>
      <text:p text:style-name="Preformatted_20_Text">65254<text:tab/>utvisa</text:p>
      <text:p text:style-name="Preformatted_20_Text">65255<text:tab/>uv</text:p>
      <text:p text:style-name="Preformatted_20_Text">65256<text:tab/>uvular</text:p>
      <text:p text:style-name="Preformatted_20_Text">65261<text:tab/>vaccin</text:p>
      <text:p text:style-name="Preformatted_20_Text">65262<text:tab/>vackla</text:p>
      <text:p text:style-name="Preformatted_20_Text">65263<text:tab/>vad</text:p>
      <text:p text:style-name="Preformatted_20_Text">65264<text:tab/>vada</text:p>
      <text:p text:style-name="Preformatted_20_Text">65265<text:tab/>vadare</text:p>
      <text:p text:style-name="Preformatted_20_Text">65266<text:tab/>vadd</text:p>
      <text:p text:style-name="Preformatted_20_Text">65311<text:tab/>vadmal</text:p>
      <text:p text:style-name="Preformatted_20_Text">65312<text:tab/>vag</text:p>
      <text:p text:style-name="Preformatted_20_Text">65313<text:tab/>vagant</text:p>
      <text:p text:style-name="Preformatted_20_Text">65314<text:tab/>vagel</text:p>
      <text:p text:style-name="Preformatted_20_Text">65315<text:tab/>vagga</text:p>
      <text:p text:style-name="Preformatted_20_Text">65316<text:tab/>vagn</text:p>
      <text:p text:style-name="Preformatted_20_Text">65321<text:tab/>vaj</text:p>
      <text:p text:style-name="Preformatted_20_Text">65322<text:tab/>vaja</text:p>
      <text:p text:style-name="Preformatted_20_Text">65323<text:tab/>vajer</text:p>
      <text:p text:style-name="Preformatted_20_Text">65324<text:tab/>vak</text:p>
      <text:p text:style-name="Preformatted_20_Text">65325<text:tab/>vaka</text:p>
      <text:p text:style-name="Preformatted_20_Text">65326<text:tab/>vakans</text:p>
      <text:p text:style-name="Preformatted_20_Text">65331<text:tab/>vakare</text:p>
      <text:p text:style-name="Preformatted_20_Text">65332<text:tab/>vakna</text:p>
      <text:p text:style-name="Preformatted_20_Text">65333<text:tab/>vakt</text:p>
      <text:p text:style-name="Preformatted_20_Text">65334<text:tab/>vakta</text:p>
      <text:p text:style-name="Preformatted_20_Text">65335<text:tab/>vaktel</text:p>
      <text:p text:style-name="Preformatted_20_Text">65336<text:tab/>val</text:p>
      <text:p text:style-name="Preformatted_20_Text">65341<text:tab/>vala</text:p>
      <text:p text:style-name="Preformatted_20_Text">65342<text:tab/>valack</text:p>
      <text:p text:style-name="Preformatted_20_Text">65343<text:tab/>valbod</text:p>
      <text:p text:style-name="Preformatted_20_Text">65344<text:tab/>valens</text:p>
      <text:p text:style-name="Preformatted_20_Text">65345<text:tab/>valium</text:p>
      <text:p text:style-name="Preformatted_20_Text">65346<text:tab/>valk</text:p>
      <text:p text:style-name="Preformatted_20_Text">65351<text:tab/>valka</text:p>
      <text:p text:style-name="Preformatted_20_Text">65352<text:tab/>vall</text:p>
      <text:p text:style-name="Preformatted_20_Text">65353<text:tab/>valla</text:p>
      <text:p text:style-name="Preformatted_20_Text">65354<text:tab/>vallmo</text:p>
      <text:p text:style-name="Preformatted_20_Text">65355<text:tab/>vallon</text:p>
      <text:p text:style-name="Preformatted_20_Text">65356<text:tab/>valman</text:p>
      <text:p text:style-name="Preformatted_20_Text">65361<text:tab/>valna</text:p>
      <text:p text:style-name="Preformatted_20_Text">65362<text:tab/>valp</text:p>
      <text:p text:style-name="Preformatted_20_Text">65363<text:tab/>valpa</text:p>
      <text:p text:style-name="Preformatted_20_Text">65364<text:tab/>valrav</text:p>
      <text:p text:style-name="Preformatted_20_Text">65365<text:tab/>vals</text:p>
      <text:p text:style-name="Preformatted_20_Text">65366<text:tab/>valsa</text:p>
      <text:p text:style-name="Preformatted_20_Text">65411<text:tab/>valuta</text:p>
      <text:p text:style-name="Preformatted_20_Text">65412<text:tab/>valv</text:p>
      <text:p text:style-name="Preformatted_20_Text">65413<text:tab/>valvel</text:p>
      <text:p text:style-name="Preformatted_20_Text">65414<text:tab/>vamp</text:p>
      <text:p text:style-name="Preformatted_20_Text">65415<text:tab/>vampa</text:p>
      <text:p text:style-name="Preformatted_20_Text">65416<text:tab/>vampyr</text:p>
      <text:p text:style-name="Preformatted_20_Text">65421<text:tab/>van</text:p>
      <text:p text:style-name="Preformatted_20_Text">65422<text:tab/>vana</text:p>
      <text:p text:style-name="Preformatted_20_Text">65423<text:tab/>vandal</text:p>
      <text:p text:style-name="Preformatted_20_Text">65424<text:tab/>vandel</text:p>
      <text:p text:style-name="Preformatted_20_Text">65425<text:tab/>vandra</text:p>
      <text:p text:style-name="Preformatted_20_Text">65426<text:tab/>vanilj</text:p>
      <text:p text:style-name="Preformatted_20_Text">65431<text:tab/>vank</text:p>
      <text:p text:style-name="Preformatted_20_Text">65432<text:tab/>vanka</text:p>
      <text:p text:style-name="Preformatted_20_Text">65433<text:tab/>vankas</text:p>
      <text:p text:style-name="Preformatted_20_Text">65434<text:tab/>vanna</text:p>
      <text:p text:style-name="Preformatted_20_Text">65435<text:tab/>vant</text:p>
      <text:p text:style-name="Preformatted_20_Text">65436<text:tab/>vante</text:p>
      <text:p text:style-name="Preformatted_20_Text">65441<text:tab/>vantro</text:p>
      <text:p text:style-name="Preformatted_20_Text">65442<text:tab/>vapen</text:p>
      <text:p text:style-name="Preformatted_20_Text">65443<text:tab/>var</text:p>
      <text:p text:style-name="Preformatted_20_Text">65444<text:tab/>vara</text:p>
      <text:p text:style-name="Preformatted_20_Text">65445<text:tab/>varan</text:p>
      <text:p text:style-name="Preformatted_20_Text">65446<text:tab/>varas</text:p>
      <text:p text:style-name="Preformatted_20_Text">65451<text:tab/>varda</text:p>
      <text:p text:style-name="Preformatted_20_Text">65452<text:tab/>vardag</text:p>
      <text:p text:style-name="Preformatted_20_Text">65453<text:tab/>varde</text:p>
      <text:p text:style-name="Preformatted_20_Text">65454<text:tab/>varg</text:p>
      <text:p text:style-name="Preformatted_20_Text">65455<text:tab/>varia</text:p>
      <text:p text:style-name="Preformatted_20_Text">65456<text:tab/>varjag</text:p>
      <text:p text:style-name="Preformatted_20_Text">65461<text:tab/>varm</text:p>
      <text:p text:style-name="Preformatted_20_Text">65462<text:tab/>varna</text:p>
      <text:p text:style-name="Preformatted_20_Text">65463<text:tab/>varp</text:p>
      <text:p text:style-name="Preformatted_20_Text">65464<text:tab/>varpa</text:p>
      <text:p text:style-name="Preformatted_20_Text">65465<text:tab/>varsel</text:p>
      <text:p text:style-name="Preformatted_20_Text">65466<text:tab/>varsko</text:p>
      <text:p text:style-name="Preformatted_20_Text">65511<text:tab/>varsla</text:p>
      <text:p text:style-name="Preformatted_20_Text">65512<text:tab/>varsna</text:p>
      <text:p text:style-name="Preformatted_20_Text">65513<text:tab/>varulv</text:p>
      <text:p text:style-name="Preformatted_20_Text">65514<text:tab/>varv</text:p>
      <text:p text:style-name="Preformatted_20_Text">65515<text:tab/>varva</text:p>
      <text:p text:style-name="Preformatted_20_Text">65516<text:tab/>vas</text:p>
      <text:p text:style-name="Preformatted_20_Text">65521<text:tab/>vasall</text:p>
      <text:p text:style-name="Preformatted_20_Text">65522<text:tab/>vase</text:p>
      <text:p text:style-name="Preformatted_20_Text">65523<text:tab/>vask</text:p>
      <text:p text:style-name="Preformatted_20_Text">65524<text:tab/>vaska</text:p>
      <text:p text:style-name="Preformatted_20_Text">65525<text:tab/>vass</text:p>
      <text:p text:style-name="Preformatted_20_Text">65526<text:tab/>vassla</text:p>
      <text:p text:style-name="Preformatted_20_Text">65531<text:tab/>vassle</text:p>
      <text:p text:style-name="Preformatted_20_Text">65532<text:tab/>vatten</text:p>
      <text:p text:style-name="Preformatted_20_Text">65533<text:tab/>vattna</text:p>
      <text:p text:style-name="Preformatted_20_Text">65534<text:tab/>vattra</text:p>
      <text:p text:style-name="Preformatted_20_Text">65535<text:tab/>vax</text:p>
      <text:p text:style-name="Preformatted_20_Text">65536<text:tab/>vaxa</text:p>
      <text:p text:style-name="Preformatted_20_Text">65541<text:tab/>vaxduk</text:p>
      <text:p text:style-name="Preformatted_20_Text">65542<text:tab/>ve</text:p>
      <text:p text:style-name="Preformatted_20_Text">65543<text:tab/>veck</text:p>
      <text:p text:style-name="Preformatted_20_Text">65544<text:tab/>vecka</text:p>
      <text:p text:style-name="Preformatted_20_Text">65545<text:tab/>veckla</text:p>
      <text:p text:style-name="Preformatted_20_Text">65546<text:tab/>ved</text:p>
      <text:p text:style-name="Preformatted_20_Text">65551<text:tab/>vedbod</text:p>
      <text:p text:style-name="Preformatted_20_Text">65552<text:tab/>vedkap</text:p>
      <text:p text:style-name="Preformatted_20_Text">65553<text:tab/>vegan</text:p>
      <text:p text:style-name="Preformatted_20_Text">65554<text:tab/>vejde</text:p>
      <text:p text:style-name="Preformatted_20_Text">65555<text:tab/>vek</text:p>
      <text:p text:style-name="Preformatted_20_Text">65556<text:tab/>veke</text:p>
      <text:p text:style-name="Preformatted_20_Text">65561<text:tab/>vekna</text:p>
      <text:p text:style-name="Preformatted_20_Text">65562<text:tab/>vektor</text:p>
      <text:p text:style-name="Preformatted_20_Text">65563<text:tab/>vela</text:p>
      <text:p text:style-name="Preformatted_20_Text">65564<text:tab/>velar</text:p>
      <text:p text:style-name="Preformatted_20_Text">65565<text:tab/>velour</text:p>
      <text:p text:style-name="Preformatted_20_Text">65566<text:tab/>vemod</text:p>
      <text:p text:style-name="Preformatted_20_Text">65611<text:tab/>ven</text:p>
      <text:p text:style-name="Preformatted_20_Text">65612<text:tab/>ventil</text:p>
      <text:p text:style-name="Preformatted_20_Text">65613<text:tab/>vepa</text:p>
      <text:p text:style-name="Preformatted_20_Text">65614<text:tab/>verb</text:p>
      <text:p text:style-name="Preformatted_20_Text">65615<text:tab/>verism</text:p>
      <text:p text:style-name="Preformatted_20_Text">65616<text:tab/>verkan</text:p>
      <text:p text:style-name="Preformatted_20_Text">65621<text:tab/>vermut</text:p>
      <text:p text:style-name="Preformatted_20_Text">65622<text:tab/>vers</text:p>
      <text:p text:style-name="Preformatted_20_Text">65623<text:tab/>versal</text:p>
      <text:p text:style-name="Preformatted_20_Text">65624<text:tab/>verst</text:p>
      <text:p text:style-name="Preformatted_20_Text">65625<text:tab/>vesir</text:p>
      <text:p text:style-name="Preformatted_20_Text">65626<text:tab/>vespa</text:p>
      <text:p text:style-name="Preformatted_20_Text">65631<text:tab/>vesper</text:p>
      <text:p text:style-name="Preformatted_20_Text">65632<text:tab/>vessla</text:p>
      <text:p text:style-name="Preformatted_20_Text">65633<text:tab/>vestal</text:p>
      <text:p text:style-name="Preformatted_20_Text">65634<text:tab/>veta</text:p>
      <text:p text:style-name="Preformatted_20_Text">65635<text:tab/>vete</text:p>
      <text:p text:style-name="Preformatted_20_Text">65636<text:tab/>veto</text:p>
      <text:p text:style-name="Preformatted_20_Text">65641<text:tab/>vett</text:p>
      <text:p text:style-name="Preformatted_20_Text">65642<text:tab/>vetta</text:p>
      <text:p text:style-name="Preformatted_20_Text">65643<text:tab/>vev</text:p>
      <text:p text:style-name="Preformatted_20_Text">65644<text:tab/>veva</text:p>
      <text:p text:style-name="Preformatted_20_Text">65645<text:tab/>vevarm</text:p>
      <text:p text:style-name="Preformatted_20_Text">65646<text:tab/>vevhus</text:p>
      <text:p text:style-name="Preformatted_20_Text">65651<text:tab/>vevling</text:p>
      <text:p text:style-name="Preformatted_20_Text">65652<text:tab/>vi</text:p>
      <text:p text:style-name="Preformatted_20_Text">65653<text:tab/>vial</text:p>
      <text:p text:style-name="Preformatted_20_Text">65654<text:tab/>vick</text:p>
      <text:p text:style-name="Preformatted_20_Text">65655<text:tab/>vicka</text:p>
      <text:p text:style-name="Preformatted_20_Text">65656<text:tab/>vicker</text:p>
      <text:p text:style-name="Preformatted_20_Text">65661<text:tab/>vid</text:p>
      <text:p text:style-name="Preformatted_20_Text">65662<text:tab/>vidd</text:p>
      <text:p text:style-name="Preformatted_20_Text">65663<text:tab/>vide</text:p>
      <text:p text:style-name="Preformatted_20_Text">65664<text:tab/>video</text:p>
      <text:p text:style-name="Preformatted_20_Text">65665<text:tab/>vidga</text:p>
      <text:p text:style-name="Preformatted_20_Text">65666<text:tab/>vidja</text:p>
      <text:p text:style-name="Preformatted_20_Text"><text:soft-page-break/>66111<text:tab/>vidsyn</text:p>
      <text:p text:style-name="Preformatted_20_Text">66112<text:tab/>vidta</text:p>
      <text:p text:style-name="Preformatted_20_Text">66113<text:tab/>vifta</text:p>
      <text:p text:style-name="Preformatted_20_Text">66114<text:tab/>vig</text:p>
      <text:p text:style-name="Preformatted_20_Text">66115<text:tab/>viga</text:p>
      <text:p text:style-name="Preformatted_20_Text">66116<text:tab/>vigg</text:p>
      <text:p text:style-name="Preformatted_20_Text">66121<text:tab/>vigga</text:p>
      <text:p text:style-name="Preformatted_20_Text">66122<text:tab/>vigsel</text:p>
      <text:p text:style-name="Preformatted_20_Text">66123<text:tab/>vik</text:p>
      <text:p text:style-name="Preformatted_20_Text">66124<text:tab/>vika</text:p>
      <text:p text:style-name="Preformatted_20_Text">66125<text:tab/>vikare</text:p>
      <text:p text:style-name="Preformatted_20_Text">66126<text:tab/>viking</text:p>
      <text:p text:style-name="Preformatted_20_Text">66131<text:tab/>vikt</text:p>
      <text:p text:style-name="Preformatted_20_Text">66132<text:tab/>vikta</text:p>
      <text:p text:style-name="Preformatted_20_Text">66133<text:tab/>vila</text:p>
      <text:p text:style-name="Preformatted_20_Text">66134<text:tab/>vild</text:p>
      <text:p text:style-name="Preformatted_20_Text">66135<text:tab/>vilde</text:p>
      <text:p text:style-name="Preformatted_20_Text">66136<text:tab/>vilja</text:p>
      <text:p text:style-name="Preformatted_20_Text">66141<text:tab/>villa</text:p>
      <text:p text:style-name="Preformatted_20_Text">66142<text:tab/>vilrum</text:p>
      <text:p text:style-name="Preformatted_20_Text">66143<text:tab/>vilt</text:p>
      <text:p text:style-name="Preformatted_20_Text">66144<text:tab/>vimla</text:p>
      <text:p text:style-name="Preformatted_20_Text">66145<text:tab/>vimma</text:p>
      <text:p text:style-name="Preformatted_20_Text">66146<text:tab/>vimmel</text:p>
      <text:p text:style-name="Preformatted_20_Text">66151<text:tab/>vimpel</text:p>
      <text:p text:style-name="Preformatted_20_Text">66152<text:tab/>vimsa</text:p>
      <text:p text:style-name="Preformatted_20_Text">66153<text:tab/>vin</text:p>
      <text:p text:style-name="Preformatted_20_Text">66154<text:tab/>vina</text:p>
      <text:p text:style-name="Preformatted_20_Text">66155<text:tab/>vinare</text:p>
      <text:p text:style-name="Preformatted_20_Text">66156<text:tab/>vind</text:p>
      <text:p text:style-name="Preformatted_20_Text">66161<text:tab/>vinda</text:p>
      <text:p text:style-name="Preformatted_20_Text">66162<text:tab/>vindby</text:p>
      <text:p text:style-name="Preformatted_20_Text">66163<text:tab/>vindel</text:p>
      <text:p text:style-name="Preformatted_20_Text">66164<text:tab/>vindil</text:p>
      <text:p text:style-name="Preformatted_20_Text">66165<text:tab/>vindla</text:p>
      <text:p text:style-name="Preformatted_20_Text">66166<text:tab/>vinge</text:p>
      <text:p text:style-name="Preformatted_20_Text">66211<text:tab/>vingel</text:p>
      <text:p text:style-name="Preformatted_20_Text">66212<text:tab/>vingla</text:p>
      <text:p text:style-name="Preformatted_20_Text">66213<text:tab/>vingud</text:p>
      <text:p text:style-name="Preformatted_20_Text">66214<text:tab/>vink</text:p>
      <text:p text:style-name="Preformatted_20_Text">66215<text:tab/>vinka</text:p>
      <text:p text:style-name="Preformatted_20_Text">66216<text:tab/>vinkel</text:p>
      <text:p text:style-name="Preformatted_20_Text">66221<text:tab/>vinkla</text:p>
      <text:p text:style-name="Preformatted_20_Text">66222<text:tab/>vinlus</text:p>
      <text:p text:style-name="Preformatted_20_Text">66223<text:tab/>vinna</text:p>
      <text:p text:style-name="Preformatted_20_Text">66224<text:tab/>vinsch</text:p>
      <text:p text:style-name="Preformatted_20_Text">66225<text:tab/>vinst</text:p>
      <text:p text:style-name="Preformatted_20_Text">66226<text:tab/>vinter</text:p>
      <text:p text:style-name="Preformatted_20_Text">66231<text:tab/>vinyl</text:p>
      <text:p text:style-name="Preformatted_20_Text">66232<text:tab/>viol</text:p>
      <text:p text:style-name="Preformatted_20_Text">66233<text:tab/>viola</text:p>
      <text:p text:style-name="Preformatted_20_Text">66234<text:tab/>violin</text:p>
      <text:p text:style-name="Preformatted_20_Text">66235<text:tab/>vip</text:p>
      <text:p text:style-name="Preformatted_20_Text">66236<text:tab/>vipa</text:p>
      <text:p text:style-name="Preformatted_20_Text">66241<text:tab/>vipp</text:p>
      <text:p text:style-name="Preformatted_20_Text">66242<text:tab/>vippa</text:p>
      <text:p text:style-name="Preformatted_20_Text">66243<text:tab/>vira</text:p>
      <text:p text:style-name="Preformatted_20_Text">66244<text:tab/>virak</text:p>
      <text:p text:style-name="Preformatted_20_Text">66245<text:tab/>virka</text:p>
      <text:p text:style-name="Preformatted_20_Text">66246<text:tab/>virke</text:p>
      <text:p text:style-name="Preformatted_20_Text">66251<text:tab/>virra</text:p>
      <text:p text:style-name="Preformatted_20_Text">66252<text:tab/>virus</text:p>
      <text:p text:style-name="Preformatted_20_Text">66253<text:tab/>virvel</text:p>
      <text:p text:style-name="Preformatted_20_Text">66254<text:tab/>virvla</text:p>
      <text:p text:style-name="Preformatted_20_Text">66255<text:tab/>vis</text:p>
      <text:p text:style-name="Preformatted_20_Text">66256<text:tab/>visa</text:p>
      <text:p text:style-name="Preformatted_20_Text">66261<text:tab/>visare</text:p>
      <text:p text:style-name="Preformatted_20_Text">66262<text:tab/>visbok</text:p>
      <text:p text:style-name="Preformatted_20_Text">66263<text:tab/>visdom</text:p>
      <text:p text:style-name="Preformatted_20_Text">66264<text:tab/>visent</text:p>
      <text:p text:style-name="Preformatted_20_Text">66265<text:tab/>visera</text:p>
      <text:p text:style-name="Preformatted_20_Text">66266<text:tab/>vishet</text:p>
      <text:p text:style-name="Preformatted_20_Text">66311<text:tab/>vision</text:p>
      <text:p text:style-name="Preformatted_20_Text">66312<text:tab/>visir</text:p>
      <text:p text:style-name="Preformatted_20_Text">66313<text:tab/>visit</text:p>
      <text:p text:style-name="Preformatted_20_Text">66314<text:tab/>viska</text:p>
      <text:p text:style-name="Preformatted_20_Text">66315<text:tab/>viskos</text:p>
      <text:p text:style-name="Preformatted_20_Text">66316<text:tab/>visman</text:p>
      <text:p text:style-name="Preformatted_20_Text">66321<text:tab/>vismut</text:p>
      <text:p text:style-name="Preformatted_20_Text">66322<text:tab/>visp</text:p>
      <text:p text:style-name="Preformatted_20_Text">66323<text:tab/>vispa</text:p>
      <text:p text:style-name="Preformatted_20_Text">66324<text:tab/>viss</text:p>
      <text:p text:style-name="Preformatted_20_Text">66325<text:tab/>vissla</text:p>
      <text:p text:style-name="Preformatted_20_Text">66326<text:tab/>vissna</text:p>
      <text:p text:style-name="Preformatted_20_Text">66331<text:tab/>vistas</text:p>
      <text:p text:style-name="Preformatted_20_Text">66332<text:tab/>visum</text:p>
      <text:p text:style-name="Preformatted_20_Text">66333<text:tab/>vit</text:p>
      <text:p text:style-name="Preformatted_20_Text">66334<text:tab/>vita</text:p>
      <text:p text:style-name="Preformatted_20_Text">66335<text:tab/>vitalf</text:p>
      <text:p text:style-name="Preformatted_20_Text">66336<text:tab/>vitbok</text:p>
      <text:p text:style-name="Preformatted_20_Text">66341<text:tab/>vite</text:p>
      <text:p text:style-name="Preformatted_20_Text">66342<text:tab/>vithet</text:p>
      <text:p text:style-name="Preformatted_20_Text">66343<text:tab/>vitna</text:p>
      <text:p text:style-name="Preformatted_20_Text">66344<text:tab/>vitnad</text:p>
      <text:p text:style-name="Preformatted_20_Text">66345<text:tab/>vitnos</text:p>
      <text:p text:style-name="Preformatted_20_Text">66346<text:tab/>vitrin</text:p>
      <text:p text:style-name="Preformatted_20_Text">66351<text:tab/>vits</text:p>
      <text:p text:style-name="Preformatted_20_Text">66352<text:tab/>vitsa</text:p>
      <text:p text:style-name="Preformatted_20_Text">66353<text:tab/>vittja</text:p>
      <text:p text:style-name="Preformatted_20_Text">66354<text:tab/>vittna</text:p>
      <text:p text:style-name="Preformatted_20_Text">66355<text:tab/>vittne</text:p>
      <text:p text:style-name="Preformatted_20_Text">66356<text:tab/>vittra</text:p>
      <text:p text:style-name="Preformatted_20_Text">66361<text:tab/>vitvin</text:p>
      <text:p text:style-name="Preformatted_20_Text">66362<text:tab/>viv</text:p>
      <text:p text:style-name="Preformatted_20_Text">66363<text:tab/>viva</text:p>
      <text:p text:style-name="Preformatted_20_Text">66364<text:tab/>vivel</text:p>
      <text:p text:style-name="Preformatted_20_Text">66365<text:tab/>vodka</text:p>
      <text:p text:style-name="Preformatted_20_Text">66366<text:tab/>vokal</text:p>
      <text:p text:style-name="Preformatted_20_Text">66411<text:tab/>volang</text:p>
      <text:p text:style-name="Preformatted_20_Text">66412<text:tab/>volley</text:p>
      <text:p text:style-name="Preformatted_20_Text">66413<text:tab/>volm</text:p>
      <text:p text:style-name="Preformatted_20_Text">66414<text:tab/>volma</text:p>
      <text:p text:style-name="Preformatted_20_Text">66415<text:tab/>volt</text:p>
      <text:p text:style-name="Preformatted_20_Text">66416<text:tab/>volta</text:p>
      <text:p text:style-name="Preformatted_20_Text">66421<text:tab/>volut</text:p>
      <text:p text:style-name="Preformatted_20_Text">66422<text:tab/>volym</text:p>
      <text:p text:style-name="Preformatted_20_Text">66423<text:tab/>vom</text:p>
      <text:p text:style-name="Preformatted_20_Text">66424<text:tab/>vomb</text:p>
      <text:p text:style-name="Preformatted_20_Text">66425<text:tab/>vombat</text:p>
      <text:p text:style-name="Preformatted_20_Text">66426<text:tab/>vomera</text:p>
      <text:p text:style-name="Preformatted_20_Text">66431<text:tab/>voodoo</text:p>
      <text:p text:style-name="Preformatted_20_Text">66432<text:tab/>votera</text:p>
      <text:p text:style-name="Preformatted_20_Text">66433<text:tab/>votum</text:p>
      <text:p text:style-name="Preformatted_20_Text">66434<text:tab/>vov</text:p>
      <text:p text:style-name="Preformatted_20_Text">66435<text:tab/>vovve</text:p>
      <text:p text:style-name="Preformatted_20_Text">66436<text:tab/>voyeur</text:p>
      <text:p text:style-name="Preformatted_20_Text">66441<text:tab/>vrak</text:p>
      <text:p text:style-name="Preformatted_20_Text">66442<text:tab/>vraka</text:p>
      <text:p text:style-name="Preformatted_20_Text">66443<text:tab/>vred</text:p>
      <text:p text:style-name="Preformatted_20_Text">66444<text:tab/>vrede</text:p>
      <text:p text:style-name="Preformatted_20_Text">66445<text:tab/>vret</text:p>
      <text:p text:style-name="Preformatted_20_Text">66446<text:tab/>vricka</text:p>
      <text:p text:style-name="Preformatted_20_Text">66451<text:tab/>vrida</text:p>
      <text:p text:style-name="Preformatted_20_Text">66452<text:tab/>vril</text:p>
      <text:p text:style-name="Preformatted_20_Text">66453<text:tab/>vrist</text:p>
      <text:p text:style-name="Preformatted_20_Text">66454<text:tab/>vulka</text:p>
      <text:p text:style-name="Preformatted_20_Text">66455<text:tab/>vulkan</text:p>
      <text:p text:style-name="Preformatted_20_Text">66456<text:tab/>vulst</text:p>
      <text:p text:style-name="Preformatted_20_Text">66461<text:tab/>vurm</text:p>
      <text:p text:style-name="Preformatted_20_Text">66462<text:tab/>vurma</text:p>
      <text:p text:style-name="Preformatted_20_Text">66463<text:tab/>vurpa</text:p>
      <text:p text:style-name="Preformatted_20_Text">66464<text:tab/>vurst</text:p>
      <text:p text:style-name="Preformatted_20_Text">66465<text:tab/>vy</text:p>
      <text:p text:style-name="Preformatted_20_Text">66466<text:tab/>vykort</text:p>
      <text:p text:style-name="Preformatted_20_Text">66511<text:tab/>vyssa</text:p>
      <text:p text:style-name="Preformatted_20_Text">66512<text:tab/>vyssja</text:p>
      <text:p text:style-name="Preformatted_20_Text">66513<text:tab/>wasabi</text:p>
      <text:p text:style-name="Preformatted_20_Text">66514<text:tab/>watt</text:p>
      <text:p text:style-name="Preformatted_20_Text">66515<text:tab/>wc</text:p>
      <text:p text:style-name="Preformatted_20_Text">66516<text:tab/>whig</text:p>
      <text:p text:style-name="Preformatted_20_Text">66521<text:tab/>whisky</text:p>
      <text:p text:style-name="Preformatted_20_Text">66522<text:tab/>whist</text:p>
      <text:p text:style-name="Preformatted_20_Text">66523<text:tab/>wigwam</text:p>
      <text:p text:style-name="Preformatted_20_Text">66524<text:tab/>wiki</text:p>
      <text:p text:style-name="Preformatted_20_Text">66525<text:tab/>wire</text:p>
      <text:p text:style-name="Preformatted_20_Text">66526<text:tab/>wok</text:p>
      <text:p text:style-name="Preformatted_20_Text">66531<text:tab/>www</text:p>
      <text:p text:style-name="Preformatted_20_Text">66532<text:tab/>xenon</text:p>
      <text:p text:style-name="Preformatted_20_Text">66533<text:tab/>xi</text:p>
      <text:p text:style-name="Preformatted_20_Text">66534<text:tab/>yacht</text:p>
      <text:p text:style-name="Preformatted_20_Text">66535<text:tab/>yakuza</text:p>
      <text:p text:style-name="Preformatted_20_Text">66536<text:tab/>yard</text:p>
      <text:p text:style-name="Preformatted_20_Text">66541<text:tab/>yawl</text:p>
      <text:p text:style-name="Preformatted_20_Text">66542<text:tab/>yen</text:p>
      <text:p text:style-name="Preformatted_20_Text">66543<text:tab/>yl</text:p>
      <text:p text:style-name="Preformatted_20_Text">66544<text:tab/>yla</text:p>
      <text:p text:style-name="Preformatted_20_Text">66545<text:tab/>ylande</text:p>
      <text:p text:style-name="Preformatted_20_Text">66546<text:tab/>ylle</text:p>
      <text:p text:style-name="Preformatted_20_Text"><text:soft-page-break/>66551<text:tab/>ymp</text:p>
      <text:p text:style-name="Preformatted_20_Text">66552<text:tab/>ympa</text:p>
      <text:p text:style-name="Preformatted_20_Text">66553<text:tab/>yngel</text:p>
      <text:p text:style-name="Preformatted_20_Text">66554<text:tab/>yngla</text:p>
      <text:p text:style-name="Preformatted_20_Text">66555<text:tab/>ynk</text:p>
      <text:p text:style-name="Preformatted_20_Text">66556<text:tab/>ynka</text:p>
      <text:p text:style-name="Preformatted_20_Text">66561<text:tab/>ynnest</text:p>
      <text:p text:style-name="Preformatted_20_Text">66562<text:tab/>yoga</text:p>
      <text:p text:style-name="Preformatted_20_Text">66563<text:tab/>yogi</text:p>
      <text:p text:style-name="Preformatted_20_Text">66564<text:tab/>yppa</text:p>
      <text:p text:style-name="Preformatted_20_Text">66565<text:tab/>yr</text:p>
      <text:p text:style-name="Preformatted_20_Text">66566<text:tab/>yra</text:p>
      <text:p text:style-name="Preformatted_20_Text">66611<text:tab/>yrande</text:p>
      <text:p text:style-name="Preformatted_20_Text">66612<text:tab/>yrka</text:p>
      <text:p text:style-name="Preformatted_20_Text">66613<text:tab/>yrkan</text:p>
      <text:p text:style-name="Preformatted_20_Text">66614<text:tab/>yrke</text:p>
      <text:p text:style-name="Preformatted_20_Text">66615<text:tab/>yrsel</text:p>
      <text:p text:style-name="Preformatted_20_Text">66616<text:tab/>ysta</text:p>
      <text:p text:style-name="Preformatted_20_Text">66621<text:tab/>yste</text:p>
      <text:p text:style-name="Preformatted_20_Text">66622<text:tab/>yta</text:p>
      <text:p text:style-name="Preformatted_20_Text">66623<text:tab/>ytter</text:p>
      <text:p text:style-name="Preformatted_20_Text">66624<text:tab/>yttra</text:p>
      <text:p text:style-name="Preformatted_20_Text">66625<text:tab/>yttre</text:p>
      <text:p text:style-name="Preformatted_20_Text">66626<text:tab/>ytved</text:p>
      <text:p text:style-name="Preformatted_20_Text">66631<text:tab/>ytvidd</text:p>
      <text:p text:style-name="Preformatted_20_Text">66632<text:tab/>yvas</text:p>
      <text:p text:style-name="Preformatted_20_Text">66633<text:tab/>yvig</text:p>
      <text:p text:style-name="Preformatted_20_Text">66634<text:tab/>yxa</text:p>
      <text:p text:style-name="Preformatted_20_Text">66635<text:tab/>yxblad</text:p>
      <text:p text:style-name="Preformatted_20_Text">66636<text:tab/>yxmord</text:p>
      <text:p text:style-name="Preformatted_20_Text">66641<text:tab/>yxne</text:p>
      <text:p text:style-name="Preformatted_20_Text">66642<text:tab/>zelot</text:p>
      <text:p text:style-name="Preformatted_20_Text">66643<text:tab/>zenit</text:p>
      <text:p text:style-name="Preformatted_20_Text">66644<text:tab/>zeolit</text:p>
      <text:p text:style-name="Preformatted_20_Text">66645<text:tab/>zeta</text:p>
      <text:p text:style-name="Preformatted_20_Text">66646<text:tab/>zeugma</text:p>
      <text:p text:style-name="Preformatted_20_Text">66651<text:tab/>zink</text:p>
      <text:p text:style-name="Preformatted_20_Text">66652<text:tab/>zinnia</text:p>
      <text:p text:style-name="Preformatted_20_Text">66653<text:tab/>zirkon</text:p>
      <text:p text:style-name="Preformatted_20_Text">66654<text:tab/>zloty</text:p>
      <text:p text:style-name="Preformatted_20_Text">66655<text:tab/>zodiak</text:p>
      <text:p text:style-name="Preformatted_20_Text">66656<text:tab/>zombie</text:p>
      <text:p text:style-name="Preformatted_20_Text">66661<text:tab/>zon</text:p>
      <text:p text:style-name="Preformatted_20_Text">66662<text:tab/>zontid</text:p>
      <text:p text:style-name="Preformatted_20_Text">66663<text:tab/>zoolog</text:p>
      <text:p text:style-name="Preformatted_20_Text">66664<text:tab/>zoom</text:p>
      <text:p text:style-name="Preformatted_20_Text">66665<text:tab/>zooma</text:p>
      <text:p text:style-name="Preformatted_20_Text">66666<text:tab/>zyg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3:30:53.382000000</dc:date>
    <meta:editing-duration>PT18M23S</meta:editing-duration>
    <meta:editing-cycles>13</meta:editing-cycles>
    <meta:generator>LibreOffice/6.3.6.2$Windows_X86_64 LibreOffice_project/2196df99b074d8a661f4036fca8fa0cbfa33a497</meta:generator>
    <meta:document-statistic meta:table-count="0" meta:image-count="0" meta:object-count="0" meta:page-count="48" meta:paragraph-count="7785" meta:word-count="15827" meta:character-count="87771" meta:non-whitespace-character-count="79721"/>
  </office:meta>
</office:document-meta>
</file>